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42.6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44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" style:family="table-cell" style:parent-style-name="Default" style:data-style-name="N3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" style:family="table-cell" style:parent-style-name="Default" style:data-style-name="N3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3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0" style:family="table-cell" style:parent-style-name="Default" style:data-style-name="N3">
      <style:table-cell-properties fo:background-color="#dddddd"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2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9" style:family="table-cell" style:parent-style-name="Default" style:data-style-name="N3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0" style:family="table-cell" style:parent-style-name="Default" style:data-style-name="N3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 style:data-style-name="N4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22" style:family="table-cell" style:parent-style-name="Default" style:data-style-name="N4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2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4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5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6" style:family="table-cell" style:parent-style-name="Default" style:data-style-name="N3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27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8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9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0" style:family="table-cell" style:parent-style-name="Default" style:data-style-name="N4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31" style:family="table-cell" style:parent-style-name="Default" style:data-style-name="N4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32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3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4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5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37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8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4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43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4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47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0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51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5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6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6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5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6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6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2" style:family="table-cell" style:parent-style-name="Default">
      <style:table-cell-properties fo:background-color="#dddddd" fo:border="0.06pt solid #000000"/>
    </style:style>
    <style:style style:name="ce73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4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5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6" style:family="table-cell" style:parent-style-name="Default" style:data-style-name="N121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77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</style:style>
    <style:style style:name="ce78" style:family="table-cell" style:parent-style-name="Default" style:data-style-name="N13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79" style:family="table-cell" style:parent-style-name="Default" style:data-style-name="N134">
      <style:table-cell-properties style:text-align-source="fix" style:repeat-content="false" fo:border="none"/>
      <style:paragraph-properties fo:text-align="center" fo:margin-left="0pt"/>
    </style:style>
    <style:style style:name="ce80" style:family="table-cell" style:parent-style-name="Default" style:data-style-name="N134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 style:data-style-name="N13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2" style:family="table-cell" style:parent-style-name="Default">
      <style:table-cell-properties fo:background-color="#dddddd"/>
    </style:style>
    <style:style style:name="ce83" style:family="table-cell" style:parent-style-name="Default" style:data-style-name="N13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4" style:family="table-cell" style:parent-style-name="Default" style:data-style-name="N13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5" style:family="table-cell" style:parent-style-name="Default" style:data-style-name="N13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87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8" style:family="table-cell" style:parent-style-name="Default" style:data-style-name="N13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9" style:family="table-cell" style:parent-style-name="Default" style:data-style-name="N13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90" style:family="table-cell" style:parent-style-name="Default" style:data-style-name="N13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umped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18"/>
        <table:table-column table:style-name="co4" table:number-columns-repeated="2" table:default-cell-style-name="ce7"/>
        <table:table-column table:style-name="co5" table:default-cell-style-name="ce24"/>
        <table:table-column table:style-name="co4" table:number-columns-repeated="4" table:default-cell-style-name="ce7"/>
        <table:table-column table:style-name="co6" table:number-columns-repeated="8" table:default-cell-style-name="ce8"/>
        <table:table-column table:style-name="co7" table:number-columns-repeated="8" table:default-cell-style-name="ce8"/>
        <table:table-column table:style-name="co8" table:number-columns-repeated="2" table:default-cell-style-name="ce8"/>
        <table:table-column table:style-name="co9" table:default-cell-style-name="ce8"/>
        <table:table-column table:style-name="co8" table:number-columns-repeated="994" table:default-cell-style-name="ce8"/>
        <table:table-row table:style-name="ro1">
          <table:table-cell table:style-name="ce1" office:value-type="string" calcext:value-type="string" table:number-columns-spanned="27" table:number-rows-spanned="1">
            <text:p>GEMV (DIM=32, FG_DIM=8)</text:p>
          </table:table-cell>
          <table:covered-table-cell table:number-columns-repeated="10" table:style-name="ce8"/>
          <table:covered-table-cell table:number-columns-repeated="16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max op/cycle</text:p>
          </table:table-cell>
          <table:table-cell table:formula="of:=32*32" office:value-type="float" office:value="1024" calcext:value-type="float">
            <text:p>1024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1" table:number-rows-spanned="2">
            <text:p>m</text:p>
          </table:table-cell>
          <table:table-cell table:style-name="ce9" office:value-type="string" calcext:value-type="string" table:number-columns-spanned="1" table:number-rows-spanned="2">
            <text:p>n</text:p>
          </table:table-cell>
          <table:table-cell table:style-name="ce9" office:value-type="string" calcext:value-type="string" table:number-columns-spanned="1" table:number-rows-spanned="2">
            <text:p>k</text:p>
          </table:table-cell>
          <table:table-cell table:style-name="ce13" office:value-type="string" calcext:value-type="string" table:number-columns-spanned="1" table:number-rows-spanned="2">
            <text:p>bias-D</text:p>
          </table:table-cell>
          <table:table-cell table:style-name="ce19" office:value-type="string" calcext:value-type="string" table:number-columns-spanned="1" table:number-rows-spanned="2">
            <text:p>ops</text:p>
          </table:table-cell>
          <table:table-cell table:style-name="ce19" office:value-type="string" calcext:value-type="string" table:number-columns-spanned="1" table:number-rows-spanned="2">
            <text:p>bytes</text:p>
          </table:table-cell>
          <table:table-cell table:style-name="ce21" office:value-type="string" calcext:value-type="string" table:number-columns-spanned="1" table:number-rows-spanned="2">
            <text:p>op/byte</text:p>
          </table:table-cell>
          <table:table-cell table:style-name="ce9" office:value-type="string" calcext:value-type="string" table:number-columns-spanned="4" table:number-rows-spanned="1">
            <text:p>cycles</text:p>
          </table:table-cell>
          <table:covered-table-cell table:number-columns-repeated="3" table:style-name="ce26"/>
          <table:table-cell table:style-name="ce30" office:value-type="string" calcext:value-type="string" table:number-columns-spanned="4" table:number-rows-spanned="1">
            <text:p>op/cycle</text:p>
          </table:table-cell>
          <table:covered-table-cell table:number-columns-repeated="2" table:style-name="ce35"/>
          <table:covered-table-cell table:style-name="ce40"/>
          <table:table-cell table:style-name="ce30" office:value-type="string" calcext:value-type="string" table:number-columns-spanned="4" table:number-rows-spanned="1">
            <text:p>speedup</text:p>
          </table:table-cell>
          <table:covered-table-cell table:number-columns-repeated="2" table:style-name="ce35"/>
          <table:covered-table-cell table:style-name="ce40"/>
          <table:table-cell table:style-name="ce30" office:value-type="string" calcext:value-type="string" table:number-columns-spanned="4" table:number-rows-spanned="1">
            <text:p>util-vs-max</text:p>
          </table:table-cell>
          <table:covered-table-cell table:number-columns-repeated="2" table:style-name="ce35"/>
          <table:covered-table-cell table:style-name="ce40"/>
          <table:table-cell table:style-name="ce30" office:value-type="string" calcext:value-type="string" table:number-columns-spanned="4" table:number-rows-spanned="1">
            <text:p>util-vs-roofline</text:p>
          </table:table-cell>
          <table:covered-table-cell table:number-columns-repeated="2" table:style-name="ce35"/>
          <table:covered-table-cell table:style-name="ce40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byte/cycle</text:p>
          </table:table-cell>
          <table:table-cell office:value-type="float" office:value="16" calcext:value-type="float">
            <text:p>16</text:p>
          </table:table-cell>
          <table:table-cell table:number-columns-repeated="988"/>
        </table:table-row>
        <table:table-row table:style-name="ro1">
          <table:covered-table-cell table:style-name="ce3"/>
          <table:covered-table-cell table:number-columns-repeated="2" table:style-name="ce10"/>
          <table:covered-table-cell table:style-name="ce14"/>
          <table:covered-table-cell table:number-columns-repeated="2" table:style-name="ce20"/>
          <table:covered-table-cell table:style-name="ce22"/>
          <table:table-cell table:style-name="ce10" office:value-type="string" calcext:value-type="string">
            <text:p>orig</text:p>
          </table:table-cell>
          <table:table-cell table:style-name="ce10" office:value-type="string" calcext:value-type="string">
            <text:p>fsm</text:p>
          </table:table-cell>
          <table:table-cell table:style-name="ce10" office:value-type="string" calcext:value-type="string">
            <text:p>hw</text:p>
          </table:table-cell>
          <table:table-cell table:style-name="ce10" office:value-type="string" calcext:value-type="string">
            <text:p>fg</text:p>
          </table:table-cell>
          <table:table-cell table:style-name="ce31" office:value-type="string" calcext:value-type="string">
            <text:p>orig</text:p>
          </table:table-cell>
          <table:table-cell table:style-name="ce36" office:value-type="string" calcext:value-type="string">
            <text:p>fsm</text:p>
          </table:table-cell>
          <table:table-cell table:style-name="ce36" office:value-type="string" calcext:value-type="string">
            <text:p>hw</text:p>
          </table:table-cell>
          <table:table-cell table:style-name="ce41" office:value-type="string" calcext:value-type="string">
            <text:p>fg</text:p>
          </table:table-cell>
          <table:table-cell table:style-name="ce31" office:value-type="string" calcext:value-type="string">
            <text:p>orig</text:p>
          </table:table-cell>
          <table:table-cell table:style-name="ce36" office:value-type="string" calcext:value-type="string">
            <text:p>fsm</text:p>
          </table:table-cell>
          <table:table-cell table:style-name="ce36" office:value-type="string" calcext:value-type="string">
            <text:p>hw</text:p>
          </table:table-cell>
          <table:table-cell table:style-name="ce41" office:value-type="string" calcext:value-type="string">
            <text:p>fg</text:p>
          </table:table-cell>
          <table:table-cell table:style-name="ce31" office:value-type="string" calcext:value-type="string">
            <text:p>orig</text:p>
          </table:table-cell>
          <table:table-cell table:style-name="ce36" office:value-type="string" calcext:value-type="string">
            <text:p>fsm</text:p>
          </table:table-cell>
          <table:table-cell table:style-name="ce36" office:value-type="string" calcext:value-type="string">
            <text:p>hw</text:p>
          </table:table-cell>
          <table:table-cell table:style-name="ce41" office:value-type="string" calcext:value-type="string">
            <text:p>fg</text:p>
          </table:table-cell>
          <table:table-cell table:style-name="ce31" office:value-type="string" calcext:value-type="string">
            <text:p>orig</text:p>
          </table:table-cell>
          <table:table-cell table:style-name="ce36" office:value-type="string" calcext:value-type="string">
            <text:p>fsm</text:p>
          </table:table-cell>
          <table:table-cell table:style-name="ce36" office:value-type="string" calcext:value-type="string">
            <text:p>hw</text:p>
          </table:table-cell>
          <table:table-cell table:style-name="ce41" office:value-type="string" calcext:value-type="string">
            <text:p>fg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ridge (op/byte)</text:p>
          </table:table-cell>
          <table:table-cell table:formula="of:=[.AJ1]/[.AJ2]" office:value-type="float" office:value="64" calcext:value-type="float">
            <text:p>64</text:p>
          </table:table-cell>
          <table:table-cell table:number-columns-repeated="988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yes</text:p>
          </table:table-cell>
          <table:table-cell table:style-name="ce11" table:formula="of:=[.A4]*[.B4]*[.C4]" office:value-type="float" office:value="256" calcext:value-type="float">
            <text:p>256</text:p>
          </table:table-cell>
          <table:table-cell table:style-name="ce11" table:formula="of:=[.A4]*[.C4]+[.B4]*[.C4]+IF([.D4]=&quot;yes&quot;; 4*[.A4]*[.B4]; 0)" office:value-type="float" office:value="1281" calcext:value-type="float">
            <text:p>1,281</text:p>
          </table:table-cell>
          <table:table-cell table:style-name="ce23" table:formula="of:=[.E4]/[.F4]" office:value-type="float" office:value="0.19984387197502" calcext:value-type="float">
            <text:p>0.20</text:p>
          </table:table-cell>
          <table:table-cell table:style-name="ce11" office:value-type="float" office:value="2545" calcext:value-type="float">
            <text:p>2,545</text:p>
          </table:table-cell>
          <table:table-cell table:style-name="ce11" office:value-type="float" office:value="2769" calcext:value-type="float">
            <text:p>2,769</text:p>
          </table:table-cell>
          <table:table-cell table:style-name="ce11" office:value-type="float" office:value="1193" calcext:value-type="float">
            <text:p>1,193</text:p>
          </table:table-cell>
          <table:table-cell table:style-name="ce11" office:value-type="float" office:value="1042" calcext:value-type="float">
            <text:p>1,042</text:p>
          </table:table-cell>
          <table:table-cell table:style-name="ce32" table:formula="of:=[.$E4]/[.H4]" office:value-type="float" office:value="0.100589390962672" calcext:value-type="float">
            <text:p>0.10</text:p>
          </table:table-cell>
          <table:table-cell table:style-name="ce37" table:formula="of:=[.$E4]/[.I4]" office:value-type="float" office:value="0.092452148790177" calcext:value-type="float">
            <text:p>0.09</text:p>
          </table:table-cell>
          <table:table-cell table:style-name="ce37" table:formula="of:=[.$E4]/[.J4]" office:value-type="float" office:value="0.214585079631182" calcext:value-type="float">
            <text:p>0.21</text:p>
          </table:table-cell>
          <table:table-cell table:style-name="ce23" table:formula="of:=[.$E4]/[.K4]" office:value-type="float" office:value="0.245681381957773" calcext:value-type="float">
            <text:p>0.25</text:p>
          </table:table-cell>
          <table:table-cell table:style-name="ce32" table:formula="of:=[.L4]/[.$L4]" office:value-type="float" office:value="1" calcext:value-type="float">
            <text:p>1.00</text:p>
          </table:table-cell>
          <table:table-cell table:style-name="ce37" table:formula="of:=[.M4]/[.$L4]" office:value-type="float" office:value="0.919104369808595" calcext:value-type="float">
            <text:p>0.92</text:p>
          </table:table-cell>
          <table:table-cell table:style-name="ce37" table:formula="of:=[.N4]/[.$L4]" office:value-type="float" office:value="2.13327745180218" calcext:value-type="float">
            <text:p>2.13</text:p>
          </table:table-cell>
          <table:table-cell table:style-name="ce23" table:formula="of:=[.O4]/[.$L4]" office:value-type="float" office:value="2.44241842610365" calcext:value-type="float">
            <text:p>2.44</text:p>
          </table:table-cell>
          <table:table-cell table:style-name="ce43" table:formula="of:=[.L4]/[.$AJ$1]" office:value-type="percentage" office:value="0.0000982318271119843" calcext:value-type="percentage">
            <text:p>0.01%</text:p>
          </table:table-cell>
          <table:table-cell table:style-name="ce46" table:formula="of:=[.M4]/[.$AJ$1]" office:value-type="percentage" office:value="0.0000902853015529072" calcext:value-type="percentage">
            <text:p>0.01%</text:p>
          </table:table-cell>
          <table:table-cell table:style-name="ce46" table:formula="of:=[.N4]/[.$AJ$1]" office:value-type="percentage" office:value="0.000209555741827326" calcext:value-type="percentage">
            <text:p>0.02%</text:p>
          </table:table-cell>
          <table:table-cell table:style-name="ce49" table:formula="of:=[.O4]/[.$AJ$1]" office:value-type="percentage" office:value="0.000239923224568138" calcext:value-type="percentage">
            <text:p>0.02%</text:p>
          </table:table-cell>
          <table:table-cell table:style-name="ce43" table:formula="of:=[.L4]/IF([.$G4]&lt;[.$AJ$3]; [.$AJ$2]*[.$G4]; [.$AJ$1])" office:value-type="percentage" office:value="0.031458742632613" calcext:value-type="percentage">
            <text:p>3.15%</text:p>
          </table:table-cell>
          <table:table-cell table:style-name="ce46" table:formula="of:=[.M4]/IF([.$G4]&lt;[.$AJ$3]; [.$AJ$2]*[.$G4]; [.$AJ$1])" office:value-type="percentage" office:value="0.0289138678223185" calcext:value-type="percentage">
            <text:p>2.89%</text:p>
          </table:table-cell>
          <table:table-cell table:style-name="ce46" table:formula="of:=[.N4]/IF([.$G4]&lt;[.$AJ$3]; [.$AJ$2]*[.$G4]; [.$AJ$1])" office:value-type="percentage" office:value="0.0671102263202012" calcext:value-type="percentage">
            <text:p>6.71%</text:p>
          </table:table-cell>
          <table:table-cell table:style-name="ce49" table:formula="of:=[.O4]/IF([.$G4]&lt;[.$AJ$3]; [.$AJ$2]*[.$G4]; [.$AJ$1])" office:value-type="percentage" office:value="0.0768354126679463" calcext:value-type="percentage">
            <text:p>7.68%</text:p>
          </table:table-cell>
          <table:table-cell table:number-columns-repeated="997"/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string" calcext:value-type="string">
            <text:p>yes</text:p>
          </table:table-cell>
          <table:table-cell table:formula="of:=[.A5]*[.B5]*[.C5]" office:value-type="float" office:value="512" calcext:value-type="float">
            <text:p>512</text:p>
          </table:table-cell>
          <table:table-cell table:formula="of:=[.A5]*[.C5]+[.B5]*[.C5]+IF([.D5]=&quot;yes&quot;; 4*[.A5]*[.B5]; 0)" office:value-type="float" office:value="2561" calcext:value-type="float">
            <text:p>2,561</text:p>
          </table:table-cell>
          <table:table-cell table:formula="of:=[.E5]/[.F5]" office:value-type="float" office:value="0.199921905505662" calcext:value-type="float">
            <text:p>0.20</text:p>
          </table:table-cell>
          <table:table-cell office:value-type="float" office:value="4149" calcext:value-type="float">
            <text:p>4,149</text:p>
          </table:table-cell>
          <table:table-cell office:value-type="float" office:value="3713" calcext:value-type="float">
            <text:p>3,713</text:p>
          </table:table-cell>
          <table:table-cell office:value-type="float" office:value="2267" calcext:value-type="float">
            <text:p>2,267</text:p>
          </table:table-cell>
          <table:table-cell office:value-type="float" office:value="1932" calcext:value-type="float">
            <text:p>1,932</text:p>
          </table:table-cell>
          <table:table-cell table:style-name="ce33" table:formula="of:=[.$E5]/[.H5]" office:value-type="float" office:value="0.123403229693902" calcext:value-type="float">
            <text:p>0.12</text:p>
          </table:table-cell>
          <table:table-cell table:style-name="ce38" table:formula="of:=[.$E5]/[.I5]" office:value-type="float" office:value="0.137893886345273" calcext:value-type="float">
            <text:p>0.14</text:p>
          </table:table-cell>
          <table:table-cell table:style-name="ce38" table:formula="of:=[.$E5]/[.J5]" office:value-type="float" office:value="0.225849139832378" calcext:value-type="float">
            <text:p>0.23</text:p>
          </table:table-cell>
          <table:table-cell table:style-name="ce24" table:formula="of:=[.$E5]/[.K5]" office:value-type="float" office:value="0.265010351966874" calcext:value-type="float">
            <text:p>0.27</text:p>
          </table:table-cell>
          <table:table-cell table:style-name="ce33" table:formula="of:=[.L5]/[.$L5]" office:value-type="float" office:value="1" calcext:value-type="float">
            <text:p>1.00</text:p>
          </table:table-cell>
          <table:table-cell table:style-name="ce42" table:formula="of:=[.M5]/[.$L5]" office:value-type="float" office:value="1.1174252625909" calcext:value-type="float">
            <text:p>1.12</text:p>
          </table:table-cell>
          <table:table-cell table:style-name="ce42" table:formula="of:=[.N5]/[.$L5]" office:value-type="float" office:value="1.83017203352448" calcext:value-type="float">
            <text:p>1.83</text:p>
          </table:table-cell>
          <table:table-cell table:style-name="ce24" table:formula="of:=[.O5]/[.$L5]" office:value-type="float" office:value="2.14751552795031" calcext:value-type="float">
            <text:p>2.15</text:p>
          </table:table-cell>
          <table:table-cell table:style-name="ce44" table:formula="of:=[.L5]/[.$AJ$1]" office:value-type="percentage" office:value="0.000120510966497951" calcext:value-type="percentage">
            <text:p>0.01%</text:p>
          </table:table-cell>
          <table:table-cell table:style-name="ce47" table:formula="of:=[.M5]/[.$AJ$1]" office:value-type="percentage" office:value="0.000134661998384056" calcext:value-type="percentage">
            <text:p>0.01%</text:p>
          </table:table-cell>
          <table:table-cell table:style-name="ce47" table:formula="of:=[.N5]/[.$AJ$1]" office:value-type="percentage" office:value="0.000220555800617556" calcext:value-type="percentage">
            <text:p>0.02%</text:p>
          </table:table-cell>
          <table:table-cell table:style-name="ce50" table:formula="of:=[.O5]/[.$AJ$1]" office:value-type="percentage" office:value="0.00025879917184265" calcext:value-type="percentage">
            <text:p>0.03%</text:p>
          </table:table-cell>
          <table:table-cell table:style-name="ce44" table:formula="of:=[.L5]/IF([.$G5]&lt;[.$AJ$3]; [.$AJ$2]*[.$G5]; [.$AJ$1])" office:value-type="percentage" office:value="0.0385785731501567" calcext:value-type="percentage">
            <text:p>3.86%</text:p>
          </table:table-cell>
          <table:table-cell table:style-name="ce47" table:formula="of:=[.M5]/IF([.$G5]&lt;[.$AJ$3]; [.$AJ$2]*[.$G5]; [.$AJ$1])" office:value-type="percentage" office:value="0.0431086722326959" calcext:value-type="percentage">
            <text:p>4.31%</text:p>
          </table:table-cell>
          <table:table-cell table:style-name="ce47" table:formula="of:=[.N5]/IF([.$G5]&lt;[.$AJ$3]; [.$AJ$2]*[.$G5]; [.$AJ$1])" office:value-type="percentage" office:value="0.0706054256726952" calcext:value-type="percentage">
            <text:p>7.06%</text:p>
          </table:table-cell>
          <table:table-cell table:style-name="ce50" table:formula="of:=[.O5]/IF([.$G5]&lt;[.$AJ$3]; [.$AJ$2]*[.$G5]; [.$AJ$1])" office:value-type="percentage" office:value="0.0828480848861284" calcext:value-type="percentage">
            <text:p>8.28%</text:p>
          </table:table-cell>
          <table:table-cell table:number-columns-repeated="997"/>
        </table:table-row>
        <table:table-row table:style-name="ro1">
          <table:table-cell table:style-name="ce5" office:value-type="float" office:value="1024" calcext:value-type="float">
            <text:p>1,0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string" calcext:value-type="string">
            <text:p>yes</text:p>
          </table:table-cell>
          <table:table-cell table:formula="of:=[.A6]*[.B6]*[.C6]" office:value-type="float" office:value="1024" calcext:value-type="float">
            <text:p>1,024</text:p>
          </table:table-cell>
          <table:table-cell table:formula="of:=[.A6]*[.C6]+[.B6]*[.C6]+IF([.D6]=&quot;yes&quot;; 4*[.A6]*[.B6]; 0)" office:value-type="float" office:value="5121" calcext:value-type="float">
            <text:p>5,121</text:p>
          </table:table-cell>
          <table:table-cell table:formula="of:=[.E6]/[.F6]" office:value-type="float" office:value="0.199960945127905" calcext:value-type="float">
            <text:p>0.20</text:p>
          </table:table-cell>
          <table:table-cell office:value-type="float" office:value="7394" calcext:value-type="float">
            <text:p>7,394</text:p>
          </table:table-cell>
          <table:table-cell office:value-type="float" office:value="5850" calcext:value-type="float">
            <text:p>5,850</text:p>
          </table:table-cell>
          <table:table-cell office:value-type="float" office:value="4515" calcext:value-type="float">
            <text:p>4,515</text:p>
          </table:table-cell>
          <table:table-cell office:value-type="float" office:value="3772" calcext:value-type="float">
            <text:p>3,772</text:p>
          </table:table-cell>
          <table:table-cell table:style-name="ce33" table:formula="of:=[.$E6]/[.H6]" office:value-type="float" office:value="0.138490668109278" calcext:value-type="float">
            <text:p>0.14</text:p>
          </table:table-cell>
          <table:table-cell table:style-name="ce38" table:formula="of:=[.$E6]/[.I6]" office:value-type="float" office:value="0.175042735042735" calcext:value-type="float">
            <text:p>0.18</text:p>
          </table:table-cell>
          <table:table-cell table:style-name="ce38" table:formula="of:=[.$E6]/[.J6]" office:value-type="float" office:value="0.226799557032115" calcext:value-type="float">
            <text:p>0.23</text:p>
          </table:table-cell>
          <table:table-cell table:style-name="ce24" table:formula="of:=[.$E6]/[.K6]" office:value-type="float" office:value="0.271474019088017" calcext:value-type="float">
            <text:p>0.27</text:p>
          </table:table-cell>
          <table:table-cell table:style-name="ce33" table:formula="of:=[.L6]/[.$L6]" office:value-type="float" office:value="1" calcext:value-type="float">
            <text:p>1.00</text:p>
          </table:table-cell>
          <table:table-cell table:style-name="ce42" table:formula="of:=[.M6]/[.$L6]" office:value-type="float" office:value="1.26393162393162" calcext:value-type="float">
            <text:p>1.26</text:p>
          </table:table-cell>
          <table:table-cell table:style-name="ce42" table:formula="of:=[.N6]/[.$L6]" office:value-type="float" office:value="1.63765227021041" calcext:value-type="float">
            <text:p>1.64</text:p>
          </table:table-cell>
          <table:table-cell table:style-name="ce24" table:formula="of:=[.O6]/[.$L6]" office:value-type="float" office:value="1.96023329798515" calcext:value-type="float">
            <text:p>1.96</text:p>
          </table:table-cell>
          <table:table-cell table:style-name="ce44" table:formula="of:=[.L6]/[.$AJ$1]" office:value-type="percentage" office:value="0.000135244793075467" calcext:value-type="percentage">
            <text:p>0.01%</text:p>
          </table:table-cell>
          <table:table-cell table:style-name="ce47" table:formula="of:=[.M6]/[.$AJ$1]" office:value-type="percentage" office:value="0.000170940170940171" calcext:value-type="percentage">
            <text:p>0.02%</text:p>
          </table:table-cell>
          <table:table-cell table:style-name="ce47" table:formula="of:=[.N6]/[.$AJ$1]" office:value-type="percentage" office:value="0.000221483942414175" calcext:value-type="percentage">
            <text:p>0.02%</text:p>
          </table:table-cell>
          <table:table-cell table:style-name="ce50" table:formula="of:=[.O6]/[.$AJ$1]" office:value-type="percentage" office:value="0.000265111346765642" calcext:value-type="percentage">
            <text:p>0.03%</text:p>
          </table:table-cell>
          <table:table-cell table:style-name="ce44" table:formula="of:=[.L6]/IF([.$G6]&lt;[.$AJ$3]; [.$AJ$2]*[.$G6]; [.$AJ$1])" office:value-type="percentage" office:value="0.0432867865837165" calcext:value-type="percentage">
            <text:p>4.33%</text:p>
          </table:table-cell>
          <table:table-cell table:style-name="ce47" table:formula="of:=[.M6]/IF([.$G6]&lt;[.$AJ$3]; [.$AJ$2]*[.$G6]; [.$AJ$1])" office:value-type="percentage" office:value="0.0547115384615385" calcext:value-type="percentage">
            <text:p>5.47%</text:p>
          </table:table-cell>
          <table:table-cell table:style-name="ce47" table:formula="of:=[.N6]/IF([.$G6]&lt;[.$AJ$3]; [.$AJ$2]*[.$G6]; [.$AJ$1])" office:value-type="percentage" office:value="0.0708887043189369" calcext:value-type="percentage">
            <text:p>7.09%</text:p>
          </table:table-cell>
          <table:table-cell table:style-name="ce50" table:formula="of:=[.O6]/IF([.$G6]&lt;[.$AJ$3]; [.$AJ$2]*[.$G6]; [.$AJ$1])" office:value-type="percentage" office:value="0.0848522004241782" calcext:value-type="percentage">
            <text:p>8.49%</text:p>
          </table:table-cell>
          <table:table-cell table:number-columns-repeated="997"/>
        </table:table-row>
        <table:table-row table:style-name="ro1">
          <table:table-cell table:style-name="ce5" office:value-type="float" office:value="2048" calcext:value-type="float">
            <text:p>2,04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string" calcext:value-type="string">
            <text:p>yes</text:p>
          </table:table-cell>
          <table:table-cell table:formula="of:=[.A7]*[.B7]*[.C7]" office:value-type="float" office:value="2048" calcext:value-type="float">
            <text:p>2,048</text:p>
          </table:table-cell>
          <table:table-cell table:formula="of:=[.A7]*[.C7]+[.B7]*[.C7]+IF([.D7]=&quot;yes&quot;; 4*[.A7]*[.B7]; 0)" office:value-type="float" office:value="10241" calcext:value-type="float">
            <text:p>10,241</text:p>
          </table:table-cell>
          <table:table-cell table:formula="of:=[.E7]/[.F7]" office:value-type="float" office:value="0.199980470657162" calcext:value-type="float">
            <text:p>0.20</text:p>
          </table:table-cell>
          <table:table-cell office:value-type="float" office:value="14124" calcext:value-type="float">
            <text:p>14,124</text:p>
          </table:table-cell>
          <table:table-cell office:value-type="float" office:value="10249" calcext:value-type="float">
            <text:p>10,249</text:p>
          </table:table-cell>
          <table:table-cell office:value-type="float" office:value="8464" calcext:value-type="float">
            <text:p>8,464</text:p>
          </table:table-cell>
          <table:table-cell office:value-type="float" office:value="7164" calcext:value-type="float">
            <text:p>7,164</text:p>
          </table:table-cell>
          <table:table-cell table:style-name="ce33" table:formula="of:=[.$E7]/[.H7]" office:value-type="float" office:value="0.145001416029453" calcext:value-type="float">
            <text:p>0.15</text:p>
          </table:table-cell>
          <table:table-cell table:style-name="ce38" table:formula="of:=[.$E7]/[.I7]" office:value-type="float" office:value="0.199824373109572" calcext:value-type="float">
            <text:p>0.20</text:p>
          </table:table-cell>
          <table:table-cell table:style-name="ce38" table:formula="of:=[.$E7]/[.J7]" office:value-type="float" office:value="0.241965973534972" calcext:value-type="float">
            <text:p>0.24</text:p>
          </table:table-cell>
          <table:table-cell table:style-name="ce24" table:formula="of:=[.$E7]/[.K7]" office:value-type="float" office:value="0.285873813512004" calcext:value-type="float">
            <text:p>0.29</text:p>
          </table:table-cell>
          <table:table-cell table:style-name="ce33" table:formula="of:=[.L7]/[.$L7]" office:value-type="float" office:value="1" calcext:value-type="float">
            <text:p>1.00</text:p>
          </table:table-cell>
          <table:table-cell table:style-name="ce42" table:formula="of:=[.M7]/[.$L7]" office:value-type="float" office:value="1.37808566689433" calcext:value-type="float">
            <text:p>1.38</text:p>
          </table:table-cell>
          <table:table-cell table:style-name="ce42" table:formula="of:=[.N7]/[.$L7]" office:value-type="float" office:value="1.6687145557656" calcext:value-type="float">
            <text:p>1.67</text:p>
          </table:table-cell>
          <table:table-cell table:style-name="ce24" table:formula="of:=[.O7]/[.$L7]" office:value-type="float" office:value="1.9715242881072" calcext:value-type="float">
            <text:p>1.97</text:p>
          </table:table-cell>
          <table:table-cell table:style-name="ce44" table:formula="of:=[.L7]/[.$AJ$1]" office:value-type="percentage" office:value="0.000141602945341263" calcext:value-type="percentage">
            <text:p>0.01%</text:p>
          </table:table-cell>
          <table:table-cell table:style-name="ce47" table:formula="of:=[.M7]/[.$AJ$1]" office:value-type="percentage" office:value="0.000195140989364816" calcext:value-type="percentage">
            <text:p>0.02%</text:p>
          </table:table-cell>
          <table:table-cell table:style-name="ce47" table:formula="of:=[.N7]/[.$AJ$1]" office:value-type="percentage" office:value="0.000236294896030246" calcext:value-type="percentage">
            <text:p>0.02%</text:p>
          </table:table-cell>
          <table:table-cell table:style-name="ce50" table:formula="of:=[.O7]/[.$AJ$1]" office:value-type="percentage" office:value="0.000279173646007817" calcext:value-type="percentage">
            <text:p>0.03%</text:p>
          </table:table-cell>
          <table:table-cell table:style-name="ce44" table:formula="of:=[.L7]/IF([.$G7]&lt;[.$AJ$3]; [.$AJ$2]*[.$G7]; [.$AJ$1])" office:value-type="percentage" office:value="0.0453173676012461" calcext:value-type="percentage">
            <text:p>4.53%</text:p>
          </table:table-cell>
          <table:table-cell table:style-name="ce47" table:formula="of:=[.M7]/IF([.$G7]&lt;[.$AJ$3]; [.$AJ$2]*[.$G7]; [.$AJ$1])" office:value-type="percentage" office:value="0.0624512147526588" calcext:value-type="percentage">
            <text:p>6.25%</text:p>
          </table:table-cell>
          <table:table-cell table:style-name="ce47" table:formula="of:=[.N7]/IF([.$G7]&lt;[.$AJ$3]; [.$AJ$2]*[.$G7]; [.$AJ$1])" office:value-type="percentage" office:value="0.0756217509451796" calcext:value-type="percentage">
            <text:p>7.56%</text:p>
          </table:table-cell>
          <table:table-cell table:style-name="ce50" table:formula="of:=[.O7]/IF([.$G7]&lt;[.$AJ$3]; [.$AJ$2]*[.$G7]; [.$AJ$1])" office:value-type="percentage" office:value="0.0893442908989391" calcext:value-type="percentage">
            <text:p>8.93%</text:p>
          </table:table-cell>
          <table:table-cell table:number-columns-repeated="997"/>
        </table:table-row>
        <table:table-row table:style-name="ro1">
          <table:table-cell table:style-name="ce5" office:value-type="float" office:value="4096" calcext:value-type="float">
            <text:p>4,0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string" calcext:value-type="string">
            <text:p>yes</text:p>
          </table:table-cell>
          <table:table-cell table:formula="of:=[.A8]*[.B8]*[.C8]" office:value-type="float" office:value="4096" calcext:value-type="float">
            <text:p>4,096</text:p>
          </table:table-cell>
          <table:table-cell table:formula="of:=[.A8]*[.C8]+[.B8]*[.C8]+IF([.D8]=&quot;yes&quot;; 4*[.A8]*[.B8]; 0)" office:value-type="float" office:value="20481" calcext:value-type="float">
            <text:p>20,481</text:p>
          </table:table-cell>
          <table:table-cell table:formula="of:=[.E8]/[.F8]" office:value-type="float" office:value="0.199990234851814" calcext:value-type="float">
            <text:p>0.20</text:p>
          </table:table-cell>
          <table:table-cell office:value-type="float" office:value="26911" calcext:value-type="float">
            <text:p>26,911</text:p>
          </table:table-cell>
          <table:table-cell office:value-type="float" office:value="18814" calcext:value-type="float">
            <text:p>18,814</text:p>
          </table:table-cell>
          <table:table-cell office:value-type="float" office:value="17101" calcext:value-type="float">
            <text:p>17,101</text:p>
          </table:table-cell>
          <table:table-cell office:value-type="float" office:value="14154" calcext:value-type="float">
            <text:p>14,154</text:p>
          </table:table-cell>
          <table:table-cell table:style-name="ce33" table:formula="of:=[.$E8]/[.H8]" office:value-type="float" office:value="0.152205417858868" calcext:value-type="float">
            <text:p>0.15</text:p>
          </table:table-cell>
          <table:table-cell table:style-name="ce38" table:formula="of:=[.$E8]/[.I8]" office:value-type="float" office:value="0.217710215796747" calcext:value-type="float">
            <text:p>0.22</text:p>
          </table:table-cell>
          <table:table-cell table:style-name="ce38" table:formula="of:=[.$E8]/[.J8]" office:value-type="float" office:value="0.239518156832934" calcext:value-type="float">
            <text:p>0.24</text:p>
          </table:table-cell>
          <table:table-cell table:style-name="ce24" table:formula="of:=[.$E8]/[.K8]" office:value-type="float" office:value="0.289388158824361" calcext:value-type="float">
            <text:p>0.29</text:p>
          </table:table-cell>
          <table:table-cell table:style-name="ce33" table:formula="of:=[.L8]/[.$L8]" office:value-type="float" office:value="1" calcext:value-type="float">
            <text:p>1.00</text:p>
          </table:table-cell>
          <table:table-cell table:style-name="ce42" table:formula="of:=[.M8]/[.$L8]" office:value-type="float" office:value="1.43037100031891" calcext:value-type="float">
            <text:p>1.43</text:p>
          </table:table-cell>
          <table:table-cell table:style-name="ce42" table:formula="of:=[.N8]/[.$L8]" office:value-type="float" office:value="1.57365066370388" calcext:value-type="float">
            <text:p>1.57</text:p>
          </table:table-cell>
          <table:table-cell table:style-name="ce24" table:formula="of:=[.O8]/[.$L8]" office:value-type="float" office:value="1.90129998586972" calcext:value-type="float">
            <text:p>1.90</text:p>
          </table:table-cell>
          <table:table-cell table:style-name="ce44" table:formula="of:=[.L8]/[.$AJ$1]" office:value-type="percentage" office:value="0.000148638103377801" calcext:value-type="percentage">
            <text:p>0.01%</text:p>
          </table:table-cell>
          <table:table-cell table:style-name="ce47" table:formula="of:=[.M8]/[.$AJ$1]" office:value-type="percentage" office:value="0.000212607632614011" calcext:value-type="percentage">
            <text:p>0.02%</text:p>
          </table:table-cell>
          <table:table-cell table:style-name="ce47" table:formula="of:=[.N8]/[.$AJ$1]" office:value-type="percentage" office:value="0.000233904450032162" calcext:value-type="percentage">
            <text:p>0.02%</text:p>
          </table:table-cell>
          <table:table-cell table:style-name="ce50" table:formula="of:=[.O8]/[.$AJ$1]" office:value-type="percentage" office:value="0.000282605623851915" calcext:value-type="percentage">
            <text:p>0.03%</text:p>
          </table:table-cell>
          <table:table-cell table:style-name="ce44" table:formula="of:=[.L8]/IF([.$G8]&lt;[.$AJ$3]; [.$AJ$2]*[.$G8]; [.$AJ$1])" office:value-type="percentage" office:value="0.0475665155512616" calcext:value-type="percentage">
            <text:p>4.76%</text:p>
          </table:table-cell>
          <table:table-cell table:style-name="ce47" table:formula="of:=[.M8]/IF([.$G8]&lt;[.$AJ$3]; [.$AJ$2]*[.$G8]; [.$AJ$1])" office:value-type="percentage" office:value="0.0680377644307431" calcext:value-type="percentage">
            <text:p>6.80%</text:p>
          </table:table-cell>
          <table:table-cell table:style-name="ce47" table:formula="of:=[.N8]/IF([.$G8]&lt;[.$AJ$3]; [.$AJ$2]*[.$G8]; [.$AJ$1])" office:value-type="percentage" office:value="0.0748530787673236" calcext:value-type="percentage">
            <text:p>7.49%</text:p>
          </table:table-cell>
          <table:table-cell table:style-name="ce50" table:formula="of:=[.O8]/IF([.$G8]&lt;[.$AJ$3]; [.$AJ$2]*[.$G8]; [.$AJ$1])" office:value-type="percentage" office:value="0.0904382153454854" calcext:value-type="percentage">
            <text:p>9.04%</text:p>
          </table:table-cell>
          <table:table-cell table:number-columns-repeated="997"/>
        </table:table-row>
        <table:table-row table:style-name="ro1">
          <table:table-cell table:style-name="ce5" office:value-type="float" office:value="8192" calcext:value-type="float">
            <text:p>8,1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string" calcext:value-type="string">
            <text:p>yes</text:p>
          </table:table-cell>
          <table:table-cell table:formula="of:=[.A9]*[.B9]*[.C9]" office:value-type="float" office:value="8192" calcext:value-type="float">
            <text:p>8,192</text:p>
          </table:table-cell>
          <table:table-cell table:formula="of:=[.A9]*[.C9]+[.B9]*[.C9]+IF([.D9]=&quot;yes&quot;; 4*[.A9]*[.B9]; 0)" office:value-type="float" office:value="40961" calcext:value-type="float">
            <text:p>40,961</text:p>
          </table:table-cell>
          <table:table-cell table:formula="of:=[.E9]/[.F9]" office:value-type="float" office:value="0.199995117306706" calcext:value-type="float">
            <text:p>0.20</text:p>
          </table:table-cell>
          <table:table-cell office:value-type="float" office:value="52461" calcext:value-type="float">
            <text:p>52,461</text:p>
          </table:table-cell>
          <table:table-cell office:value-type="float" office:value="35358" calcext:value-type="float">
            <text:p>35,358</text:p>
          </table:table-cell>
          <table:table-cell office:value-type="float" office:value="33053" calcext:value-type="float">
            <text:p>33,053</text:p>
          </table:table-cell>
          <table:table-cell office:value-type="float" office:value="28757" calcext:value-type="float">
            <text:p>28,757</text:p>
          </table:table-cell>
          <table:table-cell table:style-name="ce33" table:formula="of:=[.$E9]/[.H9]" office:value-type="float" office:value="0.156154095423267" calcext:value-type="float">
            <text:p>0.16</text:p>
          </table:table-cell>
          <table:table-cell table:style-name="ce38" table:formula="of:=[.$E9]/[.I9]" office:value-type="float" office:value="0.231687312630805" calcext:value-type="float">
            <text:p>0.23</text:p>
          </table:table-cell>
          <table:table-cell table:style-name="ce38" table:formula="of:=[.$E9]/[.J9]" office:value-type="float" office:value="0.247844371161468" calcext:value-type="float">
            <text:p>0.25</text:p>
          </table:table-cell>
          <table:table-cell table:style-name="ce24" table:formula="of:=[.$E9]/[.K9]" office:value-type="float" office:value="0.284869770838405" calcext:value-type="float">
            <text:p>0.28</text:p>
          </table:table-cell>
          <table:table-cell table:style-name="ce33" table:formula="of:=[.L9]/[.$L9]" office:value-type="float" office:value="1" calcext:value-type="float">
            <text:p>1.00</text:p>
          </table:table-cell>
          <table:table-cell table:style-name="ce42" table:formula="of:=[.M9]/[.$L9]" office:value-type="float" office:value="1.48370948583065" calcext:value-type="float">
            <text:p>1.48</text:p>
          </table:table-cell>
          <table:table-cell table:style-name="ce42" table:formula="of:=[.N9]/[.$L9]" office:value-type="float" office:value="1.58717816839621" calcext:value-type="float">
            <text:p>1.59</text:p>
          </table:table-cell>
          <table:table-cell table:style-name="ce24" table:formula="of:=[.O9]/[.$L9]" office:value-type="float" office:value="1.82428626073652" calcext:value-type="float">
            <text:p>1.82</text:p>
          </table:table-cell>
          <table:table-cell table:style-name="ce44" table:formula="of:=[.L9]/[.$AJ$1]" office:value-type="percentage" office:value="0.000152494233811784" calcext:value-type="percentage">
            <text:p>0.02%</text:p>
          </table:table-cell>
          <table:table-cell table:style-name="ce47" table:formula="of:=[.M9]/[.$AJ$1]" office:value-type="percentage" office:value="0.00022625714124102" calcext:value-type="percentage">
            <text:p>0.02%</text:p>
          </table:table-cell>
          <table:table-cell table:style-name="ce47" table:formula="of:=[.N9]/[.$AJ$1]" office:value-type="percentage" office:value="0.000242035518712371" calcext:value-type="percentage">
            <text:p>0.02%</text:p>
          </table:table-cell>
          <table:table-cell table:style-name="ce50" table:formula="of:=[.O9]/[.$AJ$1]" office:value-type="percentage" office:value="0.000278193135584379" calcext:value-type="percentage">
            <text:p>0.03%</text:p>
          </table:table-cell>
          <table:table-cell table:style-name="ce44" table:formula="of:=[.L9]/IF([.$G9]&lt;[.$AJ$3]; [.$AJ$2]*[.$G9]; [.$AJ$1])" office:value-type="percentage" office:value="0.0487993461809725" calcext:value-type="percentage">
            <text:p>4.88%</text:p>
          </table:table-cell>
          <table:table-cell table:style-name="ce47" table:formula="of:=[.M9]/IF([.$G9]&lt;[.$AJ$3]; [.$AJ$2]*[.$G9]; [.$AJ$1])" office:value-type="percentage" office:value="0.0724040528310425" calcext:value-type="percentage">
            <text:p>7.24%</text:p>
          </table:table-cell>
          <table:table-cell table:style-name="ce47" table:formula="of:=[.N9]/IF([.$G9]&lt;[.$AJ$3]; [.$AJ$2]*[.$G9]; [.$AJ$1])" office:value-type="percentage" office:value="0.0774532568904487" calcext:value-type="percentage">
            <text:p>7.75%</text:p>
          </table:table-cell>
          <table:table-cell table:style-name="ce50" table:formula="of:=[.O9]/IF([.$G9]&lt;[.$AJ$3]; [.$AJ$2]*[.$G9]; [.$AJ$1])" office:value-type="percentage" office:value="0.0890239767708732" calcext:value-type="percentage">
            <text:p>8.90%</text:p>
          </table:table-cell>
          <table:table-cell table:number-columns-repeated="997"/>
        </table:table-row>
        <table:table-row table:style-name="ro1">
          <table:table-cell table:style-name="ce5" office:value-type="float" office:value="16384" calcext:value-type="float">
            <text:p>16,38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string" calcext:value-type="string">
            <text:p>yes</text:p>
          </table:table-cell>
          <table:table-cell table:formula="of:=[.A10]*[.B10]*[.C10]" office:value-type="float" office:value="16384" calcext:value-type="float">
            <text:p>16,384</text:p>
          </table:table-cell>
          <table:table-cell table:formula="of:=[.A10]*[.C10]+[.B10]*[.C10]+IF([.D10]=&quot;yes&quot;; 4*[.A10]*[.B10]; 0)" office:value-type="float" office:value="81921" calcext:value-type="float">
            <text:p>81,921</text:p>
          </table:table-cell>
          <table:table-cell table:formula="of:=[.E10]/[.F10]" office:value-type="float" office:value="0.199997558623552" calcext:value-type="float">
            <text:p>0.20</text:p>
          </table:table-cell>
          <table:table-cell office:value-type="float" office:value="102763" calcext:value-type="float">
            <text:p>102,763</text:p>
          </table:table-cell>
          <table:table-cell office:value-type="float" office:value="68785" calcext:value-type="float">
            <text:p>68,785</text:p>
          </table:table-cell>
          <table:table-cell office:value-type="float" office:value="65622" calcext:value-type="float">
            <text:p>65,622</text:p>
          </table:table-cell>
          <table:table-cell office:value-type="float" office:value="57308" calcext:value-type="float">
            <text:p>57,308</text:p>
          </table:table-cell>
          <table:table-cell table:style-name="ce33" table:formula="of:=[.$E10]/[.H10]" office:value-type="float" office:value="0.159434816033008" calcext:value-type="float">
            <text:p>0.16</text:p>
          </table:table-cell>
          <table:table-cell table:style-name="ce38" table:formula="of:=[.$E10]/[.I10]" office:value-type="float" office:value="0.238191466162681" calcext:value-type="float">
            <text:p>0.24</text:p>
          </table:table-cell>
          <table:table-cell table:style-name="ce38" table:formula="of:=[.$E10]/[.J10]" office:value-type="float" office:value="0.249672365974825" calcext:value-type="float">
            <text:p>0.25</text:p>
          </table:table-cell>
          <table:table-cell table:style-name="ce24" table:formula="of:=[.$E10]/[.K10]" office:value-type="float" office:value="0.285893767013331" calcext:value-type="float">
            <text:p>0.29</text:p>
          </table:table-cell>
          <table:table-cell table:style-name="ce33" table:formula="of:=[.L10]/[.$L10]" office:value-type="float" office:value="1" calcext:value-type="float">
            <text:p>1.00</text:p>
          </table:table-cell>
          <table:table-cell table:style-name="ce42" table:formula="of:=[.M10]/[.$L10]" office:value-type="float" office:value="1.4939739768845" calcext:value-type="float">
            <text:p>1.49</text:p>
          </table:table-cell>
          <table:table-cell table:style-name="ce42" table:formula="of:=[.N10]/[.$L10]" office:value-type="float" office:value="1.56598396879095" calcext:value-type="float">
            <text:p>1.57</text:p>
          </table:table-cell>
          <table:table-cell table:style-name="ce24" table:formula="of:=[.O10]/[.$L10]" office:value-type="float" office:value="1.79317023801214" calcext:value-type="float">
            <text:p>1.79</text:p>
          </table:table-cell>
          <table:table-cell table:style-name="ce44" table:formula="of:=[.L10]/[.$AJ$1]" office:value-type="percentage" office:value="0.000155698062532234" calcext:value-type="percentage">
            <text:p>0.02%</text:p>
          </table:table-cell>
          <table:table-cell table:style-name="ce47" table:formula="of:=[.M10]/[.$AJ$1]" office:value-type="percentage" office:value="0.000232608853674493" calcext:value-type="percentage">
            <text:p>0.02%</text:p>
          </table:table-cell>
          <table:table-cell table:style-name="ce47" table:formula="of:=[.N10]/[.$AJ$1]" office:value-type="percentage" office:value="0.000243820669897291" calcext:value-type="percentage">
            <text:p>0.02%</text:p>
          </table:table-cell>
          <table:table-cell table:style-name="ce50" table:formula="of:=[.O10]/[.$AJ$1]" office:value-type="percentage" office:value="0.000279193131848956" calcext:value-type="percentage">
            <text:p>0.03%</text:p>
          </table:table-cell>
          <table:table-cell table:style-name="ce44" table:formula="of:=[.L10]/IF([.$G10]&lt;[.$AJ$3]; [.$AJ$2]*[.$G10]; [.$AJ$1])" office:value-type="percentage" office:value="0.0498239882058718" calcext:value-type="percentage">
            <text:p>4.98%</text:p>
          </table:table-cell>
          <table:table-cell table:style-name="ce47" table:formula="of:=[.M10]/IF([.$G10]&lt;[.$AJ$3]; [.$AJ$2]*[.$G10]; [.$AJ$1])" office:value-type="percentage" office:value="0.0744357418041724" calcext:value-type="percentage">
            <text:p>7.44%</text:p>
          </table:table-cell>
          <table:table-cell table:style-name="ce47" table:formula="of:=[.N10]/IF([.$G10]&lt;[.$AJ$3]; [.$AJ$2]*[.$G10]; [.$AJ$1])" office:value-type="percentage" office:value="0.0780235667916248" calcext:value-type="percentage">
            <text:p>7.80%</text:p>
          </table:table-cell>
          <table:table-cell table:style-name="ce50" table:formula="of:=[.O10]/IF([.$G10]&lt;[.$AJ$3]; [.$AJ$2]*[.$G10]; [.$AJ$1])" office:value-type="percentage" office:value="0.0893428927898374" calcext:value-type="percentage">
            <text:p>8.93%</text:p>
          </table:table-cell>
          <table:table-cell table:number-columns-repeated="997"/>
        </table:table-row>
        <table:table-row table:style-name="ro1">
          <table:table-cell table:style-name="ce5" office:value-type="float" office:value="32768" calcext:value-type="float">
            <text:p>32,76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string" calcext:value-type="string">
            <text:p>yes</text:p>
          </table:table-cell>
          <table:table-cell table:formula="of:=[.A11]*[.B11]*[.C11]" office:value-type="float" office:value="32768" calcext:value-type="float">
            <text:p>32,768</text:p>
          </table:table-cell>
          <table:table-cell table:formula="of:=[.A11]*[.C11]+[.B11]*[.C11]+IF([.D11]=&quot;yes&quot;; 4*[.A11]*[.B11]; 0)" office:value-type="float" office:value="163841" calcext:value-type="float">
            <text:p>163,841</text:p>
          </table:table-cell>
          <table:table-cell table:formula="of:=[.E11]/[.F11]" office:value-type="float" office:value="0.199998779304326" calcext:value-type="float">
            <text:p>0.20</text:p>
          </table:table-cell>
          <table:table-cell office:value-type="float" office:value="202582" calcext:value-type="float">
            <text:p>202,582</text:p>
          </table:table-cell>
          <table:table-cell office:value-type="float" office:value="136390" calcext:value-type="float">
            <text:p>136,390</text:p>
          </table:table-cell>
          <table:table-cell office:value-type="float" office:value="133483" calcext:value-type="float">
            <text:p>133,483</text:p>
          </table:table-cell>
          <table:table-cell office:value-type="float" office:value="115823" calcext:value-type="float">
            <text:p>115,823</text:p>
          </table:table-cell>
          <table:table-cell table:style-name="ce33" table:formula="of:=[.$E11]/[.H11]" office:value-type="float" office:value="0.161751784462588" calcext:value-type="float">
            <text:p>0.16</text:p>
          </table:table-cell>
          <table:table-cell table:style-name="ce38" table:formula="of:=[.$E11]/[.I11]" office:value-type="float" office:value="0.240252217904538" calcext:value-type="float">
            <text:p>0.24</text:p>
          </table:table-cell>
          <table:table-cell table:style-name="ce38" table:formula="of:=[.$E11]/[.J11]" office:value-type="float" office:value="0.245484443711933" calcext:value-type="float">
            <text:p>0.25</text:p>
          </table:table-cell>
          <table:table-cell table:style-name="ce24" table:formula="of:=[.$E11]/[.K11]" office:value-type="float" office:value="0.282914447044197" calcext:value-type="float">
            <text:p>0.28</text:p>
          </table:table-cell>
          <table:table-cell table:style-name="ce33" table:formula="of:=[.L11]/[.$L11]" office:value-type="float" office:value="1" calcext:value-type="float">
            <text:p>1.00</text:p>
          </table:table-cell>
          <table:table-cell table:style-name="ce42" table:formula="of:=[.M11]/[.$L11]" office:value-type="float" office:value="1.4853141725933" calcext:value-type="float">
            <text:p>1.49</text:p>
          </table:table-cell>
          <table:table-cell table:style-name="ce42" table:formula="of:=[.N11]/[.$L11]" office:value-type="float" office:value="1.51766142505038" calcext:value-type="float">
            <text:p>1.52</text:p>
          </table:table-cell>
          <table:table-cell table:style-name="ce24" table:formula="of:=[.O11]/[.$L11]" office:value-type="float" office:value="1.74906538425011" calcext:value-type="float">
            <text:p>1.75</text:p>
          </table:table-cell>
          <table:table-cell table:style-name="ce44" table:formula="of:=[.L11]/[.$AJ$1]" office:value-type="percentage" office:value="0.000157960727014246" calcext:value-type="percentage">
            <text:p>0.02%</text:p>
          </table:table-cell>
          <table:table-cell table:style-name="ce47" table:formula="of:=[.M11]/[.$AJ$1]" office:value-type="percentage" office:value="0.000234621306547401" calcext:value-type="percentage">
            <text:p>0.02%</text:p>
          </table:table-cell>
          <table:table-cell table:style-name="ce47" table:formula="of:=[.N11]/[.$AJ$1]" office:value-type="percentage" office:value="0.000239730902062435" calcext:value-type="percentage">
            <text:p>0.02%</text:p>
          </table:table-cell>
          <table:table-cell table:style-name="ce50" table:formula="of:=[.O11]/[.$AJ$1]" office:value-type="percentage" office:value="0.000276283639691598" calcext:value-type="percentage">
            <text:p>0.03%</text:p>
          </table:table-cell>
          <table:table-cell table:style-name="ce44" table:formula="of:=[.L11]/IF([.$G11]&lt;[.$AJ$3]; [.$AJ$2]*[.$G11]; [.$AJ$1])" office:value-type="percentage" office:value="0.0505477411616037" calcext:value-type="percentage">
            <text:p>5.05%</text:p>
          </table:table-cell>
          <table:table-cell table:style-name="ce47" table:formula="of:=[.M11]/IF([.$G11]&lt;[.$AJ$3]; [.$AJ$2]*[.$G11]; [.$AJ$1])" office:value-type="percentage" office:value="0.0750792763399076" calcext:value-type="percentage">
            <text:p>7.51%</text:p>
          </table:table-cell>
          <table:table-cell table:style-name="ce47" table:formula="of:=[.N11]/IF([.$G11]&lt;[.$AJ$3]; [.$AJ$2]*[.$G11]; [.$AJ$1])" office:value-type="percentage" office:value="0.0767143568843973" calcext:value-type="percentage">
            <text:p>7.67%</text:p>
          </table:table-cell>
          <table:table-cell table:style-name="ce50" table:formula="of:=[.O11]/IF([.$G11]&lt;[.$AJ$3]; [.$AJ$2]*[.$G11]; [.$AJ$1])" office:value-type="percentage" office:value="0.0884113043177953" calcext:value-type="percentage">
            <text:p>8.84%</text:p>
          </table:table-cell>
          <table:table-cell table:number-columns-repeated="997"/>
        </table:table-row>
        <table:table-row table:style-name="ro1">
          <table:table-cell table:style-name="ce5" office:value-type="float" office:value="65536" calcext:value-type="float">
            <text:p>65,5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string" calcext:value-type="string">
            <text:p>yes</text:p>
          </table:table-cell>
          <table:table-cell table:formula="of:=[.A12]*[.B12]*[.C12]" office:value-type="float" office:value="65536" calcext:value-type="float">
            <text:p>65,536</text:p>
          </table:table-cell>
          <table:table-cell table:formula="of:=[.A12]*[.C12]+[.B12]*[.C12]+IF([.D12]=&quot;yes&quot;; 4*[.A12]*[.B12]; 0)" office:value-type="float" office:value="327681" calcext:value-type="float">
            <text:p>327,681</text:p>
          </table:table-cell>
          <table:table-cell table:formula="of:=[.E12]/[.F12]" office:value-type="float" office:value="0.1999993896503" calcext:value-type="float">
            <text:p>0.20</text:p>
          </table:table-cell>
          <table:table-cell office:value-type="float" office:value="402188" calcext:value-type="float">
            <text:p>402,188</text:p>
          </table:table-cell>
          <table:table-cell office:value-type="float" office:value="301324" calcext:value-type="float">
            <text:p>301,324</text:p>
          </table:table-cell>
          <table:table-cell office:value-type="float" office:value="293731" calcext:value-type="float">
            <text:p>293,731</text:p>
          </table:table-cell>
          <table:table-cell office:value-type="float" office:value="238638" calcext:value-type="float">
            <text:p>238,638</text:p>
          </table:table-cell>
          <table:table-cell table:style-name="ce33" table:formula="of:=[.$E12]/[.H12]" office:value-type="float" office:value="0.162948670770883" calcext:value-type="float">
            <text:p>0.16</text:p>
          </table:table-cell>
          <table:table-cell table:style-name="ce38" table:formula="of:=[.$E12]/[.I12]" office:value-type="float" office:value="0.217493462186882" calcext:value-type="float">
            <text:p>0.22</text:p>
          </table:table-cell>
          <table:table-cell table:style-name="ce38" table:formula="of:=[.$E12]/[.J12]" office:value-type="float" office:value="0.223115707909618" calcext:value-type="float">
            <text:p>0.22</text:p>
          </table:table-cell>
          <table:table-cell table:style-name="ce24" table:formula="of:=[.$E12]/[.K12]" office:value-type="float" office:value="0.274625164475063" calcext:value-type="float">
            <text:p>0.27</text:p>
          </table:table-cell>
          <table:table-cell table:style-name="ce33" table:formula="of:=[.L12]/[.$L12]" office:value-type="float" office:value="1" calcext:value-type="float">
            <text:p>1.00</text:p>
          </table:table-cell>
          <table:table-cell table:style-name="ce42" table:formula="of:=[.M12]/[.$L12]" office:value-type="float" office:value="1.334736031647" calcext:value-type="float">
            <text:p>1.33</text:p>
          </table:table-cell>
          <table:table-cell table:style-name="ce42" table:formula="of:=[.N12]/[.$L12]" office:value-type="float" office:value="1.36923920185476" calcext:value-type="float">
            <text:p>1.37</text:p>
          </table:table-cell>
          <table:table-cell table:style-name="ce24" table:formula="of:=[.O12]/[.$L12]" office:value-type="float" office:value="1.68534768142542" calcext:value-type="float">
            <text:p>1.69</text:p>
          </table:table-cell>
          <table:table-cell table:style-name="ce44" table:formula="of:=[.L12]/[.$AJ$1]" office:value-type="percentage" office:value="0.000159129561299691" calcext:value-type="percentage">
            <text:p>0.02%</text:p>
          </table:table-cell>
          <table:table-cell table:style-name="ce47" table:formula="of:=[.M12]/[.$AJ$1]" office:value-type="percentage" office:value="0.000212395959166877" calcext:value-type="percentage">
            <text:p>0.02%</text:p>
          </table:table-cell>
          <table:table-cell table:style-name="ce47" table:formula="of:=[.N12]/[.$AJ$1]" office:value-type="percentage" office:value="0.000217886433505486" calcext:value-type="percentage">
            <text:p>0.02%</text:p>
          </table:table-cell>
          <table:table-cell table:style-name="ce50" table:formula="of:=[.O12]/[.$AJ$1]" office:value-type="percentage" office:value="0.000268188637182678" calcext:value-type="percentage">
            <text:p>0.03%</text:p>
          </table:table-cell>
          <table:table-cell table:style-name="ce44" table:formula="of:=[.L12]/IF([.$G12]&lt;[.$AJ$3]; [.$AJ$2]*[.$G12]; [.$AJ$1])" office:value-type="percentage" office:value="0.0509216150158632" calcext:value-type="percentage">
            <text:p>5.09%</text:p>
          </table:table-cell>
          <table:table-cell table:style-name="ce47" table:formula="of:=[.M12]/IF([.$G12]&lt;[.$AJ$3]; [.$AJ$2]*[.$G12]; [.$AJ$1])" office:value-type="percentage" office:value="0.0679669143513295" calcext:value-type="percentage">
            <text:p>6.80%</text:p>
          </table:table-cell>
          <table:table-cell table:style-name="ce47" table:formula="of:=[.N12]/IF([.$G12]&lt;[.$AJ$3]; [.$AJ$2]*[.$G12]; [.$AJ$1])" office:value-type="percentage" office:value="0.0697238715014758" calcext:value-type="percentage">
            <text:p>6.97%</text:p>
          </table:table-cell>
          <table:table-cell table:style-name="ce50" table:formula="of:=[.O12]/IF([.$G12]&lt;[.$AJ$3]; [.$AJ$2]*[.$G12]; [.$AJ$1])" office:value-type="percentage" office:value="0.0858206258014231" calcext:value-type="percentage">
            <text:p>8.58%</text:p>
          </table:table-cell>
          <table:table-cell table:number-columns-repeated="997"/>
        </table:table-row>
        <table:table-row table:style-name="ro1">
          <table:table-cell table:style-name="ce6" office:value-type="float" office:value="131072" calcext:value-type="float">
            <text:p>131,07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yes</text:p>
          </table:table-cell>
          <table:table-cell table:style-name="ce12" table:formula="of:=[.A13]*[.B13]*[.C13]" office:value-type="float" office:value="131072" calcext:value-type="float">
            <text:p>131,072</text:p>
          </table:table-cell>
          <table:table-cell table:style-name="ce12" table:formula="of:=[.A13]*[.C13]+[.B13]*[.C13]+IF([.D13]=&quot;yes&quot;; 4*[.A13]*[.B13]; 0)" office:value-type="float" office:value="655361" calcext:value-type="float">
            <text:p>655,361</text:p>
          </table:table-cell>
          <table:table-cell table:style-name="ce25" table:formula="of:=[.E13]/[.F13]" office:value-type="float" office:value="0.199999694824684" calcext:value-type="float">
            <text:p>0.20</text:p>
          </table:table-cell>
          <table:table-cell table:style-name="ce12" office:value-type="float" office:value="801108" calcext:value-type="float">
            <text:p>801,108</text:p>
          </table:table-cell>
          <table:table-cell table:style-name="ce12" office:value-type="float" office:value="646216" calcext:value-type="float">
            <text:p>646,216</text:p>
          </table:table-cell>
          <table:table-cell table:style-name="ce12" office:value-type="float" office:value="657710" calcext:value-type="float">
            <text:p>657,710</text:p>
          </table:table-cell>
          <table:table-cell table:style-name="ce12" office:value-type="float" office:value="497791" calcext:value-type="float">
            <text:p>497,791</text:p>
          </table:table-cell>
          <table:table-cell table:style-name="ce34" table:formula="of:=[.$E13]/[.H13]" office:value-type="float" office:value="0.163613395447305" calcext:value-type="float">
            <text:p>0.16</text:p>
          </table:table-cell>
          <table:table-cell table:style-name="ce39" table:formula="of:=[.$E13]/[.I13]" office:value-type="float" office:value="0.20283001349394" calcext:value-type="float">
            <text:p>0.20</text:p>
          </table:table-cell>
          <table:table-cell table:style-name="ce39" table:formula="of:=[.$E13]/[.J13]" office:value-type="float" office:value="0.199285399340135" calcext:value-type="float">
            <text:p>0.20</text:p>
          </table:table-cell>
          <table:table-cell table:style-name="ce25" table:formula="of:=[.$E13]/[.K13]" office:value-type="float" office:value="0.263307291614352" calcext:value-type="float">
            <text:p>0.26</text:p>
          </table:table-cell>
          <table:table-cell table:style-name="ce34" table:formula="of:=[.L13]/[.$L13]" office:value-type="float" office:value="1" calcext:value-type="float">
            <text:p>1.00</text:p>
          </table:table-cell>
          <table:table-cell table:style-name="ce39" table:formula="of:=[.M13]/[.$L13]" office:value-type="float" office:value="1.23969075355609" calcext:value-type="float">
            <text:p>1.24</text:p>
          </table:table-cell>
          <table:table-cell table:style-name="ce39" table:formula="of:=[.N13]/[.$L13]" office:value-type="float" office:value="1.21802618175184" calcext:value-type="float">
            <text:p>1.22</text:p>
          </table:table-cell>
          <table:table-cell table:style-name="ce25" table:formula="of:=[.O13]/[.$L13]" office:value-type="float" office:value="1.60932600227806" calcext:value-type="float">
            <text:p>1.61</text:p>
          </table:table-cell>
          <table:table-cell table:style-name="ce45" table:formula="of:=[.L13]/[.$AJ$1]" office:value-type="percentage" office:value="0.000159778706491509" calcext:value-type="percentage">
            <text:p>0.02%</text:p>
          </table:table-cell>
          <table:table-cell table:style-name="ce48" table:formula="of:=[.M13]/[.$AJ$1]" office:value-type="percentage" office:value="0.000198076185052676" calcext:value-type="percentage">
            <text:p>0.02%</text:p>
          </table:table-cell>
          <table:table-cell table:style-name="ce48" table:formula="of:=[.N13]/[.$AJ$1]" office:value-type="percentage" office:value="0.0001946146477931" calcext:value-type="percentage">
            <text:p>0.02%</text:p>
          </table:table-cell>
          <table:table-cell table:style-name="ce51" table:formula="of:=[.O13]/[.$AJ$1]" office:value-type="percentage" office:value="0.000257136026967141" calcext:value-type="percentage">
            <text:p>0.03%</text:p>
          </table:table-cell>
          <table:table-cell table:style-name="ce45" table:formula="of:=[.L13]/IF([.$G13]&lt;[.$AJ$3]; [.$AJ$2]*[.$G13]; [.$AJ$1])" office:value-type="percentage" office:value="0.0511292640942295" calcext:value-type="percentage">
            <text:p>5.11%</text:p>
          </table:table-cell>
          <table:table-cell table:style-name="ce48" table:formula="of:=[.M13]/IF([.$G13]&lt;[.$AJ$3]; [.$AJ$2]*[.$G13]; [.$AJ$1])" office:value-type="percentage" office:value="0.0633844759337435" calcext:value-type="percentage">
            <text:p>6.34%</text:p>
          </table:table-cell>
          <table:table-cell table:style-name="ce48" table:formula="of:=[.N13]/IF([.$G13]&lt;[.$AJ$3]; [.$AJ$2]*[.$G13]; [.$AJ$1])" office:value-type="percentage" office:value="0.0622767823204756" calcext:value-type="percentage">
            <text:p>6.23%</text:p>
          </table:table-cell>
          <table:table-cell table:style-name="ce51" table:formula="of:=[.O13]/IF([.$G13]&lt;[.$AJ$3]; [.$AJ$2]*[.$G13]; [.$AJ$1])" office:value-type="percentage" office:value="0.0822836541841857" calcext:value-type="percentage">
            <text:p>8.23%</text:p>
          </table:table-cell>
          <table:table-cell table:number-columns-repeated="997"/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14]*[.B14]*[.C14]" office:value-type="float" office:value="1024" calcext:value-type="float">
            <text:p>1,024</text:p>
          </table:table-cell>
          <table:table-cell table:formula="of:=[.A14]*[.C14]+[.B14]*[.C14]+IF([.D14]=&quot;yes&quot;; 4*[.A14]*[.B14]; 0)" office:value-type="float" office:value="2052" calcext:value-type="float">
            <text:p>2,052</text:p>
          </table:table-cell>
          <table:table-cell table:formula="of:=[.E14]/[.F14]" office:value-type="float" office:value="0.499025341130604" calcext:value-type="float">
            <text:p>0.50</text:p>
          </table:table-cell>
          <table:table-cell office:value-type="float" office:value="2649" calcext:value-type="float">
            <text:p>2,649</text:p>
          </table:table-cell>
          <table:table-cell office:value-type="float" office:value="2972" calcext:value-type="float">
            <text:p>2,972</text:p>
          </table:table-cell>
          <table:table-cell office:value-type="float" office:value="1266" calcext:value-type="float">
            <text:p>1,266</text:p>
          </table:table-cell>
          <table:table-cell office:value-type="float" office:value="1072" calcext:value-type="float">
            <text:p>1,072</text:p>
          </table:table-cell>
          <table:table-cell table:style-name="ce33" table:formula="of:=[.$E14]/[.H14]" office:value-type="float" office:value="0.386560966402416" calcext:value-type="float">
            <text:p>0.39</text:p>
          </table:table-cell>
          <table:table-cell table:style-name="ce38" table:formula="of:=[.$E14]/[.I14]" office:value-type="float" office:value="0.344549125168237" calcext:value-type="float">
            <text:p>0.34</text:p>
          </table:table-cell>
          <table:table-cell table:style-name="ce38" table:formula="of:=[.$E14]/[.J14]" office:value-type="float" office:value="0.808846761453397" calcext:value-type="float">
            <text:p>0.81</text:p>
          </table:table-cell>
          <table:table-cell table:style-name="ce24" table:formula="of:=[.$E14]/[.K14]" office:value-type="float" office:value="0.955223880597015" calcext:value-type="float">
            <text:p>0.96</text:p>
          </table:table-cell>
          <table:table-cell table:style-name="ce33" table:formula="of:=[.L14]/[.$L14]" office:value-type="float" office:value="1" calcext:value-type="float">
            <text:p>1.00</text:p>
          </table:table-cell>
          <table:table-cell table:style-name="ce42" table:formula="of:=[.M14]/[.$L14]" office:value-type="float" office:value="0.891318977119785" calcext:value-type="float">
            <text:p>0.89</text:p>
          </table:table-cell>
          <table:table-cell table:style-name="ce42" table:formula="of:=[.N14]/[.$L14]" office:value-type="float" office:value="2.09241706161137" calcext:value-type="float">
            <text:p>2.09</text:p>
          </table:table-cell>
          <table:table-cell table:style-name="ce24" table:formula="of:=[.O14]/[.$L14]" office:value-type="float" office:value="2.47108208955224" calcext:value-type="float">
            <text:p>2.47</text:p>
          </table:table-cell>
          <table:table-cell table:style-name="ce44" table:formula="of:=[.L14]/[.$AJ$1]" office:value-type="percentage" office:value="0.000377500943752359" calcext:value-type="percentage">
            <text:p>0.04%</text:p>
          </table:table-cell>
          <table:table-cell table:style-name="ce47" table:formula="of:=[.M14]/[.$AJ$1]" office:value-type="percentage" office:value="0.000336473755047106" calcext:value-type="percentage">
            <text:p>0.03%</text:p>
          </table:table-cell>
          <table:table-cell table:style-name="ce47" table:formula="of:=[.N14]/[.$AJ$1]" office:value-type="percentage" office:value="0.000789889415481833" calcext:value-type="percentage">
            <text:p>0.08%</text:p>
          </table:table-cell>
          <table:table-cell table:style-name="ce50" table:formula="of:=[.O14]/[.$AJ$1]" office:value-type="percentage" office:value="0.000932835820895522" calcext:value-type="percentage">
            <text:p>0.09%</text:p>
          </table:table-cell>
          <table:table-cell table:style-name="ce44" table:formula="of:=[.L14]/IF([.$G14]&lt;[.$AJ$3]; [.$AJ$2]*[.$G14]; [.$AJ$1])" office:value-type="percentage" office:value="0.0484144960362401" calcext:value-type="percentage">
            <text:p>4.84%</text:p>
          </table:table-cell>
          <table:table-cell table:style-name="ce47" table:formula="of:=[.M14]/IF([.$G14]&lt;[.$AJ$3]; [.$AJ$2]*[.$G14]; [.$AJ$1])" office:value-type="percentage" office:value="0.0431527590847914" calcext:value-type="percentage">
            <text:p>4.32%</text:p>
          </table:table-cell>
          <table:table-cell table:style-name="ce47" table:formula="of:=[.N14]/IF([.$G14]&lt;[.$AJ$3]; [.$AJ$2]*[.$G14]; [.$AJ$1])" office:value-type="percentage" office:value="0.101303317535545" calcext:value-type="percentage">
            <text:p>10.13%</text:p>
          </table:table-cell>
          <table:table-cell table:style-name="ce50" table:formula="of:=[.O14]/IF([.$G14]&lt;[.$AJ$3]; [.$AJ$2]*[.$G14]; [.$AJ$1])" office:value-type="percentage" office:value="0.119636194029851" calcext:value-type="percentage">
            <text:p>11.96%</text:p>
          </table:table-cell>
          <table:table-cell table:number-columns-repeated="997"/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15]*[.B15]*[.C15]" office:value-type="float" office:value="2048" calcext:value-type="float">
            <text:p>2,048</text:p>
          </table:table-cell>
          <table:table-cell table:formula="of:=[.A15]*[.C15]+[.B15]*[.C15]+IF([.D15]=&quot;yes&quot;; 4*[.A15]*[.B15]; 0)" office:value-type="float" office:value="4100" calcext:value-type="float">
            <text:p>4,100</text:p>
          </table:table-cell>
          <table:table-cell table:formula="of:=[.E15]/[.F15]" office:value-type="float" office:value="0.499512195121951" calcext:value-type="float">
            <text:p>0.50</text:p>
          </table:table-cell>
          <table:table-cell office:value-type="float" office:value="4250" calcext:value-type="float">
            <text:p>4,250</text:p>
          </table:table-cell>
          <table:table-cell office:value-type="float" office:value="3804" calcext:value-type="float">
            <text:p>3,804</text:p>
          </table:table-cell>
          <table:table-cell office:value-type="float" office:value="2400" calcext:value-type="float">
            <text:p>2,400</text:p>
          </table:table-cell>
          <table:table-cell office:value-type="float" office:value="1959" calcext:value-type="float">
            <text:p>1,959</text:p>
          </table:table-cell>
          <table:table-cell table:style-name="ce33" table:formula="of:=[.$E15]/[.H15]" office:value-type="float" office:value="0.481882352941176" calcext:value-type="float">
            <text:p>0.48</text:p>
          </table:table-cell>
          <table:table-cell table:style-name="ce38" table:formula="of:=[.$E15]/[.I15]" office:value-type="float" office:value="0.538380651945321" calcext:value-type="float">
            <text:p>0.54</text:p>
          </table:table-cell>
          <table:table-cell table:style-name="ce38" table:formula="of:=[.$E15]/[.J15]" office:value-type="float" office:value="0.853333333333333" calcext:value-type="float">
            <text:p>0.85</text:p>
          </table:table-cell>
          <table:table-cell table:style-name="ce24" table:formula="of:=[.$E15]/[.K15]" office:value-type="float" office:value="1.04543134252169" calcext:value-type="float">
            <text:p>1.05</text:p>
          </table:table-cell>
          <table:table-cell table:style-name="ce33" table:formula="of:=[.L15]/[.$L15]" office:value-type="float" office:value="1" calcext:value-type="float">
            <text:p>1.00</text:p>
          </table:table-cell>
          <table:table-cell table:style-name="ce42" table:formula="of:=[.M15]/[.$L15]" office:value-type="float" office:value="1.11724500525762" calcext:value-type="float">
            <text:p>1.12</text:p>
          </table:table-cell>
          <table:table-cell table:style-name="ce42" table:formula="of:=[.N15]/[.$L15]" office:value-type="float" office:value="1.77083333333333" calcext:value-type="float">
            <text:p>1.77</text:p>
          </table:table-cell>
          <table:table-cell table:style-name="ce24" table:formula="of:=[.O15]/[.$L15]" office:value-type="float" office:value="2.1694742215416" calcext:value-type="float">
            <text:p>2.17</text:p>
          </table:table-cell>
          <table:table-cell table:style-name="ce44" table:formula="of:=[.L15]/[.$AJ$1]" office:value-type="percentage" office:value="0.000470588235294118" calcext:value-type="percentage">
            <text:p>0.05%</text:p>
          </table:table-cell>
          <table:table-cell table:style-name="ce47" table:formula="of:=[.M15]/[.$AJ$1]" office:value-type="percentage" office:value="0.000525762355415352" calcext:value-type="percentage">
            <text:p>0.05%</text:p>
          </table:table-cell>
          <table:table-cell table:style-name="ce47" table:formula="of:=[.N15]/[.$AJ$1]" office:value-type="percentage" office:value="0.000833333333333333" calcext:value-type="percentage">
            <text:p>0.08%</text:p>
          </table:table-cell>
          <table:table-cell table:style-name="ce50" table:formula="of:=[.O15]/[.$AJ$1]" office:value-type="percentage" office:value="0.00102092904543134" calcext:value-type="percentage">
            <text:p>0.10%</text:p>
          </table:table-cell>
          <table:table-cell table:style-name="ce44" table:formula="of:=[.L15]/IF([.$G15]&lt;[.$AJ$3]; [.$AJ$2]*[.$G15]; [.$AJ$1])" office:value-type="percentage" office:value="0.0602941176470588" calcext:value-type="percentage">
            <text:p>6.03%</text:p>
          </table:table-cell>
          <table:table-cell table:style-name="ce47" table:formula="of:=[.M15]/IF([.$G15]&lt;[.$AJ$3]; [.$AJ$2]*[.$G15]; [.$AJ$1])" office:value-type="percentage" office:value="0.067363301787592" calcext:value-type="percentage">
            <text:p>6.74%</text:p>
          </table:table-cell>
          <table:table-cell table:style-name="ce47" table:formula="of:=[.N15]/IF([.$G15]&lt;[.$AJ$3]; [.$AJ$2]*[.$G15]; [.$AJ$1])" office:value-type="percentage" office:value="0.106770833333333" calcext:value-type="percentage">
            <text:p>10.68%</text:p>
          </table:table-cell>
          <table:table-cell table:style-name="ce50" table:formula="of:=[.O15]/IF([.$G15]&lt;[.$AJ$3]; [.$AJ$2]*[.$G15]; [.$AJ$1])" office:value-type="percentage" office:value="0.130806533945891" calcext:value-type="percentage">
            <text:p>13.08%</text:p>
          </table:table-cell>
          <table:table-cell table:number-columns-repeated="997"/>
        </table:table-row>
        <table:table-row table:style-name="ro1">
          <table:table-cell table:style-name="ce5" office:value-type="float" office:value="1024" calcext:value-type="float">
            <text:p>1,0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16]*[.B16]*[.C16]" office:value-type="float" office:value="4096" calcext:value-type="float">
            <text:p>4,096</text:p>
          </table:table-cell>
          <table:table-cell table:formula="of:=[.A16]*[.C16]+[.B16]*[.C16]+IF([.D16]=&quot;yes&quot;; 4*[.A16]*[.B16]; 0)" office:value-type="float" office:value="8196" calcext:value-type="float">
            <text:p>8,196</text:p>
          </table:table-cell>
          <table:table-cell table:formula="of:=[.E16]/[.F16]" office:value-type="float" office:value="0.49975597852611" calcext:value-type="float">
            <text:p>0.50</text:p>
          </table:table-cell>
          <table:table-cell office:value-type="float" office:value="7639" calcext:value-type="float">
            <text:p>7,639</text:p>
          </table:table-cell>
          <table:table-cell office:value-type="float" office:value="6022" calcext:value-type="float">
            <text:p>6,022</text:p>
          </table:table-cell>
          <table:table-cell office:value-type="float" office:value="4509" calcext:value-type="float">
            <text:p>4,509</text:p>
          </table:table-cell>
          <table:table-cell office:value-type="float" office:value="3818" calcext:value-type="float">
            <text:p>3,818</text:p>
          </table:table-cell>
          <table:table-cell table:style-name="ce33" table:formula="of:=[.$E16]/[.H16]" office:value-type="float" office:value="0.53619583715146" calcext:value-type="float">
            <text:p>0.54</text:p>
          </table:table-cell>
          <table:table-cell table:style-name="ce38" table:formula="of:=[.$E16]/[.I16]" office:value-type="float" office:value="0.680172700099635" calcext:value-type="float">
            <text:p>0.68</text:p>
          </table:table-cell>
          <table:table-cell table:style-name="ce38" table:formula="of:=[.$E16]/[.J16]" office:value-type="float" office:value="0.908405411399423" calcext:value-type="float">
            <text:p>0.91</text:p>
          </table:table-cell>
          <table:table-cell table:style-name="ce24" table:formula="of:=[.$E16]/[.K16]" office:value-type="float" office:value="1.07281299109481" calcext:value-type="float">
            <text:p>1.07</text:p>
          </table:table-cell>
          <table:table-cell table:style-name="ce33" table:formula="of:=[.L16]/[.$L16]" office:value-type="float" office:value="1" calcext:value-type="float">
            <text:p>1.00</text:p>
          </table:table-cell>
          <table:table-cell table:style-name="ce42" table:formula="of:=[.M16]/[.$L16]" office:value-type="float" office:value="1.26851544337429" calcext:value-type="float">
            <text:p>1.27</text:p>
          </table:table-cell>
          <table:table-cell table:style-name="ce42" table:formula="of:=[.N16]/[.$L16]" office:value-type="float" office:value="1.69416722111333" calcext:value-type="float">
            <text:p>1.69</text:p>
          </table:table-cell>
          <table:table-cell table:style-name="ce24" table:formula="of:=[.O16]/[.$L16]" office:value-type="float" office:value="2.00078575170246" calcext:value-type="float">
            <text:p>2.00</text:p>
          </table:table-cell>
          <table:table-cell table:style-name="ce44" table:formula="of:=[.L16]/[.$AJ$1]" office:value-type="percentage" office:value="0.000523628747218222" calcext:value-type="percentage">
            <text:p>0.05%</text:p>
          </table:table-cell>
          <table:table-cell table:style-name="ce47" table:formula="of:=[.M16]/[.$AJ$1]" office:value-type="percentage" office:value="0.00066423115244105" calcext:value-type="percentage">
            <text:p>0.07%</text:p>
          </table:table-cell>
          <table:table-cell table:style-name="ce47" table:formula="of:=[.N16]/[.$AJ$1]" office:value-type="percentage" office:value="0.000887114659569749" calcext:value-type="percentage">
            <text:p>0.09%</text:p>
          </table:table-cell>
          <table:table-cell table:style-name="ce50" table:formula="of:=[.O16]/[.$AJ$1]" office:value-type="percentage" office:value="0.00104766893661603" calcext:value-type="percentage">
            <text:p>0.10%</text:p>
          </table:table-cell>
          <table:table-cell table:style-name="ce44" table:formula="of:=[.L16]/IF([.$G16]&lt;[.$AJ$3]; [.$AJ$2]*[.$G16]; [.$AJ$1])" office:value-type="percentage" office:value="0.0670572064406336" calcext:value-type="percentage">
            <text:p>6.71%</text:p>
          </table:table-cell>
          <table:table-cell table:style-name="ce47" table:formula="of:=[.M16]/IF([.$G16]&lt;[.$AJ$3]; [.$AJ$2]*[.$G16]; [.$AJ$1])" office:value-type="percentage" office:value="0.0850631019594819" calcext:value-type="percentage">
            <text:p>8.51%</text:p>
          </table:table-cell>
          <table:table-cell table:style-name="ce47" table:formula="of:=[.N16]/IF([.$G16]&lt;[.$AJ$3]; [.$AJ$2]*[.$G16]; [.$AJ$1])" office:value-type="percentage" office:value="0.113606121091151" calcext:value-type="percentage">
            <text:p>11.36%</text:p>
          </table:table-cell>
          <table:table-cell table:style-name="ce50" table:formula="of:=[.O16]/IF([.$G16]&lt;[.$AJ$3]; [.$AJ$2]*[.$G16]; [.$AJ$1])" office:value-type="percentage" office:value="0.13416710319539" calcext:value-type="percentage">
            <text:p>13.42%</text:p>
          </table:table-cell>
          <table:table-cell table:number-columns-repeated="997"/>
        </table:table-row>
        <table:table-row table:style-name="ro1">
          <table:table-cell table:style-name="ce5" office:value-type="float" office:value="2048" calcext:value-type="float">
            <text:p>2,0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17]*[.B17]*[.C17]" office:value-type="float" office:value="8192" calcext:value-type="float">
            <text:p>8,192</text:p>
          </table:table-cell>
          <table:table-cell table:formula="of:=[.A17]*[.C17]+[.B17]*[.C17]+IF([.D17]=&quot;yes&quot;; 4*[.A17]*[.B17]; 0)" office:value-type="float" office:value="16388" calcext:value-type="float">
            <text:p>16,388</text:p>
          </table:table-cell>
          <table:table-cell table:formula="of:=[.E17]/[.F17]" office:value-type="float" office:value="0.499877959482548" calcext:value-type="float">
            <text:p>0.50</text:p>
          </table:table-cell>
          <table:table-cell office:value-type="float" office:value="14183" calcext:value-type="float">
            <text:p>14,183</text:p>
          </table:table-cell>
          <table:table-cell office:value-type="float" office:value="10525" calcext:value-type="float">
            <text:p>10,525</text:p>
          </table:table-cell>
          <table:table-cell office:value-type="float" office:value="8732" calcext:value-type="float">
            <text:p>8,732</text:p>
          </table:table-cell>
          <table:table-cell office:value-type="float" office:value="7391" calcext:value-type="float">
            <text:p>7,391</text:p>
          </table:table-cell>
          <table:table-cell table:style-name="ce33" table:formula="of:=[.$E17]/[.H17]" office:value-type="float" office:value="0.577592892899951" calcext:value-type="float">
            <text:p>0.58</text:p>
          </table:table-cell>
          <table:table-cell table:style-name="ce38" table:formula="of:=[.$E17]/[.I17]" office:value-type="float" office:value="0.77833729216152" calcext:value-type="float">
            <text:p>0.78</text:p>
          </table:table-cell>
          <table:table-cell table:style-name="ce38" table:formula="of:=[.$E17]/[.J17]" office:value-type="float" office:value="0.938158497480531" calcext:value-type="float">
            <text:p>0.94</text:p>
          </table:table-cell>
          <table:table-cell table:style-name="ce24" table:formula="of:=[.$E17]/[.K17]" office:value-type="float" office:value="1.10837505073738" calcext:value-type="float">
            <text:p>1.11</text:p>
          </table:table-cell>
          <table:table-cell table:style-name="ce33" table:formula="of:=[.L17]/[.$L17]" office:value-type="float" office:value="1" calcext:value-type="float">
            <text:p>1.00</text:p>
          </table:table-cell>
          <table:table-cell table:style-name="ce42" table:formula="of:=[.M17]/[.$L17]" office:value-type="float" office:value="1.34755344418052" calcext:value-type="float">
            <text:p>1.35</text:p>
          </table:table-cell>
          <table:table-cell table:style-name="ce42" table:formula="of:=[.N17]/[.$L17]" office:value-type="float" office:value="1.62425561154375" calcext:value-type="float">
            <text:p>1.62</text:p>
          </table:table-cell>
          <table:table-cell table:style-name="ce24" table:formula="of:=[.O17]/[.$L17]" office:value-type="float" office:value="1.91895548640238" calcext:value-type="float">
            <text:p>1.92</text:p>
          </table:table-cell>
          <table:table-cell table:style-name="ce44" table:formula="of:=[.L17]/[.$AJ$1]" office:value-type="percentage" office:value="0.000564055559472608" calcext:value-type="percentage">
            <text:p>0.06%</text:p>
          </table:table-cell>
          <table:table-cell table:style-name="ce47" table:formula="of:=[.M17]/[.$AJ$1]" office:value-type="percentage" office:value="0.000760095011876485" calcext:value-type="percentage">
            <text:p>0.08%</text:p>
          </table:table-cell>
          <table:table-cell table:style-name="ce47" table:formula="of:=[.N17]/[.$AJ$1]" office:value-type="percentage" office:value="0.000916170407695831" calcext:value-type="percentage">
            <text:p>0.09%</text:p>
          </table:table-cell>
          <table:table-cell table:style-name="ce50" table:formula="of:=[.O17]/[.$AJ$1]" office:value-type="percentage" office:value="0.00108239751048573" calcext:value-type="percentage">
            <text:p>0.11%</text:p>
          </table:table-cell>
          <table:table-cell table:style-name="ce44" table:formula="of:=[.L17]/IF([.$G17]&lt;[.$AJ$3]; [.$AJ$2]*[.$G17]; [.$AJ$1])" office:value-type="percentage" office:value="0.0722167383487274" calcext:value-type="percentage">
            <text:p>7.22%</text:p>
          </table:table-cell>
          <table:table-cell table:style-name="ce47" table:formula="of:=[.M17]/IF([.$G17]&lt;[.$AJ$3]; [.$AJ$2]*[.$G17]; [.$AJ$1])" office:value-type="percentage" office:value="0.0973159144893112" calcext:value-type="percentage">
            <text:p>9.73%</text:p>
          </table:table-cell>
          <table:table-cell table:style-name="ce47" table:formula="of:=[.N17]/IF([.$G17]&lt;[.$AJ$3]; [.$AJ$2]*[.$G17]; [.$AJ$1])" office:value-type="percentage" office:value="0.117298442510307" calcext:value-type="percentage">
            <text:p>11.73%</text:p>
          </table:table-cell>
          <table:table-cell table:style-name="ce50" table:formula="of:=[.O17]/IF([.$G17]&lt;[.$AJ$3]; [.$AJ$2]*[.$G17]; [.$AJ$1])" office:value-type="percentage" office:value="0.138580706264376" calcext:value-type="percentage">
            <text:p>13.86%</text:p>
          </table:table-cell>
          <table:table-cell table:number-columns-repeated="997"/>
        </table:table-row>
        <table:table-row table:style-name="ro1">
          <table:table-cell table:style-name="ce5" office:value-type="float" office:value="4096" calcext:value-type="float">
            <text:p>4,0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18]*[.B18]*[.C18]" office:value-type="float" office:value="16384" calcext:value-type="float">
            <text:p>16,384</text:p>
          </table:table-cell>
          <table:table-cell table:formula="of:=[.A18]*[.C18]+[.B18]*[.C18]+IF([.D18]=&quot;yes&quot;; 4*[.A18]*[.B18]; 0)" office:value-type="float" office:value="32772" calcext:value-type="float">
            <text:p>32,772</text:p>
          </table:table-cell>
          <table:table-cell table:formula="of:=[.E18]/[.F18]" office:value-type="float" office:value="0.499938972293421" calcext:value-type="float">
            <text:p>0.50</text:p>
          </table:table-cell>
          <table:table-cell office:value-type="float" office:value="26959" calcext:value-type="float">
            <text:p>26,959</text:p>
          </table:table-cell>
          <table:table-cell office:value-type="float" office:value="19337" calcext:value-type="float">
            <text:p>19,337</text:p>
          </table:table-cell>
          <table:table-cell office:value-type="float" office:value="16605" calcext:value-type="float">
            <text:p>16,605</text:p>
          </table:table-cell>
          <table:table-cell office:value-type="float" office:value="14147" calcext:value-type="float">
            <text:p>14,147</text:p>
          </table:table-cell>
          <table:table-cell table:style-name="ce33" table:formula="of:=[.$E18]/[.H18]" office:value-type="float" office:value="0.607737675729812" calcext:value-type="float">
            <text:p>0.61</text:p>
          </table:table-cell>
          <table:table-cell table:style-name="ce38" table:formula="of:=[.$E18]/[.I18]" office:value-type="float" office:value="0.847287583389357" calcext:value-type="float">
            <text:p>0.85</text:p>
          </table:table-cell>
          <table:table-cell table:style-name="ce38" table:formula="of:=[.$E18]/[.J18]" office:value-type="float" office:value="0.986690755796447" calcext:value-type="float">
            <text:p>0.99</text:p>
          </table:table-cell>
          <table:table-cell table:style-name="ce24" table:formula="of:=[.$E18]/[.K18]" office:value-type="float" office:value="1.1581253976108" calcext:value-type="float">
            <text:p>1.16</text:p>
          </table:table-cell>
          <table:table-cell table:style-name="ce33" table:formula="of:=[.L18]/[.$L18]" office:value-type="float" office:value="1" calcext:value-type="float">
            <text:p>1.00</text:p>
          </table:table-cell>
          <table:table-cell table:style-name="ce42" table:formula="of:=[.M18]/[.$L18]" office:value-type="float" office:value="1.39416662357139" calcext:value-type="float">
            <text:p>1.39</text:p>
          </table:table-cell>
          <table:table-cell table:style-name="ce42" table:formula="of:=[.N18]/[.$L18]" office:value-type="float" office:value="1.62354712436013" calcext:value-type="float">
            <text:p>1.62</text:p>
          </table:table-cell>
          <table:table-cell table:style-name="ce24" table:formula="of:=[.O18]/[.$L18]" office:value-type="float" office:value="1.90563370325864" calcext:value-type="float">
            <text:p>1.91</text:p>
          </table:table-cell>
          <table:table-cell table:style-name="ce44" table:formula="of:=[.L18]/[.$AJ$1]" office:value-type="percentage" office:value="0.000593493823954895" calcext:value-type="percentage">
            <text:p>0.06%</text:p>
          </table:table-cell>
          <table:table-cell table:style-name="ce47" table:formula="of:=[.M18]/[.$AJ$1]" office:value-type="percentage" office:value="0.000827429280653669" calcext:value-type="percentage">
            <text:p>0.08%</text:p>
          </table:table-cell>
          <table:table-cell table:style-name="ce47" table:formula="of:=[.N18]/[.$AJ$1]" office:value-type="percentage" office:value="0.000963565191207468" calcext:value-type="percentage">
            <text:p>0.10%</text:p>
          </table:table-cell>
          <table:table-cell table:style-name="ce50" table:formula="of:=[.O18]/[.$AJ$1]" office:value-type="percentage" office:value="0.0011309818336043" calcext:value-type="percentage">
            <text:p>0.11%</text:p>
          </table:table-cell>
          <table:table-cell table:style-name="ce44" table:formula="of:=[.L18]/IF([.$G18]&lt;[.$AJ$3]; [.$AJ$2]*[.$G18]; [.$AJ$1])" office:value-type="percentage" office:value="0.0759764828072258" calcext:value-type="percentage">
            <text:p>7.60%</text:p>
          </table:table-cell>
          <table:table-cell table:style-name="ce47" table:formula="of:=[.M18]/IF([.$G18]&lt;[.$AJ$3]; [.$AJ$2]*[.$G18]; [.$AJ$1])" office:value-type="percentage" office:value="0.10592387650618" calcext:value-type="percentage">
            <text:p>10.59%</text:p>
          </table:table-cell>
          <table:table-cell table:style-name="ce47" table:formula="of:=[.N18]/IF([.$G18]&lt;[.$AJ$3]; [.$AJ$2]*[.$G18]; [.$AJ$1])" office:value-type="percentage" office:value="0.123351400180668" calcext:value-type="percentage">
            <text:p>12.34%</text:p>
          </table:table-cell>
          <table:table-cell table:style-name="ce50" table:formula="of:=[.O18]/IF([.$G18]&lt;[.$AJ$3]; [.$AJ$2]*[.$G18]; [.$AJ$1])" office:value-type="percentage" office:value="0.1447833462925" calcext:value-type="percentage">
            <text:p>14.48%</text:p>
          </table:table-cell>
          <table:table-cell table:number-columns-repeated="997"/>
        </table:table-row>
        <table:table-row table:style-name="ro1">
          <table:table-cell table:style-name="ce5" office:value-type="float" office:value="8192" calcext:value-type="float">
            <text:p>8,1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19]*[.B19]*[.C19]" office:value-type="float" office:value="32768" calcext:value-type="float">
            <text:p>32,768</text:p>
          </table:table-cell>
          <table:table-cell table:formula="of:=[.A19]*[.C19]+[.B19]*[.C19]+IF([.D19]=&quot;yes&quot;; 4*[.A19]*[.B19]; 0)" office:value-type="float" office:value="65540" calcext:value-type="float">
            <text:p>65,540</text:p>
          </table:table-cell>
          <table:table-cell table:formula="of:=[.E19]/[.F19]" office:value-type="float" office:value="0.499969484284406" calcext:value-type="float">
            <text:p>0.50</text:p>
          </table:table-cell>
          <table:table-cell office:value-type="float" office:value="52717" calcext:value-type="float">
            <text:p>52,717</text:p>
          </table:table-cell>
          <table:table-cell office:value-type="float" office:value="35850" calcext:value-type="float">
            <text:p>35,850</text:p>
          </table:table-cell>
          <table:table-cell office:value-type="float" office:value="32887" calcext:value-type="float">
            <text:p>32,887</text:p>
          </table:table-cell>
          <table:table-cell office:value-type="float" office:value="27886" calcext:value-type="float">
            <text:p>27,886</text:p>
          </table:table-cell>
          <table:table-cell table:style-name="ce33" table:formula="of:=[.$E19]/[.H19]" office:value-type="float" office:value="0.621583170514255" calcext:value-type="float">
            <text:p>0.62</text:p>
          </table:table-cell>
          <table:table-cell table:style-name="ce38" table:formula="of:=[.$E19]/[.I19]" office:value-type="float" office:value="0.914030683403068" calcext:value-type="float">
            <text:p>0.91</text:p>
          </table:table-cell>
          <table:table-cell table:style-name="ce38" table:formula="of:=[.$E19]/[.J19]" office:value-type="float" office:value="0.996381548940311" calcext:value-type="float">
            <text:p>1.00</text:p>
          </table:table-cell>
          <table:table-cell table:style-name="ce24" table:formula="of:=[.$E19]/[.K19]" office:value-type="float" office:value="1.17506992756222" calcext:value-type="float">
            <text:p>1.18</text:p>
          </table:table-cell>
          <table:table-cell table:style-name="ce33" table:formula="of:=[.L19]/[.$L19]" office:value-type="float" office:value="1" calcext:value-type="float">
            <text:p>1.00</text:p>
          </table:table-cell>
          <table:table-cell table:style-name="ce42" table:formula="of:=[.M19]/[.$L19]" office:value-type="float" office:value="1.47048814504881" calcext:value-type="float">
            <text:p>1.47</text:p>
          </table:table-cell>
          <table:table-cell table:style-name="ce42" table:formula="of:=[.N19]/[.$L19]" office:value-type="float" office:value="1.60297381944233" calcext:value-type="float">
            <text:p>1.60</text:p>
          </table:table-cell>
          <table:table-cell table:style-name="ce24" table:formula="of:=[.O19]/[.$L19]" office:value-type="float" office:value="1.89044681919243" calcext:value-type="float">
            <text:p>1.89</text:p>
          </table:table-cell>
          <table:table-cell table:style-name="ce44" table:formula="of:=[.L19]/[.$AJ$1]" office:value-type="percentage" office:value="0.000607014814955328" calcext:value-type="percentage">
            <text:p>0.06%</text:p>
          </table:table-cell>
          <table:table-cell table:style-name="ce47" table:formula="of:=[.M19]/[.$AJ$1]" office:value-type="percentage" office:value="0.000892608089260809" calcext:value-type="percentage">
            <text:p>0.09%</text:p>
          </table:table-cell>
          <table:table-cell table:style-name="ce47" table:formula="of:=[.N19]/[.$AJ$1]" office:value-type="percentage" office:value="0.000973028856387022" calcext:value-type="percentage">
            <text:p>0.10%</text:p>
          </table:table-cell>
          <table:table-cell table:style-name="ce50" table:formula="of:=[.O19]/[.$AJ$1]" office:value-type="percentage" office:value="0.00114752922613498" calcext:value-type="percentage">
            <text:p>0.11%</text:p>
          </table:table-cell>
          <table:table-cell table:style-name="ce44" table:formula="of:=[.L19]/IF([.$G19]&lt;[.$AJ$3]; [.$AJ$2]*[.$G19]; [.$AJ$1])" office:value-type="percentage" office:value="0.0777026386175238" calcext:value-type="percentage">
            <text:p>7.77%</text:p>
          </table:table-cell>
          <table:table-cell table:style-name="ce47" table:formula="of:=[.M19]/IF([.$G19]&lt;[.$AJ$3]; [.$AJ$2]*[.$G19]; [.$AJ$1])" office:value-type="percentage" office:value="0.114260808926081" calcext:value-type="percentage">
            <text:p>11.43%</text:p>
          </table:table-cell>
          <table:table-cell table:style-name="ce47" table:formula="of:=[.N19]/IF([.$G19]&lt;[.$AJ$3]; [.$AJ$2]*[.$G19]; [.$AJ$1])" office:value-type="percentage" office:value="0.124555295405479" calcext:value-type="percentage">
            <text:p>12.46%</text:p>
          </table:table-cell>
          <table:table-cell table:style-name="ce50" table:formula="of:=[.O19]/IF([.$G19]&lt;[.$AJ$3]; [.$AJ$2]*[.$G19]; [.$AJ$1])" office:value-type="percentage" office:value="0.146892706017356" calcext:value-type="percentage">
            <text:p>14.69%</text:p>
          </table:table-cell>
          <table:table-cell table:number-columns-repeated="997"/>
        </table:table-row>
        <table:table-row table:style-name="ro1">
          <table:table-cell table:style-name="ce5" office:value-type="float" office:value="16384" calcext:value-type="float">
            <text:p>16,3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20]*[.B20]*[.C20]" office:value-type="float" office:value="65536" calcext:value-type="float">
            <text:p>65,536</text:p>
          </table:table-cell>
          <table:table-cell table:formula="of:=[.A20]*[.C20]+[.B20]*[.C20]+IF([.D20]=&quot;yes&quot;; 4*[.A20]*[.B20]; 0)" office:value-type="float" office:value="131076" calcext:value-type="float">
            <text:p>131,076</text:p>
          </table:table-cell>
          <table:table-cell table:formula="of:=[.E20]/[.F20]" office:value-type="float" office:value="0.499984741676585" calcext:value-type="float">
            <text:p>0.50</text:p>
          </table:table-cell>
          <table:table-cell office:value-type="float" office:value="102625" calcext:value-type="float">
            <text:p>102,625</text:p>
          </table:table-cell>
          <table:table-cell office:value-type="float" office:value="70176" calcext:value-type="float">
            <text:p>70,176</text:p>
          </table:table-cell>
          <table:table-cell office:value-type="float" office:value="67212" calcext:value-type="float">
            <text:p>67,212</text:p>
          </table:table-cell>
          <table:table-cell office:value-type="float" office:value="55650" calcext:value-type="float">
            <text:p>55,650</text:p>
          </table:table-cell>
          <table:table-cell table:style-name="ce33" table:formula="of:=[.$E20]/[.H20]" office:value-type="float" office:value="0.638596833130329" calcext:value-type="float">
            <text:p>0.64</text:p>
          </table:table-cell>
          <table:table-cell table:style-name="ce38" table:formula="of:=[.$E20]/[.I20]" office:value-type="float" office:value="0.933880528955768" calcext:value-type="float">
            <text:p>0.93</text:p>
          </table:table-cell>
          <table:table-cell table:style-name="ce38" table:formula="of:=[.$E20]/[.J20]" office:value-type="float" office:value="0.975063976670833" calcext:value-type="float">
            <text:p>0.98</text:p>
          </table:table-cell>
          <table:table-cell table:style-name="ce24" table:formula="of:=[.$E20]/[.K20]" office:value-type="float" office:value="1.17764600179695" calcext:value-type="float">
            <text:p>1.18</text:p>
          </table:table-cell>
          <table:table-cell table:style-name="ce33" table:formula="of:=[.L20]/[.$L20]" office:value-type="float" office:value="1" calcext:value-type="float">
            <text:p>1.00</text:p>
          </table:table-cell>
          <table:table-cell table:style-name="ce42" table:formula="of:=[.M20]/[.$L20]" office:value-type="float" office:value="1.46239455084359" calcext:value-type="float">
            <text:p>1.46</text:p>
          </table:table-cell>
          <table:table-cell table:style-name="ce42" table:formula="of:=[.N20]/[.$L20]" office:value-type="float" office:value="1.52688508004523" calcext:value-type="float">
            <text:p>1.53</text:p>
          </table:table-cell>
          <table:table-cell table:style-name="ce24" table:formula="of:=[.O20]/[.$L20]" office:value-type="float" office:value="1.84411500449236" calcext:value-type="float">
            <text:p>1.84</text:p>
          </table:table-cell>
          <table:table-cell table:style-name="ce44" table:formula="of:=[.L20]/[.$AJ$1]" office:value-type="percentage" office:value="0.000623629719853837" calcext:value-type="percentage">
            <text:p>0.06%</text:p>
          </table:table-cell>
          <table:table-cell table:style-name="ce47" table:formula="of:=[.M20]/[.$AJ$1]" office:value-type="percentage" office:value="0.000911992704058368" calcext:value-type="percentage">
            <text:p>0.09%</text:p>
          </table:table-cell>
          <table:table-cell table:style-name="ce47" table:formula="of:=[.N20]/[.$AJ$1]" office:value-type="percentage" office:value="0.00095221091471761" calcext:value-type="percentage">
            <text:p>0.10%</text:p>
          </table:table-cell>
          <table:table-cell table:style-name="ce50" table:formula="of:=[.O20]/[.$AJ$1]" office:value-type="percentage" office:value="0.00115004492362983" calcext:value-type="percentage">
            <text:p>0.12%</text:p>
          </table:table-cell>
          <table:table-cell table:style-name="ce44" table:formula="of:=[.L20]/IF([.$G20]&lt;[.$AJ$3]; [.$AJ$2]*[.$G20]; [.$AJ$1])" office:value-type="percentage" office:value="0.0798270401948843" calcext:value-type="percentage">
            <text:p>7.98%</text:p>
          </table:table-cell>
          <table:table-cell table:style-name="ce47" table:formula="of:=[.M20]/IF([.$G20]&lt;[.$AJ$3]; [.$AJ$2]*[.$G20]; [.$AJ$1])" office:value-type="percentage" office:value="0.116738628590971" calcext:value-type="percentage">
            <text:p>11.67%</text:p>
          </table:table-cell>
          <table:table-cell table:style-name="ce47" table:formula="of:=[.N20]/IF([.$G20]&lt;[.$AJ$3]; [.$AJ$2]*[.$G20]; [.$AJ$1])" office:value-type="percentage" office:value="0.12188671665774" calcext:value-type="percentage">
            <text:p>12.19%</text:p>
          </table:table-cell>
          <table:table-cell table:style-name="ce50" table:formula="of:=[.O20]/IF([.$G20]&lt;[.$AJ$3]; [.$AJ$2]*[.$G20]; [.$AJ$1])" office:value-type="percentage" office:value="0.147210242587601" calcext:value-type="percentage">
            <text:p>14.72%</text:p>
          </table:table-cell>
          <table:table-cell table:number-columns-repeated="997"/>
        </table:table-row>
        <table:table-row table:style-name="ro1">
          <table:table-cell table:style-name="ce5" office:value-type="float" office:value="32768" calcext:value-type="float">
            <text:p>32,7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21]*[.B21]*[.C21]" office:value-type="float" office:value="131072" calcext:value-type="float">
            <text:p>131,072</text:p>
          </table:table-cell>
          <table:table-cell table:formula="of:=[.A21]*[.C21]+[.B21]*[.C21]+IF([.D21]=&quot;yes&quot;; 4*[.A21]*[.B21]; 0)" office:value-type="float" office:value="262148" calcext:value-type="float">
            <text:p>262,148</text:p>
          </table:table-cell>
          <table:table-cell table:formula="of:=[.E21]/[.F21]" office:value-type="float" office:value="0.499992370721882" calcext:value-type="float">
            <text:p>0.50</text:p>
          </table:table-cell>
          <table:table-cell office:value-type="float" office:value="202743" calcext:value-type="float">
            <text:p>202,743</text:p>
          </table:table-cell>
          <table:table-cell office:value-type="float" office:value="142693" calcext:value-type="float">
            <text:p>142,693</text:p>
          </table:table-cell>
          <table:table-cell office:value-type="float" office:value="138377" calcext:value-type="float">
            <text:p>138,377</text:p>
          </table:table-cell>
          <table:table-cell office:value-type="float" office:value="113619" calcext:value-type="float">
            <text:p>113,619</text:p>
          </table:table-cell>
          <table:table-cell table:style-name="ce33" table:formula="of:=[.$E21]/[.H21]" office:value-type="float" office:value="0.646493343789921" calcext:value-type="float">
            <text:p>0.65</text:p>
          </table:table-cell>
          <table:table-cell table:style-name="ce38" table:formula="of:=[.$E21]/[.I21]" office:value-type="float" office:value="0.918559424779071" calcext:value-type="float">
            <text:p>0.92</text:p>
          </table:table-cell>
          <table:table-cell table:style-name="ce38" table:formula="of:=[.$E21]/[.J21]" office:value-type="float" office:value="0.947209435093982" calcext:value-type="float">
            <text:p>0.95</text:p>
          </table:table-cell>
          <table:table-cell table:style-name="ce24" table:formula="of:=[.$E21]/[.K21]" office:value-type="float" office:value="1.15360987158838" calcext:value-type="float">
            <text:p>1.15</text:p>
          </table:table-cell>
          <table:table-cell table:style-name="ce33" table:formula="of:=[.L21]/[.$L21]" office:value-type="float" office:value="1" calcext:value-type="float">
            <text:p>1.00</text:p>
          </table:table-cell>
          <table:table-cell table:style-name="ce42" table:formula="of:=[.M21]/[.$L21]" office:value-type="float" office:value="1.42083353773486" calcext:value-type="float">
            <text:p>1.42</text:p>
          </table:table-cell>
          <table:table-cell table:style-name="ce42" table:formula="of:=[.N21]/[.$L21]" office:value-type="float" office:value="1.46514955520065" calcext:value-type="float">
            <text:p>1.47</text:p>
          </table:table-cell>
          <table:table-cell table:style-name="ce24" table:formula="of:=[.O21]/[.$L21]" office:value-type="float" office:value="1.78441105800966" calcext:value-type="float">
            <text:p>1.78</text:p>
          </table:table-cell>
          <table:table-cell table:style-name="ce44" table:formula="of:=[.L21]/[.$AJ$1]" office:value-type="percentage" office:value="0.000631341156044845" calcext:value-type="percentage">
            <text:p>0.06%</text:p>
          </table:table-cell>
          <table:table-cell table:style-name="ce47" table:formula="of:=[.M21]/[.$AJ$1]" office:value-type="percentage" office:value="0.000897030688260812" calcext:value-type="percentage">
            <text:p>0.09%</text:p>
          </table:table-cell>
          <table:table-cell table:style-name="ce47" table:formula="of:=[.N21]/[.$AJ$1]" office:value-type="percentage" office:value="0.000925009213958967" calcext:value-type="percentage">
            <text:p>0.09%</text:p>
          </table:table-cell>
          <table:table-cell table:style-name="ce50" table:formula="of:=[.O21]/[.$AJ$1]" office:value-type="percentage" office:value="0.00112657214022303" calcext:value-type="percentage">
            <text:p>0.11%</text:p>
          </table:table-cell>
          <table:table-cell table:style-name="ce44" table:formula="of:=[.L21]/IF([.$G21]&lt;[.$AJ$3]; [.$AJ$2]*[.$G21]; [.$AJ$1])" office:value-type="percentage" office:value="0.0808129010619355" calcext:value-type="percentage">
            <text:p>8.08%</text:p>
          </table:table-cell>
          <table:table-cell table:style-name="ce47" table:formula="of:=[.M21]/IF([.$G21]&lt;[.$AJ$3]; [.$AJ$2]*[.$G21]; [.$AJ$1])" office:value-type="percentage" office:value="0.114821680110447" calcext:value-type="percentage">
            <text:p>11.48%</text:p>
          </table:table-cell>
          <table:table-cell table:style-name="ce47" table:formula="of:=[.N21]/IF([.$G21]&lt;[.$AJ$3]; [.$AJ$2]*[.$G21]; [.$AJ$1])" office:value-type="percentage" office:value="0.118402986045369" calcext:value-type="percentage">
            <text:p>11.84%</text:p>
          </table:table-cell>
          <table:table-cell table:style-name="ce50" table:formula="of:=[.O21]/IF([.$G21]&lt;[.$AJ$3]; [.$AJ$2]*[.$G21]; [.$AJ$1])" office:value-type="percentage" office:value="0.144203434284759" calcext:value-type="percentage">
            <text:p>14.42%</text:p>
          </table:table-cell>
          <table:table-cell table:number-columns-repeated="997"/>
        </table:table-row>
        <table:table-row table:style-name="ro1">
          <table:table-cell table:style-name="ce5" office:value-type="float" office:value="65536" calcext:value-type="float">
            <text:p>65,5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22]*[.B22]*[.C22]" office:value-type="float" office:value="262144" calcext:value-type="float">
            <text:p>262,144</text:p>
          </table:table-cell>
          <table:table-cell table:formula="of:=[.A22]*[.C22]+[.B22]*[.C22]+IF([.D22]=&quot;yes&quot;; 4*[.A22]*[.B22]; 0)" office:value-type="float" office:value="524292" calcext:value-type="float">
            <text:p>524,292</text:p>
          </table:table-cell>
          <table:table-cell table:formula="of:=[.E22]/[.F22]" office:value-type="float" office:value="0.499996185331838" calcext:value-type="float">
            <text:p>0.50</text:p>
          </table:table-cell>
          <table:table-cell office:value-type="float" office:value="402494" calcext:value-type="float">
            <text:p>402,494</text:p>
          </table:table-cell>
          <table:table-cell office:value-type="float" office:value="305783" calcext:value-type="float">
            <text:p>305,783</text:p>
          </table:table-cell>
          <table:table-cell office:value-type="float" office:value="297858" calcext:value-type="float">
            <text:p>297,858</text:p>
          </table:table-cell>
          <table:table-cell office:value-type="float" office:value="246043" calcext:value-type="float">
            <text:p>246,043</text:p>
          </table:table-cell>
          <table:table-cell table:style-name="ce33" table:formula="of:=[.$E22]/[.H22]" office:value-type="float" office:value="0.651299149800991" calcext:value-type="float">
            <text:p>0.65</text:p>
          </table:table-cell>
          <table:table-cell table:style-name="ce38" table:formula="of:=[.$E22]/[.I22]" office:value-type="float" office:value="0.857287684403646" calcext:value-type="float">
            <text:p>0.86</text:p>
          </table:table-cell>
          <table:table-cell table:style-name="ce38" table:formula="of:=[.$E22]/[.J22]" office:value-type="float" office:value="0.880097227537954" calcext:value-type="float">
            <text:p>0.88</text:p>
          </table:table-cell>
          <table:table-cell table:style-name="ce24" table:formula="of:=[.$E22]/[.K22]" office:value-type="float" office:value="1.06543978085131" calcext:value-type="float">
            <text:p>1.07</text:p>
          </table:table-cell>
          <table:table-cell table:style-name="ce33" table:formula="of:=[.L22]/[.$L22]" office:value-type="float" office:value="1" calcext:value-type="float">
            <text:p>1.00</text:p>
          </table:table-cell>
          <table:table-cell table:style-name="ce42" table:formula="of:=[.M22]/[.$L22]" office:value-type="float" office:value="1.31627330492539" calcext:value-type="float">
            <text:p>1.32</text:p>
          </table:table-cell>
          <table:table-cell table:style-name="ce42" table:formula="of:=[.N22]/[.$L22]" office:value-type="float" office:value="1.35129491234078" calcext:value-type="float">
            <text:p>1.35</text:p>
          </table:table-cell>
          <table:table-cell table:style-name="ce24" table:formula="of:=[.O22]/[.$L22]" office:value-type="float" office:value="1.63586852704609" calcext:value-type="float">
            <text:p>1.64</text:p>
          </table:table-cell>
          <table:table-cell table:style-name="ce44" table:formula="of:=[.L22]/[.$AJ$1]" office:value-type="percentage" office:value="0.00063603432597753" calcext:value-type="percentage">
            <text:p>0.06%</text:p>
          </table:table-cell>
          <table:table-cell table:style-name="ce47" table:formula="of:=[.M22]/[.$AJ$1]" office:value-type="percentage" office:value="0.000837195004300435" calcext:value-type="percentage">
            <text:p>0.08%</text:p>
          </table:table-cell>
          <table:table-cell table:style-name="ce47" table:formula="of:=[.N22]/[.$AJ$1]" office:value-type="percentage" office:value="0.000859469948767534" calcext:value-type="percentage">
            <text:p>0.09%</text:p>
          </table:table-cell>
          <table:table-cell table:style-name="ce50" table:formula="of:=[.O22]/[.$AJ$1]" office:value-type="percentage" office:value="0.00104046853598761" calcext:value-type="percentage">
            <text:p>0.10%</text:p>
          </table:table-cell>
          <table:table-cell table:style-name="ce44" table:formula="of:=[.L22]/IF([.$G22]&lt;[.$AJ$3]; [.$AJ$2]*[.$G22]; [.$AJ$1])" office:value-type="percentage" office:value="0.0814130148523953" calcext:value-type="percentage">
            <text:p>8.14%</text:p>
          </table:table-cell>
          <table:table-cell table:style-name="ce47" table:formula="of:=[.M22]/IF([.$G22]&lt;[.$AJ$3]; [.$AJ$2]*[.$G22]; [.$AJ$1])" office:value-type="percentage" office:value="0.107161778123702" calcext:value-type="percentage">
            <text:p>10.72%</text:p>
          </table:table-cell>
          <table:table-cell table:style-name="ce47" table:formula="of:=[.N22]/IF([.$G22]&lt;[.$AJ$3]; [.$AJ$2]*[.$G22]; [.$AJ$1])" office:value-type="percentage" office:value="0.110012992768366" calcext:value-type="percentage">
            <text:p>11.00%</text:p>
          </table:table-cell>
          <table:table-cell table:style-name="ce50" table:formula="of:=[.O22]/IF([.$G22]&lt;[.$AJ$3]; [.$AJ$2]*[.$G22]; [.$AJ$1])" office:value-type="percentage" office:value="0.133180988688969" calcext:value-type="percentage">
            <text:p>13.32%</text:p>
          </table:table-cell>
          <table:table-cell table:number-columns-repeated="997"/>
        </table:table-row>
        <table:table-row table:style-name="ro1">
          <table:table-cell table:style-name="ce5" office:value-type="float" office:value="131072" calcext:value-type="float">
            <text:p>131,0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23]*[.B23]*[.C23]" office:value-type="float" office:value="524288" calcext:value-type="float">
            <text:p>524,288</text:p>
          </table:table-cell>
          <table:table-cell table:formula="of:=[.A23]*[.C23]+[.B23]*[.C23]+IF([.D23]=&quot;yes&quot;; 4*[.A23]*[.B23]; 0)" office:value-type="float" office:value="1048580" calcext:value-type="float">
            <text:p>1,048,580</text:p>
          </table:table-cell>
          <table:table-cell table:formula="of:=[.E23]/[.F23]" office:value-type="float" office:value="0.499998092658643" calcext:value-type="float">
            <text:p>0.50</text:p>
          </table:table-cell>
          <table:table-cell office:value-type="float" office:value="802930" calcext:value-type="float">
            <text:p>802,930</text:p>
          </table:table-cell>
          <table:table-cell office:value-type="float" office:value="674210" calcext:value-type="float">
            <text:p>674,210</text:p>
          </table:table-cell>
          <table:table-cell office:value-type="float" office:value="658579" calcext:value-type="float">
            <text:p>658,579</text:p>
          </table:table-cell>
          <table:table-cell office:value-type="float" office:value="530451" calcext:value-type="float">
            <text:p>530,451</text:p>
          </table:table-cell>
          <table:table-cell table:style-name="ce33" table:formula="of:=[.$E23]/[.H23]" office:value-type="float" office:value="0.652968502858282" calcext:value-type="float">
            <text:p>0.65</text:p>
          </table:table-cell>
          <table:table-cell table:style-name="ce38" table:formula="of:=[.$E23]/[.I23]" office:value-type="float" office:value="0.777633081680782" calcext:value-type="float">
            <text:p>0.78</text:p>
          </table:table-cell>
          <table:table-cell table:style-name="ce38" table:formula="of:=[.$E23]/[.J23]" office:value-type="float" office:value="0.796089762959341" calcext:value-type="float">
            <text:p>0.80</text:p>
          </table:table-cell>
          <table:table-cell table:style-name="ce24" table:formula="of:=[.$E23]/[.K23]" office:value-type="float" office:value="0.988381584726959" calcext:value-type="float">
            <text:p>0.99</text:p>
          </table:table-cell>
          <table:table-cell table:style-name="ce33" table:formula="of:=[.L23]/[.$L23]" office:value-type="float" office:value="1" calcext:value-type="float">
            <text:p>1.00</text:p>
          </table:table-cell>
          <table:table-cell table:style-name="ce42" table:formula="of:=[.M23]/[.$L23]" office:value-type="float" office:value="1.19091974310675" calcext:value-type="float">
            <text:p>1.19</text:p>
          </table:table-cell>
          <table:table-cell table:style-name="ce42" table:formula="of:=[.N23]/[.$L23]" office:value-type="float" office:value="1.21918554949368" calcext:value-type="float">
            <text:p>1.22</text:p>
          </table:table-cell>
          <table:table-cell table:style-name="ce24" table:formula="of:=[.O23]/[.$L23]" office:value-type="float" office:value="1.51367421307529" calcext:value-type="float">
            <text:p>1.51</text:p>
          </table:table-cell>
          <table:table-cell table:style-name="ce44" table:formula="of:=[.L23]/[.$AJ$1]" office:value-type="percentage" office:value="0.000637664553572541" calcext:value-type="percentage">
            <text:p>0.06%</text:p>
          </table:table-cell>
          <table:table-cell table:style-name="ce47" table:formula="of:=[.M23]/[.$AJ$1]" office:value-type="percentage" office:value="0.000759407306328889" calcext:value-type="percentage">
            <text:p>0.08%</text:p>
          </table:table-cell>
          <table:table-cell table:style-name="ce47" table:formula="of:=[.N23]/[.$AJ$1]" office:value-type="percentage" office:value="0.000777431409139982" calcext:value-type="percentage">
            <text:p>0.08%</text:p>
          </table:table-cell>
          <table:table-cell table:style-name="ce50" table:formula="of:=[.O23]/[.$AJ$1]" office:value-type="percentage" office:value="0.000965216391334921" calcext:value-type="percentage">
            <text:p>0.10%</text:p>
          </table:table-cell>
          <table:table-cell table:style-name="ce44" table:formula="of:=[.L23]/IF([.$G23]&lt;[.$AJ$3]; [.$AJ$2]*[.$G23]; [.$AJ$1])" office:value-type="percentage" office:value="0.0816213742169305" calcext:value-type="percentage">
            <text:p>8.16%</text:p>
          </table:table-cell>
          <table:table-cell table:style-name="ce47" table:formula="of:=[.M23]/IF([.$G23]&lt;[.$AJ$3]; [.$AJ$2]*[.$G23]; [.$AJ$1])" office:value-type="percentage" office:value="0.0972045060144465" calcext:value-type="percentage">
            <text:p>9.72%</text:p>
          </table:table-cell>
          <table:table-cell table:style-name="ce47" table:formula="of:=[.N23]/IF([.$G23]&lt;[.$AJ$3]; [.$AJ$2]*[.$G23]; [.$AJ$1])" office:value-type="percentage" office:value="0.0995115999750979" calcext:value-type="percentage">
            <text:p>9.95%</text:p>
          </table:table-cell>
          <table:table-cell table:style-name="ce50" table:formula="of:=[.O23]/IF([.$G23]&lt;[.$AJ$3]; [.$AJ$2]*[.$G23]; [.$AJ$1])" office:value-type="percentage" office:value="0.123548169387936" calcext:value-type="percentage">
            <text:p>12.35%</text:p>
          </table:table-cell>
          <table:table-cell table:number-columns-repeated="997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2" calcext:value-type="float">
            <text:p>32</text:p>
          </table:table-cell>
          <table:table-cell table:style-name="ce15" office:value-type="string" calcext:value-type="string">
            <text:p>yes</text:p>
          </table:table-cell>
          <table:table-cell table:style-name="ce11" table:formula="of:=[.A24]*[.B24]*[.C24]" office:value-type="float" office:value="8192" calcext:value-type="float">
            <text:p>8,192</text:p>
          </table:table-cell>
          <table:table-cell table:style-name="ce11" table:formula="of:=[.A24]*[.C24]+[.B24]*[.C24]+IF([.D24]=&quot;yes&quot;; 4*[.A24]*[.B24]; 0)" office:value-type="float" office:value="9248" calcext:value-type="float">
            <text:p>9,248</text:p>
          </table:table-cell>
          <table:table-cell table:style-name="ce23" table:formula="of:=[.E24]/[.F24]" office:value-type="float" office:value="0.885813148788927" calcext:value-type="float">
            <text:p>0.89</text:p>
          </table:table-cell>
          <table:table-cell table:style-name="ce11" office:value-type="float" office:value="3630" calcext:value-type="float">
            <text:p>3,630</text:p>
          </table:table-cell>
          <table:table-cell table:style-name="ce11" office:value-type="float" office:value="3566" calcext:value-type="float">
            <text:p>3,566</text:p>
          </table:table-cell>
          <table:table-cell table:style-name="ce11" office:value-type="float" office:value="1770" calcext:value-type="float">
            <text:p>1,770</text:p>
          </table:table-cell>
          <table:table-cell table:style-name="ce11" office:value-type="float" office:value="2442" calcext:value-type="float">
            <text:p>2,442</text:p>
          </table:table-cell>
          <table:table-cell table:style-name="ce32" table:formula="of:=[.$E24]/[.H24]" office:value-type="float" office:value="2.25674931129477" calcext:value-type="float">
            <text:p>2.26</text:p>
          </table:table-cell>
          <table:table-cell table:style-name="ce37" table:formula="of:=[.$E24]/[.I24]" office:value-type="float" office:value="2.29725182277061" calcext:value-type="float">
            <text:p>2.30</text:p>
          </table:table-cell>
          <table:table-cell table:style-name="ce37" table:formula="of:=[.$E24]/[.J24]" office:value-type="float" office:value="4.62824858757062" calcext:value-type="float">
            <text:p>4.63</text:p>
          </table:table-cell>
          <table:table-cell table:style-name="ce23" table:formula="of:=[.$E24]/[.K24]" office:value-type="float" office:value="3.35462735462735" calcext:value-type="float">
            <text:p>3.35</text:p>
          </table:table-cell>
          <table:table-cell table:style-name="ce32" table:formula="of:=[.L24]/[.$L24]" office:value-type="float" office:value="1" calcext:value-type="float">
            <text:p>1.00</text:p>
          </table:table-cell>
          <table:table-cell table:style-name="ce37" table:formula="of:=[.M24]/[.$L24]" office:value-type="float" office:value="1.0179472798654" calcext:value-type="float">
            <text:p>1.02</text:p>
          </table:table-cell>
          <table:table-cell table:style-name="ce37" table:formula="of:=[.N24]/[.$L24]" office:value-type="float" office:value="2.05084745762712" calcext:value-type="float">
            <text:p>2.05</text:p>
          </table:table-cell>
          <table:table-cell table:style-name="ce23" table:formula="of:=[.O24]/[.$L24]" office:value-type="float" office:value="1.48648648648649" calcext:value-type="float">
            <text:p>1.49</text:p>
          </table:table-cell>
          <table:table-cell table:style-name="ce43" table:formula="of:=[.L24]/[.$AJ$1]" office:value-type="percentage" office:value="0.00220385674931129" calcext:value-type="percentage">
            <text:p>0.22%</text:p>
          </table:table-cell>
          <table:table-cell table:style-name="ce46" table:formula="of:=[.M24]/[.$AJ$1]" office:value-type="percentage" office:value="0.00224340998317443" calcext:value-type="percentage">
            <text:p>0.22%</text:p>
          </table:table-cell>
          <table:table-cell table:style-name="ce46" table:formula="of:=[.N24]/[.$AJ$1]" office:value-type="percentage" office:value="0.00451977401129944" calcext:value-type="percentage">
            <text:p>0.45%</text:p>
          </table:table-cell>
          <table:table-cell table:style-name="ce49" table:formula="of:=[.O24]/[.$AJ$1]" office:value-type="percentage" office:value="0.00327600327600328" calcext:value-type="percentage">
            <text:p>0.33%</text:p>
          </table:table-cell>
          <table:table-cell table:style-name="ce43" table:formula="of:=[.L24]/IF([.$G24]&lt;[.$AJ$3]; [.$AJ$2]*[.$G24]; [.$AJ$1])" office:value-type="percentage" office:value="0.159228650137741" calcext:value-type="percentage">
            <text:p>15.92%</text:p>
          </table:table-cell>
          <table:table-cell table:style-name="ce46" table:formula="of:=[.M24]/IF([.$G24]&lt;[.$AJ$3]; [.$AJ$2]*[.$G24]; [.$AJ$1])" office:value-type="percentage" office:value="0.162086371284352" calcext:value-type="percentage">
            <text:p>16.21%</text:p>
          </table:table-cell>
          <table:table-cell table:style-name="ce46" table:formula="of:=[.N24]/IF([.$G24]&lt;[.$AJ$3]; [.$AJ$2]*[.$G24]; [.$AJ$1])" office:value-type="percentage" office:value="0.326553672316384" calcext:value-type="percentage">
            <text:p>32.66%</text:p>
          </table:table-cell>
          <table:table-cell table:style-name="ce49" table:formula="of:=[.O24]/IF([.$G24]&lt;[.$AJ$3]; [.$AJ$2]*[.$G24]; [.$AJ$1])" office:value-type="percentage" office:value="0.236691236691237" calcext:value-type="percentage">
            <text:p>23.67%</text:p>
          </table:table-cell>
          <table:table-cell table:number-columns-repeated="997"/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yes</text:p>
          </table:table-cell>
          <table:table-cell table:formula="of:=[.A25]*[.B25]*[.C25]" office:value-type="float" office:value="16384" calcext:value-type="float">
            <text:p>16,384</text:p>
          </table:table-cell>
          <table:table-cell table:formula="of:=[.A25]*[.C25]+[.B25]*[.C25]+IF([.D25]=&quot;yes&quot;; 4*[.A25]*[.B25]; 0)" office:value-type="float" office:value="18464" calcext:value-type="float">
            <text:p>18,464</text:p>
          </table:table-cell>
          <table:table-cell table:formula="of:=[.E25]/[.F25]" office:value-type="float" office:value="0.88734835355286" calcext:value-type="float">
            <text:p>0.89</text:p>
          </table:table-cell>
          <table:table-cell office:value-type="float" office:value="4804" calcext:value-type="float">
            <text:p>4,804</text:p>
          </table:table-cell>
          <table:table-cell office:value-type="float" office:value="4246" calcext:value-type="float">
            <text:p>4,246</text:p>
          </table:table-cell>
          <table:table-cell office:value-type="float" office:value="3149" calcext:value-type="float">
            <text:p>3,149</text:p>
          </table:table-cell>
          <table:table-cell office:value-type="float" office:value="4281" calcext:value-type="float">
            <text:p>4,281</text:p>
          </table:table-cell>
          <table:table-cell table:style-name="ce33" table:formula="of:=[.$E25]/[.H25]" office:value-type="float" office:value="3.4104912572856" calcext:value-type="float">
            <text:p>3.41</text:p>
          </table:table-cell>
          <table:table-cell table:style-name="ce38" table:formula="of:=[.$E25]/[.I25]" office:value-type="float" office:value="3.85869053226566" calcext:value-type="float">
            <text:p>3.86</text:p>
          </table:table-cell>
          <table:table-cell table:style-name="ce38" table:formula="of:=[.$E25]/[.J25]" office:value-type="float" office:value="5.20292156240076" calcext:value-type="float">
            <text:p>5.20</text:p>
          </table:table-cell>
          <table:table-cell table:style-name="ce24" table:formula="of:=[.$E25]/[.K25]" office:value-type="float" office:value="3.82714319084326" calcext:value-type="float">
            <text:p>3.83</text:p>
          </table:table-cell>
          <table:table-cell table:style-name="ce33" table:formula="of:=[.L25]/[.$L25]" office:value-type="float" office:value="1" calcext:value-type="float">
            <text:p>1.00</text:p>
          </table:table-cell>
          <table:table-cell table:style-name="ce42" table:formula="of:=[.M25]/[.$L25]" office:value-type="float" office:value="1.13141780499293" calcext:value-type="float">
            <text:p>1.13</text:p>
          </table:table-cell>
          <table:table-cell table:style-name="ce42" table:formula="of:=[.N25]/[.$L25]" office:value-type="float" office:value="1.52556367100667" calcext:value-type="float">
            <text:p>1.53</text:p>
          </table:table-cell>
          <table:table-cell table:style-name="ce24" table:formula="of:=[.O25]/[.$L25]" office:value-type="float" office:value="1.12216771782294" calcext:value-type="float">
            <text:p>1.12</text:p>
          </table:table-cell>
          <table:table-cell table:style-name="ce44" table:formula="of:=[.L25]/[.$AJ$1]" office:value-type="percentage" office:value="0.00333055786844296" calcext:value-type="percentage">
            <text:p>0.33%</text:p>
          </table:table-cell>
          <table:table-cell table:style-name="ce47" table:formula="of:=[.M25]/[.$AJ$1]" office:value-type="percentage" office:value="0.00376825247291569" calcext:value-type="percentage">
            <text:p>0.38%</text:p>
          </table:table-cell>
          <table:table-cell table:style-name="ce47" table:formula="of:=[.N25]/[.$AJ$1]" office:value-type="percentage" office:value="0.00508097808828199" calcext:value-type="percentage">
            <text:p>0.51%</text:p>
          </table:table-cell>
          <table:table-cell table:style-name="ce50" table:formula="of:=[.O25]/[.$AJ$1]" office:value-type="percentage" office:value="0.00373744452230787" calcext:value-type="percentage">
            <text:p>0.37%</text:p>
          </table:table-cell>
          <table:table-cell table:style-name="ce44" table:formula="of:=[.L25]/IF([.$G25]&lt;[.$AJ$3]; [.$AJ$2]*[.$G25]; [.$AJ$1])" office:value-type="percentage" office:value="0.240216486261449" calcext:value-type="percentage">
            <text:p>24.02%</text:p>
          </table:table-cell>
          <table:table-cell table:style-name="ce47" table:formula="of:=[.M25]/IF([.$G25]&lt;[.$AJ$3]; [.$AJ$2]*[.$G25]; [.$AJ$1])" office:value-type="percentage" office:value="0.271785209609044" calcext:value-type="percentage">
            <text:p>27.18%</text:p>
          </table:table-cell>
          <table:table-cell table:style-name="ce47" table:formula="of:=[.N25]/IF([.$G25]&lt;[.$AJ$3]; [.$AJ$2]*[.$G25]; [.$AJ$1])" office:value-type="percentage" office:value="0.366465544617339" calcext:value-type="percentage">
            <text:p>36.65%</text:p>
          </table:table-cell>
          <table:table-cell table:style-name="ce50" table:formula="of:=[.O25]/IF([.$G25]&lt;[.$AJ$3]; [.$AJ$2]*[.$G25]; [.$AJ$1])" office:value-type="percentage" office:value="0.269563186171455" calcext:value-type="percentage">
            <text:p>26.96%</text:p>
          </table:table-cell>
          <table:table-cell table:number-columns-repeated="997"/>
        </table:table-row>
        <table:table-row table:style-name="ro1">
          <table:table-cell table:style-name="ce5" office:value-type="float" office:value="1024" calcext:value-type="float">
            <text:p>1,0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yes</text:p>
          </table:table-cell>
          <table:table-cell table:formula="of:=[.A26]*[.B26]*[.C26]" office:value-type="float" office:value="32768" calcext:value-type="float">
            <text:p>32,768</text:p>
          </table:table-cell>
          <table:table-cell table:formula="of:=[.A26]*[.C26]+[.B26]*[.C26]+IF([.D26]=&quot;yes&quot;; 4*[.A26]*[.B26]; 0)" office:value-type="float" office:value="36896" calcext:value-type="float">
            <text:p>36,896</text:p>
          </table:table-cell>
          <table:table-cell table:formula="of:=[.E26]/[.F26]" office:value-type="float" office:value="0.888117953165655" calcext:value-type="float">
            <text:p>0.89</text:p>
          </table:table-cell>
          <table:table-cell office:value-type="float" office:value="8471" calcext:value-type="float">
            <text:p>8,471</text:p>
          </table:table-cell>
          <table:table-cell office:value-type="float" office:value="6524" calcext:value-type="float">
            <text:p>6,524</text:p>
          </table:table-cell>
          <table:table-cell office:value-type="float" office:value="5783" calcext:value-type="float">
            <text:p>5,783</text:p>
          </table:table-cell>
          <table:table-cell office:value-type="float" office:value="7373" calcext:value-type="float">
            <text:p>7,373</text:p>
          </table:table-cell>
          <table:table-cell table:style-name="ce33" table:formula="of:=[.$E26]/[.H26]" office:value-type="float" office:value="3.86825640420257" calcext:value-type="float">
            <text:p>3.87</text:p>
          </table:table-cell>
          <table:table-cell table:style-name="ce38" table:formula="of:=[.$E26]/[.I26]" office:value-type="float" office:value="5.0226854690374" calcext:value-type="float">
            <text:p>5.02</text:p>
          </table:table-cell>
          <table:table-cell table:style-name="ce38" table:formula="of:=[.$E26]/[.J26]" office:value-type="float" office:value="5.66626318519799" calcext:value-type="float">
            <text:p>5.67</text:p>
          </table:table-cell>
          <table:table-cell table:style-name="ce24" table:formula="of:=[.$E26]/[.K26]" office:value-type="float" office:value="4.44432388444324" calcext:value-type="float">
            <text:p>4.44</text:p>
          </table:table-cell>
          <table:table-cell table:style-name="ce33" table:formula="of:=[.L26]/[.$L26]" office:value-type="float" office:value="1" calcext:value-type="float">
            <text:p>1.00</text:p>
          </table:table-cell>
          <table:table-cell table:style-name="ce42" table:formula="of:=[.M26]/[.$L26]" office:value-type="float" office:value="1.29843654199877" calcext:value-type="float">
            <text:p>1.30</text:p>
          </table:table-cell>
          <table:table-cell table:style-name="ce42" table:formula="of:=[.N26]/[.$L26]" office:value-type="float" office:value="1.46481065191077" calcext:value-type="float">
            <text:p>1.46</text:p>
          </table:table-cell>
          <table:table-cell table:style-name="ce24" table:formula="of:=[.O26]/[.$L26]" office:value-type="float" office:value="1.14892174148922" calcext:value-type="float">
            <text:p>1.15</text:p>
          </table:table-cell>
          <table:table-cell table:style-name="ce44" table:formula="of:=[.L26]/[.$AJ$1]" office:value-type="percentage" office:value="0.00377759414472908" calcext:value-type="percentage">
            <text:p>0.38%</text:p>
          </table:table-cell>
          <table:table-cell table:style-name="ce47" table:formula="of:=[.M26]/[.$AJ$1]" office:value-type="percentage" office:value="0.00490496627835684" calcext:value-type="percentage">
            <text:p>0.49%</text:p>
          </table:table-cell>
          <table:table-cell table:style-name="ce47" table:formula="of:=[.N26]/[.$AJ$1]" office:value-type="percentage" office:value="0.00553346014179492" calcext:value-type="percentage">
            <text:p>0.55%</text:p>
          </table:table-cell>
          <table:table-cell table:style-name="ce50" table:formula="of:=[.O26]/[.$AJ$1]" office:value-type="percentage" office:value="0.0043401600434016" calcext:value-type="percentage">
            <text:p>0.43%</text:p>
          </table:table-cell>
          <table:table-cell table:style-name="ce44" table:formula="of:=[.L26]/IF([.$G26]&lt;[.$AJ$3]; [.$AJ$2]*[.$G26]; [.$AJ$1])" office:value-type="percentage" office:value="0.272222878054539" calcext:value-type="percentage">
            <text:p>27.22%</text:p>
          </table:table-cell>
          <table:table-cell table:style-name="ce47" table:formula="of:=[.M26]/IF([.$G26]&lt;[.$AJ$3]; [.$AJ$2]*[.$G26]; [.$AJ$1])" office:value-type="percentage" office:value="0.35346413243409" calcext:value-type="percentage">
            <text:p>35.35%</text:p>
          </table:table-cell>
          <table:table-cell table:style-name="ce47" table:formula="of:=[.N26]/IF([.$G26]&lt;[.$AJ$3]; [.$AJ$2]*[.$G26]; [.$AJ$1])" office:value-type="percentage" office:value="0.398754971468096" calcext:value-type="percentage">
            <text:p>39.88%</text:p>
          </table:table-cell>
          <table:table-cell table:style-name="ce50" table:formula="of:=[.O26]/IF([.$G26]&lt;[.$AJ$3]; [.$AJ$2]*[.$G26]; [.$AJ$1])" office:value-type="percentage" office:value="0.312762783127628" calcext:value-type="percentage">
            <text:p>31.28%</text:p>
          </table:table-cell>
          <table:table-cell table:number-columns-repeated="997"/>
        </table:table-row>
        <table:table-row table:style-name="ro1">
          <table:table-cell table:style-name="ce5" office:value-type="float" office:value="2048" calcext:value-type="float">
            <text:p>2,04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yes</text:p>
          </table:table-cell>
          <table:table-cell table:formula="of:=[.A27]*[.B27]*[.C27]" office:value-type="float" office:value="65536" calcext:value-type="float">
            <text:p>65,536</text:p>
          </table:table-cell>
          <table:table-cell table:formula="of:=[.A27]*[.C27]+[.B27]*[.C27]+IF([.D27]=&quot;yes&quot;; 4*[.A27]*[.B27]; 0)" office:value-type="float" office:value="73760" calcext:value-type="float">
            <text:p>73,760</text:p>
          </table:table-cell>
          <table:table-cell table:formula="of:=[.E27]/[.F27]" office:value-type="float" office:value="0.888503253796095" calcext:value-type="float">
            <text:p>0.89</text:p>
          </table:table-cell>
          <table:table-cell office:value-type="float" office:value="14513" calcext:value-type="float">
            <text:p>14,513</text:p>
          </table:table-cell>
          <table:table-cell office:value-type="float" office:value="10943" calcext:value-type="float">
            <text:p>10,943</text:p>
          </table:table-cell>
          <table:table-cell office:value-type="float" office:value="11257" calcext:value-type="float">
            <text:p>11,257</text:p>
          </table:table-cell>
          <table:table-cell office:value-type="float" office:value="14381" calcext:value-type="float">
            <text:p>14,381</text:p>
          </table:table-cell>
          <table:table-cell table:style-name="ce33" table:formula="of:=[.$E27]/[.H27]" office:value-type="float" office:value="4.51567560118514" calcext:value-type="float">
            <text:p>4.52</text:p>
          </table:table-cell>
          <table:table-cell table:style-name="ce38" table:formula="of:=[.$E27]/[.I27]" office:value-type="float" office:value="5.98885132047885" calcext:value-type="float">
            <text:p>5.99</text:p>
          </table:table-cell>
          <table:table-cell table:style-name="ce38" table:formula="of:=[.$E27]/[.J27]" office:value-type="float" office:value="5.8217997690326" calcext:value-type="float">
            <text:p>5.82</text:p>
          </table:table-cell>
          <table:table-cell table:style-name="ce24" table:formula="of:=[.$E27]/[.K27]" office:value-type="float" office:value="4.55712398303317" calcext:value-type="float">
            <text:p>4.56</text:p>
          </table:table-cell>
          <table:table-cell table:style-name="ce33" table:formula="of:=[.L27]/[.$L27]" office:value-type="float" office:value="1" calcext:value-type="float">
            <text:p>1.00</text:p>
          </table:table-cell>
          <table:table-cell table:style-name="ce42" table:formula="of:=[.M27]/[.$L27]" office:value-type="float" office:value="1.32623594992232" calcext:value-type="float">
            <text:p>1.33</text:p>
          </table:table-cell>
          <table:table-cell table:style-name="ce42" table:formula="of:=[.N27]/[.$L27]" office:value-type="float" office:value="1.28924224926712" calcext:value-type="float">
            <text:p>1.29</text:p>
          </table:table-cell>
          <table:table-cell table:style-name="ce24" table:formula="of:=[.O27]/[.$L27]" office:value-type="float" office:value="1.00917877755372" calcext:value-type="float">
            <text:p>1.01</text:p>
          </table:table-cell>
          <table:table-cell table:style-name="ce44" table:formula="of:=[.L27]/[.$AJ$1]" office:value-type="percentage" office:value="0.00440983945428237" calcext:value-type="percentage">
            <text:p>0.44%</text:p>
          </table:table-cell>
          <table:table-cell table:style-name="ce47" table:formula="of:=[.M27]/[.$AJ$1]" office:value-type="percentage" office:value="0.00584848761765512" calcext:value-type="percentage">
            <text:p>0.58%</text:p>
          </table:table-cell>
          <table:table-cell table:style-name="ce47" table:formula="of:=[.N27]/[.$AJ$1]" office:value-type="percentage" office:value="0.0056853513369459" calcext:value-type="percentage">
            <text:p>0.57%</text:p>
          </table:table-cell>
          <table:table-cell table:style-name="ce50" table:formula="of:=[.O27]/[.$AJ$1]" office:value-type="percentage" office:value="0.00445031638968083" calcext:value-type="percentage">
            <text:p>0.45%</text:p>
          </table:table-cell>
          <table:table-cell table:style-name="ce44" table:formula="of:=[.L27]/IF([.$G27]&lt;[.$AJ$3]; [.$AJ$2]*[.$G27]; [.$AJ$1])" office:value-type="percentage" office:value="0.317646248191277" calcext:value-type="percentage">
            <text:p>31.76%</text:p>
          </table:table-cell>
          <table:table-cell table:style-name="ce47" table:formula="of:=[.M27]/IF([.$G27]&lt;[.$AJ$3]; [.$AJ$2]*[.$G27]; [.$AJ$1])" office:value-type="percentage" office:value="0.421273873709221" calcext:value-type="percentage">
            <text:p>42.13%</text:p>
          </table:table-cell>
          <table:table-cell table:style-name="ce47" table:formula="of:=[.N27]/IF([.$G27]&lt;[.$AJ$3]; [.$AJ$2]*[.$G27]; [.$AJ$1])" office:value-type="percentage" office:value="0.409522963489384" calcext:value-type="percentage">
            <text:p>40.95%</text:p>
          </table:table-cell>
          <table:table-cell table:style-name="ce50" table:formula="of:=[.O27]/IF([.$G27]&lt;[.$AJ$3]; [.$AJ$2]*[.$G27]; [.$AJ$1])" office:value-type="percentage" office:value="0.320561852444197" calcext:value-type="percentage">
            <text:p>32.06%</text:p>
          </table:table-cell>
          <table:table-cell table:number-columns-repeated="997"/>
        </table:table-row>
        <table:table-row table:style-name="ro1">
          <table:table-cell table:style-name="ce5" office:value-type="float" office:value="4096" calcext:value-type="float">
            <text:p>4,09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yes</text:p>
          </table:table-cell>
          <table:table-cell table:formula="of:=[.A28]*[.B28]*[.C28]" office:value-type="float" office:value="131072" calcext:value-type="float">
            <text:p>131,072</text:p>
          </table:table-cell>
          <table:table-cell table:formula="of:=[.A28]*[.C28]+[.B28]*[.C28]+IF([.D28]=&quot;yes&quot;; 4*[.A28]*[.B28]; 0)" office:value-type="float" office:value="147488" calcext:value-type="float">
            <text:p>147,488</text:p>
          </table:table-cell>
          <table:table-cell table:formula="of:=[.E28]/[.F28]" office:value-type="float" office:value="0.888696029507485" calcext:value-type="float">
            <text:p>0.89</text:p>
          </table:table-cell>
          <table:table-cell office:value-type="float" office:value="27235" calcext:value-type="float">
            <text:p>27,235</text:p>
          </table:table-cell>
          <table:table-cell office:value-type="float" office:value="20488" calcext:value-type="float">
            <text:p>20,488</text:p>
          </table:table-cell>
          <table:table-cell office:value-type="float" office:value="22506" calcext:value-type="float">
            <text:p>22,506</text:p>
          </table:table-cell>
          <table:table-cell office:value-type="float" office:value="28808" calcext:value-type="float">
            <text:p>28,808</text:p>
          </table:table-cell>
          <table:table-cell table:style-name="ce33" table:formula="of:=[.$E28]/[.H28]" office:value-type="float" office:value="4.81263080594823" calcext:value-type="float">
            <text:p>4.81</text:p>
          </table:table-cell>
          <table:table-cell table:style-name="ce38" table:formula="of:=[.$E28]/[.I28]" office:value-type="float" office:value="6.39750097618118" calcext:value-type="float">
            <text:p>6.40</text:p>
          </table:table-cell>
          <table:table-cell table:style-name="ce38" table:formula="of:=[.$E28]/[.J28]" office:value-type="float" office:value="5.82386919043811" calcext:value-type="float">
            <text:p>5.82</text:p>
          </table:table-cell>
          <table:table-cell table:style-name="ce24" table:formula="of:=[.$E28]/[.K28]" office:value-type="float" office:value="4.54984726464871" calcext:value-type="float">
            <text:p>4.55</text:p>
          </table:table-cell>
          <table:table-cell table:style-name="ce33" table:formula="of:=[.L28]/[.$L28]" office:value-type="float" office:value="1" calcext:value-type="float">
            <text:p>1.00</text:p>
          </table:table-cell>
          <table:table-cell table:style-name="ce42" table:formula="of:=[.M28]/[.$L28]" office:value-type="float" office:value="1.32931472081218" calcext:value-type="float">
            <text:p>1.33</text:p>
          </table:table-cell>
          <table:table-cell table:style-name="ce42" table:formula="of:=[.N28]/[.$L28]" office:value-type="float" office:value="1.21012174531236" calcext:value-type="float">
            <text:p>1.21</text:p>
          </table:table-cell>
          <table:table-cell table:style-name="ce24" table:formula="of:=[.O28]/[.$L28]" office:value-type="float" office:value="0.945397111913357" calcext:value-type="float">
            <text:p>0.95</text:p>
          </table:table-cell>
          <table:table-cell table:style-name="ce44" table:formula="of:=[.L28]/[.$AJ$1]" office:value-type="percentage" office:value="0.00469983477143382" calcext:value-type="percentage">
            <text:p>0.47%</text:p>
          </table:table-cell>
          <table:table-cell table:style-name="ce47" table:formula="of:=[.M28]/[.$AJ$1]" office:value-type="percentage" office:value="0.00624755954705193" calcext:value-type="percentage">
            <text:p>0.62%</text:p>
          </table:table-cell>
          <table:table-cell table:style-name="ce47" table:formula="of:=[.N28]/[.$AJ$1]" office:value-type="percentage" office:value="0.00568737225628721" calcext:value-type="percentage">
            <text:p>0.57%</text:p>
          </table:table-cell>
          <table:table-cell table:style-name="ce50" table:formula="of:=[.O28]/[.$AJ$1]" office:value-type="percentage" office:value="0.00444321021938351" calcext:value-type="percentage">
            <text:p>0.44%</text:p>
          </table:table-cell>
          <table:table-cell table:style-name="ce44" table:formula="of:=[.L28]/IF([.$G28]&lt;[.$AJ$3]; [.$AJ$2]*[.$G28]; [.$AJ$1])" office:value-type="percentage" office:value="0.338461538461538" calcext:value-type="percentage">
            <text:p>33.85%</text:p>
          </table:table-cell>
          <table:table-cell table:style-name="ce47" table:formula="of:=[.M28]/IF([.$G28]&lt;[.$AJ$3]; [.$AJ$2]*[.$G28]; [.$AJ$1])" office:value-type="percentage" office:value="0.449921905505662" calcext:value-type="percentage">
            <text:p>44.99%</text:p>
          </table:table-cell>
          <table:table-cell table:style-name="ce47" table:formula="of:=[.N28]/IF([.$G28]&lt;[.$AJ$3]; [.$AJ$2]*[.$G28]; [.$AJ$1])" office:value-type="percentage" office:value="0.409579667644184" calcext:value-type="percentage">
            <text:p>40.96%</text:p>
          </table:table-cell>
          <table:table-cell table:style-name="ce50" table:formula="of:=[.O28]/IF([.$G28]&lt;[.$AJ$3]; [.$AJ$2]*[.$G28]; [.$AJ$1])" office:value-type="percentage" office:value="0.31998056095529" calcext:value-type="percentage">
            <text:p>32.00%</text:p>
          </table:table-cell>
          <table:table-cell table:number-columns-repeated="997"/>
        </table:table-row>
        <table:table-row table:style-name="ro1">
          <table:table-cell table:style-name="ce5" office:value-type="float" office:value="8192" calcext:value-type="float">
            <text:p>8,19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yes</text:p>
          </table:table-cell>
          <table:table-cell table:formula="of:=[.A29]*[.B29]*[.C29]" office:value-type="float" office:value="262144" calcext:value-type="float">
            <text:p>262,144</text:p>
          </table:table-cell>
          <table:table-cell table:formula="of:=[.A29]*[.C29]+[.B29]*[.C29]+IF([.D29]=&quot;yes&quot;; 4*[.A29]*[.B29]; 0)" office:value-type="float" office:value="294944" calcext:value-type="float">
            <text:p>294,944</text:p>
          </table:table-cell>
          <table:table-cell table:formula="of:=[.E29]/[.F29]" office:value-type="float" office:value="0.888792448736031" calcext:value-type="float">
            <text:p>0.89</text:p>
          </table:table-cell>
          <table:table-cell office:value-type="float" office:value="52656" calcext:value-type="float">
            <text:p>52,656</text:p>
          </table:table-cell>
          <table:table-cell office:value-type="float" office:value="41599" calcext:value-type="float">
            <text:p>41,599</text:p>
          </table:table-cell>
          <table:table-cell office:value-type="float" office:value="47817" calcext:value-type="float">
            <text:p>47,817</text:p>
          </table:table-cell>
          <table:table-cell office:value-type="float" office:value="59568" calcext:value-type="float">
            <text:p>59,568</text:p>
          </table:table-cell>
          <table:table-cell table:style-name="ce33" table:formula="of:=[.$E29]/[.H29]" office:value-type="float" office:value="4.97842601033121" calcext:value-type="float">
            <text:p>4.98</text:p>
          </table:table-cell>
          <table:table-cell table:style-name="ce38" table:formula="of:=[.$E29]/[.I29]" office:value-type="float" office:value="6.30168994446982" calcext:value-type="float">
            <text:p>6.30</text:p>
          </table:table-cell>
          <table:table-cell table:style-name="ce38" table:formula="of:=[.$E29]/[.J29]" office:value-type="float" office:value="5.48223435179957" calcext:value-type="float">
            <text:p>5.48</text:p>
          </table:table-cell>
          <table:table-cell table:style-name="ce24" table:formula="of:=[.$E29]/[.K29]" office:value-type="float" office:value="4.40075208165458" calcext:value-type="float">
            <text:p>4.40</text:p>
          </table:table-cell>
          <table:table-cell table:style-name="ce33" table:formula="of:=[.L29]/[.$L29]" office:value-type="float" office:value="1" calcext:value-type="float">
            <text:p>1.00</text:p>
          </table:table-cell>
          <table:table-cell table:style-name="ce42" table:formula="of:=[.M29]/[.$L29]" office:value-type="float" office:value="1.26579965864564" calcext:value-type="float">
            <text:p>1.27</text:p>
          </table:table-cell>
          <table:table-cell table:style-name="ce42" table:formula="of:=[.N29]/[.$L29]" office:value-type="float" office:value="1.10119831858962" calcext:value-type="float">
            <text:p>1.10</text:p>
          </table:table-cell>
          <table:table-cell table:style-name="ce24" table:formula="of:=[.O29]/[.$L29]" office:value-type="float" office:value="0.883964544721998" calcext:value-type="float">
            <text:p>0.88</text:p>
          </table:table-cell>
          <table:table-cell table:style-name="ce44" table:formula="of:=[.L29]/[.$AJ$1]" office:value-type="percentage" office:value="0.00486174415071407" calcext:value-type="percentage">
            <text:p>0.49%</text:p>
          </table:table-cell>
          <table:table-cell table:style-name="ce47" table:formula="of:=[.M29]/[.$AJ$1]" office:value-type="percentage" office:value="0.00615399408639631" calcext:value-type="percentage">
            <text:p>0.62%</text:p>
          </table:table-cell>
          <table:table-cell table:style-name="ce47" table:formula="of:=[.N29]/[.$AJ$1]" office:value-type="percentage" office:value="0.00535374448417927" calcext:value-type="percentage">
            <text:p>0.54%</text:p>
          </table:table-cell>
          <table:table-cell table:style-name="ce50" table:formula="of:=[.O29]/[.$AJ$1]" office:value-type="percentage" office:value="0.0042976094547408" calcext:value-type="percentage">
            <text:p>0.43%</text:p>
          </table:table-cell>
          <table:table-cell table:style-name="ce44" table:formula="of:=[.L29]/IF([.$G29]&lt;[.$AJ$3]; [.$AJ$2]*[.$G29]; [.$AJ$1])" office:value-type="percentage" office:value="0.35008356122759" calcext:value-type="percentage">
            <text:p>35.01%</text:p>
          </table:table-cell>
          <table:table-cell table:style-name="ce47" table:formula="of:=[.M29]/IF([.$G29]&lt;[.$AJ$3]; [.$AJ$2]*[.$G29]; [.$AJ$1])" office:value-type="percentage" office:value="0.443135652299334" calcext:value-type="percentage">
            <text:p>44.31%</text:p>
          </table:table-cell>
          <table:table-cell table:style-name="ce47" table:formula="of:=[.N29]/IF([.$G29]&lt;[.$AJ$3]; [.$AJ$2]*[.$G29]; [.$AJ$1])" office:value-type="percentage" office:value="0.38551142898969" calcext:value-type="percentage">
            <text:p>38.55%</text:p>
          </table:table-cell>
          <table:table-cell table:style-name="ce50" table:formula="of:=[.O29]/IF([.$G29]&lt;[.$AJ$3]; [.$AJ$2]*[.$G29]; [.$AJ$1])" office:value-type="percentage" office:value="0.309461455815203" calcext:value-type="percentage">
            <text:p>30.95%</text:p>
          </table:table-cell>
          <table:table-cell table:number-columns-repeated="997"/>
        </table:table-row>
        <table:table-row table:style-name="ro1">
          <table:table-cell table:style-name="ce5" office:value-type="float" office:value="16384" calcext:value-type="float">
            <text:p>16,38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yes</text:p>
          </table:table-cell>
          <table:table-cell table:formula="of:=[.A30]*[.B30]*[.C30]" office:value-type="float" office:value="524288" calcext:value-type="float">
            <text:p>524,288</text:p>
          </table:table-cell>
          <table:table-cell table:formula="of:=[.A30]*[.C30]+[.B30]*[.C30]+IF([.D30]=&quot;yes&quot;; 4*[.A30]*[.B30]; 0)" office:value-type="float" office:value="589856" calcext:value-type="float">
            <text:p>589,856</text:p>
          </table:table-cell>
          <table:table-cell table:formula="of:=[.E30]/[.F30]" office:value-type="float" office:value="0.888840666196495" calcext:value-type="float">
            <text:p>0.89</text:p>
          </table:table-cell>
          <table:table-cell office:value-type="float" office:value="109407" calcext:value-type="float">
            <text:p>109,407</text:p>
          </table:table-cell>
          <table:table-cell office:value-type="float" office:value="98170" calcext:value-type="float">
            <text:p>98,170</text:p>
          </table:table-cell>
          <table:table-cell office:value-type="float" office:value="105610" calcext:value-type="float">
            <text:p>105,610</text:p>
          </table:table-cell>
          <table:table-cell office:value-type="float" office:value="129956" calcext:value-type="float">
            <text:p>129,956</text:p>
          </table:table-cell>
          <table:table-cell table:style-name="ce33" table:formula="of:=[.$E30]/[.H30]" office:value-type="float" office:value="4.79208825760692" calcext:value-type="float">
            <text:p>4.79</text:p>
          </table:table-cell>
          <table:table-cell table:style-name="ce38" table:formula="of:=[.$E30]/[.I30]" office:value-type="float" office:value="5.3406132219619" calcext:value-type="float">
            <text:p>5.34</text:p>
          </table:table-cell>
          <table:table-cell table:style-name="ce38" table:formula="of:=[.$E30]/[.J30]" office:value-type="float" office:value="4.96437837326011" calcext:value-type="float">
            <text:p>4.96</text:p>
          </table:table-cell>
          <table:table-cell table:style-name="ce24" table:formula="of:=[.$E30]/[.K30]" office:value-type="float" office:value="4.034350087722" calcext:value-type="float">
            <text:p>4.03</text:p>
          </table:table-cell>
          <table:table-cell table:style-name="ce33" table:formula="of:=[.L30]/[.$L30]" office:value-type="float" office:value="1" calcext:value-type="float">
            <text:p>1.00</text:p>
          </table:table-cell>
          <table:table-cell table:style-name="ce42" table:formula="of:=[.M30]/[.$L30]" office:value-type="float" office:value="1.11446470408475" calcext:value-type="float">
            <text:p>1.11</text:p>
          </table:table-cell>
          <table:table-cell table:style-name="ce42" table:formula="of:=[.N30]/[.$L30]" office:value-type="float" office:value="1.0359530347505" calcext:value-type="float">
            <text:p>1.04</text:p>
          </table:table-cell>
          <table:table-cell table:style-name="ce24" table:formula="of:=[.O30]/[.$L30]" office:value-type="float" office:value="0.841877250761796" calcext:value-type="float">
            <text:p>0.84</text:p>
          </table:table-cell>
          <table:table-cell table:style-name="ce44" table:formula="of:=[.L30]/[.$AJ$1]" office:value-type="percentage" office:value="0.00467977368906926" calcext:value-type="percentage">
            <text:p>0.47%</text:p>
          </table:table-cell>
          <table:table-cell table:style-name="ce47" table:formula="of:=[.M30]/[.$AJ$1]" office:value-type="percentage" office:value="0.00521544259957217" calcext:value-type="percentage">
            <text:p>0.52%</text:p>
          </table:table-cell>
          <table:table-cell table:style-name="ce47" table:formula="of:=[.N30]/[.$AJ$1]" office:value-type="percentage" office:value="0.00484802575513682" calcext:value-type="percentage">
            <text:p>0.48%</text:p>
          </table:table-cell>
          <table:table-cell table:style-name="ce50" table:formula="of:=[.O30]/[.$AJ$1]" office:value-type="percentage" office:value="0.00393979500754101" calcext:value-type="percentage">
            <text:p>0.39%</text:p>
          </table:table-cell>
          <table:table-cell table:style-name="ce44" table:formula="of:=[.L30]/IF([.$G30]&lt;[.$AJ$3]; [.$AJ$2]*[.$G30]; [.$AJ$1])" office:value-type="percentage" office:value="0.336961985978959" calcext:value-type="percentage">
            <text:p>33.70%</text:p>
          </table:table-cell>
          <table:table-cell table:style-name="ce47" table:formula="of:=[.M30]/IF([.$G30]&lt;[.$AJ$3]; [.$AJ$2]*[.$G30]; [.$AJ$1])" office:value-type="percentage" office:value="0.375532239991851" calcext:value-type="percentage">
            <text:p>37.55%</text:p>
          </table:table-cell>
          <table:table-cell table:style-name="ce47" table:formula="of:=[.N30]/IF([.$G30]&lt;[.$AJ$3]; [.$AJ$2]*[.$G30]; [.$AJ$1])" office:value-type="percentage" office:value="0.349076791970457" calcext:value-type="percentage">
            <text:p>34.91%</text:p>
          </table:table-cell>
          <table:table-cell table:style-name="ce50" table:formula="of:=[.O30]/IF([.$G30]&lt;[.$AJ$3]; [.$AJ$2]*[.$G30]; [.$AJ$1])" office:value-type="percentage" office:value="0.283680630367201" calcext:value-type="percentage">
            <text:p>28.37%</text:p>
          </table:table-cell>
          <table:table-cell table:number-columns-repeated="997"/>
        </table:table-row>
        <table:table-row table:style-name="ro1">
          <table:table-cell table:style-name="ce5" office:value-type="float" office:value="32768" calcext:value-type="float">
            <text:p>32,76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yes</text:p>
          </table:table-cell>
          <table:table-cell table:formula="of:=[.A31]*[.B31]*[.C31]" office:value-type="float" office:value="1048576" calcext:value-type="float">
            <text:p>1,048,576</text:p>
          </table:table-cell>
          <table:table-cell table:formula="of:=[.A31]*[.C31]+[.B31]*[.C31]+IF([.D31]=&quot;yes&quot;; 4*[.A31]*[.B31]; 0)" office:value-type="float" office:value="1179680" calcext:value-type="float">
            <text:p>1,179,680</text:p>
          </table:table-cell>
          <table:table-cell table:formula="of:=[.E31]/[.F31]" office:value-type="float" office:value="0.888864776888648" calcext:value-type="float">
            <text:p>0.89</text:p>
          </table:table-cell>
          <table:table-cell office:value-type="float" office:value="258136" calcext:value-type="float">
            <text:p>258,136</text:p>
          </table:table-cell>
          <table:table-cell office:value-type="float" office:value="240367" calcext:value-type="float">
            <text:p>240,367</text:p>
          </table:table-cell>
          <table:table-cell office:value-type="float" office:value="247088" calcext:value-type="float">
            <text:p>247,088</text:p>
          </table:table-cell>
          <table:table-cell office:value-type="float" office:value="296799" calcext:value-type="float">
            <text:p>296,799</text:p>
          </table:table-cell>
          <table:table-cell table:style-name="ce33" table:formula="of:=[.$E31]/[.H31]" office:value-type="float" office:value="4.06210679641739" calcext:value-type="float">
            <text:p>4.06</text:p>
          </table:table-cell>
          <table:table-cell table:style-name="ce38" table:formula="of:=[.$E31]/[.I31]" office:value-type="float" office:value="4.36239583636689" calcext:value-type="float">
            <text:p>4.36</text:p>
          </table:table-cell>
          <table:table-cell table:style-name="ce38" table:formula="of:=[.$E31]/[.J31]" office:value-type="float" office:value="4.24373502557793" calcext:value-type="float">
            <text:p>4.24</text:p>
          </table:table-cell>
          <table:table-cell table:style-name="ce24" table:formula="of:=[.$E31]/[.K31]" office:value-type="float" office:value="3.53294990886088" calcext:value-type="float">
            <text:p>3.53</text:p>
          </table:table-cell>
          <table:table-cell table:style-name="ce33" table:formula="of:=[.L31]/[.$L31]" office:value-type="float" office:value="1" calcext:value-type="float">
            <text:p>1.00</text:p>
          </table:table-cell>
          <table:table-cell table:style-name="ce42" table:formula="of:=[.M31]/[.$L31]" office:value-type="float" office:value="1.07392445718422" calcext:value-type="float">
            <text:p>1.07</text:p>
          </table:table-cell>
          <table:table-cell table:style-name="ce42" table:formula="of:=[.N31]/[.$L31]" office:value-type="float" office:value="1.04471281486758" calcext:value-type="float">
            <text:p>1.04</text:p>
          </table:table-cell>
          <table:table-cell table:style-name="ce24" table:formula="of:=[.O31]/[.$L31]" office:value-type="float" office:value="0.869733388589584" calcext:value-type="float">
            <text:p>0.87</text:p>
          </table:table-cell>
          <table:table-cell table:style-name="ce44" table:formula="of:=[.L31]/[.$AJ$1]" office:value-type="percentage" office:value="0.00396690116837636" calcext:value-type="percentage">
            <text:p>0.40%</text:p>
          </table:table-cell>
          <table:table-cell table:style-name="ce47" table:formula="of:=[.M31]/[.$AJ$1]" office:value-type="percentage" office:value="0.00426015218395204" calcext:value-type="percentage">
            <text:p>0.43%</text:p>
          </table:table-cell>
          <table:table-cell table:style-name="ce47" table:formula="of:=[.N31]/[.$AJ$1]" office:value-type="percentage" office:value="0.00414427248591595" calcext:value-type="percentage">
            <text:p>0.41%</text:p>
          </table:table-cell>
          <table:table-cell table:style-name="ce50" table:formula="of:=[.O31]/[.$AJ$1]" office:value-type="percentage" office:value="0.00345014639537195" calcext:value-type="percentage">
            <text:p>0.35%</text:p>
          </table:table-cell>
          <table:table-cell table:style-name="ce44" table:formula="of:=[.L31]/IF([.$G31]&lt;[.$AJ$3]; [.$AJ$2]*[.$G31]; [.$AJ$1])" office:value-type="percentage" office:value="0.285624631976942" calcext:value-type="percentage">
            <text:p>28.56%</text:p>
          </table:table-cell>
          <table:table-cell table:style-name="ce47" table:formula="of:=[.M31]/IF([.$G31]&lt;[.$AJ$3]; [.$AJ$2]*[.$G31]; [.$AJ$1])" office:value-type="percentage" office:value="0.306739277854281" calcext:value-type="percentage">
            <text:p>30.67%</text:p>
          </table:table-cell>
          <table:table-cell table:style-name="ce47" table:formula="of:=[.N31]/IF([.$G31]&lt;[.$AJ$3]; [.$AJ$2]*[.$G31]; [.$AJ$1])" office:value-type="percentage" office:value="0.298395713268147" calcext:value-type="percentage">
            <text:p>29.84%</text:p>
          </table:table-cell>
          <table:table-cell table:style-name="ce50" table:formula="of:=[.O31]/IF([.$G31]&lt;[.$AJ$3]; [.$AJ$2]*[.$G31]; [.$AJ$1])" office:value-type="percentage" office:value="0.248417279033959" calcext:value-type="percentage">
            <text:p>24.84%</text:p>
          </table:table-cell>
          <table:table-cell table:number-columns-repeated="997"/>
        </table:table-row>
        <table:table-row table:style-name="ro1">
          <table:table-cell table:style-name="ce5" office:value-type="float" office:value="65536" calcext:value-type="float">
            <text:p>65,53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yes</text:p>
          </table:table-cell>
          <table:table-cell table:formula="of:=[.A32]*[.B32]*[.C32]" office:value-type="float" office:value="2097152" calcext:value-type="float">
            <text:p>2,097,152</text:p>
          </table:table-cell>
          <table:table-cell table:formula="of:=[.A32]*[.C32]+[.B32]*[.C32]+IF([.D32]=&quot;yes&quot;; 4*[.A32]*[.B32]; 0)" office:value-type="float" office:value="2359328" calcext:value-type="float">
            <text:p>2,359,328</text:p>
          </table:table-cell>
          <table:table-cell table:formula="of:=[.E32]/[.F32]" office:value-type="float" office:value="0.888876832725251" calcext:value-type="float">
            <text:p>0.89</text:p>
          </table:table-cell>
          <table:table-cell office:value-type="float" office:value="533556" calcext:value-type="float">
            <text:p>533,556</text:p>
          </table:table-cell>
          <table:table-cell office:value-type="float" office:value="503421" calcext:value-type="float">
            <text:p>503,421</text:p>
          </table:table-cell>
          <table:table-cell office:value-type="float" office:value="516482" calcext:value-type="float">
            <text:p>516,482</text:p>
          </table:table-cell>
          <table:table-cell office:value-type="float" office:value="625844" calcext:value-type="float">
            <text:p>625,844</text:p>
          </table:table-cell>
          <table:table-cell table:style-name="ce33" table:formula="of:=[.$E32]/[.H32]" office:value-type="float" office:value="3.93051900831403" calcext:value-type="float">
            <text:p>3.93</text:p>
          </table:table-cell>
          <table:table-cell table:style-name="ce38" table:formula="of:=[.$E32]/[.I32]" office:value-type="float" office:value="4.16580158555166" calcext:value-type="float">
            <text:p>4.17</text:p>
          </table:table-cell>
          <table:table-cell table:style-name="ce38" table:formula="of:=[.$E32]/[.J32]" office:value-type="float" office:value="4.06045515623003" calcext:value-type="float">
            <text:p>4.06</text:p>
          </table:table-cell>
          <table:table-cell table:style-name="ce24" table:formula="of:=[.$E32]/[.K32]" office:value-type="float" office:value="3.35091812017052" calcext:value-type="float">
            <text:p>3.35</text:p>
          </table:table-cell>
          <table:table-cell table:style-name="ce33" table:formula="of:=[.L32]/[.$L32]" office:value-type="float" office:value="1" calcext:value-type="float">
            <text:p>1.00</text:p>
          </table:table-cell>
          <table:table-cell table:style-name="ce42" table:formula="of:=[.M32]/[.$L32]" office:value-type="float" office:value="1.05986043490438" calcext:value-type="float">
            <text:p>1.06</text:p>
          </table:table-cell>
          <table:table-cell table:style-name="ce42" table:formula="of:=[.N32]/[.$L32]" office:value-type="float" office:value="1.03305826727747" calcext:value-type="float">
            <text:p>1.03</text:p>
          </table:table-cell>
          <table:table-cell table:style-name="ce24" table:formula="of:=[.O32]/[.$L32]" office:value-type="float" office:value="0.852538332236148" calcext:value-type="float">
            <text:p>0.85</text:p>
          </table:table-cell>
          <table:table-cell table:style-name="ce44" table:formula="of:=[.L32]/[.$AJ$1]" office:value-type="percentage" office:value="0.00383839746905667" calcext:value-type="percentage">
            <text:p>0.38%</text:p>
          </table:table-cell>
          <table:table-cell table:style-name="ce47" table:formula="of:=[.M32]/[.$AJ$1]" office:value-type="percentage" office:value="0.00406816561089029" calcext:value-type="percentage">
            <text:p>0.41%</text:p>
          </table:table-cell>
          <table:table-cell table:style-name="ce47" table:formula="of:=[.N32]/[.$AJ$1]" office:value-type="percentage" office:value="0.00396528823850589" calcext:value-type="percentage">
            <text:p>0.40%</text:p>
          </table:table-cell>
          <table:table-cell table:style-name="ce50" table:formula="of:=[.O32]/[.$AJ$1]" office:value-type="percentage" office:value="0.00327238097672902" calcext:value-type="percentage">
            <text:p>0.33%</text:p>
          </table:table-cell>
          <table:table-cell table:style-name="ce44" table:formula="of:=[.L32]/IF([.$G32]&lt;[.$AJ$3]; [.$AJ$2]*[.$G32]; [.$AJ$1])" office:value-type="percentage" office:value="0.276368366207108" calcext:value-type="percentage">
            <text:p>27.64%</text:p>
          </table:table-cell>
          <table:table-cell table:style-name="ce47" table:formula="of:=[.M32]/IF([.$G32]&lt;[.$AJ$3]; [.$AJ$2]*[.$G32]; [.$AJ$1])" office:value-type="percentage" office:value="0.29291189680208" calcext:value-type="percentage">
            <text:p>29.29%</text:p>
          </table:table-cell>
          <table:table-cell table:style-name="ce47" table:formula="of:=[.N32]/IF([.$G32]&lt;[.$AJ$3]; [.$AJ$2]*[.$G32]; [.$AJ$1])" office:value-type="percentage" office:value="0.28550462552422" calcext:value-type="percentage">
            <text:p>28.55%</text:p>
          </table:table-cell>
          <table:table-cell table:style-name="ce50" table:formula="of:=[.O32]/IF([.$G32]&lt;[.$AJ$3]; [.$AJ$2]*[.$G32]; [.$AJ$1])" office:value-type="percentage" office:value="0.235614626009037" calcext:value-type="percentage">
            <text:p>23.56%</text:p>
          </table:table-cell>
          <table:table-cell table:number-columns-repeated="997"/>
        </table:table-row>
        <table:table-row table:style-name="ro1">
          <table:table-cell table:style-name="ce6" office:value-type="float" office:value="131072" calcext:value-type="float">
            <text:p>131,07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2" calcext:value-type="float">
            <text:p>32</text:p>
          </table:table-cell>
          <table:table-cell table:style-name="ce17" office:value-type="string" calcext:value-type="string">
            <text:p>yes</text:p>
          </table:table-cell>
          <table:table-cell table:style-name="ce12" table:formula="of:=[.A33]*[.B33]*[.C33]" office:value-type="float" office:value="4194304" calcext:value-type="float">
            <text:p>4,194,304</text:p>
          </table:table-cell>
          <table:table-cell table:style-name="ce12" table:formula="of:=[.A33]*[.C33]+[.B33]*[.C33]+IF([.D33]=&quot;yes&quot;; 4*[.A33]*[.B33]; 0)" office:value-type="float" office:value="4718624" calcext:value-type="float">
            <text:p>4,718,624</text:p>
          </table:table-cell>
          <table:table-cell table:style-name="ce25" table:formula="of:=[.E33]/[.F33]" office:value-type="float" office:value="0.888882860766189" calcext:value-type="float">
            <text:p>0.89</text:p>
          </table:table-cell>
          <table:table-cell table:style-name="ce12" office:value-type="float" office:value="1061210" calcext:value-type="float">
            <text:p>1,061,210</text:p>
          </table:table-cell>
          <table:table-cell table:style-name="ce12" office:value-type="float" office:value="1001654" calcext:value-type="float">
            <text:p>1,001,654</text:p>
          </table:table-cell>
          <table:table-cell table:style-name="ce12" office:value-type="float" office:value="1026678" calcext:value-type="float">
            <text:p>1,026,678</text:p>
          </table:table-cell>
          <table:table-cell table:style-name="ce12" office:value-type="float" office:value="1252797" calcext:value-type="float">
            <text:p>1,252,797</text:p>
          </table:table-cell>
          <table:table-cell table:style-name="ce34" table:formula="of:=[.$E33]/[.H33]" office:value-type="float" office:value="3.9523788882502" calcext:value-type="float">
            <text:p>3.95</text:p>
          </table:table-cell>
          <table:table-cell table:style-name="ce39" table:formula="of:=[.$E33]/[.I33]" office:value-type="float" office:value="4.1873780766612" calcext:value-type="float">
            <text:p>4.19</text:p>
          </table:table-cell>
          <table:table-cell table:style-name="ce39" table:formula="of:=[.$E33]/[.J33]" office:value-type="float" office:value="4.08531594131753" calcext:value-type="float">
            <text:p>4.09</text:p>
          </table:table-cell>
          <table:table-cell table:style-name="ce25" table:formula="of:=[.$E33]/[.K33]" office:value-type="float" office:value="3.34795182300085" calcext:value-type="float">
            <text:p>3.35</text:p>
          </table:table-cell>
          <table:table-cell table:style-name="ce34" table:formula="of:=[.L33]/[.$L33]" office:value-type="float" office:value="1" calcext:value-type="float">
            <text:p>1.00</text:p>
          </table:table-cell>
          <table:table-cell table:style-name="ce39" table:formula="of:=[.M33]/[.$L33]" office:value-type="float" office:value="1.05945765703526" calcext:value-type="float">
            <text:p>1.06</text:p>
          </table:table-cell>
          <table:table-cell table:style-name="ce39" table:formula="of:=[.N33]/[.$L33]" office:value-type="float" office:value="1.03363469364299" calcext:value-type="float">
            <text:p>1.03</text:p>
          </table:table-cell>
          <table:table-cell table:style-name="ce25" table:formula="of:=[.O33]/[.$L33]" office:value-type="float" office:value="0.847072590371784" calcext:value-type="float">
            <text:p>0.85</text:p>
          </table:table-cell>
          <table:table-cell table:style-name="ce45" table:formula="of:=[.L33]/[.$AJ$1]" office:value-type="percentage" office:value="0.00385974500805684" calcext:value-type="percentage">
            <text:p>0.39%</text:p>
          </table:table-cell>
          <table:table-cell table:style-name="ce48" table:formula="of:=[.M33]/[.$AJ$1]" office:value-type="percentage" office:value="0.00408923640298946" calcext:value-type="percentage">
            <text:p>0.41%</text:p>
          </table:table-cell>
          <table:table-cell table:style-name="ce48" table:formula="of:=[.N33]/[.$AJ$1]" office:value-type="percentage" office:value="0.0039895663489429" calcext:value-type="percentage">
            <text:p>0.40%</text:p>
          </table:table-cell>
          <table:table-cell table:style-name="ce51" table:formula="of:=[.O33]/[.$AJ$1]" office:value-type="percentage" office:value="0.00326948420214927" calcext:value-type="percentage">
            <text:p>0.33%</text:p>
          </table:table-cell>
          <table:table-cell table:style-name="ce45" table:formula="of:=[.L33]/IF([.$G33]&lt;[.$AJ$3]; [.$AJ$2]*[.$G33]; [.$AJ$1])" office:value-type="percentage" office:value="0.27790352522121" calcext:value-type="percentage">
            <text:p>27.79%</text:p>
          </table:table-cell>
          <table:table-cell table:style-name="ce48" table:formula="of:=[.M33]/IF([.$G33]&lt;[.$AJ$3]; [.$AJ$2]*[.$G33]; [.$AJ$1])" office:value-type="percentage" office:value="0.294427017712703" calcext:value-type="percentage">
            <text:p>29.44%</text:p>
          </table:table-cell>
          <table:table-cell table:style-name="ce48" table:formula="of:=[.N33]/IF([.$G33]&lt;[.$AJ$3]; [.$AJ$2]*[.$G33]; [.$AJ$1])" office:value-type="percentage" office:value="0.287250725154333" calcext:value-type="percentage">
            <text:p>28.73%</text:p>
          </table:table-cell>
          <table:table-cell table:style-name="ce51" table:formula="of:=[.O33]/IF([.$G33]&lt;[.$AJ$3]; [.$AJ$2]*[.$G33]; [.$AJ$1])" office:value-type="percentage" office:value="0.235404458982581" calcext:value-type="percentage">
            <text:p>23.54%</text:p>
          </table:table-cell>
          <table:table-cell table:number-columns-repeated="997"/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34]*[.B34]*[.C34]" office:value-type="float" office:value="4096" calcext:value-type="float">
            <text:p>4,096</text:p>
          </table:table-cell>
          <table:table-cell table:formula="of:=[.A34]*[.C34]+[.B34]*[.C34]+IF([.D34]=&quot;yes&quot;; 4*[.A34]*[.B34]; 0)" office:value-type="float" office:value="5136" calcext:value-type="float">
            <text:p>5,136</text:p>
          </table:table-cell>
          <table:table-cell table:formula="of:=[.E34]/[.F34]" office:value-type="float" office:value="0.797507788161994" calcext:value-type="float">
            <text:p>0.80</text:p>
          </table:table-cell>
          <table:table-cell office:value-type="float" office:value="3304" calcext:value-type="float">
            <text:p>3,304</text:p>
          </table:table-cell>
          <table:table-cell office:value-type="float" office:value="3464" calcext:value-type="float">
            <text:p>3,464</text:p>
          </table:table-cell>
          <table:table-cell office:value-type="float" office:value="1385" calcext:value-type="float">
            <text:p>1,385</text:p>
          </table:table-cell>
          <table:table-cell office:value-type="float" office:value="1151" calcext:value-type="float">
            <text:p>1,151</text:p>
          </table:table-cell>
          <table:table-cell table:style-name="ce33" table:formula="of:=[.$E34]/[.H34]" office:value-type="float" office:value="1.23970944309927" calcext:value-type="float">
            <text:p>1.24</text:p>
          </table:table-cell>
          <table:table-cell table:style-name="ce38" table:formula="of:=[.$E34]/[.I34]" office:value-type="float" office:value="1.1824480369515" calcext:value-type="float">
            <text:p>1.18</text:p>
          </table:table-cell>
          <table:table-cell table:style-name="ce38" table:formula="of:=[.$E34]/[.J34]" office:value-type="float" office:value="2.95740072202166" calcext:value-type="float">
            <text:p>2.96</text:p>
          </table:table-cell>
          <table:table-cell table:style-name="ce24" table:formula="of:=[.$E34]/[.K34]" office:value-type="float" office:value="3.55864465682016" calcext:value-type="float">
            <text:p>3.56</text:p>
          </table:table-cell>
          <table:table-cell table:style-name="ce33" table:formula="of:=[.L34]/[.$L34]" office:value-type="float" office:value="1" calcext:value-type="float">
            <text:p>1.00</text:p>
          </table:table-cell>
          <table:table-cell table:style-name="ce42" table:formula="of:=[.M34]/[.$L34]" office:value-type="float" office:value="0.953810623556582" calcext:value-type="float">
            <text:p>0.95</text:p>
          </table:table-cell>
          <table:table-cell table:style-name="ce42" table:formula="of:=[.N34]/[.$L34]" office:value-type="float" office:value="2.385559566787" calcext:value-type="float">
            <text:p>2.39</text:p>
          </table:table-cell>
          <table:table-cell table:style-name="ce24" table:formula="of:=[.O34]/[.$L34]" office:value-type="float" office:value="2.87054735013032" calcext:value-type="float">
            <text:p>2.87</text:p>
          </table:table-cell>
          <table:table-cell table:style-name="ce44" table:formula="of:=[.L34]/[.$AJ$1]" office:value-type="percentage" office:value="0.00121065375302663" calcext:value-type="percentage">
            <text:p>0.12%</text:p>
          </table:table-cell>
          <table:table-cell table:style-name="ce47" table:formula="of:=[.M34]/[.$AJ$1]" office:value-type="percentage" office:value="0.00115473441108545" calcext:value-type="percentage">
            <text:p>0.12%</text:p>
          </table:table-cell>
          <table:table-cell table:style-name="ce47" table:formula="of:=[.N34]/[.$AJ$1]" office:value-type="percentage" office:value="0.00288808664259928" calcext:value-type="percentage">
            <text:p>0.29%</text:p>
          </table:table-cell>
          <table:table-cell table:style-name="ce50" table:formula="of:=[.O34]/[.$AJ$1]" office:value-type="percentage" office:value="0.00347523892267593" calcext:value-type="percentage">
            <text:p>0.35%</text:p>
          </table:table-cell>
          <table:table-cell table:style-name="ce44" table:formula="of:=[.L34]/IF([.$G34]&lt;[.$AJ$3]; [.$AJ$2]*[.$G34]; [.$AJ$1])" office:value-type="percentage" office:value="0.0971549636803874" calcext:value-type="percentage">
            <text:p>9.72%</text:p>
          </table:table-cell>
          <table:table-cell table:style-name="ce47" table:formula="of:=[.M34]/IF([.$G34]&lt;[.$AJ$3]; [.$AJ$2]*[.$G34]; [.$AJ$1])" office:value-type="percentage" office:value="0.0926674364896074" calcext:value-type="percentage">
            <text:p>9.27%</text:p>
          </table:table-cell>
          <table:table-cell table:style-name="ce47" table:formula="of:=[.N34]/IF([.$G34]&lt;[.$AJ$3]; [.$AJ$2]*[.$G34]; [.$AJ$1])" office:value-type="percentage" office:value="0.231768953068592" calcext:value-type="percentage">
            <text:p>23.18%</text:p>
          </table:table-cell>
          <table:table-cell table:style-name="ce50" table:formula="of:=[.O34]/IF([.$G34]&lt;[.$AJ$3]; [.$AJ$2]*[.$G34]; [.$AJ$1])" office:value-type="percentage" office:value="0.278887923544744" calcext:value-type="percentage">
            <text:p>27.89%</text:p>
          </table:table-cell>
          <table:table-cell table:number-columns-repeated="997"/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35]*[.B35]*[.C35]" office:value-type="float" office:value="8192" calcext:value-type="float">
            <text:p>8,192</text:p>
          </table:table-cell>
          <table:table-cell table:formula="of:=[.A35]*[.C35]+[.B35]*[.C35]+IF([.D35]=&quot;yes&quot;; 4*[.A35]*[.B35]; 0)" office:value-type="float" office:value="10256" calcext:value-type="float">
            <text:p>10,256</text:p>
          </table:table-cell>
          <table:table-cell table:formula="of:=[.E35]/[.F35]" office:value-type="float" office:value="0.798751950078003" calcext:value-type="float">
            <text:p>0.80</text:p>
          </table:table-cell>
          <table:table-cell office:value-type="float" office:value="4980" calcext:value-type="float">
            <text:p>4,980</text:p>
          </table:table-cell>
          <table:table-cell office:value-type="float" office:value="4199" calcext:value-type="float">
            <text:p>4,199</text:p>
          </table:table-cell>
          <table:table-cell office:value-type="float" office:value="2498" calcext:value-type="float">
            <text:p>2,498</text:p>
          </table:table-cell>
          <table:table-cell office:value-type="float" office:value="2056" calcext:value-type="float">
            <text:p>2,056</text:p>
          </table:table-cell>
          <table:table-cell table:style-name="ce33" table:formula="of:=[.$E35]/[.H35]" office:value-type="float" office:value="1.64497991967872" calcext:value-type="float">
            <text:p>1.64</text:p>
          </table:table-cell>
          <table:table-cell table:style-name="ce38" table:formula="of:=[.$E35]/[.I35]" office:value-type="float" office:value="1.95094070016671" calcext:value-type="float">
            <text:p>1.95</text:p>
          </table:table-cell>
          <table:table-cell table:style-name="ce38" table:formula="of:=[.$E35]/[.J35]" office:value-type="float" office:value="3.27942353883106" calcext:value-type="float">
            <text:p>3.28</text:p>
          </table:table-cell>
          <table:table-cell table:style-name="ce24" table:formula="of:=[.$E35]/[.K35]" office:value-type="float" office:value="3.98443579766537" calcext:value-type="float">
            <text:p>3.98</text:p>
          </table:table-cell>
          <table:table-cell table:style-name="ce33" table:formula="of:=[.L35]/[.$L35]" office:value-type="float" office:value="1" calcext:value-type="float">
            <text:p>1.00</text:p>
          </table:table-cell>
          <table:table-cell table:style-name="ce42" table:formula="of:=[.M35]/[.$L35]" office:value-type="float" office:value="1.18599666587283" calcext:value-type="float">
            <text:p>1.19</text:p>
          </table:table-cell>
          <table:table-cell table:style-name="ce42" table:formula="of:=[.N35]/[.$L35]" office:value-type="float" office:value="1.99359487590072" calcext:value-type="float">
            <text:p>1.99</text:p>
          </table:table-cell>
          <table:table-cell table:style-name="ce24" table:formula="of:=[.O35]/[.$L35]" office:value-type="float" office:value="2.42217898832685" calcext:value-type="float">
            <text:p>2.42</text:p>
          </table:table-cell>
          <table:table-cell table:style-name="ce44" table:formula="of:=[.L35]/[.$AJ$1]" office:value-type="percentage" office:value="0.00160642570281125" calcext:value-type="percentage">
            <text:p>0.16%</text:p>
          </table:table-cell>
          <table:table-cell table:style-name="ce47" table:formula="of:=[.M35]/[.$AJ$1]" office:value-type="percentage" office:value="0.00190521552750655" calcext:value-type="percentage">
            <text:p>0.19%</text:p>
          </table:table-cell>
          <table:table-cell table:style-name="ce47" table:formula="of:=[.N35]/[.$AJ$1]" office:value-type="percentage" office:value="0.00320256204963971" calcext:value-type="percentage">
            <text:p>0.32%</text:p>
          </table:table-cell>
          <table:table-cell table:style-name="ce50" table:formula="of:=[.O35]/[.$AJ$1]" office:value-type="percentage" office:value="0.00389105058365759" calcext:value-type="percentage">
            <text:p>0.39%</text:p>
          </table:table-cell>
          <table:table-cell table:style-name="ce44" table:formula="of:=[.L35]/IF([.$G35]&lt;[.$AJ$3]; [.$AJ$2]*[.$G35]; [.$AJ$1])" office:value-type="percentage" office:value="0.128714859437751" calcext:value-type="percentage">
            <text:p>12.87%</text:p>
          </table:table-cell>
          <table:table-cell table:style-name="ce47" table:formula="of:=[.M35]/IF([.$G35]&lt;[.$AJ$3]; [.$AJ$2]*[.$G35]; [.$AJ$1])" office:value-type="percentage" office:value="0.152655394141462" calcext:value-type="percentage">
            <text:p>15.27%</text:p>
          </table:table-cell>
          <table:table-cell table:style-name="ce47" table:formula="of:=[.N35]/IF([.$G35]&lt;[.$AJ$3]; [.$AJ$2]*[.$G35]; [.$AJ$1])" office:value-type="percentage" office:value="0.256605284227382" calcext:value-type="percentage">
            <text:p>25.66%</text:p>
          </table:table-cell>
          <table:table-cell table:style-name="ce50" table:formula="of:=[.O35]/IF([.$G35]&lt;[.$AJ$3]; [.$AJ$2]*[.$G35]; [.$AJ$1])" office:value-type="percentage" office:value="0.311770428015564" calcext:value-type="percentage">
            <text:p>31.18%</text:p>
          </table:table-cell>
          <table:table-cell table:number-columns-repeated="997"/>
        </table:table-row>
        <table:table-row table:style-name="ro1">
          <table:table-cell table:style-name="ce5" office:value-type="float" office:value="1024" calcext:value-type="float">
            <text:p>1,02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36]*[.B36]*[.C36]" office:value-type="float" office:value="16384" calcext:value-type="float">
            <text:p>16,384</text:p>
          </table:table-cell>
          <table:table-cell table:formula="of:=[.A36]*[.C36]+[.B36]*[.C36]+IF([.D36]=&quot;yes&quot;; 4*[.A36]*[.B36]; 0)" office:value-type="float" office:value="20496" calcext:value-type="float">
            <text:p>20,496</text:p>
          </table:table-cell>
          <table:table-cell table:formula="of:=[.E36]/[.F36]" office:value-type="float" office:value="0.799375487900078" calcext:value-type="float">
            <text:p>0.80</text:p>
          </table:table-cell>
          <table:table-cell office:value-type="float" office:value="8476" calcext:value-type="float">
            <text:p>8,476</text:p>
          </table:table-cell>
          <table:table-cell office:value-type="float" office:value="6634" calcext:value-type="float">
            <text:p>6,634</text:p>
          </table:table-cell>
          <table:table-cell office:value-type="float" office:value="4740" calcext:value-type="float">
            <text:p>4,740</text:p>
          </table:table-cell>
          <table:table-cell office:value-type="float" office:value="3867" calcext:value-type="float">
            <text:p>3,867</text:p>
          </table:table-cell>
          <table:table-cell table:style-name="ce33" table:formula="of:=[.$E36]/[.H36]" office:value-type="float" office:value="1.93298725814063" calcext:value-type="float">
            <text:p>1.93</text:p>
          </table:table-cell>
          <table:table-cell table:style-name="ce38" table:formula="of:=[.$E36]/[.I36]" office:value-type="float" office:value="2.46970153753392" calcext:value-type="float">
            <text:p>2.47</text:p>
          </table:table-cell>
          <table:table-cell table:style-name="ce38" table:formula="of:=[.$E36]/[.J36]" office:value-type="float" office:value="3.45654008438819" calcext:value-type="float">
            <text:p>3.46</text:p>
          </table:table-cell>
          <table:table-cell table:style-name="ce24" table:formula="of:=[.$E36]/[.K36]" office:value-type="float" office:value="4.23687613136799" calcext:value-type="float">
            <text:p>4.24</text:p>
          </table:table-cell>
          <table:table-cell table:style-name="ce33" table:formula="of:=[.L36]/[.$L36]" office:value-type="float" office:value="1" calcext:value-type="float">
            <text:p>1.00</text:p>
          </table:table-cell>
          <table:table-cell table:style-name="ce42" table:formula="of:=[.M36]/[.$L36]" office:value-type="float" office:value="1.27766053662948" calcext:value-type="float">
            <text:p>1.28</text:p>
          </table:table-cell>
          <table:table-cell table:style-name="ce42" table:formula="of:=[.N36]/[.$L36]" office:value-type="float" office:value="1.78818565400844" calcext:value-type="float">
            <text:p>1.79</text:p>
          </table:table-cell>
          <table:table-cell table:style-name="ce24" table:formula="of:=[.O36]/[.$L36]" office:value-type="float" office:value="2.19188001034394" calcext:value-type="float">
            <text:p>2.19</text:p>
          </table:table-cell>
          <table:table-cell table:style-name="ce44" table:formula="of:=[.L36]/[.$AJ$1]" office:value-type="percentage" office:value="0.00188768286927796" calcext:value-type="percentage">
            <text:p>0.19%</text:p>
          </table:table-cell>
          <table:table-cell table:style-name="ce47" table:formula="of:=[.M36]/[.$AJ$1]" office:value-type="percentage" office:value="0.00241181790774796" calcext:value-type="percentage">
            <text:p>0.24%</text:p>
          </table:table-cell>
          <table:table-cell table:style-name="ce47" table:formula="of:=[.N36]/[.$AJ$1]" office:value-type="percentage" office:value="0.00337552742616034" calcext:value-type="percentage">
            <text:p>0.34%</text:p>
          </table:table-cell>
          <table:table-cell table:style-name="ce50" table:formula="of:=[.O36]/[.$AJ$1]" office:value-type="percentage" office:value="0.00413757434703905" calcext:value-type="percentage">
            <text:p>0.41%</text:p>
          </table:table-cell>
          <table:table-cell table:style-name="ce44" table:formula="of:=[.L36]/IF([.$G36]&lt;[.$AJ$3]; [.$AJ$2]*[.$G36]; [.$AJ$1])" office:value-type="percentage" office:value="0.151132609721567" calcext:value-type="percentage">
            <text:p>15.11%</text:p>
          </table:table-cell>
          <table:table-cell table:style-name="ce47" table:formula="of:=[.M36]/IF([.$G36]&lt;[.$AJ$3]; [.$AJ$2]*[.$G36]; [.$AJ$1])" office:value-type="percentage" office:value="0.193096171239071" calcext:value-type="percentage">
            <text:p>19.31%</text:p>
          </table:table-cell>
          <table:table-cell table:style-name="ce47" table:formula="of:=[.N36]/IF([.$G36]&lt;[.$AJ$3]; [.$AJ$2]*[.$G36]; [.$AJ$1])" office:value-type="percentage" office:value="0.270253164556962" calcext:value-type="percentage">
            <text:p>27.03%</text:p>
          </table:table-cell>
          <table:table-cell table:style-name="ce50" table:formula="of:=[.O36]/IF([.$G36]&lt;[.$AJ$3]; [.$AJ$2]*[.$G36]; [.$AJ$1])" office:value-type="percentage" office:value="0.331264546159814" calcext:value-type="percentage">
            <text:p>33.13%</text:p>
          </table:table-cell>
          <table:table-cell table:number-columns-repeated="997"/>
        </table:table-row>
        <table:table-row table:style-name="ro1">
          <table:table-cell table:style-name="ce5" office:value-type="float" office:value="2048" calcext:value-type="float">
            <text:p>2,04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37]*[.B37]*[.C37]" office:value-type="float" office:value="32768" calcext:value-type="float">
            <text:p>32,768</text:p>
          </table:table-cell>
          <table:table-cell table:formula="of:=[.A37]*[.C37]+[.B37]*[.C37]+IF([.D37]=&quot;yes&quot;; 4*[.A37]*[.B37]; 0)" office:value-type="float" office:value="40976" calcext:value-type="float">
            <text:p>40,976</text:p>
          </table:table-cell>
          <table:table-cell table:formula="of:=[.E37]/[.F37]" office:value-type="float" office:value="0.799687622022647" calcext:value-type="float">
            <text:p>0.80</text:p>
          </table:table-cell>
          <table:table-cell office:value-type="float" office:value="15203" calcext:value-type="float">
            <text:p>15,203</text:p>
          </table:table-cell>
          <table:table-cell office:value-type="float" office:value="11280" calcext:value-type="float">
            <text:p>11,280</text:p>
          </table:table-cell>
          <table:table-cell office:value-type="float" office:value="9252" calcext:value-type="float">
            <text:p>9,252</text:p>
          </table:table-cell>
          <table:table-cell office:value-type="float" office:value="7329" calcext:value-type="float">
            <text:p>7,329</text:p>
          </table:table-cell>
          <table:table-cell table:style-name="ce33" table:formula="of:=[.$E37]/[.H37]" office:value-type="float" office:value="2.15536407288035" calcext:value-type="float">
            <text:p>2.16</text:p>
          </table:table-cell>
          <table:table-cell table:style-name="ce38" table:formula="of:=[.$E37]/[.I37]" office:value-type="float" office:value="2.90496453900709" calcext:value-type="float">
            <text:p>2.90</text:p>
          </table:table-cell>
          <table:table-cell table:style-name="ce38" table:formula="of:=[.$E37]/[.J37]" office:value-type="float" office:value="3.54172070903588" calcext:value-type="float">
            <text:p>3.54</text:p>
          </table:table-cell>
          <table:table-cell table:style-name="ce24" table:formula="of:=[.$E37]/[.K37]" office:value-type="float" office:value="4.47100559421476" calcext:value-type="float">
            <text:p>4.47</text:p>
          </table:table-cell>
          <table:table-cell table:style-name="ce33" table:formula="of:=[.L37]/[.$L37]" office:value-type="float" office:value="1" calcext:value-type="float">
            <text:p>1.00</text:p>
          </table:table-cell>
          <table:table-cell table:style-name="ce42" table:formula="of:=[.M37]/[.$L37]" office:value-type="float" office:value="1.34778368794326" calcext:value-type="float">
            <text:p>1.35</text:p>
          </table:table-cell>
          <table:table-cell table:style-name="ce42" table:formula="of:=[.N37]/[.$L37]" office:value-type="float" office:value="1.64321227842629" calcext:value-type="float">
            <text:p>1.64</text:p>
          </table:table-cell>
          <table:table-cell table:style-name="ce24" table:formula="of:=[.O37]/[.$L37]" office:value-type="float" office:value="2.07436212307273" calcext:value-type="float">
            <text:p>2.07</text:p>
          </table:table-cell>
          <table:table-cell table:style-name="ce44" table:formula="of:=[.L37]/[.$AJ$1]" office:value-type="percentage" office:value="0.00210484772742222" calcext:value-type="percentage">
            <text:p>0.21%</text:p>
          </table:table-cell>
          <table:table-cell table:style-name="ce47" table:formula="of:=[.M37]/[.$AJ$1]" office:value-type="percentage" office:value="0.00283687943262411" calcext:value-type="percentage">
            <text:p>0.28%</text:p>
          </table:table-cell>
          <table:table-cell table:style-name="ce47" table:formula="of:=[.N37]/[.$AJ$1]" office:value-type="percentage" office:value="0.00345871162991786" calcext:value-type="percentage">
            <text:p>0.35%</text:p>
          </table:table-cell>
          <table:table-cell table:style-name="ce50" table:formula="of:=[.O37]/[.$AJ$1]" office:value-type="percentage" office:value="0.00436621640060036" calcext:value-type="percentage">
            <text:p>0.44%</text:p>
          </table:table-cell>
          <table:table-cell table:style-name="ce44" table:formula="of:=[.L37]/IF([.$G37]&lt;[.$AJ$3]; [.$AJ$2]*[.$G37]; [.$AJ$1])" office:value-type="percentage" office:value="0.168453594685259" calcext:value-type="percentage">
            <text:p>16.85%</text:p>
          </table:table-cell>
          <table:table-cell table:style-name="ce47" table:formula="of:=[.M37]/IF([.$G37]&lt;[.$AJ$3]; [.$AJ$2]*[.$G37]; [.$AJ$1])" office:value-type="percentage" office:value="0.227039007092199" calcext:value-type="percentage">
            <text:p>22.70%</text:p>
          </table:table-cell>
          <table:table-cell table:style-name="ce47" table:formula="of:=[.N37]/IF([.$G37]&lt;[.$AJ$3]; [.$AJ$2]*[.$G37]; [.$AJ$1])" office:value-type="percentage" office:value="0.276805015131863" calcext:value-type="percentage">
            <text:p>27.68%</text:p>
          </table:table-cell>
          <table:table-cell table:style-name="ce50" table:formula="of:=[.O37]/IF([.$G37]&lt;[.$AJ$3]; [.$AJ$2]*[.$G37]; [.$AJ$1])" office:value-type="percentage" office:value="0.349433756310547" calcext:value-type="percentage">
            <text:p>34.94%</text:p>
          </table:table-cell>
          <table:table-cell table:number-columns-repeated="997"/>
        </table:table-row>
        <table:table-row table:style-name="ro1">
          <table:table-cell table:style-name="ce5" office:value-type="float" office:value="4096" calcext:value-type="float">
            <text:p>4,09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38]*[.B38]*[.C38]" office:value-type="float" office:value="65536" calcext:value-type="float">
            <text:p>65,536</text:p>
          </table:table-cell>
          <table:table-cell table:formula="of:=[.A38]*[.C38]+[.B38]*[.C38]+IF([.D38]=&quot;yes&quot;; 4*[.A38]*[.B38]; 0)" office:value-type="float" office:value="81936" calcext:value-type="float">
            <text:p>81,936</text:p>
          </table:table-cell>
          <table:table-cell table:formula="of:=[.E38]/[.F38]" office:value-type="float" office:value="0.799843780511619" calcext:value-type="float">
            <text:p>0.80</text:p>
          </table:table-cell>
          <table:table-cell office:value-type="float" office:value="28027" calcext:value-type="float">
            <text:p>28,027</text:p>
          </table:table-cell>
          <table:table-cell office:value-type="float" office:value="20690" calcext:value-type="float">
            <text:p>20,690</text:p>
          </table:table-cell>
          <table:table-cell office:value-type="float" office:value="18267" calcext:value-type="float">
            <text:p>18,267</text:p>
          </table:table-cell>
          <table:table-cell office:value-type="float" office:value="14502" calcext:value-type="float">
            <text:p>14,502</text:p>
          </table:table-cell>
          <table:table-cell table:style-name="ce33" table:formula="of:=[.$E38]/[.H38]" office:value-type="float" office:value="2.33831662325615" calcext:value-type="float">
            <text:p>2.34</text:p>
          </table:table-cell>
          <table:table-cell table:style-name="ce38" table:formula="of:=[.$E38]/[.I38]" office:value-type="float" office:value="3.16752054132431" calcext:value-type="float">
            <text:p>3.17</text:p>
          </table:table-cell>
          <table:table-cell table:style-name="ce38" table:formula="of:=[.$E38]/[.J38]" office:value-type="float" office:value="3.58767175781464" calcext:value-type="float">
            <text:p>3.59</text:p>
          </table:table-cell>
          <table:table-cell table:style-name="ce24" table:formula="of:=[.$E38]/[.K38]" office:value-type="float" office:value="4.51910081368087" calcext:value-type="float">
            <text:p>4.52</text:p>
          </table:table-cell>
          <table:table-cell table:style-name="ce33" table:formula="of:=[.L38]/[.$L38]" office:value-type="float" office:value="1" calcext:value-type="float">
            <text:p>1.00</text:p>
          </table:table-cell>
          <table:table-cell table:style-name="ce42" table:formula="of:=[.M38]/[.$L38]" office:value-type="float" office:value="1.35461575640406" calcext:value-type="float">
            <text:p>1.35</text:p>
          </table:table-cell>
          <table:table-cell table:style-name="ce42" table:formula="of:=[.N38]/[.$L38]" office:value-type="float" office:value="1.53429681940111" calcext:value-type="float">
            <text:p>1.53</text:p>
          </table:table-cell>
          <table:table-cell table:style-name="ce24" table:formula="of:=[.O38]/[.$L38]" office:value-type="float" office:value="1.93262998207144" calcext:value-type="float">
            <text:p>1.93</text:p>
          </table:table-cell>
          <table:table-cell table:style-name="ce44" table:formula="of:=[.L38]/[.$AJ$1]" office:value-type="percentage" office:value="0.00228351232739858" calcext:value-type="percentage">
            <text:p>0.23%</text:p>
          </table:table-cell>
          <table:table-cell table:style-name="ce47" table:formula="of:=[.M38]/[.$AJ$1]" office:value-type="percentage" office:value="0.00309328177863702" calcext:value-type="percentage">
            <text:p>0.31%</text:p>
          </table:table-cell>
          <table:table-cell table:style-name="ce47" table:formula="of:=[.N38]/[.$AJ$1]" office:value-type="percentage" office:value="0.00350358570099086" calcext:value-type="percentage">
            <text:p>0.35%</text:p>
          </table:table-cell>
          <table:table-cell table:style-name="ce50" table:formula="of:=[.O38]/[.$AJ$1]" office:value-type="percentage" office:value="0.00441318438836023" calcext:value-type="percentage">
            <text:p>0.44%</text:p>
          </table:table-cell>
          <table:table-cell table:style-name="ce44" table:formula="of:=[.L38]/IF([.$G38]&lt;[.$AJ$3]; [.$AJ$2]*[.$G38]; [.$AJ$1])" office:value-type="percentage" office:value="0.182716666072002" calcext:value-type="percentage">
            <text:p>18.27%</text:p>
          </table:table-cell>
          <table:table-cell table:style-name="ce47" table:formula="of:=[.M38]/IF([.$G38]&lt;[.$AJ$3]; [.$AJ$2]*[.$G38]; [.$AJ$1])" office:value-type="percentage" office:value="0.247510874818753" calcext:value-type="percentage">
            <text:p>24.75%</text:p>
          </table:table-cell>
          <table:table-cell table:style-name="ce47" table:formula="of:=[.N38]/IF([.$G38]&lt;[.$AJ$3]; [.$AJ$2]*[.$G38]; [.$AJ$1])" office:value-type="percentage" office:value="0.280341599605847" calcext:value-type="percentage">
            <text:p>28.03%</text:p>
          </table:table-cell>
          <table:table-cell table:style-name="ce50" table:formula="of:=[.O38]/IF([.$G38]&lt;[.$AJ$3]; [.$AJ$2]*[.$G38]; [.$AJ$1])" office:value-type="percentage" office:value="0.353123707074886" calcext:value-type="percentage">
            <text:p>35.31%</text:p>
          </table:table-cell>
          <table:table-cell table:number-columns-repeated="997"/>
        </table:table-row>
        <table:table-row table:style-name="ro1">
          <table:table-cell table:style-name="ce5" office:value-type="float" office:value="8192" calcext:value-type="float">
            <text:p>8,19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39]*[.B39]*[.C39]" office:value-type="float" office:value="131072" calcext:value-type="float">
            <text:p>131,072</text:p>
          </table:table-cell>
          <table:table-cell table:formula="of:=[.A39]*[.C39]+[.B39]*[.C39]+IF([.D39]=&quot;yes&quot;; 4*[.A39]*[.B39]; 0)" office:value-type="float" office:value="163856" calcext:value-type="float">
            <text:p>163,856</text:p>
          </table:table-cell>
          <table:table-cell table:formula="of:=[.E39]/[.F39]" office:value-type="float" office:value="0.799921882628649" calcext:value-type="float">
            <text:p>0.80</text:p>
          </table:table-cell>
          <table:table-cell office:value-type="float" office:value="53330" calcext:value-type="float">
            <text:p>53,330</text:p>
          </table:table-cell>
          <table:table-cell office:value-type="float" office:value="40670" calcext:value-type="float">
            <text:p>40,670</text:p>
          </table:table-cell>
          <table:table-cell office:value-type="float" office:value="37187" calcext:value-type="float">
            <text:p>37,187</text:p>
          </table:table-cell>
          <table:table-cell office:value-type="float" office:value="29546" calcext:value-type="float">
            <text:p>29,546</text:p>
          </table:table-cell>
          <table:table-cell table:style-name="ce33" table:formula="of:=[.$E39]/[.H39]" office:value-type="float" office:value="2.4577536096006" calcext:value-type="float">
            <text:p>2.46</text:p>
          </table:table-cell>
          <table:table-cell table:style-name="ce38" table:formula="of:=[.$E39]/[.I39]" office:value-type="float" office:value="3.22281780181952" calcext:value-type="float">
            <text:p>3.22</text:p>
          </table:table-cell>
          <table:table-cell table:style-name="ce38" table:formula="of:=[.$E39]/[.J39]" office:value-type="float" office:value="3.52467260064001" calcext:value-type="float">
            <text:p>3.52</text:p>
          </table:table-cell>
          <table:table-cell table:style-name="ce24" table:formula="of:=[.$E39]/[.K39]" office:value-type="float" office:value="4.43620117782441" calcext:value-type="float">
            <text:p>4.44</text:p>
          </table:table-cell>
          <table:table-cell table:style-name="ce33" table:formula="of:=[.L39]/[.$L39]" office:value-type="float" office:value="1" calcext:value-type="float">
            <text:p>1.00</text:p>
          </table:table-cell>
          <table:table-cell table:style-name="ce42" table:formula="of:=[.M39]/[.$L39]" office:value-type="float" office:value="1.3112859601672" calcext:value-type="float">
            <text:p>1.31</text:p>
          </table:table-cell>
          <table:table-cell table:style-name="ce42" table:formula="of:=[.N39]/[.$L39]" office:value-type="float" office:value="1.43410331567483" calcext:value-type="float">
            <text:p>1.43</text:p>
          </table:table-cell>
          <table:table-cell table:style-name="ce24" table:formula="of:=[.O39]/[.$L39]" office:value-type="float" office:value="1.80498206186963" calcext:value-type="float">
            <text:p>1.80</text:p>
          </table:table-cell>
          <table:table-cell table:style-name="ce44" table:formula="of:=[.L39]/[.$AJ$1]" office:value-type="percentage" office:value="0.00240015000937559" calcext:value-type="percentage">
            <text:p>0.24%</text:p>
          </table:table-cell>
          <table:table-cell table:style-name="ce47" table:formula="of:=[.M39]/[.$AJ$1]" office:value-type="percentage" office:value="0.00314728300958938" calcext:value-type="percentage">
            <text:p>0.31%</text:p>
          </table:table-cell>
          <table:table-cell table:style-name="ce47" table:formula="of:=[.N39]/[.$AJ$1]" office:value-type="percentage" office:value="0.00344206308656251" calcext:value-type="percentage">
            <text:p>0.34%</text:p>
          </table:table-cell>
          <table:table-cell table:style-name="ce50" table:formula="of:=[.O39]/[.$AJ$1]" office:value-type="percentage" office:value="0.00433222771271915" calcext:value-type="percentage">
            <text:p>0.43%</text:p>
          </table:table-cell>
          <table:table-cell table:style-name="ce44" table:formula="of:=[.L39]/IF([.$G39]&lt;[.$AJ$3]; [.$AJ$2]*[.$G39]; [.$AJ$1])" office:value-type="percentage" office:value="0.192030751921995" calcext:value-type="percentage">
            <text:p>19.20%</text:p>
          </table:table-cell>
          <table:table-cell table:style-name="ce47" table:formula="of:=[.M39]/IF([.$G39]&lt;[.$AJ$3]; [.$AJ$2]*[.$G39]; [.$AJ$1])" office:value-type="percentage" office:value="0.251807228915663" calcext:value-type="percentage">
            <text:p>25.18%</text:p>
          </table:table-cell>
          <table:table-cell table:style-name="ce47" table:formula="of:=[.N39]/IF([.$G39]&lt;[.$AJ$3]; [.$AJ$2]*[.$G39]; [.$AJ$1])" office:value-type="percentage" office:value="0.275391938042864" calcext:value-type="percentage">
            <text:p>27.54%</text:p>
          </table:table-cell>
          <table:table-cell table:style-name="ce50" table:formula="of:=[.O39]/IF([.$G39]&lt;[.$AJ$3]; [.$AJ$2]*[.$G39]; [.$AJ$1])" office:value-type="percentage" office:value="0.346612062546538" calcext:value-type="percentage">
            <text:p>34.66%</text:p>
          </table:table-cell>
          <table:table-cell table:number-columns-repeated="997"/>
        </table:table-row>
        <table:table-row table:style-name="ro1">
          <table:table-cell table:style-name="ce5" office:value-type="float" office:value="16384" calcext:value-type="float">
            <text:p>16,38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40]*[.B40]*[.C40]" office:value-type="float" office:value="262144" calcext:value-type="float">
            <text:p>262,144</text:p>
          </table:table-cell>
          <table:table-cell table:formula="of:=[.A40]*[.C40]+[.B40]*[.C40]+IF([.D40]=&quot;yes&quot;; 4*[.A40]*[.B40]; 0)" office:value-type="float" office:value="327696" calcext:value-type="float">
            <text:p>327,696</text:p>
          </table:table-cell>
          <table:table-cell table:formula="of:=[.E40]/[.F40]" office:value-type="float" office:value="0.799960939407256" calcext:value-type="float">
            <text:p>0.80</text:p>
          </table:table-cell>
          <table:table-cell office:value-type="float" office:value="103230" calcext:value-type="float">
            <text:p>103,230</text:p>
          </table:table-cell>
          <table:table-cell office:value-type="float" office:value="84567" calcext:value-type="float">
            <text:p>84,567</text:p>
          </table:table-cell>
          <table:table-cell office:value-type="float" office:value="79957" calcext:value-type="float">
            <text:p>79,957</text:p>
          </table:table-cell>
          <table:table-cell office:value-type="float" office:value="64305" calcext:value-type="float">
            <text:p>64,305</text:p>
          </table:table-cell>
          <table:table-cell table:style-name="ce33" table:formula="of:=[.$E40]/[.H40]" office:value-type="float" office:value="2.53941683619103" calcext:value-type="float">
            <text:p>2.54</text:p>
          </table:table-cell>
          <table:table-cell table:style-name="ce38" table:formula="of:=[.$E40]/[.I40]" office:value-type="float" office:value="3.09983799827356" calcext:value-type="float">
            <text:p>3.10</text:p>
          </table:table-cell>
          <table:table-cell table:style-name="ce38" table:formula="of:=[.$E40]/[.J40]" office:value-type="float" office:value="3.27856222719712" calcext:value-type="float">
            <text:p>3.28</text:p>
          </table:table-cell>
          <table:table-cell table:style-name="ce24" table:formula="of:=[.$E40]/[.K40]" office:value-type="float" office:value="4.07657258378042" calcext:value-type="float">
            <text:p>4.08</text:p>
          </table:table-cell>
          <table:table-cell table:style-name="ce33" table:formula="of:=[.L40]/[.$L40]" office:value-type="float" office:value="1" calcext:value-type="float">
            <text:p>1.00</text:p>
          </table:table-cell>
          <table:table-cell table:style-name="ce42" table:formula="of:=[.M40]/[.$L40]" office:value-type="float" office:value="1.2206889212104" calcext:value-type="float">
            <text:p>1.22</text:p>
          </table:table-cell>
          <table:table-cell table:style-name="ce42" table:formula="of:=[.N40]/[.$L40]" office:value-type="float" office:value="1.29106894956039" calcext:value-type="float">
            <text:p>1.29</text:p>
          </table:table-cell>
          <table:table-cell table:style-name="ce24" table:formula="of:=[.O40]/[.$L40]" office:value-type="float" office:value="1.60531840447866" calcext:value-type="float">
            <text:p>1.61</text:p>
          </table:table-cell>
          <table:table-cell table:style-name="ce44" table:formula="of:=[.L40]/[.$AJ$1]" office:value-type="percentage" office:value="0.0024798992540928" calcext:value-type="percentage">
            <text:p>0.25%</text:p>
          </table:table-cell>
          <table:table-cell table:style-name="ce47" table:formula="of:=[.M40]/[.$AJ$1]" office:value-type="percentage" office:value="0.00302718554518902" calcext:value-type="percentage">
            <text:p>0.30%</text:p>
          </table:table-cell>
          <table:table-cell table:style-name="ce47" table:formula="of:=[.N40]/[.$AJ$1]" office:value-type="percentage" office:value="0.00320172092499719" calcext:value-type="percentage">
            <text:p>0.32%</text:p>
          </table:table-cell>
          <table:table-cell table:style-name="ce50" table:formula="of:=[.O40]/[.$AJ$1]" office:value-type="percentage" office:value="0.00398102791384807" calcext:value-type="percentage">
            <text:p>0.40%</text:p>
          </table:table-cell>
          <table:table-cell table:style-name="ce44" table:formula="of:=[.L40]/IF([.$G40]&lt;[.$AJ$3]; [.$AJ$2]*[.$G40]; [.$AJ$1])" office:value-type="percentage" office:value="0.198401627433885" calcext:value-type="percentage">
            <text:p>19.84%</text:p>
          </table:table-cell>
          <table:table-cell table:style-name="ce47" table:formula="of:=[.M40]/IF([.$G40]&lt;[.$AJ$3]; [.$AJ$2]*[.$G40]; [.$AJ$1])" office:value-type="percentage" office:value="0.242186668558658" calcext:value-type="percentage">
            <text:p>24.22%</text:p>
          </table:table-cell>
          <table:table-cell table:style-name="ce47" table:formula="of:=[.N40]/IF([.$G40]&lt;[.$AJ$3]; [.$AJ$2]*[.$G40]; [.$AJ$1])" office:value-type="percentage" office:value="0.256150180722138" calcext:value-type="percentage">
            <text:p>25.62%</text:p>
          </table:table-cell>
          <table:table-cell table:style-name="ce50" table:formula="of:=[.O40]/IF([.$G40]&lt;[.$AJ$3]; [.$AJ$2]*[.$G40]; [.$AJ$1])" office:value-type="percentage" office:value="0.318497783998134" calcext:value-type="percentage">
            <text:p>31.85%</text:p>
          </table:table-cell>
          <table:table-cell table:number-columns-repeated="997"/>
        </table:table-row>
        <table:table-row table:style-name="ro1">
          <table:table-cell table:style-name="ce5" office:value-type="float" office:value="32768" calcext:value-type="float">
            <text:p>32,76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41]*[.B41]*[.C41]" office:value-type="float" office:value="524288" calcext:value-type="float">
            <text:p>524,288</text:p>
          </table:table-cell>
          <table:table-cell table:formula="of:=[.A41]*[.C41]+[.B41]*[.C41]+IF([.D41]=&quot;yes&quot;; 4*[.A41]*[.B41]; 0)" office:value-type="float" office:value="655376" calcext:value-type="float">
            <text:p>655,376</text:p>
          </table:table-cell>
          <table:table-cell table:formula="of:=[.E41]/[.F41]" office:value-type="float" office:value="0.799980469226826" calcext:value-type="float">
            <text:p>0.80</text:p>
          </table:table-cell>
          <table:table-cell office:value-type="float" office:value="203256" calcext:value-type="float">
            <text:p>203,256</text:p>
          </table:table-cell>
          <table:table-cell office:value-type="float" office:value="190332" calcext:value-type="float">
            <text:p>190,332</text:p>
          </table:table-cell>
          <table:table-cell office:value-type="float" office:value="180927" calcext:value-type="float">
            <text:p>180,927</text:p>
          </table:table-cell>
          <table:table-cell office:value-type="float" office:value="145366" calcext:value-type="float">
            <text:p>145,366</text:p>
          </table:table-cell>
          <table:table-cell table:style-name="ce33" table:formula="of:=[.$E41]/[.H41]" office:value-type="float" office:value="2.57944660920219" calcext:value-type="float">
            <text:p>2.58</text:p>
          </table:table-cell>
          <table:table-cell table:style-name="ce38" table:formula="of:=[.$E41]/[.I41]" office:value-type="float" office:value="2.75459723010319" calcext:value-type="float">
            <text:p>2.75</text:p>
          </table:table-cell>
          <table:table-cell table:style-name="ce38" table:formula="of:=[.$E41]/[.J41]" office:value-type="float" office:value="2.897787505458" calcext:value-type="float">
            <text:p>2.90</text:p>
          </table:table-cell>
          <table:table-cell table:style-name="ce24" table:formula="of:=[.$E41]/[.K41]" office:value-type="float" office:value="3.60667556374943" calcext:value-type="float">
            <text:p>3.61</text:p>
          </table:table-cell>
          <table:table-cell table:style-name="ce33" table:formula="of:=[.L41]/[.$L41]" office:value-type="float" office:value="1" calcext:value-type="float">
            <text:p>1.00</text:p>
          </table:table-cell>
          <table:table-cell table:style-name="ce42" table:formula="of:=[.M41]/[.$L41]" office:value-type="float" office:value="1.0679024021184" calcext:value-type="float">
            <text:p>1.07</text:p>
          </table:table-cell>
          <table:table-cell table:style-name="ce42" table:formula="of:=[.N41]/[.$L41]" office:value-type="float" office:value="1.12341441575884" calcext:value-type="float">
            <text:p>1.12</text:p>
          </table:table-cell>
          <table:table-cell table:style-name="ce24" table:formula="of:=[.O41]/[.$L41]" office:value-type="float" office:value="1.39823617627231" calcext:value-type="float">
            <text:p>1.40</text:p>
          </table:table-cell>
          <table:table-cell table:style-name="ce44" table:formula="of:=[.L41]/[.$AJ$1]" office:value-type="percentage" office:value="0.00251899082929901" calcext:value-type="percentage">
            <text:p>0.25%</text:p>
          </table:table-cell>
          <table:table-cell table:style-name="ce47" table:formula="of:=[.M41]/[.$AJ$1]" office:value-type="percentage" office:value="0.00269003635752264" calcext:value-type="percentage">
            <text:p>0.27%</text:p>
          </table:table-cell>
          <table:table-cell table:style-name="ce47" table:formula="of:=[.N41]/[.$AJ$1]" office:value-type="percentage" office:value="0.00282987061079883" calcext:value-type="percentage">
            <text:p>0.28%</text:p>
          </table:table-cell>
          <table:table-cell table:style-name="ce50" table:formula="of:=[.O41]/[.$AJ$1]" office:value-type="percentage" office:value="0.00352214410522406" calcext:value-type="percentage">
            <text:p>0.35%</text:p>
          </table:table-cell>
          <table:table-cell table:style-name="ce44" table:formula="of:=[.L41]/IF([.$G41]&lt;[.$AJ$3]; [.$AJ$2]*[.$G41]; [.$AJ$1])" office:value-type="percentage" office:value="0.201524186247884" calcext:value-type="percentage">
            <text:p>20.15%</text:p>
          </table:table-cell>
          <table:table-cell table:style-name="ce47" table:formula="of:=[.M41]/IF([.$G41]&lt;[.$AJ$3]; [.$AJ$2]*[.$G41]; [.$AJ$1])" office:value-type="percentage" office:value="0.215208162579072" calcext:value-type="percentage">
            <text:p>21.52%</text:p>
          </table:table-cell>
          <table:table-cell table:style-name="ce47" table:formula="of:=[.N41]/IF([.$G41]&lt;[.$AJ$3]; [.$AJ$2]*[.$G41]; [.$AJ$1])" office:value-type="percentage" office:value="0.226395175954943" calcext:value-type="percentage">
            <text:p>22.64%</text:p>
          </table:table-cell>
          <table:table-cell table:style-name="ce50" table:formula="of:=[.O41]/IF([.$G41]&lt;[.$AJ$3]; [.$AJ$2]*[.$G41]; [.$AJ$1])" office:value-type="percentage" office:value="0.28177840760563" calcext:value-type="percentage">
            <text:p>28.18%</text:p>
          </table:table-cell>
          <table:table-cell table:number-columns-repeated="997"/>
        </table:table-row>
        <table:table-row table:style-name="ro1">
          <table:table-cell table:style-name="ce5" office:value-type="float" office:value="65536" calcext:value-type="float">
            <text:p>65,53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42]*[.B42]*[.C42]" office:value-type="float" office:value="1048576" calcext:value-type="float">
            <text:p>1,048,576</text:p>
          </table:table-cell>
          <table:table-cell table:formula="of:=[.A42]*[.C42]+[.B42]*[.C42]+IF([.D42]=&quot;yes&quot;; 4*[.A42]*[.B42]; 0)" office:value-type="float" office:value="1310736" calcext:value-type="float">
            <text:p>1,310,736</text:p>
          </table:table-cell>
          <table:table-cell table:formula="of:=[.E42]/[.F42]" office:value-type="float" office:value="0.799990234494208" calcext:value-type="float">
            <text:p>0.80</text:p>
          </table:table-cell>
          <table:table-cell office:value-type="float" office:value="408852" calcext:value-type="float">
            <text:p>408,852</text:p>
          </table:table-cell>
          <table:table-cell office:value-type="float" office:value="417579" calcext:value-type="float">
            <text:p>417,579</text:p>
          </table:table-cell>
          <table:table-cell office:value-type="float" office:value="400190" calcext:value-type="float">
            <text:p>400,190</text:p>
          </table:table-cell>
          <table:table-cell office:value-type="float" office:value="313487" calcext:value-type="float">
            <text:p>313,487</text:p>
          </table:table-cell>
          <table:table-cell table:style-name="ce33" table:formula="of:=[.$E42]/[.H42]" office:value-type="float" office:value="2.56468355297271" calcext:value-type="float">
            <text:p>2.56</text:p>
          </table:table-cell>
          <table:table-cell table:style-name="ce38" table:formula="of:=[.$E42]/[.I42]" office:value-type="float" office:value="2.51108413018854" calcext:value-type="float">
            <text:p>2.51</text:p>
          </table:table-cell>
          <table:table-cell table:style-name="ce38" table:formula="of:=[.$E42]/[.J42]" office:value-type="float" office:value="2.62019540718159" calcext:value-type="float">
            <text:p>2.62</text:p>
          </table:table-cell>
          <table:table-cell table:style-name="ce24" table:formula="of:=[.$E42]/[.K42]" office:value-type="float" office:value="3.34487873500337" calcext:value-type="float">
            <text:p>3.34</text:p>
          </table:table-cell>
          <table:table-cell table:style-name="ce33" table:formula="of:=[.L42]/[.$L42]" office:value-type="float" office:value="1" calcext:value-type="float">
            <text:p>1.00</text:p>
          </table:table-cell>
          <table:table-cell table:style-name="ce42" table:formula="of:=[.M42]/[.$L42]" office:value-type="float" office:value="0.979100960536809" calcext:value-type="float">
            <text:p>0.98</text:p>
          </table:table-cell>
          <table:table-cell table:style-name="ce42" table:formula="of:=[.N42]/[.$L42]" office:value-type="float" office:value="1.02164471875859" calcext:value-type="float">
            <text:p>1.02</text:p>
          </table:table-cell>
          <table:table-cell table:style-name="ce24" table:formula="of:=[.O42]/[.$L42]" office:value-type="float" office:value="1.30420719200477" calcext:value-type="float">
            <text:p>1.30</text:p>
          </table:table-cell>
          <table:table-cell table:style-name="ce44" table:formula="of:=[.L42]/[.$AJ$1]" office:value-type="percentage" office:value="0.00250457378219992" calcext:value-type="percentage">
            <text:p>0.25%</text:p>
          </table:table-cell>
          <table:table-cell table:style-name="ce47" table:formula="of:=[.M42]/[.$AJ$1]" office:value-type="percentage" office:value="0.00245223059588725" calcext:value-type="percentage">
            <text:p>0.25%</text:p>
          </table:table-cell>
          <table:table-cell table:style-name="ce47" table:formula="of:=[.N42]/[.$AJ$1]" office:value-type="percentage" office:value="0.00255878457732577" calcext:value-type="percentage">
            <text:p>0.26%</text:p>
          </table:table-cell>
          <table:table-cell table:style-name="ce50" table:formula="of:=[.O42]/[.$AJ$1]" office:value-type="percentage" office:value="0.00326648313965172" calcext:value-type="percentage">
            <text:p>0.33%</text:p>
          </table:table-cell>
          <table:table-cell table:style-name="ce44" table:formula="of:=[.L42]/IF([.$G42]&lt;[.$AJ$3]; [.$AJ$2]*[.$G42]; [.$AJ$1])" office:value-type="percentage" office:value="0.200368348448827" calcext:value-type="percentage">
            <text:p>20.04%</text:p>
          </table:table-cell>
          <table:table-cell table:style-name="ce47" table:formula="of:=[.M42]/IF([.$G42]&lt;[.$AJ$3]; [.$AJ$2]*[.$G42]; [.$AJ$1])" office:value-type="percentage" office:value="0.196180842427421" calcext:value-type="percentage">
            <text:p>19.62%</text:p>
          </table:table-cell>
          <table:table-cell table:style-name="ce47" table:formula="of:=[.N42]/IF([.$G42]&lt;[.$AJ$3]; [.$AJ$2]*[.$G42]; [.$AJ$1])" office:value-type="percentage" office:value="0.204705264999125" calcext:value-type="percentage">
            <text:p>20.47%</text:p>
          </table:table-cell>
          <table:table-cell table:style-name="ce50" table:formula="of:=[.O42]/IF([.$G42]&lt;[.$AJ$3]; [.$AJ$2]*[.$G42]; [.$AJ$1])" office:value-type="percentage" office:value="0.261321841097079" calcext:value-type="percentage">
            <text:p>26.13%</text:p>
          </table:table-cell>
          <table:table-cell table:number-columns-repeated="997"/>
        </table:table-row>
        <table:table-row table:style-name="ro1">
          <table:table-cell table:style-name="ce6" office:value-type="float" office:value="131072" calcext:value-type="float">
            <text:p>131,07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yes</text:p>
          </table:table-cell>
          <table:table-cell table:style-name="ce12" table:formula="of:=[.A43]*[.B43]*[.C43]" office:value-type="float" office:value="2097152" calcext:value-type="float">
            <text:p>2,097,152</text:p>
          </table:table-cell>
          <table:table-cell table:style-name="ce12" table:formula="of:=[.A43]*[.C43]+[.B43]*[.C43]+IF([.D43]=&quot;yes&quot;; 4*[.A43]*[.B43]; 0)" office:value-type="float" office:value="2621456" calcext:value-type="float">
            <text:p>2,621,456</text:p>
          </table:table-cell>
          <table:table-cell table:style-name="ce25" table:formula="of:=[.E43]/[.F43]" office:value-type="float" office:value="0.799995117217302" calcext:value-type="float">
            <text:p>0.80</text:p>
          </table:table-cell>
          <table:table-cell table:style-name="ce12" office:value-type="float" office:value="827829" calcext:value-type="float">
            <text:p>827,829</text:p>
          </table:table-cell>
          <table:table-cell table:style-name="ce12" office:value-type="float" office:value="844784" calcext:value-type="float">
            <text:p>844,784</text:p>
          </table:table-cell>
          <table:table-cell table:style-name="ce12" office:value-type="float" office:value="809724" calcext:value-type="float">
            <text:p>809,724</text:p>
          </table:table-cell>
          <table:table-cell table:style-name="ce12" office:value-type="float" office:value="631195" calcext:value-type="float">
            <text:p>631,195</text:p>
          </table:table-cell>
          <table:table-cell table:style-name="ce34" table:formula="of:=[.$E43]/[.H43]" office:value-type="float" office:value="2.53331545524498" calcext:value-type="float">
            <text:p>2.53</text:p>
          </table:table-cell>
          <table:table-cell table:style-name="ce39" table:formula="of:=[.$E43]/[.I43]" office:value-type="float" office:value="2.48247125892536" calcext:value-type="float">
            <text:p>2.48</text:p>
          </table:table-cell>
          <table:table-cell table:style-name="ce39" table:formula="of:=[.$E43]/[.J43]" office:value-type="float" office:value="2.5899590477743" calcext:value-type="float">
            <text:p>2.59</text:p>
          </table:table-cell>
          <table:table-cell table:style-name="ce25" table:formula="of:=[.$E43]/[.K43]" office:value-type="float" office:value="3.3225104761603" calcext:value-type="float">
            <text:p>3.32</text:p>
          </table:table-cell>
          <table:table-cell table:style-name="ce34" table:formula="of:=[.L43]/[.$L43]" office:value-type="float" office:value="1" calcext:value-type="float">
            <text:p>1.00</text:p>
          </table:table-cell>
          <table:table-cell table:style-name="ce39" table:formula="of:=[.M43]/[.$L43]" office:value-type="float" office:value="0.979929780867062" calcext:value-type="float">
            <text:p>0.98</text:p>
          </table:table-cell>
          <table:table-cell table:style-name="ce39" table:formula="of:=[.N43]/[.$L43]" office:value-type="float" office:value="1.02235947063444" calcext:value-type="float">
            <text:p>1.02</text:p>
          </table:table-cell>
          <table:table-cell table:style-name="ce25" table:formula="of:=[.O43]/[.$L43]" office:value-type="float" office:value="1.31152654884782" calcext:value-type="float">
            <text:p>1.31</text:p>
          </table:table-cell>
          <table:table-cell table:style-name="ce45" table:formula="of:=[.L43]/[.$AJ$1]" office:value-type="percentage" office:value="0.00247394087426268" calcext:value-type="percentage">
            <text:p>0.25%</text:p>
          </table:table-cell>
          <table:table-cell table:style-name="ce48" table:formula="of:=[.M43]/[.$AJ$1]" office:value-type="percentage" office:value="0.00242428833879429" calcext:value-type="percentage">
            <text:p>0.24%</text:p>
          </table:table-cell>
          <table:table-cell table:style-name="ce48" table:formula="of:=[.N43]/[.$AJ$1]" office:value-type="percentage" office:value="0.00252925688259209" calcext:value-type="percentage">
            <text:p>0.25%</text:p>
          </table:table-cell>
          <table:table-cell table:style-name="ce51" table:formula="of:=[.O43]/[.$AJ$1]" office:value-type="percentage" office:value="0.00324463913687529" calcext:value-type="percentage">
            <text:p>0.32%</text:p>
          </table:table-cell>
          <table:table-cell table:style-name="ce45" table:formula="of:=[.L43]/IF([.$G43]&lt;[.$AJ$3]; [.$AJ$2]*[.$G43]; [.$AJ$1])" office:value-type="percentage" office:value="0.197916477919957" calcext:value-type="percentage">
            <text:p>19.79%</text:p>
          </table:table-cell>
          <table:table-cell table:style-name="ce48" table:formula="of:=[.M43]/IF([.$G43]&lt;[.$AJ$3]; [.$AJ$2]*[.$G43]; [.$AJ$1])" office:value-type="percentage" office:value="0.193944250838084" calcext:value-type="percentage">
            <text:p>19.39%</text:p>
          </table:table-cell>
          <table:table-cell table:style-name="ce48" table:formula="of:=[.N43]/IF([.$G43]&lt;[.$AJ$3]; [.$AJ$2]*[.$G43]; [.$AJ$1])" office:value-type="percentage" office:value="0.20234178559608" calcext:value-type="percentage">
            <text:p>20.23%</text:p>
          </table:table-cell>
          <table:table-cell table:style-name="ce51" table:formula="of:=[.O43]/IF([.$G43]&lt;[.$AJ$3]; [.$AJ$2]*[.$G43]; [.$AJ$1])" office:value-type="percentage" office:value="0.259572715246477" calcext:value-type="percentage">
            <text:p>25.96%</text:p>
          </table:table-cell>
          <table:table-cell table:number-columns-repeated="99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yes</text:p>
          </table:table-cell>
          <table:table-cell table:style-name="ce11" table:formula="of:=[.A44]*[.B44]*[.C44]" office:value-type="float" office:value="256" calcext:value-type="float">
            <text:p>256</text:p>
          </table:table-cell>
          <table:table-cell table:style-name="ce11" table:formula="of:=[.A44]*[.C44]+[.B44]*[.C44]+IF([.D44]=&quot;yes&quot;; 4*[.A44]*[.B44]; 0)" office:value-type="float" office:value="1281" calcext:value-type="float">
            <text:p>1,281</text:p>
          </table:table-cell>
          <table:table-cell table:style-name="ce23" table:formula="of:=[.E44]/[.F44]" office:value-type="float" office:value="0.19984387197502" calcext:value-type="float">
            <text:p>0.20</text:p>
          </table:table-cell>
          <table:table-cell table:style-name="ce11" office:value-type="float" office:value="2356" calcext:value-type="float">
            <text:p>2,356</text:p>
          </table:table-cell>
          <table:table-cell table:style-name="ce11" office:value-type="float" office:value="2573" calcext:value-type="float">
            <text:p>2,573</text:p>
          </table:table-cell>
          <table:table-cell table:style-name="ce11" office:value-type="float" office:value="1149" calcext:value-type="float">
            <text:p>1,149</text:p>
          </table:table-cell>
          <table:table-cell table:style-name="ce27" office:value-type="float" office:value="436" calcext:value-type="float">
            <text:p>436</text:p>
          </table:table-cell>
          <table:table-cell table:style-name="ce32" table:formula="of:=[.$E44]/[.H44]" office:value-type="float" office:value="0.108658743633277" calcext:value-type="float">
            <text:p>0.11</text:p>
          </table:table-cell>
          <table:table-cell table:style-name="ce37" table:formula="of:=[.$E44]/[.I44]" office:value-type="float" office:value="0.0994947532063739" calcext:value-type="float">
            <text:p>0.10</text:p>
          </table:table-cell>
          <table:table-cell table:style-name="ce37" table:formula="of:=[.$E44]/[.J44]" office:value-type="float" office:value="0.222802436901654" calcext:value-type="float">
            <text:p>0.22</text:p>
          </table:table-cell>
          <table:table-cell table:style-name="ce23" table:formula="of:=[.$E44]/[.K44]" office:value-type="float" office:value="0.587155963302752" calcext:value-type="float">
            <text:p>0.59</text:p>
          </table:table-cell>
          <table:table-cell table:style-name="ce32" table:formula="of:=[.L44]/[.$L44]" office:value-type="float" office:value="1" calcext:value-type="float">
            <text:p>1.00</text:p>
          </table:table-cell>
          <table:table-cell table:style-name="ce37" table:formula="of:=[.M44]/[.$L44]" office:value-type="float" office:value="0.91566265060241" calcext:value-type="float">
            <text:p>0.92</text:p>
          </table:table-cell>
          <table:table-cell table:style-name="ce37" table:formula="of:=[.N44]/[.$L44]" office:value-type="float" office:value="2.05047867711053" calcext:value-type="float">
            <text:p>2.05</text:p>
          </table:table-cell>
          <table:table-cell table:style-name="ce23" table:formula="of:=[.O44]/[.$L44]" office:value-type="float" office:value="5.40366972477064" calcext:value-type="float">
            <text:p>5.40</text:p>
          </table:table-cell>
          <table:table-cell table:style-name="ce43" table:formula="of:=[.L44]/[.$AJ$1]" office:value-type="percentage" office:value="0.000106112054329372" calcext:value-type="percentage">
            <text:p>0.01%</text:p>
          </table:table-cell>
          <table:table-cell table:style-name="ce46" table:formula="of:=[.M44]/[.$AJ$1]" office:value-type="percentage" office:value="0.0000971628449280995" calcext:value-type="percentage">
            <text:p>0.01%</text:p>
          </table:table-cell>
          <table:table-cell table:style-name="ce46" table:formula="of:=[.N44]/[.$AJ$1]" office:value-type="percentage" office:value="0.000217580504786771" calcext:value-type="percentage">
            <text:p>0.02%</text:p>
          </table:table-cell>
          <table:table-cell table:style-name="ce49" table:formula="of:=[.O44]/[.$AJ$1]" office:value-type="percentage" office:value="0.000573394495412844" calcext:value-type="percentage">
            <text:p>0.06%</text:p>
          </table:table-cell>
          <table:table-cell table:style-name="ce43" table:formula="of:=[.L44]/IF([.$G44]&lt;[.$AJ$3]; [.$AJ$2]*[.$G44]; [.$AJ$1])" office:value-type="percentage" office:value="0.0339823853989813" calcext:value-type="percentage">
            <text:p>3.40%</text:p>
          </table:table-cell>
          <table:table-cell table:style-name="ce46" table:formula="of:=[.M44]/IF([.$G44]&lt;[.$AJ$3]; [.$AJ$2]*[.$G44]; [.$AJ$1])" office:value-type="percentage" office:value="0.0311164010882239" calcext:value-type="percentage">
            <text:p>3.11%</text:p>
          </table:table-cell>
          <table:table-cell table:style-name="ce46" table:formula="of:=[.N44]/IF([.$G44]&lt;[.$AJ$3]; [.$AJ$2]*[.$G44]; [.$AJ$1])" office:value-type="percentage" office:value="0.0696801566579634" calcext:value-type="percentage">
            <text:p>6.97%</text:p>
          </table:table-cell>
          <table:table-cell table:style-name="ce49" table:formula="of:=[.O44]/IF([.$G44]&lt;[.$AJ$3]; [.$AJ$2]*[.$G44]; [.$AJ$1])" office:value-type="percentage" office:value="0.183629587155963" calcext:value-type="percentage">
            <text:p>18.36%</text:p>
          </table:table-cell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es</text:p>
          </table:table-cell>
          <table:table-cell table:formula="of:=[.A45]*[.B45]*[.C45]" office:value-type="float" office:value="512" calcext:value-type="float">
            <text:p>512</text:p>
          </table:table-cell>
          <table:table-cell table:formula="of:=[.A45]*[.C45]+[.B45]*[.C45]+IF([.D45]=&quot;yes&quot;; 4*[.A45]*[.B45]; 0)" office:value-type="float" office:value="2561" calcext:value-type="float">
            <text:p>2,561</text:p>
          </table:table-cell>
          <table:table-cell table:formula="of:=[.E45]/[.F45]" office:value-type="float" office:value="0.199921905505662" calcext:value-type="float">
            <text:p>0.20</text:p>
          </table:table-cell>
          <table:table-cell office:value-type="float" office:value="3869" calcext:value-type="float">
            <text:p>3,869</text:p>
          </table:table-cell>
          <table:table-cell office:value-type="float" office:value="3666" calcext:value-type="float">
            <text:p>3,666</text:p>
          </table:table-cell>
          <table:table-cell office:value-type="float" office:value="2344" calcext:value-type="float">
            <text:p>2,344</text:p>
          </table:table-cell>
          <table:table-cell table:style-name="ce28" office:value-type="float" office:value="773" calcext:value-type="float">
            <text:p>773</text:p>
          </table:table-cell>
          <table:table-cell table:style-name="ce33" table:formula="of:=[.$E45]/[.H45]" office:value-type="float" office:value="0.132333936417679" calcext:value-type="float">
            <text:p>0.13</text:p>
          </table:table-cell>
          <table:table-cell table:style-name="ce38" table:formula="of:=[.$E45]/[.I45]" office:value-type="float" office:value="0.139661756683033" calcext:value-type="float">
            <text:p>0.14</text:p>
          </table:table-cell>
          <table:table-cell table:style-name="ce38" table:formula="of:=[.$E45]/[.J45]" office:value-type="float" office:value="0.218430034129693" calcext:value-type="float">
            <text:p>0.22</text:p>
          </table:table-cell>
          <table:table-cell table:style-name="ce24" table:formula="of:=[.$E45]/[.K45]" office:value-type="float" office:value="0.66235446313066" calcext:value-type="float">
            <text:p>0.66</text:p>
          </table:table-cell>
          <table:table-cell table:style-name="ce33" table:formula="of:=[.L45]/[.$L45]" office:value-type="float" office:value="1" calcext:value-type="float">
            <text:p>1.00</text:p>
          </table:table-cell>
          <table:table-cell table:style-name="ce42" table:formula="of:=[.M45]/[.$L45]" office:value-type="float" office:value="1.05537370430987" calcext:value-type="float">
            <text:p>1.06</text:p>
          </table:table-cell>
          <table:table-cell table:style-name="ce42" table:formula="of:=[.N45]/[.$L45]" office:value-type="float" office:value="1.65059726962457" calcext:value-type="float">
            <text:p>1.65</text:p>
          </table:table-cell>
          <table:table-cell table:style-name="ce24" table:formula="of:=[.O45]/[.$L45]" office:value-type="float" office:value="5.00517464424321" calcext:value-type="float">
            <text:p>5.01</text:p>
          </table:table-cell>
          <table:table-cell table:style-name="ce44" table:formula="of:=[.L45]/[.$AJ$1]" office:value-type="percentage" office:value="0.00012923235978289" calcext:value-type="percentage">
            <text:p>0.01%</text:p>
          </table:table-cell>
          <table:table-cell table:style-name="ce47" table:formula="of:=[.M45]/[.$AJ$1]" office:value-type="percentage" office:value="0.000136388434260775" calcext:value-type="percentage">
            <text:p>0.01%</text:p>
          </table:table-cell>
          <table:table-cell table:style-name="ce47" table:formula="of:=[.N45]/[.$AJ$1]" office:value-type="percentage" office:value="0.000213310580204778" calcext:value-type="percentage">
            <text:p>0.02%</text:p>
          </table:table-cell>
          <table:table-cell table:style-name="ce50" table:formula="of:=[.O45]/[.$AJ$1]" office:value-type="percentage" office:value="0.000646830530401035" calcext:value-type="percentage">
            <text:p>0.06%</text:p>
          </table:table-cell>
          <table:table-cell table:style-name="ce44" table:formula="of:=[.L45]/IF([.$G45]&lt;[.$AJ$3]; [.$AJ$2]*[.$G45]; [.$AJ$1])" office:value-type="percentage" office:value="0.0413705091754976" calcext:value-type="percentage">
            <text:p>4.14%</text:p>
          </table:table-cell>
          <table:table-cell table:style-name="ce47" table:formula="of:=[.M45]/IF([.$G45]&lt;[.$AJ$3]; [.$AJ$2]*[.$G45]; [.$AJ$1])" office:value-type="percentage" office:value="0.0436613475177305" calcext:value-type="percentage">
            <text:p>4.37%</text:p>
          </table:table-cell>
          <table:table-cell table:style-name="ce47" table:formula="of:=[.N45]/IF([.$G45]&lt;[.$AJ$3]; [.$AJ$2]*[.$G45]; [.$AJ$1])" office:value-type="percentage" office:value="0.0682860494880546" calcext:value-type="percentage">
            <text:p>6.83%</text:p>
          </table:table-cell>
          <table:table-cell table:style-name="ce50" table:formula="of:=[.O45]/IF([.$G45]&lt;[.$AJ$3]; [.$AJ$2]*[.$G45]; [.$AJ$1])" office:value-type="percentage" office:value="0.207066623544631" calcext:value-type="percentage">
            <text:p>20.71%</text:p>
          </table:table-cell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1024" calcext:value-type="float">
            <text:p>1,024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es</text:p>
          </table:table-cell>
          <table:table-cell table:formula="of:=[.A46]*[.B46]*[.C46]" office:value-type="float" office:value="1024" calcext:value-type="float">
            <text:p>1,024</text:p>
          </table:table-cell>
          <table:table-cell table:formula="of:=[.A46]*[.C46]+[.B46]*[.C46]+IF([.D46]=&quot;yes&quot;; 4*[.A46]*[.B46]; 0)" office:value-type="float" office:value="5121" calcext:value-type="float">
            <text:p>5,121</text:p>
          </table:table-cell>
          <table:table-cell table:formula="of:=[.E46]/[.F46]" office:value-type="float" office:value="0.199960945127905" calcext:value-type="float">
            <text:p>0.20</text:p>
          </table:table-cell>
          <table:table-cell office:value-type="float" office:value="7146" calcext:value-type="float">
            <text:p>7,146</text:p>
          </table:table-cell>
          <table:table-cell office:value-type="float" office:value="5974" calcext:value-type="float">
            <text:p>5,974</text:p>
          </table:table-cell>
          <table:table-cell office:value-type="float" office:value="4536" calcext:value-type="float">
            <text:p>4,536</text:p>
          </table:table-cell>
          <table:table-cell table:style-name="ce28" office:value-type="float" office:value="1439" calcext:value-type="float">
            <text:p>1,439</text:p>
          </table:table-cell>
          <table:table-cell table:style-name="ce33" table:formula="of:=[.$E46]/[.H46]" office:value-type="float" office:value="0.143296949342289" calcext:value-type="float">
            <text:p>0.14</text:p>
          </table:table-cell>
          <table:table-cell table:style-name="ce38" table:formula="of:=[.$E46]/[.I46]" office:value-type="float" office:value="0.171409440910613" calcext:value-type="float">
            <text:p>0.17</text:p>
          </table:table-cell>
          <table:table-cell table:style-name="ce38" table:formula="of:=[.$E46]/[.J46]" office:value-type="float" office:value="0.225749559082892" calcext:value-type="float">
            <text:p>0.23</text:p>
          </table:table-cell>
          <table:table-cell table:style-name="ce24" table:formula="of:=[.$E46]/[.K46]" office:value-type="float" office:value="0.711605281445448" calcext:value-type="float">
            <text:p>0.71</text:p>
          </table:table-cell>
          <table:table-cell table:style-name="ce33" table:formula="of:=[.L46]/[.$L46]" office:value-type="float" office:value="1" calcext:value-type="float">
            <text:p>1.00</text:p>
          </table:table-cell>
          <table:table-cell table:style-name="ce42" table:formula="of:=[.M46]/[.$L46]" office:value-type="float" office:value="1.19618346166722" calcext:value-type="float">
            <text:p>1.20</text:p>
          </table:table-cell>
          <table:table-cell table:style-name="ce42" table:formula="of:=[.N46]/[.$L46]" office:value-type="float" office:value="1.57539682539683" calcext:value-type="float">
            <text:p>1.58</text:p>
          </table:table-cell>
          <table:table-cell table:style-name="ce24" table:formula="of:=[.O46]/[.$L46]" office:value-type="float" office:value="4.96594857539958" calcext:value-type="float">
            <text:p>4.97</text:p>
          </table:table-cell>
          <table:table-cell table:style-name="ce44" table:formula="of:=[.L46]/[.$AJ$1]" office:value-type="percentage" office:value="0.000139938427092079" calcext:value-type="percentage">
            <text:p>0.01%</text:p>
          </table:table-cell>
          <table:table-cell table:style-name="ce47" table:formula="of:=[.M46]/[.$AJ$1]" office:value-type="percentage" office:value="0.00016739203213927" calcext:value-type="percentage">
            <text:p>0.02%</text:p>
          </table:table-cell>
          <table:table-cell table:style-name="ce47" table:formula="of:=[.N46]/[.$AJ$1]" office:value-type="percentage" office:value="0.000220458553791887" calcext:value-type="percentage">
            <text:p>0.02%</text:p>
          </table:table-cell>
          <table:table-cell table:style-name="ce50" table:formula="of:=[.O46]/[.$AJ$1]" office:value-type="percentage" office:value="0.00069492703266157" calcext:value-type="percentage">
            <text:p>0.07%</text:p>
          </table:table-cell>
          <table:table-cell table:style-name="ce44" table:formula="of:=[.L46]/IF([.$G46]&lt;[.$AJ$3]; [.$AJ$2]*[.$G46]; [.$AJ$1])" office:value-type="percentage" office:value="0.0447890428211587" calcext:value-type="percentage">
            <text:p>4.48%</text:p>
          </table:table-cell>
          <table:table-cell table:style-name="ce47" table:formula="of:=[.M46]/IF([.$G46]&lt;[.$AJ$3]; [.$AJ$2]*[.$G46]; [.$AJ$1])" office:value-type="percentage" office:value="0.0535759122865752" calcext:value-type="percentage">
            <text:p>5.36%</text:p>
          </table:table-cell>
          <table:table-cell table:style-name="ce47" table:formula="of:=[.N46]/IF([.$G46]&lt;[.$AJ$3]; [.$AJ$2]*[.$G46]; [.$AJ$1])" office:value-type="percentage" office:value="0.0705605158730159" calcext:value-type="percentage">
            <text:p>7.06%</text:p>
          </table:table-cell>
          <table:table-cell table:style-name="ce50" table:formula="of:=[.O46]/IF([.$G46]&lt;[.$AJ$3]; [.$AJ$2]*[.$G46]; [.$AJ$1])" office:value-type="percentage" office:value="0.222420083391244" calcext:value-type="percentage">
            <text:p>22.24%</text:p>
          </table:table-cell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2048" calcext:value-type="float">
            <text:p>2,048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es</text:p>
          </table:table-cell>
          <table:table-cell table:formula="of:=[.A47]*[.B47]*[.C47]" office:value-type="float" office:value="2048" calcext:value-type="float">
            <text:p>2,048</text:p>
          </table:table-cell>
          <table:table-cell table:formula="of:=[.A47]*[.C47]+[.B47]*[.C47]+IF([.D47]=&quot;yes&quot;; 4*[.A47]*[.B47]; 0)" office:value-type="float" office:value="10241" calcext:value-type="float">
            <text:p>10,241</text:p>
          </table:table-cell>
          <table:table-cell table:formula="of:=[.E47]/[.F47]" office:value-type="float" office:value="0.199980470657162" calcext:value-type="float">
            <text:p>0.20</text:p>
          </table:table-cell>
          <table:table-cell office:value-type="float" office:value="13282" calcext:value-type="float">
            <text:p>13,282</text:p>
          </table:table-cell>
          <table:table-cell office:value-type="float" office:value="10874" calcext:value-type="float">
            <text:p>10,874</text:p>
          </table:table-cell>
          <table:table-cell office:value-type="float" office:value="8544" calcext:value-type="float">
            <text:p>8,544</text:p>
          </table:table-cell>
          <table:table-cell table:style-name="ce28" office:value-type="float" office:value="2413" calcext:value-type="float">
            <text:p>2,413</text:p>
          </table:table-cell>
          <table:table-cell table:style-name="ce33" table:formula="of:=[.$E47]/[.H47]" office:value-type="float" office:value="0.154193645535311" calcext:value-type="float">
            <text:p>0.15</text:p>
          </table:table-cell>
          <table:table-cell table:style-name="ce38" table:formula="of:=[.$E47]/[.I47]" office:value-type="float" office:value="0.18833915762369" calcext:value-type="float">
            <text:p>0.19</text:p>
          </table:table-cell>
          <table:table-cell table:style-name="ce38" table:formula="of:=[.$E47]/[.J47]" office:value-type="float" office:value="0.239700374531835" calcext:value-type="float">
            <text:p>0.24</text:p>
          </table:table-cell>
          <table:table-cell table:style-name="ce24" table:formula="of:=[.$E47]/[.K47]" office:value-type="float" office:value="0.8487360132615" calcext:value-type="float">
            <text:p>0.85</text:p>
          </table:table-cell>
          <table:table-cell table:style-name="ce33" table:formula="of:=[.L47]/[.$L47]" office:value-type="float" office:value="1" calcext:value-type="float">
            <text:p>1.00</text:p>
          </table:table-cell>
          <table:table-cell table:style-name="ce42" table:formula="of:=[.M47]/[.$L47]" office:value-type="float" office:value="1.22144565017473" calcext:value-type="float">
            <text:p>1.22</text:p>
          </table:table-cell>
          <table:table-cell table:style-name="ce42" table:formula="of:=[.N47]/[.$L47]" office:value-type="float" office:value="1.55454119850187" calcext:value-type="float">
            <text:p>1.55</text:p>
          </table:table-cell>
          <table:table-cell table:style-name="ce24" table:formula="of:=[.O47]/[.$L47]" office:value-type="float" office:value="5.50435142975549" calcext:value-type="float">
            <text:p>5.50</text:p>
          </table:table-cell>
          <table:table-cell table:style-name="ce44" table:formula="of:=[.L47]/[.$AJ$1]" office:value-type="percentage" office:value="0.000150579731968077" calcext:value-type="percentage">
            <text:p>0.02%</text:p>
          </table:table-cell>
          <table:table-cell table:style-name="ce47" table:formula="of:=[.M47]/[.$AJ$1]" office:value-type="percentage" office:value="0.000183924958616884" calcext:value-type="percentage">
            <text:p>0.02%</text:p>
          </table:table-cell>
          <table:table-cell table:style-name="ce47" table:formula="of:=[.N47]/[.$AJ$1]" office:value-type="percentage" office:value="0.000234082397003745" calcext:value-type="percentage">
            <text:p>0.02%</text:p>
          </table:table-cell>
          <table:table-cell table:style-name="ce50" table:formula="of:=[.O47]/[.$AJ$1]" office:value-type="percentage" office:value="0.000828843762950684" calcext:value-type="percentage">
            <text:p>0.08%</text:p>
          </table:table-cell>
          <table:table-cell table:style-name="ce44" table:formula="of:=[.L47]/IF([.$G47]&lt;[.$AJ$3]; [.$AJ$2]*[.$G47]; [.$AJ$1])" office:value-type="percentage" office:value="0.0481902198464087" calcext:value-type="percentage">
            <text:p>4.82%</text:p>
          </table:table-cell>
          <table:table-cell table:style-name="ce47" table:formula="of:=[.M47]/IF([.$G47]&lt;[.$AJ$3]; [.$AJ$2]*[.$G47]; [.$AJ$1])" office:value-type="percentage" office:value="0.0588617344123598" calcext:value-type="percentage">
            <text:p>5.89%</text:p>
          </table:table-cell>
          <table:table-cell table:style-name="ce47" table:formula="of:=[.N47]/IF([.$G47]&lt;[.$AJ$3]; [.$AJ$2]*[.$G47]; [.$AJ$1])" office:value-type="percentage" office:value="0.0749136821161049" calcext:value-type="percentage">
            <text:p>7.49%</text:p>
          </table:table-cell>
          <table:table-cell table:style-name="ce50" table:formula="of:=[.O47]/IF([.$G47]&lt;[.$AJ$3]; [.$AJ$2]*[.$G47]; [.$AJ$1])" office:value-type="percentage" office:value="0.265255905511811" calcext:value-type="percentage">
            <text:p>26.53%</text:p>
          </table:table-cell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4096" calcext:value-type="float">
            <text:p>4,096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es</text:p>
          </table:table-cell>
          <table:table-cell table:formula="of:=[.A48]*[.B48]*[.C48]" office:value-type="float" office:value="4096" calcext:value-type="float">
            <text:p>4,096</text:p>
          </table:table-cell>
          <table:table-cell table:formula="of:=[.A48]*[.C48]+[.B48]*[.C48]+IF([.D48]=&quot;yes&quot;; 4*[.A48]*[.B48]; 0)" office:value-type="float" office:value="20481" calcext:value-type="float">
            <text:p>20,481</text:p>
          </table:table-cell>
          <table:table-cell table:formula="of:=[.E48]/[.F48]" office:value-type="float" office:value="0.199990234851814" calcext:value-type="float">
            <text:p>0.20</text:p>
          </table:table-cell>
          <table:table-cell office:value-type="float" office:value="25299" calcext:value-type="float">
            <text:p>25,299</text:p>
          </table:table-cell>
          <table:table-cell office:value-type="float" office:value="20436" calcext:value-type="float">
            <text:p>20,436</text:p>
          </table:table-cell>
          <table:table-cell office:value-type="float" office:value="17326" calcext:value-type="float">
            <text:p>17,326</text:p>
          </table:table-cell>
          <table:table-cell table:style-name="ce28" office:value-type="float" office:value="4301" calcext:value-type="float">
            <text:p>4,301</text:p>
          </table:table-cell>
          <table:table-cell table:style-name="ce33" table:formula="of:=[.$E48]/[.H48]" office:value-type="float" office:value="0.161903632554646" calcext:value-type="float">
            <text:p>0.16</text:p>
          </table:table-cell>
          <table:table-cell table:style-name="ce38" table:formula="of:=[.$E48]/[.I48]" office:value-type="float" office:value="0.200430612644353" calcext:value-type="float">
            <text:p>0.20</text:p>
          </table:table-cell>
          <table:table-cell table:style-name="ce38" table:formula="of:=[.$E48]/[.J48]" office:value-type="float" office:value="0.236407710954635" calcext:value-type="float">
            <text:p>0.24</text:p>
          </table:table-cell>
          <table:table-cell table:style-name="ce24" table:formula="of:=[.$E48]/[.K48]" office:value-type="float" office:value="0.952336665891653" calcext:value-type="float">
            <text:p>0.95</text:p>
          </table:table-cell>
          <table:table-cell table:style-name="ce33" table:formula="of:=[.L48]/[.$L48]" office:value-type="float" office:value="1" calcext:value-type="float">
            <text:p>1.00</text:p>
          </table:table-cell>
          <table:table-cell table:style-name="ce42" table:formula="of:=[.M48]/[.$L48]" office:value-type="float" office:value="1.23796241926013" calcext:value-type="float">
            <text:p>1.24</text:p>
          </table:table-cell>
          <table:table-cell table:style-name="ce42" table:formula="of:=[.N48]/[.$L48]" office:value-type="float" office:value="1.46017545884797" calcext:value-type="float">
            <text:p>1.46</text:p>
          </table:table-cell>
          <table:table-cell table:style-name="ce24" table:formula="of:=[.O48]/[.$L48]" office:value-type="float" office:value="5.88212043710765" calcext:value-type="float">
            <text:p>5.88</text:p>
          </table:table-cell>
          <table:table-cell table:style-name="ce44" table:formula="of:=[.L48]/[.$AJ$1]" office:value-type="percentage" office:value="0.000158109016166647" calcext:value-type="percentage">
            <text:p>0.02%</text:p>
          </table:table-cell>
          <table:table-cell table:style-name="ce47" table:formula="of:=[.M48]/[.$AJ$1]" office:value-type="percentage" office:value="0.000195733020160501" calcext:value-type="percentage">
            <text:p>0.02%</text:p>
          </table:table-cell>
          <table:table-cell table:style-name="ce47" table:formula="of:=[.N48]/[.$AJ$1]" office:value-type="percentage" office:value="0.000230866905229135" calcext:value-type="percentage">
            <text:p>0.02%</text:p>
          </table:table-cell>
          <table:table-cell table:style-name="ce50" table:formula="of:=[.O48]/[.$AJ$1]" office:value-type="percentage" office:value="0.000930016275284818" calcext:value-type="percentage">
            <text:p>0.09%</text:p>
          </table:table-cell>
          <table:table-cell table:style-name="ce44" table:formula="of:=[.L48]/IF([.$G48]&lt;[.$AJ$3]; [.$AJ$2]*[.$G48]; [.$AJ$1])" office:value-type="percentage" office:value="0.0505973556267046" calcext:value-type="percentage">
            <text:p>5.06%</text:p>
          </table:table-cell>
          <table:table-cell table:style-name="ce47" table:formula="of:=[.M48]/IF([.$G48]&lt;[.$AJ$3]; [.$AJ$2]*[.$G48]; [.$AJ$1])" office:value-type="percentage" office:value="0.0626376247798004" calcext:value-type="percentage">
            <text:p>6.26%</text:p>
          </table:table-cell>
          <table:table-cell table:style-name="ce47" table:formula="of:=[.N48]/IF([.$G48]&lt;[.$AJ$3]; [.$AJ$2]*[.$G48]; [.$AJ$1])" office:value-type="percentage" office:value="0.0738810169687175" calcext:value-type="percentage">
            <text:p>7.39%</text:p>
          </table:table-cell>
          <table:table-cell table:style-name="ce50" table:formula="of:=[.O48]/IF([.$G48]&lt;[.$AJ$3]; [.$AJ$2]*[.$G48]; [.$AJ$1])" office:value-type="percentage" office:value="0.297619739595443" calcext:value-type="percentage">
            <text:p>29.76%</text:p>
          </table:table-cell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8192" calcext:value-type="float">
            <text:p>8,192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es</text:p>
          </table:table-cell>
          <table:table-cell table:formula="of:=[.A49]*[.B49]*[.C49]" office:value-type="float" office:value="8192" calcext:value-type="float">
            <text:p>8,192</text:p>
          </table:table-cell>
          <table:table-cell table:formula="of:=[.A49]*[.C49]+[.B49]*[.C49]+IF([.D49]=&quot;yes&quot;; 4*[.A49]*[.B49]; 0)" office:value-type="float" office:value="40961" calcext:value-type="float">
            <text:p>40,961</text:p>
          </table:table-cell>
          <table:table-cell table:formula="of:=[.E49]/[.F49]" office:value-type="float" office:value="0.199995117306706" calcext:value-type="float">
            <text:p>0.20</text:p>
          </table:table-cell>
          <table:table-cell office:value-type="float" office:value="48910" calcext:value-type="float">
            <text:p>48,910</text:p>
          </table:table-cell>
          <table:table-cell office:value-type="float" office:value="38402" calcext:value-type="float">
            <text:p>38,402</text:p>
          </table:table-cell>
          <table:table-cell office:value-type="float" office:value="34847" calcext:value-type="float">
            <text:p>34,847</text:p>
          </table:table-cell>
          <table:table-cell table:style-name="ce28" office:value-type="float" office:value="7908" calcext:value-type="float">
            <text:p>7,908</text:p>
          </table:table-cell>
          <table:table-cell table:style-name="ce33" table:formula="of:=[.$E49]/[.H49]" office:value-type="float" office:value="0.167491310570435" calcext:value-type="float">
            <text:p>0.17</text:p>
          </table:table-cell>
          <table:table-cell table:style-name="ce38" table:formula="of:=[.$E49]/[.I49]" office:value-type="float" office:value="0.213322222800896" calcext:value-type="float">
            <text:p>0.21</text:p>
          </table:table-cell>
          <table:table-cell table:style-name="ce38" table:formula="of:=[.$E49]/[.J49]" office:value-type="float" office:value="0.23508479926536" calcext:value-type="float">
            <text:p>0.24</text:p>
          </table:table-cell>
          <table:table-cell table:style-name="ce24" table:formula="of:=[.$E49]/[.K49]" office:value-type="float" office:value="1.03591299949418" calcext:value-type="float">
            <text:p>1.04</text:p>
          </table:table-cell>
          <table:table-cell table:style-name="ce33" table:formula="of:=[.L49]/[.$L49]" office:value-type="float" office:value="1" calcext:value-type="float">
            <text:p>1.00</text:p>
          </table:table-cell>
          <table:table-cell table:style-name="ce42" table:formula="of:=[.M49]/[.$L49]" office:value-type="float" office:value="1.27363158168845" calcext:value-type="float">
            <text:p>1.27</text:p>
          </table:table-cell>
          <table:table-cell table:style-name="ce42" table:formula="of:=[.N49]/[.$L49]" office:value-type="float" office:value="1.40356415186386" calcext:value-type="float">
            <text:p>1.40</text:p>
          </table:table-cell>
          <table:table-cell table:style-name="ce24" table:formula="of:=[.O49]/[.$L49]" office:value-type="float" office:value="6.1848760748609" calcext:value-type="float">
            <text:p>6.18</text:p>
          </table:table-cell>
          <table:table-cell table:style-name="ce44" table:formula="of:=[.L49]/[.$AJ$1]" office:value-type="percentage" office:value="0.000163565732978941" calcext:value-type="percentage">
            <text:p>0.02%</text:p>
          </table:table-cell>
          <table:table-cell table:style-name="ce47" table:formula="of:=[.M49]/[.$AJ$1]" office:value-type="percentage" office:value="0.000208322483204" calcext:value-type="percentage">
            <text:p>0.02%</text:p>
          </table:table-cell>
          <table:table-cell table:style-name="ce47" table:formula="of:=[.N49]/[.$AJ$1]" office:value-type="percentage" office:value="0.000229574999282578" calcext:value-type="percentage">
            <text:p>0.02%</text:p>
          </table:table-cell>
          <table:table-cell table:style-name="ce50" table:formula="of:=[.O49]/[.$AJ$1]" office:value-type="percentage" office:value="0.00101163378856854" calcext:value-type="percentage">
            <text:p>0.10%</text:p>
          </table:table-cell>
          <table:table-cell table:style-name="ce44" table:formula="of:=[.L49]/IF([.$G49]&lt;[.$AJ$3]; [.$AJ$2]*[.$G49]; [.$AJ$1])" office:value-type="percentage" office:value="0.05234231241055" calcext:value-type="percentage">
            <text:p>5.23%</text:p>
          </table:table-cell>
          <table:table-cell table:style-name="ce47" table:formula="of:=[.M49]/IF([.$G49]&lt;[.$AJ$3]; [.$AJ$2]*[.$G49]; [.$AJ$1])" office:value-type="percentage" office:value="0.06666482214468" calcext:value-type="percentage">
            <text:p>6.67%</text:p>
          </table:table-cell>
          <table:table-cell table:style-name="ce47" table:formula="of:=[.N49]/IF([.$G49]&lt;[.$AJ$3]; [.$AJ$2]*[.$G49]; [.$AJ$1])" office:value-type="percentage" office:value="0.0734657933251069" calcext:value-type="percentage">
            <text:p>7.35%</text:p>
          </table:table-cell>
          <table:table-cell table:style-name="ce50" table:formula="of:=[.O49]/IF([.$G49]&lt;[.$AJ$3]; [.$AJ$2]*[.$G49]; [.$AJ$1])" office:value-type="percentage" office:value="0.323730715730905" calcext:value-type="percentage">
            <text:p>32.37%</text:p>
          </table:table-cell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16384" calcext:value-type="float">
            <text:p>16,384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es</text:p>
          </table:table-cell>
          <table:table-cell table:formula="of:=[.A50]*[.B50]*[.C50]" office:value-type="float" office:value="16384" calcext:value-type="float">
            <text:p>16,384</text:p>
          </table:table-cell>
          <table:table-cell table:formula="of:=[.A50]*[.C50]+[.B50]*[.C50]+IF([.D50]=&quot;yes&quot;; 4*[.A50]*[.B50]; 0)" office:value-type="float" office:value="81921" calcext:value-type="float">
            <text:p>81,921</text:p>
          </table:table-cell>
          <table:table-cell table:formula="of:=[.E50]/[.F50]" office:value-type="float" office:value="0.199997558623552" calcext:value-type="float">
            <text:p>0.20</text:p>
          </table:table-cell>
          <table:table-cell office:value-type="float" office:value="95976" calcext:value-type="float">
            <text:p>95,976</text:p>
          </table:table-cell>
          <table:table-cell office:value-type="float" office:value="73712" calcext:value-type="float">
            <text:p>73,712</text:p>
          </table:table-cell>
          <table:table-cell office:value-type="float" office:value="69944" calcext:value-type="float">
            <text:p>69,944</text:p>
          </table:table-cell>
          <table:table-cell table:style-name="ce28" office:value-type="float" office:value="15364" calcext:value-type="float">
            <text:p>15,364</text:p>
          </table:table-cell>
          <table:table-cell table:style-name="ce33" table:formula="of:=[.$E50]/[.H50]" office:value-type="float" office:value="0.170709344002667" calcext:value-type="float">
            <text:p>0.17</text:p>
          </table:table-cell>
          <table:table-cell table:style-name="ce38" table:formula="of:=[.$E50]/[.I50]" office:value-type="float" office:value="0.222270457998698" calcext:value-type="float">
            <text:p>0.22</text:p>
          </table:table-cell>
          <table:table-cell table:style-name="ce38" table:formula="of:=[.$E50]/[.J50]" office:value-type="float" office:value="0.234244538487933" calcext:value-type="float">
            <text:p>0.23</text:p>
          </table:table-cell>
          <table:table-cell table:style-name="ce24" table:formula="of:=[.$E50]/[.K50]" office:value-type="float" office:value="1.06638896120802" calcext:value-type="float">
            <text:p>1.07</text:p>
          </table:table-cell>
          <table:table-cell table:style-name="ce33" table:formula="of:=[.L50]/[.$L50]" office:value-type="float" office:value="1" calcext:value-type="float">
            <text:p>1.00</text:p>
          </table:table-cell>
          <table:table-cell table:style-name="ce42" table:formula="of:=[.M50]/[.$L50]" office:value-type="float" office:value="1.30204037334491" calcext:value-type="float">
            <text:p>1.30</text:p>
          </table:table-cell>
          <table:table-cell table:style-name="ce42" table:formula="of:=[.N50]/[.$L50]" office:value-type="float" office:value="1.37218346105456" calcext:value-type="float">
            <text:p>1.37</text:p>
          </table:table-cell>
          <table:table-cell table:style-name="ce24" table:formula="of:=[.O50]/[.$L50]" office:value-type="float" office:value="6.24681072637334" calcext:value-type="float">
            <text:p>6.25</text:p>
          </table:table-cell>
          <table:table-cell table:style-name="ce44" table:formula="of:=[.L50]/[.$AJ$1]" office:value-type="percentage" office:value="0.000166708343752605" calcext:value-type="percentage">
            <text:p>0.02%</text:p>
          </table:table-cell>
          <table:table-cell table:style-name="ce47" table:formula="of:=[.M50]/[.$AJ$1]" office:value-type="percentage" office:value="0.000217060994139353" calcext:value-type="percentage">
            <text:p>0.02%</text:p>
          </table:table-cell>
          <table:table-cell table:style-name="ce47" table:formula="of:=[.N50]/[.$AJ$1]" office:value-type="percentage" office:value="0.000228754432117122" calcext:value-type="percentage">
            <text:p>0.02%</text:p>
          </table:table-cell>
          <table:table-cell table:style-name="ce50" table:formula="of:=[.O50]/[.$AJ$1]" office:value-type="percentage" office:value="0.00104139546992971" calcext:value-type="percentage">
            <text:p>0.10%</text:p>
          </table:table-cell>
          <table:table-cell table:style-name="ce44" table:formula="of:=[.L50]/IF([.$G50]&lt;[.$AJ$3]; [.$AJ$2]*[.$G50]; [.$AJ$1])" office:value-type="percentage" office:value="0.0533473212053013" calcext:value-type="percentage">
            <text:p>5.33%</text:p>
          </table:table-cell>
          <table:table-cell table:style-name="ce47" table:formula="of:=[.M50]/IF([.$G50]&lt;[.$AJ$3]; [.$AJ$2]*[.$G50]; [.$AJ$1])" office:value-type="percentage" office:value="0.0694603660191014" calcext:value-type="percentage">
            <text:p>6.95%</text:p>
          </table:table-cell>
          <table:table-cell table:style-name="ce47" table:formula="of:=[.N50]/IF([.$G50]&lt;[.$AJ$3]; [.$AJ$2]*[.$G50]; [.$AJ$1])" office:value-type="percentage" office:value="0.0732023118494796" calcext:value-type="percentage">
            <text:p>7.32%</text:p>
          </table:table-cell>
          <table:table-cell table:style-name="ce50" table:formula="of:=[.O50]/IF([.$G50]&lt;[.$AJ$3]; [.$AJ$2]*[.$G50]; [.$AJ$1])" office:value-type="percentage" office:value="0.33325061832856" calcext:value-type="percentage">
            <text:p>33.33%</text:p>
          </table:table-cell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32768" calcext:value-type="float">
            <text:p>32,768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es</text:p>
          </table:table-cell>
          <table:table-cell table:formula="of:=[.A51]*[.B51]*[.C51]" office:value-type="float" office:value="32768" calcext:value-type="float">
            <text:p>32,768</text:p>
          </table:table-cell>
          <table:table-cell table:formula="of:=[.A51]*[.C51]+[.B51]*[.C51]+IF([.D51]=&quot;yes&quot;; 4*[.A51]*[.B51]; 0)" office:value-type="float" office:value="163841" calcext:value-type="float">
            <text:p>163,841</text:p>
          </table:table-cell>
          <table:table-cell table:formula="of:=[.E51]/[.F51]" office:value-type="float" office:value="0.199998779304326" calcext:value-type="float">
            <text:p>0.20</text:p>
          </table:table-cell>
          <table:table-cell office:value-type="float" office:value="190008" calcext:value-type="float">
            <text:p>190,008</text:p>
          </table:table-cell>
          <table:table-cell office:value-type="float" office:value="145535" calcext:value-type="float">
            <text:p>145,535</text:p>
          </table:table-cell>
          <table:table-cell office:value-type="float" office:value="141814" calcext:value-type="float">
            <text:p>141,814</text:p>
          </table:table-cell>
          <table:table-cell table:style-name="ce28" office:value-type="float" office:value="31018" calcext:value-type="float">
            <text:p>31,018</text:p>
          </table:table-cell>
          <table:table-cell table:style-name="ce33" table:formula="of:=[.$E51]/[.H51]" office:value-type="float" office:value="0.172455896593828" calcext:value-type="float">
            <text:p>0.17</text:p>
          </table:table-cell>
          <table:table-cell table:style-name="ce38" table:formula="of:=[.$E51]/[.I51]" office:value-type="float" office:value="0.225155460885698" calcext:value-type="float">
            <text:p>0.23</text:p>
          </table:table-cell>
          <table:table-cell table:style-name="ce38" table:formula="of:=[.$E51]/[.J51]" office:value-type="float" office:value="0.231063223659159" calcext:value-type="float">
            <text:p>0.23</text:p>
          </table:table-cell>
          <table:table-cell table:style-name="ce24" table:formula="of:=[.$E51]/[.K51]" office:value-type="float" office:value="1.0564188535689" calcext:value-type="float">
            <text:p>1.06</text:p>
          </table:table-cell>
          <table:table-cell table:style-name="ce33" table:formula="of:=[.L51]/[.$L51]" office:value-type="float" office:value="1" calcext:value-type="float">
            <text:p>1.00</text:p>
          </table:table-cell>
          <table:table-cell table:style-name="ce42" table:formula="of:=[.M51]/[.$L51]" office:value-type="float" office:value="1.30558284948638" calcext:value-type="float">
            <text:p>1.31</text:p>
          </table:table-cell>
          <table:table-cell table:style-name="ce42" table:formula="of:=[.N51]/[.$L51]" office:value-type="float" office:value="1.33983950808806" calcext:value-type="float">
            <text:p>1.34</text:p>
          </table:table-cell>
          <table:table-cell table:style-name="ce24" table:formula="of:=[.O51]/[.$L51]" office:value-type="float" office:value="6.1257334450964" calcext:value-type="float">
            <text:p>6.13</text:p>
          </table:table-cell>
          <table:table-cell table:style-name="ce44" table:formula="of:=[.L51]/[.$AJ$1]" office:value-type="percentage" office:value="0.00016841396151741" calcext:value-type="percentage">
            <text:p>0.02%</text:p>
          </table:table-cell>
          <table:table-cell table:style-name="ce47" table:formula="of:=[.M51]/[.$AJ$1]" office:value-type="percentage" office:value="0.000219878379771189" calcext:value-type="percentage">
            <text:p>0.02%</text:p>
          </table:table-cell>
          <table:table-cell table:style-name="ce47" table:formula="of:=[.N51]/[.$AJ$1]" office:value-type="percentage" office:value="0.000225647679354648" calcext:value-type="percentage">
            <text:p>0.02%</text:p>
          </table:table-cell>
          <table:table-cell table:style-name="ce50" table:formula="of:=[.O51]/[.$AJ$1]" office:value-type="percentage" office:value="0.00103165903668837" calcext:value-type="percentage">
            <text:p>0.10%</text:p>
          </table:table-cell>
          <table:table-cell table:style-name="ce44" table:formula="of:=[.L51]/IF([.$G51]&lt;[.$AJ$3]; [.$AJ$2]*[.$G51]; [.$AJ$1])" office:value-type="percentage" office:value="0.0538927966190897" calcext:value-type="percentage">
            <text:p>5.39%</text:p>
          </table:table-cell>
          <table:table-cell table:style-name="ce47" table:formula="of:=[.M51]/IF([.$G51]&lt;[.$AJ$3]; [.$AJ$2]*[.$G51]; [.$AJ$1])" office:value-type="percentage" office:value="0.070361510976741" calcext:value-type="percentage">
            <text:p>7.04%</text:p>
          </table:table-cell>
          <table:table-cell table:style-name="ce47" table:formula="of:=[.N51]/IF([.$G51]&lt;[.$AJ$3]; [.$AJ$2]*[.$G51]; [.$AJ$1])" office:value-type="percentage" office:value="0.072207698111611" calcext:value-type="percentage">
            <text:p>7.22%</text:p>
          </table:table-cell>
          <table:table-cell table:style-name="ce50" table:formula="of:=[.O51]/IF([.$G51]&lt;[.$AJ$3]; [.$AJ$2]*[.$G51]; [.$AJ$1])" office:value-type="percentage" office:value="0.330132906699336" calcext:value-type="percentage">
            <text:p>33.01%</text:p>
          </table:table-cell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65536" calcext:value-type="float">
            <text:p>65,536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yes</text:p>
          </table:table-cell>
          <table:table-cell table:formula="of:=[.A52]*[.B52]*[.C52]" office:value-type="float" office:value="65536" calcext:value-type="float">
            <text:p>65,536</text:p>
          </table:table-cell>
          <table:table-cell table:formula="of:=[.A52]*[.C52]+[.B52]*[.C52]+IF([.D52]=&quot;yes&quot;; 4*[.A52]*[.B52]; 0)" office:value-type="float" office:value="327681" calcext:value-type="float">
            <text:p>327,681</text:p>
          </table:table-cell>
          <table:table-cell table:formula="of:=[.E52]/[.F52]" office:value-type="float" office:value="0.1999993896503" calcext:value-type="float">
            <text:p>0.20</text:p>
          </table:table-cell>
          <table:table-cell office:value-type="float" office:value="377899" calcext:value-type="float">
            <text:p>377,899</text:p>
          </table:table-cell>
          <table:table-cell office:value-type="float" office:value="298952" calcext:value-type="float">
            <text:p>298,952</text:p>
          </table:table-cell>
          <table:table-cell office:value-type="float" office:value="294857" calcext:value-type="float">
            <text:p>294,857</text:p>
          </table:table-cell>
          <table:table-cell table:style-name="ce28" office:value-type="float" office:value="68265" calcext:value-type="float">
            <text:p>68,265</text:p>
          </table:table-cell>
          <table:table-cell table:style-name="ce33" table:formula="of:=[.$E52]/[.H52]" office:value-type="float" office:value="0.173421998999733" calcext:value-type="float">
            <text:p>0.17</text:p>
          </table:table-cell>
          <table:table-cell table:style-name="ce38" table:formula="of:=[.$E52]/[.I52]" office:value-type="float" office:value="0.219219138858412" calcext:value-type="float">
            <text:p>0.22</text:p>
          </table:table-cell>
          <table:table-cell table:style-name="ce38" table:formula="of:=[.$E52]/[.J52]" office:value-type="float" office:value="0.222263673577361" calcext:value-type="float">
            <text:p>0.22</text:p>
          </table:table-cell>
          <table:table-cell table:style-name="ce24" table:formula="of:=[.$E52]/[.K52]" office:value-type="float" office:value="0.960023438072219" calcext:value-type="float">
            <text:p>0.96</text:p>
          </table:table-cell>
          <table:table-cell table:style-name="ce33" table:formula="of:=[.L52]/[.$L52]" office:value-type="float" office:value="1" calcext:value-type="float">
            <text:p>1.00</text:p>
          </table:table-cell>
          <table:table-cell table:style-name="ce42" table:formula="of:=[.M52]/[.$L52]" office:value-type="float" office:value="1.26407918328026" calcext:value-type="float">
            <text:p>1.26</text:p>
          </table:table-cell>
          <table:table-cell table:style-name="ce42" table:formula="of:=[.N52]/[.$L52]" office:value-type="float" office:value="1.28163482637346" calcext:value-type="float">
            <text:p>1.28</text:p>
          </table:table-cell>
          <table:table-cell table:style-name="ce24" table:formula="of:=[.O52]/[.$L52]" office:value-type="float" office:value="5.53576503332601" calcext:value-type="float">
            <text:p>5.54</text:p>
          </table:table-cell>
          <table:table-cell table:style-name="ce44" table:formula="of:=[.L52]/[.$AJ$1]" office:value-type="percentage" office:value="0.000169357420898177" calcext:value-type="percentage">
            <text:p>0.02%</text:p>
          </table:table-cell>
          <table:table-cell table:style-name="ce47" table:formula="of:=[.M52]/[.$AJ$1]" office:value-type="percentage" office:value="0.000214081190291418" calcext:value-type="percentage">
            <text:p>0.02%</text:p>
          </table:table-cell>
          <table:table-cell table:style-name="ce47" table:formula="of:=[.N52]/[.$AJ$1]" office:value-type="percentage" office:value="0.000217054368727892" calcext:value-type="percentage">
            <text:p>0.02%</text:p>
          </table:table-cell>
          <table:table-cell table:style-name="ce50" table:formula="of:=[.O52]/[.$AJ$1]" office:value-type="percentage" office:value="0.000937522888742401" calcext:value-type="percentage">
            <text:p>0.09%</text:p>
          </table:table-cell>
          <table:table-cell table:style-name="ce44" table:formula="of:=[.L52]/IF([.$G52]&lt;[.$AJ$3]; [.$AJ$2]*[.$G52]; [.$AJ$1])" office:value-type="percentage" office:value="0.0541945400755228" calcext:value-type="percentage">
            <text:p>5.42%</text:p>
          </table:table-cell>
          <table:table-cell table:style-name="ce47" table:formula="of:=[.M52]/IF([.$G52]&lt;[.$AJ$3]; [.$AJ$2]*[.$G52]; [.$AJ$1])" office:value-type="percentage" office:value="0.0685061899569162" calcext:value-type="percentage">
            <text:p>6.85%</text:p>
          </table:table-cell>
          <table:table-cell table:style-name="ce47" table:formula="of:=[.N52]/IF([.$G52]&lt;[.$AJ$3]; [.$AJ$2]*[.$G52]; [.$AJ$1])" office:value-type="percentage" office:value="0.0694576099600824" calcext:value-type="percentage">
            <text:p>6.95%</text:p>
          </table:table-cell>
          <table:table-cell table:style-name="ce50" table:formula="of:=[.O52]/IF([.$G52]&lt;[.$AJ$3]; [.$AJ$2]*[.$G52]; [.$AJ$1])" office:value-type="percentage" office:value="0.300008239947264" calcext:value-type="percentage">
            <text:p>30.00%</text:p>
          </table:table-cell>
          <table:table-cell table:number-columns-repeated="99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float" office:value="131072" calcext:value-type="float">
            <text:p>131,07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yes</text:p>
          </table:table-cell>
          <table:table-cell table:style-name="ce12" table:formula="of:=[.A53]*[.B53]*[.C53]" office:value-type="float" office:value="131072" calcext:value-type="float">
            <text:p>131,072</text:p>
          </table:table-cell>
          <table:table-cell table:style-name="ce12" table:formula="of:=[.A53]*[.C53]+[.B53]*[.C53]+IF([.D53]=&quot;yes&quot;; 4*[.A53]*[.B53]; 0)" office:value-type="float" office:value="655361" calcext:value-type="float">
            <text:p>655,361</text:p>
          </table:table-cell>
          <table:table-cell table:style-name="ce25" table:formula="of:=[.E53]/[.F53]" office:value-type="float" office:value="0.199999694824684" calcext:value-type="float">
            <text:p>0.20</text:p>
          </table:table-cell>
          <table:table-cell table:style-name="ce12" office:value-type="float" office:value="753970" calcext:value-type="float">
            <text:p>753,970</text:p>
          </table:table-cell>
          <table:table-cell table:style-name="ce12" office:value-type="float" office:value="627299" calcext:value-type="float">
            <text:p>627,299</text:p>
          </table:table-cell>
          <table:table-cell table:style-name="ce12" office:value-type="float" office:value="625036" calcext:value-type="float">
            <text:p>625,036</text:p>
          </table:table-cell>
          <table:table-cell table:style-name="ce29" office:value-type="float" office:value="166236" calcext:value-type="float">
            <text:p>166,236</text:p>
          </table:table-cell>
          <table:table-cell table:style-name="ce34" table:formula="of:=[.$E53]/[.H53]" office:value-type="float" office:value="0.173842460575354" calcext:value-type="float">
            <text:p>0.17</text:p>
          </table:table-cell>
          <table:table-cell table:style-name="ce39" table:formula="of:=[.$E53]/[.I53]" office:value-type="float" office:value="0.208946610786881" calcext:value-type="float">
            <text:p>0.21</text:p>
          </table:table-cell>
          <table:table-cell table:style-name="ce39" table:formula="of:=[.$E53]/[.J53]" office:value-type="float" office:value="0.209703121100225" calcext:value-type="float">
            <text:p>0.21</text:p>
          </table:table-cell>
          <table:table-cell table:style-name="ce25" table:formula="of:=[.$E53]/[.K53]" office:value-type="float" office:value="0.788469404942371" calcext:value-type="float">
            <text:p>0.79</text:p>
          </table:table-cell>
          <table:table-cell table:style-name="ce34" table:formula="of:=[.L53]/[.$L53]" office:value-type="float" office:value="1" calcext:value-type="float">
            <text:p>1.00</text:p>
          </table:table-cell>
          <table:table-cell table:style-name="ce39" table:formula="of:=[.M53]/[.$L53]" office:value-type="float" office:value="1.20193081768025" calcext:value-type="float">
            <text:p>1.20</text:p>
          </table:table-cell>
          <table:table-cell table:style-name="ce39" table:formula="of:=[.N53]/[.$L53]" office:value-type="float" office:value="1.20628251812696" calcext:value-type="float">
            <text:p>1.21</text:p>
          </table:table-cell>
          <table:table-cell table:style-name="ce25" table:formula="of:=[.O53]/[.$L53]" office:value-type="float" office:value="4.53553983493347" calcext:value-type="float">
            <text:p>4.54</text:p>
          </table:table-cell>
          <table:table-cell table:style-name="ce45" table:formula="of:=[.L53]/[.$AJ$1]" office:value-type="percentage" office:value="0.00016976802790562" calcext:value-type="percentage">
            <text:p>0.02%</text:p>
          </table:table-cell>
          <table:table-cell table:style-name="ce48" table:formula="of:=[.M53]/[.$AJ$1]" office:value-type="percentage" office:value="0.000204049424596564" calcext:value-type="percentage">
            <text:p>0.02%</text:p>
          </table:table-cell>
          <table:table-cell table:style-name="ce48" table:formula="of:=[.N53]/[.$AJ$1]" office:value-type="percentage" office:value="0.000204788204199438" calcext:value-type="percentage">
            <text:p>0.02%</text:p>
          </table:table-cell>
          <table:table-cell table:style-name="ce51" table:formula="of:=[.O53]/[.$AJ$1]" office:value-type="percentage" office:value="0.000769989653264034" calcext:value-type="percentage">
            <text:p>0.08%</text:p>
          </table:table-cell>
          <table:table-cell table:style-name="ce45" table:formula="of:=[.L53]/IF([.$G53]&lt;[.$AJ$3]; [.$AJ$2]*[.$G53]; [.$AJ$1])" office:value-type="percentage" office:value="0.0543258518243431" calcext:value-type="percentage">
            <text:p>5.43%</text:p>
          </table:table-cell>
          <table:table-cell table:style-name="ce48" table:formula="of:=[.M53]/IF([.$G53]&lt;[.$AJ$3]; [.$AJ$2]*[.$G53]; [.$AJ$1])" office:value-type="percentage" office:value="0.0652959155044086" calcext:value-type="percentage">
            <text:p>6.53%</text:p>
          </table:table-cell>
          <table:table-cell table:style-name="ce48" table:formula="of:=[.N53]/IF([.$G53]&lt;[.$AJ$3]; [.$AJ$2]*[.$G53]; [.$AJ$1])" office:value-type="percentage" office:value="0.0655323253380605" calcext:value-type="percentage">
            <text:p>6.55%</text:p>
          </table:table-cell>
          <table:table-cell table:style-name="ce51" table:formula="of:=[.O53]/IF([.$G53]&lt;[.$AJ$3]; [.$AJ$2]*[.$G53]; [.$AJ$1])" office:value-type="percentage" office:value="0.246397065016001" calcext:value-type="percentage">
            <text:p>24.64%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54]*[.B54]*[.C54]" office:value-type="float" office:value="1024" calcext:value-type="float">
            <text:p>1,024</text:p>
          </table:table-cell>
          <table:table-cell table:formula="of:=[.A54]*[.C54]+[.B54]*[.C54]+IF([.D54]=&quot;yes&quot;; 4*[.A54]*[.B54]; 0)" office:value-type="float" office:value="2052" calcext:value-type="float">
            <text:p>2,052</text:p>
          </table:table-cell>
          <table:table-cell table:formula="of:=[.E54]/[.F54]" office:value-type="float" office:value="0.499025341130604" calcext:value-type="float">
            <text:p>0.50</text:p>
          </table:table-cell>
          <table:table-cell office:value-type="float" office:value="2553" calcext:value-type="float">
            <text:p>2,553</text:p>
          </table:table-cell>
          <table:table-cell office:value-type="float" office:value="2892" calcext:value-type="float">
            <text:p>2,892</text:p>
          </table:table-cell>
          <table:table-cell office:value-type="float" office:value="1262" calcext:value-type="float">
            <text:p>1,262</text:p>
          </table:table-cell>
          <table:table-cell office:value-type="float" office:value="556" calcext:value-type="float">
            <text:p>556</text:p>
          </table:table-cell>
          <table:table-cell table:style-name="ce33" table:formula="of:=[.$E54]/[.H54]" office:value-type="float" office:value="0.401096748922836" calcext:value-type="float">
            <text:p>0.40</text:p>
          </table:table-cell>
          <table:table-cell table:style-name="ce38" table:formula="of:=[.$E54]/[.I54]" office:value-type="float" office:value="0.354080221300138" calcext:value-type="float">
            <text:p>0.35</text:p>
          </table:table-cell>
          <table:table-cell table:style-name="ce38" table:formula="of:=[.$E54]/[.J54]" office:value-type="float" office:value="0.811410459587956" calcext:value-type="float">
            <text:p>0.81</text:p>
          </table:table-cell>
          <table:table-cell table:style-name="ce24" table:formula="of:=[.$E54]/[.K54]" office:value-type="float" office:value="1.84172661870504" calcext:value-type="float">
            <text:p>1.84</text:p>
          </table:table-cell>
          <table:table-cell table:style-name="ce33" table:formula="of:=[.L54]/[.$L54]" office:value-type="float" office:value="1" calcext:value-type="float">
            <text:p>1.00</text:p>
          </table:table-cell>
          <table:table-cell table:style-name="ce42" table:formula="of:=[.M54]/[.$L54]" office:value-type="float" office:value="0.882780082987552" calcext:value-type="float">
            <text:p>0.88</text:p>
          </table:table-cell>
          <table:table-cell table:style-name="ce42" table:formula="of:=[.N54]/[.$L54]" office:value-type="float" office:value="2.0229793977813" calcext:value-type="float">
            <text:p>2.02</text:p>
          </table:table-cell>
          <table:table-cell table:style-name="ce24" table:formula="of:=[.O54]/[.$L54]" office:value-type="float" office:value="4.59172661870504" calcext:value-type="float">
            <text:p>4.59</text:p>
          </table:table-cell>
          <table:table-cell table:style-name="ce44" table:formula="of:=[.L54]/[.$AJ$1]" office:value-type="percentage" office:value="0.000391696043869957" calcext:value-type="percentage">
            <text:p>0.04%</text:p>
          </table:table-cell>
          <table:table-cell table:style-name="ce47" table:formula="of:=[.M54]/[.$AJ$1]" office:value-type="percentage" office:value="0.000345781466113416" calcext:value-type="percentage">
            <text:p>0.03%</text:p>
          </table:table-cell>
          <table:table-cell table:style-name="ce47" table:formula="of:=[.N54]/[.$AJ$1]" office:value-type="percentage" office:value="0.000792393026941363" calcext:value-type="percentage">
            <text:p>0.08%</text:p>
          </table:table-cell>
          <table:table-cell table:style-name="ce50" table:formula="of:=[.O54]/[.$AJ$1]" office:value-type="percentage" office:value="0.00179856115107914" calcext:value-type="percentage">
            <text:p>0.18%</text:p>
          </table:table-cell>
          <table:table-cell table:style-name="ce44" table:formula="of:=[.L54]/IF([.$G54]&lt;[.$AJ$3]; [.$AJ$2]*[.$G54]; [.$AJ$1])" office:value-type="percentage" office:value="0.050235017626322" calcext:value-type="percentage">
            <text:p>5.02%</text:p>
          </table:table-cell>
          <table:table-cell table:style-name="ce47" table:formula="of:=[.M54]/IF([.$G54]&lt;[.$AJ$3]; [.$AJ$2]*[.$G54]; [.$AJ$1])" office:value-type="percentage" office:value="0.0443464730290456" calcext:value-type="percentage">
            <text:p>4.43%</text:p>
          </table:table-cell>
          <table:table-cell table:style-name="ce47" table:formula="of:=[.N54]/IF([.$G54]&lt;[.$AJ$3]; [.$AJ$2]*[.$G54]; [.$AJ$1])" office:value-type="percentage" office:value="0.10162440570523" calcext:value-type="percentage">
            <text:p>10.16%</text:p>
          </table:table-cell>
          <table:table-cell table:style-name="ce50" table:formula="of:=[.O54]/IF([.$G54]&lt;[.$AJ$3]; [.$AJ$2]*[.$G54]; [.$AJ$1])" office:value-type="percentage" office:value="0.230665467625899" calcext:value-type="percentage">
            <text:p>23.07%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55]*[.B55]*[.C55]" office:value-type="float" office:value="2048" calcext:value-type="float">
            <text:p>2,048</text:p>
          </table:table-cell>
          <table:table-cell table:formula="of:=[.A55]*[.C55]+[.B55]*[.C55]+IF([.D55]=&quot;yes&quot;; 4*[.A55]*[.B55]; 0)" office:value-type="float" office:value="4100" calcext:value-type="float">
            <text:p>4,100</text:p>
          </table:table-cell>
          <table:table-cell table:formula="of:=[.E55]/[.F55]" office:value-type="float" office:value="0.499512195121951" calcext:value-type="float">
            <text:p>0.50</text:p>
          </table:table-cell>
          <table:table-cell office:value-type="float" office:value="4152" calcext:value-type="float">
            <text:p>4,152</text:p>
          </table:table-cell>
          <table:table-cell office:value-type="float" office:value="3875" calcext:value-type="float">
            <text:p>3,875</text:p>
          </table:table-cell>
          <table:table-cell office:value-type="float" office:value="2504" calcext:value-type="float">
            <text:p>2,504</text:p>
          </table:table-cell>
          <table:table-cell office:value-type="float" office:value="932" calcext:value-type="float">
            <text:p>932</text:p>
          </table:table-cell>
          <table:table-cell table:style-name="ce33" table:formula="of:=[.$E55]/[.H55]" office:value-type="float" office:value="0.493256262042389" calcext:value-type="float">
            <text:p>0.49</text:p>
          </table:table-cell>
          <table:table-cell table:style-name="ce38" table:formula="of:=[.$E55]/[.I55]" office:value-type="float" office:value="0.528516129032258" calcext:value-type="float">
            <text:p>0.53</text:p>
          </table:table-cell>
          <table:table-cell table:style-name="ce38" table:formula="of:=[.$E55]/[.J55]" office:value-type="float" office:value="0.817891373801917" calcext:value-type="float">
            <text:p>0.82</text:p>
          </table:table-cell>
          <table:table-cell table:style-name="ce24" table:formula="of:=[.$E55]/[.K55]" office:value-type="float" office:value="2.19742489270386" calcext:value-type="float">
            <text:p>2.20</text:p>
          </table:table-cell>
          <table:table-cell table:style-name="ce33" table:formula="of:=[.L55]/[.$L55]" office:value-type="float" office:value="1" calcext:value-type="float">
            <text:p>1.00</text:p>
          </table:table-cell>
          <table:table-cell table:style-name="ce42" table:formula="of:=[.M55]/[.$L55]" office:value-type="float" office:value="1.07148387096774" calcext:value-type="float">
            <text:p>1.07</text:p>
          </table:table-cell>
          <table:table-cell table:style-name="ce42" table:formula="of:=[.N55]/[.$L55]" office:value-type="float" office:value="1.65814696485623" calcext:value-type="float">
            <text:p>1.66</text:p>
          </table:table-cell>
          <table:table-cell table:style-name="ce24" table:formula="of:=[.O55]/[.$L55]" office:value-type="float" office:value="4.4549356223176" calcext:value-type="float">
            <text:p>4.45</text:p>
          </table:table-cell>
          <table:table-cell table:style-name="ce44" table:formula="of:=[.L55]/[.$AJ$1]" office:value-type="percentage" office:value="0.000481695568400771" calcext:value-type="percentage">
            <text:p>0.05%</text:p>
          </table:table-cell>
          <table:table-cell table:style-name="ce47" table:formula="of:=[.M55]/[.$AJ$1]" office:value-type="percentage" office:value="0.000516129032258065" calcext:value-type="percentage">
            <text:p>0.05%</text:p>
          </table:table-cell>
          <table:table-cell table:style-name="ce47" table:formula="of:=[.N55]/[.$AJ$1]" office:value-type="percentage" office:value="0.000798722044728434" calcext:value-type="percentage">
            <text:p>0.08%</text:p>
          </table:table-cell>
          <table:table-cell table:style-name="ce50" table:formula="of:=[.O55]/[.$AJ$1]" office:value-type="percentage" office:value="0.00214592274678112" calcext:value-type="percentage">
            <text:p>0.21%</text:p>
          </table:table-cell>
          <table:table-cell table:style-name="ce44" table:formula="of:=[.L55]/IF([.$G55]&lt;[.$AJ$3]; [.$AJ$2]*[.$G55]; [.$AJ$1])" office:value-type="percentage" office:value="0.0617172447013487" calcext:value-type="percentage">
            <text:p>6.17%</text:p>
          </table:table-cell>
          <table:table-cell table:style-name="ce47" table:formula="of:=[.M55]/IF([.$G55]&lt;[.$AJ$3]; [.$AJ$2]*[.$G55]; [.$AJ$1])" office:value-type="percentage" office:value="0.0661290322580645" calcext:value-type="percentage">
            <text:p>6.61%</text:p>
          </table:table-cell>
          <table:table-cell table:style-name="ce47" table:formula="of:=[.N55]/IF([.$G55]&lt;[.$AJ$3]; [.$AJ$2]*[.$G55]; [.$AJ$1])" office:value-type="percentage" office:value="0.102336261980831" calcext:value-type="percentage">
            <text:p>10.23%</text:p>
          </table:table-cell>
          <table:table-cell table:style-name="ce50" table:formula="of:=[.O55]/IF([.$G55]&lt;[.$AJ$3]; [.$AJ$2]*[.$G55]; [.$AJ$1])" office:value-type="percentage" office:value="0.27494635193133" calcext:value-type="percentage">
            <text:p>27.49%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,024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56]*[.B56]*[.C56]" office:value-type="float" office:value="4096" calcext:value-type="float">
            <text:p>4,096</text:p>
          </table:table-cell>
          <table:table-cell table:formula="of:=[.A56]*[.C56]+[.B56]*[.C56]+IF([.D56]=&quot;yes&quot;; 4*[.A56]*[.B56]; 0)" office:value-type="float" office:value="8196" calcext:value-type="float">
            <text:p>8,196</text:p>
          </table:table-cell>
          <table:table-cell table:formula="of:=[.E56]/[.F56]" office:value-type="float" office:value="0.49975597852611" calcext:value-type="float">
            <text:p>0.50</text:p>
          </table:table-cell>
          <table:table-cell office:value-type="float" office:value="7295" calcext:value-type="float">
            <text:p>7,295</text:p>
          </table:table-cell>
          <table:table-cell office:value-type="float" office:value="6518" calcext:value-type="float">
            <text:p>6,518</text:p>
          </table:table-cell>
          <table:table-cell office:value-type="float" office:value="4851" calcext:value-type="float">
            <text:p>4,851</text:p>
          </table:table-cell>
          <table:table-cell office:value-type="float" office:value="1623" calcext:value-type="float">
            <text:p>1,623</text:p>
          </table:table-cell>
          <table:table-cell table:style-name="ce33" table:formula="of:=[.$E56]/[.H56]" office:value-type="float" office:value="0.561480466072652" calcext:value-type="float">
            <text:p>0.56</text:p>
          </table:table-cell>
          <table:table-cell table:style-name="ce38" table:formula="of:=[.$E56]/[.I56]" office:value-type="float" office:value="0.628413623810985" calcext:value-type="float">
            <text:p>0.63</text:p>
          </table:table-cell>
          <table:table-cell table:style-name="ce38" table:formula="of:=[.$E56]/[.J56]" office:value-type="float" office:value="0.84436198721913" calcext:value-type="float">
            <text:p>0.84</text:p>
          </table:table-cell>
          <table:table-cell table:style-name="ce24" table:formula="of:=[.$E56]/[.K56]" office:value-type="float" office:value="2.52372150338879" calcext:value-type="float">
            <text:p>2.52</text:p>
          </table:table-cell>
          <table:table-cell table:style-name="ce33" table:formula="of:=[.L56]/[.$L56]" office:value-type="float" office:value="1" calcext:value-type="float">
            <text:p>1.00</text:p>
          </table:table-cell>
          <table:table-cell table:style-name="ce42" table:formula="of:=[.M56]/[.$L56]" office:value-type="float" office:value="1.11920834611844" calcext:value-type="float">
            <text:p>1.12</text:p>
          </table:table-cell>
          <table:table-cell table:style-name="ce42" table:formula="of:=[.N56]/[.$L56]" office:value-type="float" office:value="1.50381364667079" calcext:value-type="float">
            <text:p>1.50</text:p>
          </table:table-cell>
          <table:table-cell table:style-name="ce24" table:formula="of:=[.O56]/[.$L56]" office:value-type="float" office:value="4.49476278496611" calcext:value-type="float">
            <text:p>4.49</text:p>
          </table:table-cell>
          <table:table-cell table:style-name="ce44" table:formula="of:=[.L56]/[.$AJ$1]" office:value-type="percentage" office:value="0.000548320767649075" calcext:value-type="percentage">
            <text:p>0.05%</text:p>
          </table:table-cell>
          <table:table-cell table:style-name="ce47" table:formula="of:=[.M56]/[.$AJ$1]" office:value-type="percentage" office:value="0.000613685179502915" calcext:value-type="percentage">
            <text:p>0.06%</text:p>
          </table:table-cell>
          <table:table-cell table:style-name="ce47" table:formula="of:=[.N56]/[.$AJ$1]" office:value-type="percentage" office:value="0.000824572253143682" calcext:value-type="percentage">
            <text:p>0.08%</text:p>
          </table:table-cell>
          <table:table-cell table:style-name="ce50" table:formula="of:=[.O56]/[.$AJ$1]" office:value-type="percentage" office:value="0.00246457178065311" calcext:value-type="percentage">
            <text:p>0.25%</text:p>
          </table:table-cell>
          <table:table-cell table:style-name="ce44" table:formula="of:=[.L56]/IF([.$G56]&lt;[.$AJ$3]; [.$AJ$2]*[.$G56]; [.$AJ$1])" office:value-type="percentage" office:value="0.0702193283070596" calcext:value-type="percentage">
            <text:p>7.02%</text:p>
          </table:table-cell>
          <table:table-cell table:style-name="ce47" table:formula="of:=[.M56]/IF([.$G56]&lt;[.$AJ$3]; [.$AJ$2]*[.$G56]; [.$AJ$1])" office:value-type="percentage" office:value="0.0785900583000921" calcext:value-type="percentage">
            <text:p>7.86%</text:p>
          </table:table-cell>
          <table:table-cell table:style-name="ce47" table:formula="of:=[.N56]/IF([.$G56]&lt;[.$AJ$3]; [.$AJ$2]*[.$G56]; [.$AJ$1])" office:value-type="percentage" office:value="0.105596784168213" calcext:value-type="percentage">
            <text:p>10.56%</text:p>
          </table:table-cell>
          <table:table-cell table:style-name="ce50" table:formula="of:=[.O56]/IF([.$G56]&lt;[.$AJ$3]; [.$AJ$2]*[.$G56]; [.$AJ$1])" office:value-type="percentage" office:value="0.315619223659889" calcext:value-type="percentage">
            <text:p>31.56%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,048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57]*[.B57]*[.C57]" office:value-type="float" office:value="8192" calcext:value-type="float">
            <text:p>8,192</text:p>
          </table:table-cell>
          <table:table-cell table:formula="of:=[.A57]*[.C57]+[.B57]*[.C57]+IF([.D57]=&quot;yes&quot;; 4*[.A57]*[.B57]; 0)" office:value-type="float" office:value="16388" calcext:value-type="float">
            <text:p>16,388</text:p>
          </table:table-cell>
          <table:table-cell table:formula="of:=[.E57]/[.F57]" office:value-type="float" office:value="0.499877959482548" calcext:value-type="float">
            <text:p>0.50</text:p>
          </table:table-cell>
          <table:table-cell office:value-type="float" office:value="13392" calcext:value-type="float">
            <text:p>13,392</text:p>
          </table:table-cell>
          <table:table-cell office:value-type="float" office:value="12008" calcext:value-type="float">
            <text:p>12,008</text:p>
          </table:table-cell>
          <table:table-cell office:value-type="float" office:value="10283" calcext:value-type="float">
            <text:p>10,283</text:p>
          </table:table-cell>
          <table:table-cell office:value-type="float" office:value="2892" calcext:value-type="float">
            <text:p>2,892</text:p>
          </table:table-cell>
          <table:table-cell table:style-name="ce33" table:formula="of:=[.$E57]/[.H57]" office:value-type="float" office:value="0.611708482676225" calcext:value-type="float">
            <text:p>0.61</text:p>
          </table:table-cell>
          <table:table-cell table:style-name="ce38" table:formula="of:=[.$E57]/[.I57]" office:value-type="float" office:value="0.682211858760826" calcext:value-type="float">
            <text:p>0.68</text:p>
          </table:table-cell>
          <table:table-cell table:style-name="ce38" table:formula="of:=[.$E57]/[.J57]" office:value-type="float" office:value="0.796654672760867" calcext:value-type="float">
            <text:p>0.80</text:p>
          </table:table-cell>
          <table:table-cell table:style-name="ce24" table:formula="of:=[.$E57]/[.K57]" office:value-type="float" office:value="2.83264177040111" calcext:value-type="float">
            <text:p>2.83</text:p>
          </table:table-cell>
          <table:table-cell table:style-name="ce33" table:formula="of:=[.L57]/[.$L57]" office:value-type="float" office:value="1" calcext:value-type="float">
            <text:p>1.00</text:p>
          </table:table-cell>
          <table:table-cell table:style-name="ce42" table:formula="of:=[.M57]/[.$L57]" office:value-type="float" office:value="1.11525649566955" calcext:value-type="float">
            <text:p>1.12</text:p>
          </table:table-cell>
          <table:table-cell table:style-name="ce42" table:formula="of:=[.N57]/[.$L57]" office:value-type="float" office:value="1.30234367402509" calcext:value-type="float">
            <text:p>1.30</text:p>
          </table:table-cell>
          <table:table-cell table:style-name="ce24" table:formula="of:=[.O57]/[.$L57]" office:value-type="float" office:value="4.63070539419087" calcext:value-type="float">
            <text:p>4.63</text:p>
          </table:table-cell>
          <table:table-cell table:style-name="ce44" table:formula="of:=[.L57]/[.$AJ$1]" office:value-type="percentage" office:value="0.000597371565113501" calcext:value-type="percentage">
            <text:p>0.06%</text:p>
          </table:table-cell>
          <table:table-cell table:style-name="ce47" table:formula="of:=[.M57]/[.$AJ$1]" office:value-type="percentage" office:value="0.000666222518321119" calcext:value-type="percentage">
            <text:p>0.07%</text:p>
          </table:table-cell>
          <table:table-cell table:style-name="ce47" table:formula="of:=[.N57]/[.$AJ$1]" office:value-type="percentage" office:value="0.000777983078868035" calcext:value-type="percentage">
            <text:p>0.08%</text:p>
          </table:table-cell>
          <table:table-cell table:style-name="ce50" table:formula="of:=[.O57]/[.$AJ$1]" office:value-type="percentage" office:value="0.00276625172890733" calcext:value-type="percentage">
            <text:p>0.28%</text:p>
          </table:table-cell>
          <table:table-cell table:style-name="ce44" table:formula="of:=[.L57]/IF([.$G57]&lt;[.$AJ$3]; [.$AJ$2]*[.$G57]; [.$AJ$1])" office:value-type="percentage" office:value="0.0764822281959379" calcext:value-type="percentage">
            <text:p>7.65%</text:p>
          </table:table-cell>
          <table:table-cell table:style-name="ce47" table:formula="of:=[.M57]/IF([.$G57]&lt;[.$AJ$3]; [.$AJ$2]*[.$G57]; [.$AJ$1])" office:value-type="percentage" office:value="0.0852973017988008" calcext:value-type="percentage">
            <text:p>8.53%</text:p>
          </table:table-cell>
          <table:table-cell table:style-name="ce47" table:formula="of:=[.N57]/IF([.$G57]&lt;[.$AJ$3]; [.$AJ$2]*[.$G57]; [.$AJ$1])" office:value-type="percentage" office:value="0.0996061460663231" calcext:value-type="percentage">
            <text:p>9.96%</text:p>
          </table:table-cell>
          <table:table-cell table:style-name="ce50" table:formula="of:=[.O57]/IF([.$G57]&lt;[.$AJ$3]; [.$AJ$2]*[.$G57]; [.$AJ$1])" office:value-type="percentage" office:value="0.354166666666667" calcext:value-type="percentage">
            <text:p>35.42%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,096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58]*[.B58]*[.C58]" office:value-type="float" office:value="16384" calcext:value-type="float">
            <text:p>16,384</text:p>
          </table:table-cell>
          <table:table-cell table:formula="of:=[.A58]*[.C58]+[.B58]*[.C58]+IF([.D58]=&quot;yes&quot;; 4*[.A58]*[.B58]; 0)" office:value-type="float" office:value="32772" calcext:value-type="float">
            <text:p>32,772</text:p>
          </table:table-cell>
          <table:table-cell table:formula="of:=[.E58]/[.F58]" office:value-type="float" office:value="0.499938972293421" calcext:value-type="float">
            <text:p>0.50</text:p>
          </table:table-cell>
          <table:table-cell office:value-type="float" office:value="25493" calcext:value-type="float">
            <text:p>25,493</text:p>
          </table:table-cell>
          <table:table-cell office:value-type="float" office:value="24620" calcext:value-type="float">
            <text:p>24,620</text:p>
          </table:table-cell>
          <table:table-cell office:value-type="float" office:value="22566" calcext:value-type="float">
            <text:p>22,566</text:p>
          </table:table-cell>
          <table:table-cell office:value-type="float" office:value="4626" calcext:value-type="float">
            <text:p>4,626</text:p>
          </table:table-cell>
          <table:table-cell table:style-name="ce33" table:formula="of:=[.$E58]/[.H58]" office:value-type="float" office:value="0.642686227591888" calcext:value-type="float">
            <text:p>0.64</text:p>
          </table:table-cell>
          <table:table-cell table:style-name="ce38" table:formula="of:=[.$E58]/[.I58]" office:value-type="float" office:value="0.665475223395613" calcext:value-type="float">
            <text:p>0.67</text:p>
          </table:table-cell>
          <table:table-cell table:style-name="ce38" table:formula="of:=[.$E58]/[.J58]" office:value-type="float" office:value="0.726048036869627" calcext:value-type="float">
            <text:p>0.73</text:p>
          </table:table-cell>
          <table:table-cell table:style-name="ce24" table:formula="of:=[.$E58]/[.K58]" office:value-type="float" office:value="3.54172070903588" calcext:value-type="float">
            <text:p>3.54</text:p>
          </table:table-cell>
          <table:table-cell table:style-name="ce33" table:formula="of:=[.L58]/[.$L58]" office:value-type="float" office:value="1" calcext:value-type="float">
            <text:p>1.00</text:p>
          </table:table-cell>
          <table:table-cell table:style-name="ce42" table:formula="of:=[.M58]/[.$L58]" office:value-type="float" office:value="1.03545897644192" calcext:value-type="float">
            <text:p>1.04</text:p>
          </table:table-cell>
          <table:table-cell table:style-name="ce42" table:formula="of:=[.N58]/[.$L58]" office:value-type="float" office:value="1.12970841088363" calcext:value-type="float">
            <text:p>1.13</text:p>
          </table:table-cell>
          <table:table-cell table:style-name="ce24" table:formula="of:=[.O58]/[.$L58]" office:value-type="float" office:value="5.51080847384349" calcext:value-type="float">
            <text:p>5.51</text:p>
          </table:table-cell>
          <table:table-cell table:style-name="ce44" table:formula="of:=[.L58]/[.$AJ$1]" office:value-type="percentage" office:value="0.000627623269132703" calcext:value-type="percentage">
            <text:p>0.06%</text:p>
          </table:table-cell>
          <table:table-cell table:style-name="ce47" table:formula="of:=[.M58]/[.$AJ$1]" office:value-type="percentage" office:value="0.000649878147847279" calcext:value-type="percentage">
            <text:p>0.06%</text:p>
          </table:table-cell>
          <table:table-cell table:style-name="ce47" table:formula="of:=[.N58]/[.$AJ$1]" office:value-type="percentage" office:value="0.000709031286005495" calcext:value-type="percentage">
            <text:p>0.07%</text:p>
          </table:table-cell>
          <table:table-cell table:style-name="ce50" table:formula="of:=[.O58]/[.$AJ$1]" office:value-type="percentage" office:value="0.00345871162991786" calcext:value-type="percentage">
            <text:p>0.35%</text:p>
          </table:table-cell>
          <table:table-cell table:style-name="ce44" table:formula="of:=[.L58]/IF([.$G58]&lt;[.$AJ$3]; [.$AJ$2]*[.$G58]; [.$AJ$1])" office:value-type="percentage" office:value="0.0803455850625662" calcext:value-type="percentage">
            <text:p>8.03%</text:p>
          </table:table-cell>
          <table:table-cell table:style-name="ce47" table:formula="of:=[.M58]/IF([.$G58]&lt;[.$AJ$3]; [.$AJ$2]*[.$G58]; [.$AJ$1])" office:value-type="percentage" office:value="0.0831945572705118" calcext:value-type="percentage">
            <text:p>8.32%</text:p>
          </table:table-cell>
          <table:table-cell table:style-name="ce47" table:formula="of:=[.N58]/IF([.$G58]&lt;[.$AJ$3]; [.$AJ$2]*[.$G58]; [.$AJ$1])" office:value-type="percentage" office:value="0.0907670832225472" calcext:value-type="percentage">
            <text:p>9.08%</text:p>
          </table:table-cell>
          <table:table-cell table:style-name="ce50" table:formula="of:=[.O58]/IF([.$G58]&lt;[.$AJ$3]; [.$AJ$2]*[.$G58]; [.$AJ$1])" office:value-type="percentage" office:value="0.442769130998703" calcext:value-type="percentage">
            <text:p>44.28%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,19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59]*[.B59]*[.C59]" office:value-type="float" office:value="32768" calcext:value-type="float">
            <text:p>32,768</text:p>
          </table:table-cell>
          <table:table-cell table:formula="of:=[.A59]*[.C59]+[.B59]*[.C59]+IF([.D59]=&quot;yes&quot;; 4*[.A59]*[.B59]; 0)" office:value-type="float" office:value="65540" calcext:value-type="float">
            <text:p>65,540</text:p>
          </table:table-cell>
          <table:table-cell table:formula="of:=[.E59]/[.F59]" office:value-type="float" office:value="0.499969484284406" calcext:value-type="float">
            <text:p>0.50</text:p>
          </table:table-cell>
          <table:table-cell office:value-type="float" office:value="48948" calcext:value-type="float">
            <text:p>48,948</text:p>
          </table:table-cell>
          <table:table-cell office:value-type="float" office:value="46197" calcext:value-type="float">
            <text:p>46,197</text:p>
          </table:table-cell>
          <table:table-cell office:value-type="float" office:value="44170" calcext:value-type="float">
            <text:p>44,170</text:p>
          </table:table-cell>
          <table:table-cell office:value-type="float" office:value="9511" calcext:value-type="float">
            <text:p>9,511</text:p>
          </table:table-cell>
          <table:table-cell table:style-name="ce33" table:formula="of:=[.$E59]/[.H59]" office:value-type="float" office:value="0.669445125439242" calcext:value-type="float">
            <text:p>0.67</text:p>
          </table:table-cell>
          <table:table-cell table:style-name="ce38" table:formula="of:=[.$E59]/[.I59]" office:value-type="float" office:value="0.709310128363314" calcext:value-type="float">
            <text:p>0.71</text:p>
          </table:table-cell>
          <table:table-cell table:style-name="ce38" table:formula="of:=[.$E59]/[.J59]" office:value-type="float" office:value="0.741860991623274" calcext:value-type="float">
            <text:p>0.74</text:p>
          </table:table-cell>
          <table:table-cell table:style-name="ce24" table:formula="of:=[.$E59]/[.K59]" office:value-type="float" office:value="3.4452738933866" calcext:value-type="float">
            <text:p>3.45</text:p>
          </table:table-cell>
          <table:table-cell table:style-name="ce33" table:formula="of:=[.L59]/[.$L59]" office:value-type="float" office:value="1" calcext:value-type="float">
            <text:p>1.00</text:p>
          </table:table-cell>
          <table:table-cell table:style-name="ce42" table:formula="of:=[.M59]/[.$L59]" office:value-type="float" office:value="1.05954932138451" calcext:value-type="float">
            <text:p>1.06</text:p>
          </table:table-cell>
          <table:table-cell table:style-name="ce42" table:formula="of:=[.N59]/[.$L59]" office:value-type="float" office:value="1.10817296807788" calcext:value-type="float">
            <text:p>1.11</text:p>
          </table:table-cell>
          <table:table-cell table:style-name="ce24" table:formula="of:=[.O59]/[.$L59]" office:value-type="float" office:value="5.1464619913784" calcext:value-type="float">
            <text:p>5.15</text:p>
          </table:table-cell>
          <table:table-cell table:style-name="ce44" table:formula="of:=[.L59]/[.$AJ$1]" office:value-type="percentage" office:value="0.000653755005311759" calcext:value-type="percentage">
            <text:p>0.07%</text:p>
          </table:table-cell>
          <table:table-cell table:style-name="ce47" table:formula="of:=[.M59]/[.$AJ$1]" office:value-type="percentage" office:value="0.000692685672229799" calcext:value-type="percentage">
            <text:p>0.07%</text:p>
          </table:table-cell>
          <table:table-cell table:style-name="ce47" table:formula="of:=[.N59]/[.$AJ$1]" office:value-type="percentage" office:value="0.000724473624632103" calcext:value-type="percentage">
            <text:p>0.07%</text:p>
          </table:table-cell>
          <table:table-cell table:style-name="ce50" table:formula="of:=[.O59]/[.$AJ$1]" office:value-type="percentage" office:value="0.00336452528651036" calcext:value-type="percentage">
            <text:p>0.34%</text:p>
          </table:table-cell>
          <table:table-cell table:style-name="ce44" table:formula="of:=[.L59]/IF([.$G59]&lt;[.$AJ$3]; [.$AJ$2]*[.$G59]; [.$AJ$1])" office:value-type="percentage" office:value="0.0836857481408842" calcext:value-type="percentage">
            <text:p>8.37%</text:p>
          </table:table-cell>
          <table:table-cell table:style-name="ce47" table:formula="of:=[.M59]/IF([.$G59]&lt;[.$AJ$3]; [.$AJ$2]*[.$G59]; [.$AJ$1])" office:value-type="percentage" office:value="0.0886691776522285" calcext:value-type="percentage">
            <text:p>8.87%</text:p>
          </table:table-cell>
          <table:table-cell table:style-name="ce47" table:formula="of:=[.N59]/IF([.$G59]&lt;[.$AJ$3]; [.$AJ$2]*[.$G59]; [.$AJ$1])" office:value-type="percentage" office:value="0.0927382839031016" calcext:value-type="percentage">
            <text:p>9.27%</text:p>
          </table:table-cell>
          <table:table-cell table:style-name="ce50" table:formula="of:=[.O59]/IF([.$G59]&lt;[.$AJ$3]; [.$AJ$2]*[.$G59]; [.$AJ$1])" office:value-type="percentage" office:value="0.430685522027127" calcext:value-type="percentage">
            <text:p>43.07%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,384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60]*[.B60]*[.C60]" office:value-type="float" office:value="65536" calcext:value-type="float">
            <text:p>65,536</text:p>
          </table:table-cell>
          <table:table-cell table:formula="of:=[.A60]*[.C60]+[.B60]*[.C60]+IF([.D60]=&quot;yes&quot;; 4*[.A60]*[.B60]; 0)" office:value-type="float" office:value="131076" calcext:value-type="float">
            <text:p>131,076</text:p>
          </table:table-cell>
          <table:table-cell table:formula="of:=[.E60]/[.F60]" office:value-type="float" office:value="0.499984741676585" calcext:value-type="float">
            <text:p>0.50</text:p>
          </table:table-cell>
          <table:table-cell office:value-type="float" office:value="95529" calcext:value-type="float">
            <text:p>95,529</text:p>
          </table:table-cell>
          <table:table-cell office:value-type="float" office:value="89604" calcext:value-type="float">
            <text:p>89,604</text:p>
          </table:table-cell>
          <table:table-cell office:value-type="float" office:value="87529" calcext:value-type="float">
            <text:p>87,529</text:p>
          </table:table-cell>
          <table:table-cell office:value-type="float" office:value="19141" calcext:value-type="float">
            <text:p>19,141</text:p>
          </table:table-cell>
          <table:table-cell table:style-name="ce33" table:formula="of:=[.$E60]/[.H60]" office:value-type="float" office:value="0.686032513686943" calcext:value-type="float">
            <text:p>0.69</text:p>
          </table:table-cell>
          <table:table-cell table:style-name="ce38" table:formula="of:=[.$E60]/[.I60]" office:value-type="float" office:value="0.731395919825008" calcext:value-type="float">
            <text:p>0.73</text:p>
          </table:table-cell>
          <table:table-cell table:style-name="ce38" table:formula="of:=[.$E60]/[.J60]" office:value-type="float" office:value="0.748734705069177" calcext:value-type="float">
            <text:p>0.75</text:p>
          </table:table-cell>
          <table:table-cell table:style-name="ce24" table:formula="of:=[.$E60]/[.K60]" office:value-type="float" office:value="3.42385455305365" calcext:value-type="float">
            <text:p>3.42</text:p>
          </table:table-cell>
          <table:table-cell table:style-name="ce33" table:formula="of:=[.L60]/[.$L60]" office:value-type="float" office:value="1" calcext:value-type="float">
            <text:p>1.00</text:p>
          </table:table-cell>
          <table:table-cell table:style-name="ce42" table:formula="of:=[.M60]/[.$L60]" office:value-type="float" office:value="1.06612428016606" calcext:value-type="float">
            <text:p>1.07</text:p>
          </table:table-cell>
          <table:table-cell table:style-name="ce42" table:formula="of:=[.N60]/[.$L60]" office:value-type="float" office:value="1.09139827942739" calcext:value-type="float">
            <text:p>1.09</text:p>
          </table:table-cell>
          <table:table-cell table:style-name="ce24" table:formula="of:=[.O60]/[.$L60]" office:value-type="float" office:value="4.99080507810459" calcext:value-type="float">
            <text:p>4.99</text:p>
          </table:table-cell>
          <table:table-cell table:style-name="ce44" table:formula="of:=[.L60]/[.$AJ$1]" office:value-type="percentage" office:value="0.000669953626647405" calcext:value-type="percentage">
            <text:p>0.07%</text:p>
          </table:table-cell>
          <table:table-cell table:style-name="ce47" table:formula="of:=[.M60]/[.$AJ$1]" office:value-type="percentage" office:value="0.000714253827954109" calcext:value-type="percentage">
            <text:p>0.07%</text:p>
          </table:table-cell>
          <table:table-cell table:style-name="ce47" table:formula="of:=[.N60]/[.$AJ$1]" office:value-type="percentage" office:value="0.000731186235419118" calcext:value-type="percentage">
            <text:p>0.07%</text:p>
          </table:table-cell>
          <table:table-cell table:style-name="ce50" table:formula="of:=[.O60]/[.$AJ$1]" office:value-type="percentage" office:value="0.00334360796196646" calcext:value-type="percentage">
            <text:p>0.33%</text:p>
          </table:table-cell>
          <table:table-cell table:style-name="ce44" table:formula="of:=[.L60]/IF([.$G60]&lt;[.$AJ$3]; [.$AJ$2]*[.$G60]; [.$AJ$1])" office:value-type="percentage" office:value="0.085756681217222" calcext:value-type="percentage">
            <text:p>8.58%</text:p>
          </table:table-cell>
          <table:table-cell table:style-name="ce47" table:formula="of:=[.M60]/IF([.$G60]&lt;[.$AJ$3]; [.$AJ$2]*[.$G60]; [.$AJ$1])" office:value-type="percentage" office:value="0.0914272800321414" calcext:value-type="percentage">
            <text:p>9.14%</text:p>
          </table:table-cell>
          <table:table-cell table:style-name="ce47" table:formula="of:=[.N60]/IF([.$G60]&lt;[.$AJ$3]; [.$AJ$2]*[.$G60]; [.$AJ$1])" office:value-type="percentage" office:value="0.0935946943298792" calcext:value-type="percentage">
            <text:p>9.36%</text:p>
          </table:table-cell>
          <table:table-cell table:style-name="ce50" table:formula="of:=[.O60]/IF([.$G60]&lt;[.$AJ$3]; [.$AJ$2]*[.$G60]; [.$AJ$1])" office:value-type="percentage" office:value="0.427994880100308" calcext:value-type="percentage">
            <text:p>42.80%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,768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61]*[.B61]*[.C61]" office:value-type="float" office:value="131072" calcext:value-type="float">
            <text:p>131,072</text:p>
          </table:table-cell>
          <table:table-cell table:formula="of:=[.A61]*[.C61]+[.B61]*[.C61]+IF([.D61]=&quot;yes&quot;; 4*[.A61]*[.B61]; 0)" office:value-type="float" office:value="262148" calcext:value-type="float">
            <text:p>262,148</text:p>
          </table:table-cell>
          <table:table-cell table:formula="of:=[.E61]/[.F61]" office:value-type="float" office:value="0.499992370721882" calcext:value-type="float">
            <text:p>0.50</text:p>
          </table:table-cell>
          <table:table-cell office:value-type="float" office:value="189201" calcext:value-type="float">
            <text:p>189,201</text:p>
          </table:table-cell>
          <table:table-cell office:value-type="float" office:value="179707" calcext:value-type="float">
            <text:p>179,707</text:p>
          </table:table-cell>
          <table:table-cell office:value-type="float" office:value="177433" calcext:value-type="float">
            <text:p>177,433</text:p>
          </table:table-cell>
          <table:table-cell office:value-type="float" office:value="39722" calcext:value-type="float">
            <text:p>39,722</text:p>
          </table:table-cell>
          <table:table-cell table:style-name="ce33" table:formula="of:=[.$E61]/[.H61]" office:value-type="float" office:value="0.692765894472017" calcext:value-type="float">
            <text:p>0.69</text:p>
          </table:table-cell>
          <table:table-cell table:style-name="ce38" table:formula="of:=[.$E61]/[.I61]" office:value-type="float" office:value="0.7293650219524" calcext:value-type="float">
            <text:p>0.73</text:p>
          </table:table-cell>
          <table:table-cell table:style-name="ce38" table:formula="of:=[.$E61]/[.J61]" office:value-type="float" office:value="0.738712640827805" calcext:value-type="float">
            <text:p>0.74</text:p>
          </table:table-cell>
          <table:table-cell table:style-name="ce24" table:formula="of:=[.$E61]/[.K61]" office:value-type="float" office:value="3.29973314536025" calcext:value-type="float">
            <text:p>3.30</text:p>
          </table:table-cell>
          <table:table-cell table:style-name="ce33" table:formula="of:=[.L61]/[.$L61]" office:value-type="float" office:value="1" calcext:value-type="float">
            <text:p>1.00</text:p>
          </table:table-cell>
          <table:table-cell table:style-name="ce42" table:formula="of:=[.M61]/[.$L61]" office:value-type="float" office:value="1.05283044066174" calcext:value-type="float">
            <text:p>1.05</text:p>
          </table:table-cell>
          <table:table-cell table:style-name="ce42" table:formula="of:=[.N61]/[.$L61]" office:value-type="float" office:value="1.06632362638292" calcext:value-type="float">
            <text:p>1.07</text:p>
          </table:table-cell>
          <table:table-cell table:style-name="ce24" table:formula="of:=[.O61]/[.$L61]" office:value-type="float" office:value="4.76312874477619" calcext:value-type="float">
            <text:p>4.76</text:p>
          </table:table-cell>
          <table:table-cell table:style-name="ce44" table:formula="of:=[.L61]/[.$AJ$1]" office:value-type="percentage" office:value="0.000676529193820329" calcext:value-type="percentage">
            <text:p>0.07%</text:p>
          </table:table-cell>
          <table:table-cell table:style-name="ce47" table:formula="of:=[.M61]/[.$AJ$1]" office:value-type="percentage" office:value="0.000712270529250391" calcext:value-type="percentage">
            <text:p>0.07%</text:p>
          </table:table-cell>
          <table:table-cell table:style-name="ce47" table:formula="of:=[.N61]/[.$AJ$1]" office:value-type="percentage" office:value="0.000721399063308404" calcext:value-type="percentage">
            <text:p>0.07%</text:p>
          </table:table-cell>
          <table:table-cell table:style-name="ce50" table:formula="of:=[.O61]/[.$AJ$1]" office:value-type="percentage" office:value="0.00322239564976587" calcext:value-type="percentage">
            <text:p>0.32%</text:p>
          </table:table-cell>
          <table:table-cell table:style-name="ce44" table:formula="of:=[.L61]/IF([.$G61]&lt;[.$AJ$3]; [.$AJ$2]*[.$G61]; [.$AJ$1])" office:value-type="percentage" office:value="0.0865970581550837" calcext:value-type="percentage">
            <text:p>8.66%</text:p>
          </table:table-cell>
          <table:table-cell table:style-name="ce47" table:formula="of:=[.M61]/IF([.$G61]&lt;[.$AJ$3]; [.$AJ$2]*[.$G61]; [.$AJ$1])" office:value-type="percentage" office:value="0.0911720188974275" calcext:value-type="percentage">
            <text:p>9.12%</text:p>
          </table:table-cell>
          <table:table-cell table:style-name="ce47" table:formula="of:=[.N61]/IF([.$G61]&lt;[.$AJ$3]; [.$AJ$2]*[.$G61]; [.$AJ$1])" office:value-type="percentage" office:value="0.0923404890860212" calcext:value-type="percentage">
            <text:p>9.23%</text:p>
          </table:table-cell>
          <table:table-cell table:style-name="ce50" table:formula="of:=[.O61]/IF([.$G61]&lt;[.$AJ$3]; [.$AJ$2]*[.$G61]; [.$AJ$1])" office:value-type="percentage" office:value="0.412472936911535" calcext:value-type="percentage">
            <text:p>41.25%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,536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62]*[.B62]*[.C62]" office:value-type="float" office:value="262144" calcext:value-type="float">
            <text:p>262,144</text:p>
          </table:table-cell>
          <table:table-cell table:formula="of:=[.A62]*[.C62]+[.B62]*[.C62]+IF([.D62]=&quot;yes&quot;; 4*[.A62]*[.B62]; 0)" office:value-type="float" office:value="524292" calcext:value-type="float">
            <text:p>524,292</text:p>
          </table:table-cell>
          <table:table-cell table:formula="of:=[.E62]/[.F62]" office:value-type="float" office:value="0.499996185331838" calcext:value-type="float">
            <text:p>0.50</text:p>
          </table:table-cell>
          <table:table-cell office:value-type="float" office:value="376580" calcext:value-type="float">
            <text:p>376,580</text:p>
          </table:table-cell>
          <table:table-cell office:value-type="float" office:value="373048" calcext:value-type="float">
            <text:p>373,048</text:p>
          </table:table-cell>
          <table:table-cell office:value-type="float" office:value="370786" calcext:value-type="float">
            <text:p>370,786</text:p>
          </table:table-cell>
          <table:table-cell office:value-type="float" office:value="94184" calcext:value-type="float">
            <text:p>94,184</text:p>
          </table:table-cell>
          <table:table-cell table:style-name="ce33" table:formula="of:=[.$E62]/[.H62]" office:value-type="float" office:value="0.696117690796112" calcext:value-type="float">
            <text:p>0.70</text:p>
          </table:table-cell>
          <table:table-cell table:style-name="ce38" table:formula="of:=[.$E62]/[.I62]" office:value-type="float" office:value="0.702708498638245" calcext:value-type="float">
            <text:p>0.70</text:p>
          </table:table-cell>
          <table:table-cell table:style-name="ce38" table:formula="of:=[.$E62]/[.J62]" office:value-type="float" office:value="0.706995409751177" calcext:value-type="float">
            <text:p>0.71</text:p>
          </table:table-cell>
          <table:table-cell table:style-name="ce24" table:formula="of:=[.$E62]/[.K62]" office:value-type="float" office:value="2.78331776097851" calcext:value-type="float">
            <text:p>2.78</text:p>
          </table:table-cell>
          <table:table-cell table:style-name="ce33" table:formula="of:=[.L62]/[.$L62]" office:value-type="float" office:value="1" calcext:value-type="float">
            <text:p>1.00</text:p>
          </table:table-cell>
          <table:table-cell table:style-name="ce42" table:formula="of:=[.M62]/[.$L62]" office:value-type="float" office:value="1.00946795050503" calcext:value-type="float">
            <text:p>1.01</text:p>
          </table:table-cell>
          <table:table-cell table:style-name="ce42" table:formula="of:=[.N62]/[.$L62]" office:value-type="float" office:value="1.01562626420631" calcext:value-type="float">
            <text:p>1.02</text:p>
          </table:table-cell>
          <table:table-cell table:style-name="ce24" table:formula="of:=[.O62]/[.$L62]" office:value-type="float" office:value="3.99834366771426" calcext:value-type="float">
            <text:p>4.00</text:p>
          </table:table-cell>
          <table:table-cell table:style-name="ce44" table:formula="of:=[.L62]/[.$AJ$1]" office:value-type="percentage" office:value="0.000679802432418079" calcext:value-type="percentage">
            <text:p>0.07%</text:p>
          </table:table-cell>
          <table:table-cell table:style-name="ce47" table:formula="of:=[.M62]/[.$AJ$1]" office:value-type="percentage" office:value="0.000686238768201411" calcext:value-type="percentage">
            <text:p>0.07%</text:p>
          </table:table-cell>
          <table:table-cell table:style-name="ce47" table:formula="of:=[.N62]/[.$AJ$1]" office:value-type="percentage" office:value="0.000690425204835134" calcext:value-type="percentage">
            <text:p>0.07%</text:p>
          </table:table-cell>
          <table:table-cell table:style-name="ce50" table:formula="of:=[.O62]/[.$AJ$1]" office:value-type="percentage" office:value="0.00271808375095558" calcext:value-type="percentage">
            <text:p>0.27%</text:p>
          </table:table-cell>
          <table:table-cell table:style-name="ce44" table:formula="of:=[.L62]/IF([.$G62]&lt;[.$AJ$3]; [.$AJ$2]*[.$G62]; [.$AJ$1])" office:value-type="percentage" office:value="0.087015375219077" calcext:value-type="percentage">
            <text:p>8.70%</text:p>
          </table:table-cell>
          <table:table-cell table:style-name="ce47" table:formula="of:=[.M62]/IF([.$G62]&lt;[.$AJ$3]; [.$AJ$2]*[.$G62]; [.$AJ$1])" office:value-type="percentage" office:value="0.0878392324848277" calcext:value-type="percentage">
            <text:p>8.78%</text:p>
          </table:table-cell>
          <table:table-cell table:style-name="ce47" table:formula="of:=[.N62]/IF([.$G62]&lt;[.$AJ$3]; [.$AJ$2]*[.$G62]; [.$AJ$1])" office:value-type="percentage" office:value="0.0883751004622613" calcext:value-type="percentage">
            <text:p>8.84%</text:p>
          </table:table-cell>
          <table:table-cell table:style-name="ce50" table:formula="of:=[.O62]/IF([.$G62]&lt;[.$AJ$3]; [.$AJ$2]*[.$G62]; [.$AJ$1])" office:value-type="percentage" office:value="0.347917374500977" calcext:value-type="percentage">
            <text:p>34.79%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,07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63]*[.B63]*[.C63]" office:value-type="float" office:value="524288" calcext:value-type="float">
            <text:p>524,288</text:p>
          </table:table-cell>
          <table:table-cell table:formula="of:=[.A63]*[.C63]+[.B63]*[.C63]+IF([.D63]=&quot;yes&quot;; 4*[.A63]*[.B63]; 0)" office:value-type="float" office:value="1048580" calcext:value-type="float">
            <text:p>1,048,580</text:p>
          </table:table-cell>
          <table:table-cell table:formula="of:=[.E63]/[.F63]" office:value-type="float" office:value="0.499998092658643" calcext:value-type="float">
            <text:p>0.50</text:p>
          </table:table-cell>
          <table:table-cell office:value-type="float" office:value="752379" calcext:value-type="float">
            <text:p>752,379</text:p>
          </table:table-cell>
          <table:table-cell office:value-type="float" office:value="777039" calcext:value-type="float">
            <text:p>777,039</text:p>
          </table:table-cell>
          <table:table-cell office:value-type="float" office:value="781236" calcext:value-type="float">
            <text:p>781,236</text:p>
          </table:table-cell>
          <table:table-cell office:value-type="float" office:value="253202" calcext:value-type="float">
            <text:p>253,202</text:p>
          </table:table-cell>
          <table:table-cell table:style-name="ce33" table:formula="of:=[.$E63]/[.H63]" office:value-type="float" office:value="0.696840289269105" calcext:value-type="float">
            <text:p>0.70</text:p>
          </table:table-cell>
          <table:table-cell table:style-name="ce38" table:formula="of:=[.$E63]/[.I63]" office:value-type="float" office:value="0.674725464230238" calcext:value-type="float">
            <text:p>0.67</text:p>
          </table:table-cell>
          <table:table-cell table:style-name="ce38" table:formula="of:=[.$E63]/[.J63]" office:value-type="float" office:value="0.671100666123937" calcext:value-type="float">
            <text:p>0.67</text:p>
          </table:table-cell>
          <table:table-cell table:style-name="ce24" table:formula="of:=[.$E63]/[.K63]" office:value-type="float" office:value="2.0706313536228" calcext:value-type="float">
            <text:p>2.07</text:p>
          </table:table-cell>
          <table:table-cell table:style-name="ce33" table:formula="of:=[.L63]/[.$L63]" office:value-type="float" office:value="1" calcext:value-type="float">
            <text:p>1.00</text:p>
          </table:table-cell>
          <table:table-cell table:style-name="ce42" table:formula="of:=[.M63]/[.$L63]" office:value-type="float" office:value="0.968264141182103" calcext:value-type="float">
            <text:p>0.97</text:p>
          </table:table-cell>
          <table:table-cell table:style-name="ce42" table:formula="of:=[.N63]/[.$L63]" office:value-type="float" office:value="0.963062378077815" calcext:value-type="float">
            <text:p>0.96</text:p>
          </table:table-cell>
          <table:table-cell table:style-name="ce24" table:formula="of:=[.O63]/[.$L63]" office:value-type="float" office:value="2.97145757142519" calcext:value-type="float">
            <text:p>2.97</text:p>
          </table:table-cell>
          <table:table-cell table:style-name="ce44" table:formula="of:=[.L63]/[.$AJ$1]" office:value-type="percentage" office:value="0.00068050809498936" calcext:value-type="percentage">
            <text:p>0.07%</text:p>
          </table:table-cell>
          <table:table-cell table:style-name="ce47" table:formula="of:=[.M63]/[.$AJ$1]" office:value-type="percentage" office:value="0.000658911586162342" calcext:value-type="percentage">
            <text:p>0.07%</text:p>
          </table:table-cell>
          <table:table-cell table:style-name="ce47" table:formula="of:=[.N63]/[.$AJ$1]" office:value-type="percentage" office:value="0.000655371744261657" calcext:value-type="percentage">
            <text:p>0.07%</text:p>
          </table:table-cell>
          <table:table-cell table:style-name="ce50" table:formula="of:=[.O63]/[.$AJ$1]" office:value-type="percentage" office:value="0.00202210093127226" calcext:value-type="percentage">
            <text:p>0.20%</text:p>
          </table:table-cell>
          <table:table-cell table:style-name="ce44" table:formula="of:=[.L63]/IF([.$G63]&lt;[.$AJ$3]; [.$AJ$2]*[.$G63]; [.$AJ$1])" office:value-type="percentage" office:value="0.0871053684379814" calcext:value-type="percentage">
            <text:p>8.71%</text:p>
          </table:table-cell>
          <table:table-cell table:style-name="ce47" table:formula="of:=[.M63]/IF([.$G63]&lt;[.$AJ$3]; [.$AJ$2]*[.$G63]; [.$AJ$1])" office:value-type="percentage" office:value="0.0843410047629527" calcext:value-type="percentage">
            <text:p>8.43%</text:p>
          </table:table-cell>
          <table:table-cell table:style-name="ce47" table:formula="of:=[.N63]/IF([.$G63]&lt;[.$AJ$3]; [.$AJ$2]*[.$G63]; [.$AJ$1])" office:value-type="percentage" office:value="0.0838879032712266" calcext:value-type="percentage">
            <text:p>8.39%</text:p>
          </table:table-cell>
          <table:table-cell table:style-name="ce50" table:formula="of:=[.O63]/IF([.$G63]&lt;[.$AJ$3]; [.$AJ$2]*[.$G63]; [.$AJ$1])" office:value-type="percentage" office:value="0.25882990655682" calcext:value-type="percentage">
            <text:p>25.88%</text:p>
          </table:table-cell>
          <table:table-cell table:number-columns-repeated="99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32" calcext:value-type="float">
            <text:p>32</text:p>
          </table:table-cell>
          <table:table-cell table:style-name="ce15" office:value-type="string" calcext:value-type="string">
            <text:p>yes</text:p>
          </table:table-cell>
          <table:table-cell table:style-name="ce11" table:formula="of:=[.A64]*[.B64]*[.C64]" office:value-type="float" office:value="8192" calcext:value-type="float">
            <text:p>8,192</text:p>
          </table:table-cell>
          <table:table-cell table:style-name="ce11" table:formula="of:=[.A64]*[.C64]+[.B64]*[.C64]+IF([.D64]=&quot;yes&quot;; 4*[.A64]*[.B64]; 0)" office:value-type="float" office:value="9248" calcext:value-type="float">
            <text:p>9,248</text:p>
          </table:table-cell>
          <table:table-cell table:style-name="ce23" table:formula="of:=[.E64]/[.F64]" office:value-type="float" office:value="0.885813148788927" calcext:value-type="float">
            <text:p>0.89</text:p>
          </table:table-cell>
          <table:table-cell table:style-name="ce11" office:value-type="float" office:value="3307" calcext:value-type="float">
            <text:p>3,307</text:p>
          </table:table-cell>
          <table:table-cell table:style-name="ce11" office:value-type="float" office:value="3755" calcext:value-type="float">
            <text:p>3,755</text:p>
          </table:table-cell>
          <table:table-cell table:style-name="ce11" office:value-type="float" office:value="2220" calcext:value-type="float">
            <text:p>2,220</text:p>
          </table:table-cell>
          <table:table-cell table:style-name="ce27" office:value-type="float" office:value="1477" calcext:value-type="float">
            <text:p>1,477</text:p>
          </table:table-cell>
          <table:table-cell table:style-name="ce32" table:formula="of:=[.$E64]/[.H64]" office:value-type="float" office:value="2.47716964015724" calcext:value-type="float">
            <text:p>2.48</text:p>
          </table:table-cell>
          <table:table-cell table:style-name="ce37" table:formula="of:=[.$E64]/[.I64]" office:value-type="float" office:value="2.18162450066578" calcext:value-type="float">
            <text:p>2.18</text:p>
          </table:table-cell>
          <table:table-cell table:style-name="ce37" table:formula="of:=[.$E64]/[.J64]" office:value-type="float" office:value="3.69009009009009" calcext:value-type="float">
            <text:p>3.69</text:p>
          </table:table-cell>
          <table:table-cell table:style-name="ce23" table:formula="of:=[.$E64]/[.K64]" office:value-type="float" office:value="5.54637779282329" calcext:value-type="float">
            <text:p>5.55</text:p>
          </table:table-cell>
          <table:table-cell table:style-name="ce32" table:formula="of:=[.L64]/[.$L64]" office:value-type="float" office:value="1" calcext:value-type="float">
            <text:p>1.00</text:p>
          </table:table-cell>
          <table:table-cell table:style-name="ce37" table:formula="of:=[.M64]/[.$L64]" office:value-type="float" office:value="0.88069241011984" calcext:value-type="float">
            <text:p>0.88</text:p>
          </table:table-cell>
          <table:table-cell table:style-name="ce37" table:formula="of:=[.N64]/[.$L64]" office:value-type="float" office:value="1.48963963963964" calcext:value-type="float">
            <text:p>1.49</text:p>
          </table:table-cell>
          <table:table-cell table:style-name="ce23" table:formula="of:=[.O64]/[.$L64]" office:value-type="float" office:value="2.23899796885579" calcext:value-type="float">
            <text:p>2.24</text:p>
          </table:table-cell>
          <table:table-cell table:style-name="ce43" table:formula="of:=[.L64]/[.$AJ$1]" office:value-type="percentage" office:value="0.00241911097671606" calcext:value-type="percentage">
            <text:p>0.24%</text:p>
          </table:table-cell>
          <table:table-cell table:style-name="ce46" table:formula="of:=[.M64]/[.$AJ$1]" office:value-type="percentage" office:value="0.00213049267643142" calcext:value-type="percentage">
            <text:p>0.21%</text:p>
          </table:table-cell>
          <table:table-cell table:style-name="ce46" table:formula="of:=[.N64]/[.$AJ$1]" office:value-type="percentage" office:value="0.0036036036036036" calcext:value-type="percentage">
            <text:p>0.36%</text:p>
          </table:table-cell>
          <table:table-cell table:style-name="ce49" table:formula="of:=[.O64]/[.$AJ$1]" office:value-type="percentage" office:value="0.00541638456330399" calcext:value-type="percentage">
            <text:p>0.54%</text:p>
          </table:table-cell>
          <table:table-cell table:style-name="ce43" table:formula="of:=[.L64]/IF([.$G64]&lt;[.$AJ$3]; [.$AJ$2]*[.$G64]; [.$AJ$1])" office:value-type="percentage" office:value="0.174780768067735" calcext:value-type="percentage">
            <text:p>17.48%</text:p>
          </table:table-cell>
          <table:table-cell table:style-name="ce46" table:formula="of:=[.M64]/IF([.$G64]&lt;[.$AJ$3]; [.$AJ$2]*[.$G64]; [.$AJ$1])" office:value-type="percentage" office:value="0.15392809587217" calcext:value-type="percentage">
            <text:p>15.39%</text:p>
          </table:table-cell>
          <table:table-cell table:style-name="ce46" table:formula="of:=[.N64]/IF([.$G64]&lt;[.$AJ$3]; [.$AJ$2]*[.$G64]; [.$AJ$1])" office:value-type="percentage" office:value="0.26036036036036" calcext:value-type="percentage">
            <text:p>26.04%</text:p>
          </table:table-cell>
          <table:table-cell table:style-name="ce49" table:formula="of:=[.O64]/IF([.$G64]&lt;[.$AJ$3]; [.$AJ$2]*[.$G64]; [.$AJ$1])" office:value-type="percentage" office:value="0.391333784698714" calcext:value-type="percentage">
            <text:p>39.13%</text:p>
          </table:table-cell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yes</text:p>
          </table:table-cell>
          <table:table-cell table:formula="of:=[.A65]*[.B65]*[.C65]" office:value-type="float" office:value="16384" calcext:value-type="float">
            <text:p>16,384</text:p>
          </table:table-cell>
          <table:table-cell table:formula="of:=[.A65]*[.C65]+[.B65]*[.C65]+IF([.D65]=&quot;yes&quot;; 4*[.A65]*[.B65]; 0)" office:value-type="float" office:value="18464" calcext:value-type="float">
            <text:p>18,464</text:p>
          </table:table-cell>
          <table:table-cell table:formula="of:=[.E65]/[.F65]" office:value-type="float" office:value="0.88734835355286" calcext:value-type="float">
            <text:p>0.89</text:p>
          </table:table-cell>
          <table:table-cell office:value-type="float" office:value="4850" calcext:value-type="float">
            <text:p>4,850</text:p>
          </table:table-cell>
          <table:table-cell office:value-type="float" office:value="5731" calcext:value-type="float">
            <text:p>5,731</text:p>
          </table:table-cell>
          <table:table-cell office:value-type="float" office:value="4584" calcext:value-type="float">
            <text:p>4,584</text:p>
          </table:table-cell>
          <table:table-cell table:style-name="ce28" office:value-type="float" office:value="2307" calcext:value-type="float">
            <text:p>2,307</text:p>
          </table:table-cell>
          <table:table-cell table:style-name="ce33" table:formula="of:=[.$E65]/[.H65]" office:value-type="float" office:value="3.37814432989691" calcext:value-type="float">
            <text:p>3.38</text:p>
          </table:table-cell>
          <table:table-cell table:style-name="ce38" table:formula="of:=[.$E65]/[.I65]" office:value-type="float" office:value="2.858837899145" calcext:value-type="float">
            <text:p>2.86</text:p>
          </table:table-cell>
          <table:table-cell table:style-name="ce38" table:formula="of:=[.$E65]/[.J65]" office:value-type="float" office:value="3.57417102966841" calcext:value-type="float">
            <text:p>3.57</text:p>
          </table:table-cell>
          <table:table-cell table:style-name="ce24" table:formula="of:=[.$E65]/[.K65]" office:value-type="float" office:value="7.10186389250108" calcext:value-type="float">
            <text:p>7.10</text:p>
          </table:table-cell>
          <table:table-cell table:style-name="ce33" table:formula="of:=[.L65]/[.$L65]" office:value-type="float" office:value="1" calcext:value-type="float">
            <text:p>1.00</text:p>
          </table:table-cell>
          <table:table-cell table:style-name="ce42" table:formula="of:=[.M65]/[.$L65]" office:value-type="float" office:value="0.846274646658524" calcext:value-type="float">
            <text:p>0.85</text:p>
          </table:table-cell>
          <table:table-cell table:style-name="ce42" table:formula="of:=[.N65]/[.$L65]" office:value-type="float" office:value="1.05802792321117" calcext:value-type="float">
            <text:p>1.06</text:p>
          </table:table-cell>
          <table:table-cell table:style-name="ce24" table:formula="of:=[.O65]/[.$L65]" office:value-type="float" office:value="2.10229735587343" calcext:value-type="float">
            <text:p>2.10</text:p>
          </table:table-cell>
          <table:table-cell table:style-name="ce44" table:formula="of:=[.L65]/[.$AJ$1]" office:value-type="percentage" office:value="0.00329896907216495" calcext:value-type="percentage">
            <text:p>0.33%</text:p>
          </table:table-cell>
          <table:table-cell table:style-name="ce47" table:formula="of:=[.M65]/[.$AJ$1]" office:value-type="percentage" office:value="0.00279183388588379" calcext:value-type="percentage">
            <text:p>0.28%</text:p>
          </table:table-cell>
          <table:table-cell table:style-name="ce47" table:formula="of:=[.N65]/[.$AJ$1]" office:value-type="percentage" office:value="0.00349040139616056" calcext:value-type="percentage">
            <text:p>0.35%</text:p>
          </table:table-cell>
          <table:table-cell table:style-name="ce50" table:formula="of:=[.O65]/[.$AJ$1]" office:value-type="percentage" office:value="0.00693541395752059" calcext:value-type="percentage">
            <text:p>0.69%</text:p>
          </table:table-cell>
          <table:table-cell table:style-name="ce44" table:formula="of:=[.L65]/IF([.$G65]&lt;[.$AJ$3]; [.$AJ$2]*[.$G65]; [.$AJ$1])" office:value-type="percentage" office:value="0.237938144329897" calcext:value-type="percentage">
            <text:p>23.79%</text:p>
          </table:table-cell>
          <table:table-cell table:style-name="ce47" table:formula="of:=[.M65]/IF([.$G65]&lt;[.$AJ$3]; [.$AJ$2]*[.$G65]; [.$AJ$1])" office:value-type="percentage" office:value="0.201361019019368" calcext:value-type="percentage">
            <text:p>20.14%</text:p>
          </table:table-cell>
          <table:table-cell table:style-name="ce47" table:formula="of:=[.N65]/IF([.$G65]&lt;[.$AJ$3]; [.$AJ$2]*[.$G65]; [.$AJ$1])" office:value-type="percentage" office:value="0.25174520069808" calcext:value-type="percentage">
            <text:p>25.17%</text:p>
          </table:table-cell>
          <table:table-cell table:style-name="ce50" table:formula="of:=[.O65]/IF([.$G65]&lt;[.$AJ$3]; [.$AJ$2]*[.$G65]; [.$AJ$1])" office:value-type="percentage" office:value="0.500216731686173" calcext:value-type="percentage">
            <text:p>50.02%</text:p>
          </table:table-cell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1024" calcext:value-type="float">
            <text:p>1,024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yes</text:p>
          </table:table-cell>
          <table:table-cell table:formula="of:=[.A66]*[.B66]*[.C66]" office:value-type="float" office:value="32768" calcext:value-type="float">
            <text:p>32,768</text:p>
          </table:table-cell>
          <table:table-cell table:formula="of:=[.A66]*[.C66]+[.B66]*[.C66]+IF([.D66]=&quot;yes&quot;; 4*[.A66]*[.B66]; 0)" office:value-type="float" office:value="36896" calcext:value-type="float">
            <text:p>36,896</text:p>
          </table:table-cell>
          <table:table-cell table:formula="of:=[.E66]/[.F66]" office:value-type="float" office:value="0.888117953165655" calcext:value-type="float">
            <text:p>0.89</text:p>
          </table:table-cell>
          <table:table-cell office:value-type="float" office:value="8425" calcext:value-type="float">
            <text:p>8,425</text:p>
          </table:table-cell>
          <table:table-cell office:value-type="float" office:value="10736" calcext:value-type="float">
            <text:p>10,736</text:p>
          </table:table-cell>
          <table:table-cell office:value-type="float" office:value="9239" calcext:value-type="float">
            <text:p>9,239</text:p>
          </table:table-cell>
          <table:table-cell table:style-name="ce28" office:value-type="float" office:value="3496" calcext:value-type="float">
            <text:p>3,496</text:p>
          </table:table-cell>
          <table:table-cell table:style-name="ce33" table:formula="of:=[.$E66]/[.H66]" office:value-type="float" office:value="3.88937685459941" calcext:value-type="float">
            <text:p>3.89</text:p>
          </table:table-cell>
          <table:table-cell table:style-name="ce38" table:formula="of:=[.$E66]/[.I66]" office:value-type="float" office:value="3.0521609538003" calcext:value-type="float">
            <text:p>3.05</text:p>
          </table:table-cell>
          <table:table-cell table:style-name="ce38" table:formula="of:=[.$E66]/[.J66]" office:value-type="float" office:value="3.54670418876502" calcext:value-type="float">
            <text:p>3.55</text:p>
          </table:table-cell>
          <table:table-cell table:style-name="ce24" table:formula="of:=[.$E66]/[.K66]" office:value-type="float" office:value="9.37299771167048" calcext:value-type="float">
            <text:p>9.37</text:p>
          </table:table-cell>
          <table:table-cell table:style-name="ce33" table:formula="of:=[.L66]/[.$L66]" office:value-type="float" office:value="1" calcext:value-type="float">
            <text:p>1.00</text:p>
          </table:table-cell>
          <table:table-cell table:style-name="ce42" table:formula="of:=[.M66]/[.$L66]" office:value-type="float" office:value="0.784742921013413" calcext:value-type="float">
            <text:p>0.78</text:p>
          </table:table-cell>
          <table:table-cell table:style-name="ce42" table:formula="of:=[.N66]/[.$L66]" office:value-type="float" office:value="0.911895226756142" calcext:value-type="float">
            <text:p>0.91</text:p>
          </table:table-cell>
          <table:table-cell table:style-name="ce24" table:formula="of:=[.O66]/[.$L66]" office:value-type="float" office:value="2.40989702517162" calcext:value-type="float">
            <text:p>2.41</text:p>
          </table:table-cell>
          <table:table-cell table:style-name="ce44" table:formula="of:=[.L66]/[.$AJ$1]" office:value-type="percentage" office:value="0.00379821958456973" calcext:value-type="percentage">
            <text:p>0.38%</text:p>
          </table:table-cell>
          <table:table-cell table:style-name="ce47" table:formula="of:=[.M66]/[.$AJ$1]" office:value-type="percentage" office:value="0.0029806259314456" calcext:value-type="percentage">
            <text:p>0.30%</text:p>
          </table:table-cell>
          <table:table-cell table:style-name="ce47" table:formula="of:=[.N66]/[.$AJ$1]" office:value-type="percentage" office:value="0.00346357830934084" calcext:value-type="percentage">
            <text:p>0.35%</text:p>
          </table:table-cell>
          <table:table-cell table:style-name="ce50" table:formula="of:=[.O66]/[.$AJ$1]" office:value-type="percentage" office:value="0.0091533180778032" calcext:value-type="percentage">
            <text:p>0.92%</text:p>
          </table:table-cell>
          <table:table-cell table:style-name="ce44" table:formula="of:=[.L66]/IF([.$G66]&lt;[.$AJ$3]; [.$AJ$2]*[.$G66]; [.$AJ$1])" office:value-type="percentage" office:value="0.273709198813056" calcext:value-type="percentage">
            <text:p>27.37%</text:p>
          </table:table-cell>
          <table:table-cell table:style-name="ce47" table:formula="of:=[.M66]/IF([.$G66]&lt;[.$AJ$3]; [.$AJ$2]*[.$G66]; [.$AJ$1])" office:value-type="percentage" office:value="0.214791356184799" calcext:value-type="percentage">
            <text:p>21.48%</text:p>
          </table:table-cell>
          <table:table-cell table:style-name="ce47" table:formula="of:=[.N66]/IF([.$G66]&lt;[.$AJ$3]; [.$AJ$2]*[.$G66]; [.$AJ$1])" office:value-type="percentage" office:value="0.249594111916874" calcext:value-type="percentage">
            <text:p>24.96%</text:p>
          </table:table-cell>
          <table:table-cell table:style-name="ce50" table:formula="of:=[.O66]/IF([.$G66]&lt;[.$AJ$3]; [.$AJ$2]*[.$G66]; [.$AJ$1])" office:value-type="percentage" office:value="0.659610983981693" calcext:value-type="percentage">
            <text:p>65.96%</text:p>
          </table:table-cell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2048" calcext:value-type="float">
            <text:p>2,048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yes</text:p>
          </table:table-cell>
          <table:table-cell table:formula="of:=[.A67]*[.B67]*[.C67]" office:value-type="float" office:value="65536" calcext:value-type="float">
            <text:p>65,536</text:p>
          </table:table-cell>
          <table:table-cell table:formula="of:=[.A67]*[.C67]+[.B67]*[.C67]+IF([.D67]=&quot;yes&quot;; 4*[.A67]*[.B67]; 0)" office:value-type="float" office:value="73760" calcext:value-type="float">
            <text:p>73,760</text:p>
          </table:table-cell>
          <table:table-cell table:formula="of:=[.E67]/[.F67]" office:value-type="float" office:value="0.888503253796095" calcext:value-type="float">
            <text:p>0.89</text:p>
          </table:table-cell>
          <table:table-cell office:value-type="float" office:value="14971" calcext:value-type="float">
            <text:p>14,971</text:p>
          </table:table-cell>
          <table:table-cell office:value-type="float" office:value="23621" calcext:value-type="float">
            <text:p>23,621</text:p>
          </table:table-cell>
          <table:table-cell office:value-type="float" office:value="22897" calcext:value-type="float">
            <text:p>22,897</text:p>
          </table:table-cell>
          <table:table-cell table:style-name="ce28" office:value-type="float" office:value="7000" calcext:value-type="float">
            <text:p>7,000</text:p>
          </table:table-cell>
          <table:table-cell table:style-name="ce33" table:formula="of:=[.$E67]/[.H67]" office:value-type="float" office:value="4.37752989112284" calcext:value-type="float">
            <text:p>4.38</text:p>
          </table:table-cell>
          <table:table-cell table:style-name="ce38" table:formula="of:=[.$E67]/[.I67]" office:value-type="float" office:value="2.77448033529486" calcext:value-type="float">
            <text:p>2.77</text:p>
          </table:table-cell>
          <table:table-cell table:style-name="ce38" table:formula="of:=[.$E67]/[.J67]" office:value-type="float" office:value="2.86220902301612" calcext:value-type="float">
            <text:p>2.86</text:p>
          </table:table-cell>
          <table:table-cell table:style-name="ce24" table:formula="of:=[.$E67]/[.K67]" office:value-type="float" office:value="9.36228571428572" calcext:value-type="float">
            <text:p>9.36</text:p>
          </table:table-cell>
          <table:table-cell table:style-name="ce33" table:formula="of:=[.L67]/[.$L67]" office:value-type="float" office:value="1" calcext:value-type="float">
            <text:p>1.00</text:p>
          </table:table-cell>
          <table:table-cell table:style-name="ce42" table:formula="of:=[.M67]/[.$L67]" office:value-type="float" office:value="0.633800431819144" calcext:value-type="float">
            <text:p>0.63</text:p>
          </table:table-cell>
          <table:table-cell table:style-name="ce42" table:formula="of:=[.N67]/[.$L67]" office:value-type="float" office:value="0.653841114556492" calcext:value-type="float">
            <text:p>0.65</text:p>
          </table:table-cell>
          <table:table-cell table:style-name="ce24" table:formula="of:=[.O67]/[.$L67]" office:value-type="float" office:value="2.13871428571429" calcext:value-type="float">
            <text:p>2.14</text:p>
          </table:table-cell>
          <table:table-cell table:style-name="ce44" table:formula="of:=[.L67]/[.$AJ$1]" office:value-type="percentage" office:value="0.00427493153429965" calcext:value-type="percentage">
            <text:p>0.43%</text:p>
          </table:table-cell>
          <table:table-cell table:style-name="ce47" table:formula="of:=[.M67]/[.$AJ$1]" office:value-type="percentage" office:value="0.00270945345243639" calcext:value-type="percentage">
            <text:p>0.27%</text:p>
          </table:table-cell>
          <table:table-cell table:style-name="ce47" table:formula="of:=[.N67]/[.$AJ$1]" office:value-type="percentage" office:value="0.00279512599903918" calcext:value-type="percentage">
            <text:p>0.28%</text:p>
          </table:table-cell>
          <table:table-cell table:style-name="ce50" table:formula="of:=[.O67]/[.$AJ$1]" office:value-type="percentage" office:value="0.00914285714285714" calcext:value-type="percentage">
            <text:p>0.91%</text:p>
          </table:table-cell>
          <table:table-cell table:style-name="ce44" table:formula="of:=[.L67]/IF([.$G67]&lt;[.$AJ$3]; [.$AJ$2]*[.$G67]; [.$AJ$1])" office:value-type="percentage" office:value="0.307928662080021" calcext:value-type="percentage">
            <text:p>30.79%</text:p>
          </table:table-cell>
          <table:table-cell table:style-name="ce47" table:formula="of:=[.M67]/IF([.$G67]&lt;[.$AJ$3]; [.$AJ$2]*[.$G67]; [.$AJ$1])" office:value-type="percentage" office:value="0.195165318995809" calcext:value-type="percentage">
            <text:p>19.52%</text:p>
          </table:table-cell>
          <table:table-cell table:style-name="ce47" table:formula="of:=[.N67]/IF([.$G67]&lt;[.$AJ$3]; [.$AJ$2]*[.$G67]; [.$AJ$1])" office:value-type="percentage" office:value="0.201336419618291" calcext:value-type="percentage">
            <text:p>20.13%</text:p>
          </table:table-cell>
          <table:table-cell table:style-name="ce50" table:formula="of:=[.O67]/IF([.$G67]&lt;[.$AJ$3]; [.$AJ$2]*[.$G67]; [.$AJ$1])" office:value-type="percentage" office:value="0.658571428571429" calcext:value-type="percentage">
            <text:p>65.86%</text:p>
          </table:table-cell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4096" calcext:value-type="float">
            <text:p>4,096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yes</text:p>
          </table:table-cell>
          <table:table-cell table:formula="of:=[.A68]*[.B68]*[.C68]" office:value-type="float" office:value="131072" calcext:value-type="float">
            <text:p>131,072</text:p>
          </table:table-cell>
          <table:table-cell table:formula="of:=[.A68]*[.C68]+[.B68]*[.C68]+IF([.D68]=&quot;yes&quot;; 4*[.A68]*[.B68]; 0)" office:value-type="float" office:value="147488" calcext:value-type="float">
            <text:p>147,488</text:p>
          </table:table-cell>
          <table:table-cell table:formula="of:=[.E68]/[.F68]" office:value-type="float" office:value="0.888696029507485" calcext:value-type="float">
            <text:p>0.89</text:p>
          </table:table-cell>
          <table:table-cell office:value-type="float" office:value="36564" calcext:value-type="float">
            <text:p>36,564</text:p>
          </table:table-cell>
          <table:table-cell office:value-type="float" office:value="64773" calcext:value-type="float">
            <text:p>64,773</text:p>
          </table:table-cell>
          <table:table-cell office:value-type="float" office:value="64091" calcext:value-type="float">
            <text:p>64,091</text:p>
          </table:table-cell>
          <table:table-cell table:style-name="ce28" office:value-type="float" office:value="16390" calcext:value-type="float">
            <text:p>16,390</text:p>
          </table:table-cell>
          <table:table-cell table:style-name="ce33" table:formula="of:=[.$E68]/[.H68]" office:value-type="float" office:value="3.58472814790504" calcext:value-type="float">
            <text:p>3.58</text:p>
          </table:table-cell>
          <table:table-cell table:style-name="ce38" table:formula="of:=[.$E68]/[.I68]" office:value-type="float" office:value="2.02355919904899" calcext:value-type="float">
            <text:p>2.02</text:p>
          </table:table-cell>
          <table:table-cell table:style-name="ce38" table:formula="of:=[.$E68]/[.J68]" office:value-type="float" office:value="2.04509213462109" calcext:value-type="float">
            <text:p>2.05</text:p>
          </table:table-cell>
          <table:table-cell table:style-name="ce24" table:formula="of:=[.$E68]/[.K68]" office:value-type="float" office:value="7.99707138499085" calcext:value-type="float">
            <text:p>8.00</text:p>
          </table:table-cell>
          <table:table-cell table:style-name="ce33" table:formula="of:=[.L68]/[.$L68]" office:value-type="float" office:value="1" calcext:value-type="float">
            <text:p>1.00</text:p>
          </table:table-cell>
          <table:table-cell table:style-name="ce42" table:formula="of:=[.M68]/[.$L68]" office:value-type="float" office:value="0.564494465286462" calcext:value-type="float">
            <text:p>0.56</text:p>
          </table:table-cell>
          <table:table-cell table:style-name="ce42" table:formula="of:=[.N68]/[.$L68]" office:value-type="float" office:value="0.570501318437846" calcext:value-type="float">
            <text:p>0.57</text:p>
          </table:table-cell>
          <table:table-cell table:style-name="ce24" table:formula="of:=[.O68]/[.$L68]" office:value-type="float" office:value="2.23087248322148" calcext:value-type="float">
            <text:p>2.23</text:p>
          </table:table-cell>
          <table:table-cell table:style-name="ce44" table:formula="of:=[.L68]/[.$AJ$1]" office:value-type="percentage" office:value="0.00350071108193852" calcext:value-type="percentage">
            <text:p>0.35%</text:p>
          </table:table-cell>
          <table:table-cell table:style-name="ce47" table:formula="of:=[.M68]/[.$AJ$1]" office:value-type="percentage" office:value="0.00197613203032128" calcext:value-type="percentage">
            <text:p>0.20%</text:p>
          </table:table-cell>
          <table:table-cell table:style-name="ce47" table:formula="of:=[.N68]/[.$AJ$1]" office:value-type="percentage" office:value="0.0019971602877159" calcext:value-type="percentage">
            <text:p>0.20%</text:p>
          </table:table-cell>
          <table:table-cell table:style-name="ce50" table:formula="of:=[.O68]/[.$AJ$1]" office:value-type="percentage" office:value="0.00780964002440513" calcext:value-type="percentage">
            <text:p>0.78%</text:p>
          </table:table-cell>
          <table:table-cell table:style-name="ce44" table:formula="of:=[.L68]/IF([.$G68]&lt;[.$AJ$3]; [.$AJ$2]*[.$G68]; [.$AJ$1])" office:value-type="percentage" office:value="0.252105896510229" calcext:value-type="percentage">
            <text:p>25.21%</text:p>
          </table:table-cell>
          <table:table-cell table:style-name="ce47" table:formula="of:=[.M68]/IF([.$G68]&lt;[.$AJ$3]; [.$AJ$2]*[.$G68]; [.$AJ$1])" office:value-type="percentage" office:value="0.142312383246106" calcext:value-type="percentage">
            <text:p>14.23%</text:p>
          </table:table-cell>
          <table:table-cell table:style-name="ce47" table:formula="of:=[.N68]/IF([.$G68]&lt;[.$AJ$3]; [.$AJ$2]*[.$G68]; [.$AJ$1])" office:value-type="percentage" office:value="0.143826746345041" calcext:value-type="percentage">
            <text:p>14.38%</text:p>
          </table:table-cell>
          <table:table-cell table:style-name="ce50" table:formula="of:=[.O68]/IF([.$G68]&lt;[.$AJ$3]; [.$AJ$2]*[.$G68]; [.$AJ$1])" office:value-type="percentage" office:value="0.56241610738255" calcext:value-type="percentage">
            <text:p>56.24%</text:p>
          </table:table-cell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8192" calcext:value-type="float">
            <text:p>8,192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yes</text:p>
          </table:table-cell>
          <table:table-cell table:formula="of:=[.A69]*[.B69]*[.C69]" office:value-type="float" office:value="262144" calcext:value-type="float">
            <text:p>262,144</text:p>
          </table:table-cell>
          <table:table-cell table:formula="of:=[.A69]*[.C69]+[.B69]*[.C69]+IF([.D69]=&quot;yes&quot;; 4*[.A69]*[.B69]; 0)" office:value-type="float" office:value="294944" calcext:value-type="float">
            <text:p>294,944</text:p>
          </table:table-cell>
          <table:table-cell table:formula="of:=[.E69]/[.F69]" office:value-type="float" office:value="0.888792448736031" calcext:value-type="float">
            <text:p>0.89</text:p>
          </table:table-cell>
          <table:table-cell office:value-type="float" office:value="72638" calcext:value-type="float">
            <text:p>72,638</text:p>
          </table:table-cell>
          <table:table-cell office:value-type="float" office:value="127390" calcext:value-type="float">
            <text:p>127,390</text:p>
          </table:table-cell>
          <table:table-cell office:value-type="float" office:value="127899" calcext:value-type="float">
            <text:p>127,899</text:p>
          </table:table-cell>
          <table:table-cell table:style-name="ce28" office:value-type="float" office:value="32601" calcext:value-type="float">
            <text:p>32,601</text:p>
          </table:table-cell>
          <table:table-cell table:style-name="ce33" table:formula="of:=[.$E69]/[.H69]" office:value-type="float" office:value="3.6089099369476" calcext:value-type="float">
            <text:p>3.61</text:p>
          </table:table-cell>
          <table:table-cell table:style-name="ce38" table:formula="of:=[.$E69]/[.I69]" office:value-type="float" office:value="2.05780673522254" calcext:value-type="float">
            <text:p>2.06</text:p>
          </table:table-cell>
          <table:table-cell table:style-name="ce38" table:formula="of:=[.$E69]/[.J69]" office:value-type="float" office:value="2.04961727613195" calcext:value-type="float">
            <text:p>2.05</text:p>
          </table:table-cell>
          <table:table-cell table:style-name="ce24" table:formula="of:=[.$E69]/[.K69]" office:value-type="float" office:value="8.04098033802644" calcext:value-type="float">
            <text:p>8.04</text:p>
          </table:table-cell>
          <table:table-cell table:style-name="ce33" table:formula="of:=[.L69]/[.$L69]" office:value-type="float" office:value="1" calcext:value-type="float">
            <text:p>1.00</text:p>
          </table:table-cell>
          <table:table-cell table:style-name="ce42" table:formula="of:=[.M69]/[.$L69]" office:value-type="float" office:value="0.570201742679959" calcext:value-type="float">
            <text:p>0.57</text:p>
          </table:table-cell>
          <table:table-cell table:style-name="ce42" table:formula="of:=[.N69]/[.$L69]" office:value-type="float" office:value="0.567932509245577" calcext:value-type="float">
            <text:p>0.57</text:p>
          </table:table-cell>
          <table:table-cell table:style-name="ce24" table:formula="of:=[.O69]/[.$L69]" office:value-type="float" office:value="2.22809116284777" calcext:value-type="float">
            <text:p>2.23</text:p>
          </table:table-cell>
          <table:table-cell table:style-name="ce44" table:formula="of:=[.L69]/[.$AJ$1]" office:value-type="percentage" office:value="0.00352432611030039" calcext:value-type="percentage">
            <text:p>0.35%</text:p>
          </table:table-cell>
          <table:table-cell table:style-name="ce47" table:formula="of:=[.M69]/[.$AJ$1]" office:value-type="percentage" office:value="0.00200957688986577" calcext:value-type="percentage">
            <text:p>0.20%</text:p>
          </table:table-cell>
          <table:table-cell table:style-name="ce47" table:formula="of:=[.N69]/[.$AJ$1]" office:value-type="percentage" office:value="0.00200157937122261" calcext:value-type="percentage">
            <text:p>0.20%</text:p>
          </table:table-cell>
          <table:table-cell table:style-name="ce50" table:formula="of:=[.O69]/[.$AJ$1]" office:value-type="percentage" office:value="0.00785251986135395" calcext:value-type="percentage">
            <text:p>0.79%</text:p>
          </table:table-cell>
          <table:table-cell table:style-name="ce44" table:formula="of:=[.L69]/IF([.$G69]&lt;[.$AJ$3]; [.$AJ$2]*[.$G69]; [.$AJ$1])" office:value-type="percentage" office:value="0.253779013739365" calcext:value-type="percentage">
            <text:p>25.38%</text:p>
          </table:table-cell>
          <table:table-cell table:style-name="ce47" table:formula="of:=[.M69]/IF([.$G69]&lt;[.$AJ$3]; [.$AJ$2]*[.$G69]; [.$AJ$1])" office:value-type="percentage" office:value="0.144705235889787" calcext:value-type="percentage">
            <text:p>14.47%</text:p>
          </table:table-cell>
          <table:table-cell table:style-name="ce47" table:formula="of:=[.N69]/IF([.$G69]&lt;[.$AJ$3]; [.$AJ$2]*[.$G69]; [.$AJ$1])" office:value-type="percentage" office:value="0.144129352066865" calcext:value-type="percentage">
            <text:p>14.41%</text:p>
          </table:table-cell>
          <table:table-cell table:style-name="ce50" table:formula="of:=[.O69]/IF([.$G69]&lt;[.$AJ$3]; [.$AJ$2]*[.$G69]; [.$AJ$1])" office:value-type="percentage" office:value="0.565442777828901" calcext:value-type="percentage">
            <text:p>56.54%</text:p>
          </table:table-cell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16384" calcext:value-type="float">
            <text:p>16,384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yes</text:p>
          </table:table-cell>
          <table:table-cell table:formula="of:=[.A70]*[.B70]*[.C70]" office:value-type="float" office:value="524288" calcext:value-type="float">
            <text:p>524,288</text:p>
          </table:table-cell>
          <table:table-cell table:formula="of:=[.A70]*[.C70]+[.B70]*[.C70]+IF([.D70]=&quot;yes&quot;; 4*[.A70]*[.B70]; 0)" office:value-type="float" office:value="589856" calcext:value-type="float">
            <text:p>589,856</text:p>
          </table:table-cell>
          <table:table-cell table:formula="of:=[.E70]/[.F70]" office:value-type="float" office:value="0.888840666196495" calcext:value-type="float">
            <text:p>0.89</text:p>
          </table:table-cell>
          <table:table-cell office:value-type="float" office:value="145466" calcext:value-type="float">
            <text:p>145,466</text:p>
          </table:table-cell>
          <table:table-cell office:value-type="float" office:value="256611" calcext:value-type="float">
            <text:p>256,611</text:p>
          </table:table-cell>
          <table:table-cell office:value-type="float" office:value="260486" calcext:value-type="float">
            <text:p>260,486</text:p>
          </table:table-cell>
          <table:table-cell table:style-name="ce28" office:value-type="float" office:value="83476" calcext:value-type="float">
            <text:p>83,476</text:p>
          </table:table-cell>
          <table:table-cell table:style-name="ce33" table:formula="of:=[.$E70]/[.H70]" office:value-type="float" office:value="3.60419616955165" calcext:value-type="float">
            <text:p>3.60</text:p>
          </table:table-cell>
          <table:table-cell table:style-name="ce38" table:formula="of:=[.$E70]/[.I70]" office:value-type="float" office:value="2.04312363850342" calcext:value-type="float">
            <text:p>2.04</text:p>
          </table:table-cell>
          <table:table-cell table:style-name="ce38" table:formula="of:=[.$E70]/[.J70]" office:value-type="float" office:value="2.01273005075129" calcext:value-type="float">
            <text:p>2.01</text:p>
          </table:table-cell>
          <table:table-cell table:style-name="ce24" table:formula="of:=[.$E70]/[.K70]" office:value-type="float" office:value="6.28070343571805" calcext:value-type="float">
            <text:p>6.28</text:p>
          </table:table-cell>
          <table:table-cell table:style-name="ce33" table:formula="of:=[.L70]/[.$L70]" office:value-type="float" office:value="1" calcext:value-type="float">
            <text:p>1.00</text:p>
          </table:table-cell>
          <table:table-cell table:style-name="ce42" table:formula="of:=[.M70]/[.$L70]" office:value-type="float" office:value="0.566873594662738" calcext:value-type="float">
            <text:p>0.57</text:p>
          </table:table-cell>
          <table:table-cell table:style-name="ce42" table:formula="of:=[.N70]/[.$L70]" office:value-type="float" office:value="0.558440760731863" calcext:value-type="float">
            <text:p>0.56</text:p>
          </table:table-cell>
          <table:table-cell table:style-name="ce24" table:formula="of:=[.O70]/[.$L70]" office:value-type="float" office:value="1.74260865398438" calcext:value-type="float">
            <text:p>1.74</text:p>
          </table:table-cell>
          <table:table-cell table:style-name="ce44" table:formula="of:=[.L70]/[.$AJ$1]" office:value-type="percentage" office:value="0.00351972282182778" calcext:value-type="percentage">
            <text:p>0.35%</text:p>
          </table:table-cell>
          <table:table-cell table:style-name="ce47" table:formula="of:=[.M70]/[.$AJ$1]" office:value-type="percentage" office:value="0.00199523792822599" calcext:value-type="percentage">
            <text:p>0.20%</text:p>
          </table:table-cell>
          <table:table-cell table:style-name="ce47" table:formula="of:=[.N70]/[.$AJ$1]" office:value-type="percentage" office:value="0.0019655566901868" calcext:value-type="percentage">
            <text:p>0.20%</text:p>
          </table:table-cell>
          <table:table-cell table:style-name="ce50" table:formula="of:=[.O70]/[.$AJ$1]" office:value-type="percentage" office:value="0.00613349944894341" calcext:value-type="percentage">
            <text:p>0.61%</text:p>
          </table:table-cell>
          <table:table-cell table:style-name="ce44" table:formula="of:=[.L70]/IF([.$G70]&lt;[.$AJ$3]; [.$AJ$2]*[.$G70]; [.$AJ$1])" office:value-type="percentage" office:value="0.253433792088873" calcext:value-type="percentage">
            <text:p>25.34%</text:p>
          </table:table-cell>
          <table:table-cell table:style-name="ce47" table:formula="of:=[.M70]/IF([.$G70]&lt;[.$AJ$3]; [.$AJ$2]*[.$G70]; [.$AJ$1])" office:value-type="percentage" office:value="0.143664924730429" calcext:value-type="percentage">
            <text:p>14.37%</text:p>
          </table:table-cell>
          <table:table-cell table:style-name="ce47" table:formula="of:=[.N70]/IF([.$G70]&lt;[.$AJ$3]; [.$AJ$2]*[.$G70]; [.$AJ$1])" office:value-type="percentage" office:value="0.141527759649271" calcext:value-type="percentage">
            <text:p>14.15%</text:p>
          </table:table-cell>
          <table:table-cell table:style-name="ce50" table:formula="of:=[.O70]/IF([.$G70]&lt;[.$AJ$3]; [.$AJ$2]*[.$G70]; [.$AJ$1])" office:value-type="percentage" office:value="0.441635919306148" calcext:value-type="percentage">
            <text:p>44.16%</text:p>
          </table:table-cell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32768" calcext:value-type="float">
            <text:p>32,768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yes</text:p>
          </table:table-cell>
          <table:table-cell table:formula="of:=[.A71]*[.B71]*[.C71]" office:value-type="float" office:value="1048576" calcext:value-type="float">
            <text:p>1,048,576</text:p>
          </table:table-cell>
          <table:table-cell table:formula="of:=[.A71]*[.C71]+[.B71]*[.C71]+IF([.D71]=&quot;yes&quot;; 4*[.A71]*[.B71]; 0)" office:value-type="float" office:value="1179680" calcext:value-type="float">
            <text:p>1,179,680</text:p>
          </table:table-cell>
          <table:table-cell table:formula="of:=[.E71]/[.F71]" office:value-type="float" office:value="0.888864776888648" calcext:value-type="float">
            <text:p>0.89</text:p>
          </table:table-cell>
          <table:table-cell office:value-type="float" office:value="362135" calcext:value-type="float">
            <text:p>362,135</text:p>
          </table:table-cell>
          <table:table-cell office:value-type="float" office:value="518712" calcext:value-type="float">
            <text:p>518,712</text:p>
          </table:table-cell>
          <table:table-cell office:value-type="float" office:value="567073" calcext:value-type="float">
            <text:p>567,073</text:p>
          </table:table-cell>
          <table:table-cell table:style-name="ce28" office:value-type="float" office:value="260025" calcext:value-type="float">
            <text:p>260,025</text:p>
          </table:table-cell>
          <table:table-cell table:style-name="ce33" table:formula="of:=[.$E71]/[.H71]" office:value-type="float" office:value="2.89553895646651" calcext:value-type="float">
            <text:p>2.90</text:p>
          </table:table-cell>
          <table:table-cell table:style-name="ce38" table:formula="of:=[.$E71]/[.I71]" office:value-type="float" office:value="2.02149940622156" calcext:value-type="float">
            <text:p>2.02</text:p>
          </table:table-cell>
          <table:table-cell table:style-name="ce38" table:formula="of:=[.$E71]/[.J71]" office:value-type="float" office:value="1.84910232015984" calcext:value-type="float">
            <text:p>1.85</text:p>
          </table:table-cell>
          <table:table-cell table:style-name="ce24" table:formula="of:=[.$E71]/[.K71]" office:value-type="float" office:value="4.03259686568599" calcext:value-type="float">
            <text:p>4.03</text:p>
          </table:table-cell>
          <table:table-cell table:style-name="ce33" table:formula="of:=[.L71]/[.$L71]" office:value-type="float" office:value="1" calcext:value-type="float">
            <text:p>1.00</text:p>
          </table:table-cell>
          <table:table-cell table:style-name="ce42" table:formula="of:=[.M71]/[.$L71]" office:value-type="float" office:value="0.698142707321211" calcext:value-type="float">
            <text:p>0.70</text:p>
          </table:table-cell>
          <table:table-cell table:style-name="ce42" table:formula="of:=[.N71]/[.$L71]" office:value-type="float" office:value="0.638603848181804" calcext:value-type="float">
            <text:p>0.64</text:p>
          </table:table-cell>
          <table:table-cell table:style-name="ce24" table:formula="of:=[.O71]/[.$L71]" office:value-type="float" office:value="1.39269301028747" calcext:value-type="float">
            <text:p>1.39</text:p>
          </table:table-cell>
          <table:table-cell table:style-name="ce44" table:formula="of:=[.L71]/[.$AJ$1]" office:value-type="percentage" office:value="0.00282767476217433" calcext:value-type="percentage">
            <text:p>0.28%</text:p>
          </table:table-cell>
          <table:table-cell table:style-name="ce47" table:formula="of:=[.M71]/[.$AJ$1]" office:value-type="percentage" office:value="0.00197412051388825" calcext:value-type="percentage">
            <text:p>0.20%</text:p>
          </table:table-cell>
          <table:table-cell table:style-name="ce47" table:formula="of:=[.N71]/[.$AJ$1]" office:value-type="percentage" office:value="0.00180576398453109" calcext:value-type="percentage">
            <text:p>0.18%</text:p>
          </table:table-cell>
          <table:table-cell table:style-name="ce50" table:formula="of:=[.O71]/[.$AJ$1]" office:value-type="percentage" office:value="0.00393808287664648" calcext:value-type="percentage">
            <text:p>0.39%</text:p>
          </table:table-cell>
          <table:table-cell table:style-name="ce44" table:formula="of:=[.L71]/IF([.$G71]&lt;[.$AJ$3]; [.$AJ$2]*[.$G71]; [.$AJ$1])" office:value-type="percentage" office:value="0.203598105678821" calcext:value-type="percentage">
            <text:p>20.36%</text:p>
          </table:table-cell>
          <table:table-cell table:style-name="ce47" table:formula="of:=[.M71]/IF([.$G71]&lt;[.$AJ$3]; [.$AJ$2]*[.$G71]; [.$AJ$1])" office:value-type="percentage" office:value="0.142140532704082" calcext:value-type="percentage">
            <text:p>14.21%</text:p>
          </table:table-cell>
          <table:table-cell table:style-name="ce47" table:formula="of:=[.N71]/IF([.$G71]&lt;[.$AJ$3]; [.$AJ$2]*[.$G71]; [.$AJ$1])" office:value-type="percentage" office:value="0.130018533769021" calcext:value-type="percentage">
            <text:p>13.00%</text:p>
          </table:table-cell>
          <table:table-cell table:style-name="ce50" table:formula="of:=[.O71]/IF([.$G71]&lt;[.$AJ$3]; [.$AJ$2]*[.$G71]; [.$AJ$1])" office:value-type="percentage" office:value="0.283549658686665" calcext:value-type="percentage">
            <text:p>28.35%</text:p>
          </table:table-cell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65536" calcext:value-type="float">
            <text:p>65,536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yes</text:p>
          </table:table-cell>
          <table:table-cell table:formula="of:=[.A72]*[.B72]*[.C72]" office:value-type="float" office:value="2097152" calcext:value-type="float">
            <text:p>2,097,152</text:p>
          </table:table-cell>
          <table:table-cell table:formula="of:=[.A72]*[.C72]+[.B72]*[.C72]+IF([.D72]=&quot;yes&quot;; 4*[.A72]*[.B72]; 0)" office:value-type="float" office:value="2359328" calcext:value-type="float">
            <text:p>2,359,328</text:p>
          </table:table-cell>
          <table:table-cell table:formula="of:=[.E72]/[.F72]" office:value-type="float" office:value="0.888876832725251" calcext:value-type="float">
            <text:p>0.89</text:p>
          </table:table-cell>
          <table:table-cell office:value-type="float" office:value="880145" calcext:value-type="float">
            <text:p>880,145</text:p>
          </table:table-cell>
          <table:table-cell office:value-type="float" office:value="1097427" calcext:value-type="float">
            <text:p>1,097,427</text:p>
          </table:table-cell>
          <table:table-cell office:value-type="float" office:value="1309385" calcext:value-type="float">
            <text:p>1,309,385</text:p>
          </table:table-cell>
          <table:table-cell table:style-name="ce28" office:value-type="float" office:value="627606" calcext:value-type="float">
            <text:p>627,606</text:p>
          </table:table-cell>
          <table:table-cell table:style-name="ce33" table:formula="of:=[.$E72]/[.H72]" office:value-type="float" office:value="2.38273466303848" calcext:value-type="float">
            <text:p>2.38</text:p>
          </table:table-cell>
          <table:table-cell table:style-name="ce38" table:formula="of:=[.$E72]/[.I72]" office:value-type="float" office:value="1.9109717548411" calcext:value-type="float">
            <text:p>1.91</text:p>
          </table:table-cell>
          <table:table-cell table:style-name="ce38" table:formula="of:=[.$E72]/[.J72]" office:value-type="float" office:value="1.60163130019055" calcext:value-type="float">
            <text:p>1.60</text:p>
          </table:table-cell>
          <table:table-cell table:style-name="ce24" table:formula="of:=[.$E72]/[.K72]" office:value-type="float" office:value="3.34151043807739" calcext:value-type="float">
            <text:p>3.34</text:p>
          </table:table-cell>
          <table:table-cell table:style-name="ce33" table:formula="of:=[.L72]/[.$L72]" office:value-type="float" office:value="1" calcext:value-type="float">
            <text:p>1.00</text:p>
          </table:table-cell>
          <table:table-cell table:style-name="ce42" table:formula="of:=[.M72]/[.$L72]" office:value-type="float" office:value="0.802007787306126" calcext:value-type="float">
            <text:p>0.80</text:p>
          </table:table-cell>
          <table:table-cell table:style-name="ce42" table:formula="of:=[.N72]/[.$L72]" office:value-type="float" office:value="0.672181978562455" calcext:value-type="float">
            <text:p>0.67</text:p>
          </table:table-cell>
          <table:table-cell table:style-name="ce24" table:formula="of:=[.O72]/[.$L72]" office:value-type="float" office:value="1.40238461710054" calcext:value-type="float">
            <text:p>1.40</text:p>
          </table:table-cell>
          <table:table-cell table:style-name="ce44" table:formula="of:=[.L72]/[.$AJ$1]" office:value-type="percentage" office:value="0.00232688931937351" calcext:value-type="percentage">
            <text:p>0.23%</text:p>
          </table:table-cell>
          <table:table-cell table:style-name="ce47" table:formula="of:=[.M72]/[.$AJ$1]" office:value-type="percentage" office:value="0.00186618335433701" calcext:value-type="percentage">
            <text:p>0.19%</text:p>
          </table:table-cell>
          <table:table-cell table:style-name="ce47" table:formula="of:=[.N72]/[.$AJ$1]" office:value-type="percentage" office:value="0.00156409306659233" calcext:value-type="percentage">
            <text:p>0.16%</text:p>
          </table:table-cell>
          <table:table-cell table:style-name="ce50" table:formula="of:=[.O72]/[.$AJ$1]" office:value-type="percentage" office:value="0.00326319378718495" calcext:value-type="percentage">
            <text:p>0.33%</text:p>
          </table:table-cell>
          <table:table-cell table:style-name="ce44" table:formula="of:=[.L72]/IF([.$G72]&lt;[.$AJ$3]; [.$AJ$2]*[.$G72]; [.$AJ$1])" office:value-type="percentage" office:value="0.167538303347744" calcext:value-type="percentage">
            <text:p>16.75%</text:p>
          </table:table-cell>
          <table:table-cell table:style-name="ce47" table:formula="of:=[.M72]/IF([.$G72]&lt;[.$AJ$3]; [.$AJ$2]*[.$G72]; [.$AJ$1])" office:value-type="percentage" office:value="0.134367023956947" calcext:value-type="percentage">
            <text:p>13.44%</text:p>
          </table:table-cell>
          <table:table-cell table:style-name="ce47" table:formula="of:=[.N72]/IF([.$G72]&lt;[.$AJ$3]; [.$AJ$2]*[.$G72]; [.$AJ$1])" office:value-type="percentage" office:value="0.112616228229283" calcext:value-type="percentage">
            <text:p>11.26%</text:p>
          </table:table-cell>
          <table:table-cell table:style-name="ce50" table:formula="of:=[.O72]/IF([.$G72]&lt;[.$AJ$3]; [.$AJ$2]*[.$G72]; [.$AJ$1])" office:value-type="percentage" office:value="0.234953139389999" calcext:value-type="percentage">
            <text:p>23.50%</text:p>
          </table:table-cell>
          <table:table-cell table:number-columns-repeated="99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float" office:value="131072" calcext:value-type="float">
            <text:p>131,072</text:p>
          </table:table-cell>
          <table:table-cell table:style-name="ce12" office:value-type="float" office:value="32" calcext:value-type="float">
            <text:p>32</text:p>
          </table:table-cell>
          <table:table-cell table:style-name="ce17" office:value-type="string" calcext:value-type="string">
            <text:p>yes</text:p>
          </table:table-cell>
          <table:table-cell table:style-name="ce12" table:formula="of:=[.A73]*[.B73]*[.C73]" office:value-type="float" office:value="4194304" calcext:value-type="float">
            <text:p>4,194,304</text:p>
          </table:table-cell>
          <table:table-cell table:style-name="ce12" table:formula="of:=[.A73]*[.C73]+[.B73]*[.C73]+IF([.D73]=&quot;yes&quot;; 4*[.A73]*[.B73]; 0)" office:value-type="float" office:value="4718624" calcext:value-type="float">
            <text:p>4,718,624</text:p>
          </table:table-cell>
          <table:table-cell table:style-name="ce25" table:formula="of:=[.E73]/[.F73]" office:value-type="float" office:value="0.888882860766189" calcext:value-type="float">
            <text:p>0.89</text:p>
          </table:table-cell>
          <table:table-cell table:style-name="ce12" office:value-type="float" office:value="1770826" calcext:value-type="float">
            <text:p>1,770,826</text:p>
          </table:table-cell>
          <table:table-cell table:style-name="ce12" office:value-type="float" office:value="2214524" calcext:value-type="float">
            <text:p>2,214,524</text:p>
          </table:table-cell>
          <table:table-cell table:style-name="ce12" office:value-type="float" office:value="2637030" calcext:value-type="float">
            <text:p>2,637,030</text:p>
          </table:table-cell>
          <table:table-cell table:style-name="ce29" office:value-type="float" office:value="1268129" calcext:value-type="float">
            <text:p>1,268,129</text:p>
          </table:table-cell>
          <table:table-cell table:style-name="ce34" table:formula="of:=[.$E73]/[.H73]" office:value-type="float" office:value="2.36855794979292" calcext:value-type="float">
            <text:p>2.37</text:p>
          </table:table-cell>
          <table:table-cell table:style-name="ce39" table:formula="of:=[.$E73]/[.I73]" office:value-type="float" office:value="1.89399798782944" calcext:value-type="float">
            <text:p>1.89</text:p>
          </table:table-cell>
          <table:table-cell table:style-name="ce39" table:formula="of:=[.$E73]/[.J73]" office:value-type="float" office:value="1.59054087363435" calcext:value-type="float">
            <text:p>1.59</text:p>
          </table:table-cell>
          <table:table-cell table:style-name="ce25" table:formula="of:=[.$E73]/[.K73]" office:value-type="float" office:value="3.30747423960812" calcext:value-type="float">
            <text:p>3.31</text:p>
          </table:table-cell>
          <table:table-cell table:style-name="ce34" table:formula="of:=[.L73]/[.$L73]" office:value-type="float" office:value="1" calcext:value-type="float">
            <text:p>1.00</text:p>
          </table:table-cell>
          <table:table-cell table:style-name="ce39" table:formula="of:=[.M73]/[.$L73]" office:value-type="float" office:value="0.799641819190038" calcext:value-type="float">
            <text:p>0.80</text:p>
          </table:table-cell>
          <table:table-cell table:style-name="ce39" table:formula="of:=[.N73]/[.$L73]" office:value-type="float" office:value="0.671522887490851" calcext:value-type="float">
            <text:p>0.67</text:p>
          </table:table-cell>
          <table:table-cell table:style-name="ce25" table:formula="of:=[.O73]/[.$L73]" office:value-type="float" office:value="1.39640840955455" calcext:value-type="float">
            <text:p>1.40</text:p>
          </table:table-cell>
          <table:table-cell table:style-name="ce45" table:formula="of:=[.L73]/[.$AJ$1]" office:value-type="percentage" office:value="0.00231304487284465" calcext:value-type="percentage">
            <text:p>0.23%</text:p>
          </table:table-cell>
          <table:table-cell table:style-name="ce48" table:formula="of:=[.M73]/[.$AJ$1]" office:value-type="percentage" office:value="0.00184960740998969" calcext:value-type="percentage">
            <text:p>0.18%</text:p>
          </table:table-cell>
          <table:table-cell table:style-name="ce48" table:formula="of:=[.N73]/[.$AJ$1]" office:value-type="percentage" office:value="0.00155326257190855" calcext:value-type="percentage">
            <text:p>0.16%</text:p>
          </table:table-cell>
          <table:table-cell table:style-name="ce51" table:formula="of:=[.O73]/[.$AJ$1]" office:value-type="percentage" office:value="0.0032299553121173" calcext:value-type="percentage">
            <text:p>0.32%</text:p>
          </table:table-cell>
          <table:table-cell table:style-name="ce45" table:formula="of:=[.L73]/IF([.$G73]&lt;[.$AJ$3]; [.$AJ$2]*[.$G73]; [.$AJ$1])" office:value-type="percentage" office:value="0.166540360261257" calcext:value-type="percentage">
            <text:p>16.65%</text:p>
          </table:table-cell>
          <table:table-cell table:style-name="ce48" table:formula="of:=[.M73]/IF([.$G73]&lt;[.$AJ$3]; [.$AJ$2]*[.$G73]; [.$AJ$1])" office:value-type="percentage" office:value="0.133172636647876" calcext:value-type="percentage">
            <text:p>13.32%</text:p>
          </table:table-cell>
          <table:table-cell table:style-name="ce48" table:formula="of:=[.N73]/IF([.$G73]&lt;[.$AJ$3]; [.$AJ$2]*[.$G73]; [.$AJ$1])" office:value-type="percentage" office:value="0.111835663606406" calcext:value-type="percentage">
            <text:p>11.18%</text:p>
          </table:table-cell>
          <table:table-cell table:style-name="ce51" table:formula="of:=[.O73]/IF([.$G73]&lt;[.$AJ$3]; [.$AJ$2]*[.$G73]; [.$AJ$1])" office:value-type="percentage" office:value="0.232558359599063" calcext:value-type="percentage">
            <text:p>23.26%</text:p>
          </table:table-cell>
          <table:table-cell table:number-columns-repeated="99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yes</text:p>
          </table:table-cell>
          <table:table-cell table:style-name="ce11" table:formula="of:=[.A74]*[.B74]*[.C74]" office:value-type="float" office:value="4096" calcext:value-type="float">
            <text:p>4,096</text:p>
          </table:table-cell>
          <table:table-cell table:style-name="ce11" table:formula="of:=[.A74]*[.C74]+[.B74]*[.C74]+IF([.D74]=&quot;yes&quot;; 4*[.A74]*[.B74]; 0)" office:value-type="float" office:value="5136" calcext:value-type="float">
            <text:p>5,136</text:p>
          </table:table-cell>
          <table:table-cell table:style-name="ce23" table:formula="of:=[.E74]/[.F74]" office:value-type="float" office:value="0.797507788161994" calcext:value-type="float">
            <text:p>0.80</text:p>
          </table:table-cell>
          <table:table-cell table:style-name="ce11" office:value-type="float" office:value="3084" calcext:value-type="float">
            <text:p>3,084</text:p>
          </table:table-cell>
          <table:table-cell table:style-name="ce11" office:value-type="float" office:value="3443" calcext:value-type="float">
            <text:p>3,443</text:p>
          </table:table-cell>
          <table:table-cell table:style-name="ce11" office:value-type="float" office:value="1664" calcext:value-type="float">
            <text:p>1,664</text:p>
          </table:table-cell>
          <table:table-cell table:style-name="ce27" office:value-type="float" office:value="1039" calcext:value-type="float">
            <text:p>1,039</text:p>
          </table:table-cell>
          <table:table-cell table:style-name="ce33" table:formula="of:=[.$E74]/[.H74]" office:value-type="float" office:value="1.32814526588846" calcext:value-type="float">
            <text:p>1.33</text:p>
          </table:table-cell>
          <table:table-cell table:style-name="ce38" table:formula="of:=[.$E74]/[.I74]" office:value-type="float" office:value="1.18966018007552" calcext:value-type="float">
            <text:p>1.19</text:p>
          </table:table-cell>
          <table:table-cell table:style-name="ce38" table:formula="of:=[.$E74]/[.J74]" office:value-type="float" office:value="2.46153846153846" calcext:value-type="float">
            <text:p>2.46</text:p>
          </table:table-cell>
          <table:table-cell table:style-name="ce24" table:formula="of:=[.$E74]/[.K74]" office:value-type="float" office:value="3.94225216554379" calcext:value-type="float">
            <text:p>3.94</text:p>
          </table:table-cell>
          <table:table-cell table:style-name="ce33" table:formula="of:=[.L74]/[.$L74]" office:value-type="float" office:value="1" calcext:value-type="float">
            <text:p>1.00</text:p>
          </table:table-cell>
          <table:table-cell table:style-name="ce42" table:formula="of:=[.M74]/[.$L74]" office:value-type="float" office:value="0.895730467615452" calcext:value-type="float">
            <text:p>0.90</text:p>
          </table:table-cell>
          <table:table-cell table:style-name="ce42" table:formula="of:=[.N74]/[.$L74]" office:value-type="float" office:value="1.85336538461538" calcext:value-type="float">
            <text:p>1.85</text:p>
          </table:table-cell>
          <table:table-cell table:style-name="ce24" table:formula="of:=[.O74]/[.$L74]" office:value-type="float" office:value="2.96823869104909" calcext:value-type="float">
            <text:p>2.97</text:p>
          </table:table-cell>
          <table:table-cell table:style-name="ce44" table:formula="of:=[.L74]/[.$AJ$1]" office:value-type="percentage" office:value="0.0012970168612192" calcext:value-type="percentage">
            <text:p>0.13%</text:p>
          </table:table-cell>
          <table:table-cell table:style-name="ce47" table:formula="of:=[.M74]/[.$AJ$1]" office:value-type="percentage" office:value="0.001161777519605" calcext:value-type="percentage">
            <text:p>0.12%</text:p>
          </table:table-cell>
          <table:table-cell table:style-name="ce47" table:formula="of:=[.N74]/[.$AJ$1]" office:value-type="percentage" office:value="0.00240384615384615" calcext:value-type="percentage">
            <text:p>0.24%</text:p>
          </table:table-cell>
          <table:table-cell table:style-name="ce50" table:formula="of:=[.O74]/[.$AJ$1]" office:value-type="percentage" office:value="0.00384985563041386" calcext:value-type="percentage">
            <text:p>0.38%</text:p>
          </table:table-cell>
          <table:table-cell table:style-name="ce44" table:formula="of:=[.L74]/IF([.$G74]&lt;[.$AJ$3]; [.$AJ$2]*[.$G74]; [.$AJ$1])" office:value-type="percentage" office:value="0.10408560311284" calcext:value-type="percentage">
            <text:p>10.41%</text:p>
          </table:table-cell>
          <table:table-cell table:style-name="ce47" table:formula="of:=[.M74]/IF([.$G74]&lt;[.$AJ$3]; [.$AJ$2]*[.$G74]; [.$AJ$1])" office:value-type="percentage" office:value="0.0932326459483009" calcext:value-type="percentage">
            <text:p>9.32%</text:p>
          </table:table-cell>
          <table:table-cell table:style-name="ce47" table:formula="of:=[.N74]/IF([.$G74]&lt;[.$AJ$3]; [.$AJ$2]*[.$G74]; [.$AJ$1])" office:value-type="percentage" office:value="0.192908653846154" calcext:value-type="percentage">
            <text:p>19.29%</text:p>
          </table:table-cell>
          <table:table-cell table:style-name="ce50" table:formula="of:=[.O74]/IF([.$G74]&lt;[.$AJ$3]; [.$AJ$2]*[.$G74]; [.$AJ$1])" office:value-type="percentage" office:value="0.308950914340712" calcext:value-type="percentage">
            <text:p>30.90%</text:p>
          </table:table-cell>
          <table:table-cell table:number-columns-repeated="99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75]*[.B75]*[.C75]" office:value-type="float" office:value="8192" calcext:value-type="float">
            <text:p>8,192</text:p>
          </table:table-cell>
          <table:table-cell table:formula="of:=[.A75]*[.C75]+[.B75]*[.C75]+IF([.D75]=&quot;yes&quot;; 4*[.A75]*[.B75]; 0)" office:value-type="float" office:value="10256" calcext:value-type="float">
            <text:p>10,256</text:p>
          </table:table-cell>
          <table:table-cell table:formula="of:=[.E75]/[.F75]" office:value-type="float" office:value="0.798751950078003" calcext:value-type="float">
            <text:p>0.80</text:p>
          </table:table-cell>
          <table:table-cell office:value-type="float" office:value="4764" calcext:value-type="float">
            <text:p>4,764</text:p>
          </table:table-cell>
          <table:table-cell office:value-type="float" office:value="4974" calcext:value-type="float">
            <text:p>4,974</text:p>
          </table:table-cell>
          <table:table-cell office:value-type="float" office:value="3500" calcext:value-type="float">
            <text:p>3,500</text:p>
          </table:table-cell>
          <table:table-cell table:style-name="ce28" office:value-type="float" office:value="1691" calcext:value-type="float">
            <text:p>1,691</text:p>
          </table:table-cell>
          <table:table-cell table:style-name="ce33" table:formula="of:=[.$E75]/[.H75]" office:value-type="float" office:value="1.71956339210747" calcext:value-type="float">
            <text:p>1.72</text:p>
          </table:table-cell>
          <table:table-cell table:style-name="ce38" table:formula="of:=[.$E75]/[.I75]" office:value-type="float" office:value="1.64696421391234" calcext:value-type="float">
            <text:p>1.65</text:p>
          </table:table-cell>
          <table:table-cell table:style-name="ce38" table:formula="of:=[.$E75]/[.J75]" office:value-type="float" office:value="2.34057142857143" calcext:value-type="float">
            <text:p>2.34</text:p>
          </table:table-cell>
          <table:table-cell table:style-name="ce24" table:formula="of:=[.$E75]/[.K75]" office:value-type="float" office:value="4.84447072738025" calcext:value-type="float">
            <text:p>4.84</text:p>
          </table:table-cell>
          <table:table-cell table:style-name="ce33" table:formula="of:=[.L75]/[.$L75]" office:value-type="float" office:value="1" calcext:value-type="float">
            <text:p>1.00</text:p>
          </table:table-cell>
          <table:table-cell table:style-name="ce42" table:formula="of:=[.M75]/[.$L75]" office:value-type="float" office:value="0.957780458383595" calcext:value-type="float">
            <text:p>0.96</text:p>
          </table:table-cell>
          <table:table-cell table:style-name="ce42" table:formula="of:=[.N75]/[.$L75]" office:value-type="float" office:value="1.36114285714286" calcext:value-type="float">
            <text:p>1.36</text:p>
          </table:table-cell>
          <table:table-cell table:style-name="ce24" table:formula="of:=[.O75]/[.$L75]" office:value-type="float" office:value="2.81726788882318" calcext:value-type="float">
            <text:p>2.82</text:p>
          </table:table-cell>
          <table:table-cell table:style-name="ce44" table:formula="of:=[.L75]/[.$AJ$1]" office:value-type="percentage" office:value="0.00167926112510495" calcext:value-type="percentage">
            <text:p>0.17%</text:p>
          </table:table-cell>
          <table:table-cell table:style-name="ce47" table:formula="of:=[.M75]/[.$AJ$1]" office:value-type="percentage" office:value="0.00160836349014877" calcext:value-type="percentage">
            <text:p>0.16%</text:p>
          </table:table-cell>
          <table:table-cell table:style-name="ce47" table:formula="of:=[.N75]/[.$AJ$1]" office:value-type="percentage" office:value="0.00228571428571429" calcext:value-type="percentage">
            <text:p>0.23%</text:p>
          </table:table-cell>
          <table:table-cell table:style-name="ce50" table:formula="of:=[.O75]/[.$AJ$1]" office:value-type="percentage" office:value="0.00473092844470727" calcext:value-type="percentage">
            <text:p>0.47%</text:p>
          </table:table-cell>
          <table:table-cell table:style-name="ce44" table:formula="of:=[.L75]/IF([.$G75]&lt;[.$AJ$3]; [.$AJ$2]*[.$G75]; [.$AJ$1])" office:value-type="percentage" office:value="0.134550797649034" calcext:value-type="percentage">
            <text:p>13.46%</text:p>
          </table:table-cell>
          <table:table-cell table:style-name="ce47" table:formula="of:=[.M75]/IF([.$G75]&lt;[.$AJ$3]; [.$AJ$2]*[.$G75]; [.$AJ$1])" office:value-type="percentage" office:value="0.128870124648171" calcext:value-type="percentage">
            <text:p>12.89%</text:p>
          </table:table-cell>
          <table:table-cell table:style-name="ce47" table:formula="of:=[.N75]/IF([.$G75]&lt;[.$AJ$3]; [.$AJ$2]*[.$G75]; [.$AJ$1])" office:value-type="percentage" office:value="0.183142857142857" calcext:value-type="percentage">
            <text:p>18.31%</text:p>
          </table:table-cell>
          <table:table-cell table:style-name="ce50" table:formula="of:=[.O75]/IF([.$G75]&lt;[.$AJ$3]; [.$AJ$2]*[.$G75]; [.$AJ$1])" office:value-type="percentage" office:value="0.37906564163217" calcext:value-type="percentage">
            <text:p>37.91%</text:p>
          </table:table-cell>
          <table:table-cell table:number-columns-repeated="99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1024" calcext:value-type="float">
            <text:p>1,024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76]*[.B76]*[.C76]" office:value-type="float" office:value="16384" calcext:value-type="float">
            <text:p>16,384</text:p>
          </table:table-cell>
          <table:table-cell table:formula="of:=[.A76]*[.C76]+[.B76]*[.C76]+IF([.D76]=&quot;yes&quot;; 4*[.A76]*[.B76]; 0)" office:value-type="float" office:value="20496" calcext:value-type="float">
            <text:p>20,496</text:p>
          </table:table-cell>
          <table:table-cell table:formula="of:=[.E76]/[.F76]" office:value-type="float" office:value="0.799375487900078" calcext:value-type="float">
            <text:p>0.80</text:p>
          </table:table-cell>
          <table:table-cell office:value-type="float" office:value="8070" calcext:value-type="float">
            <text:p>8,070</text:p>
          </table:table-cell>
          <table:table-cell office:value-type="float" office:value="9234" calcext:value-type="float">
            <text:p>9,234</text:p>
          </table:table-cell>
          <table:table-cell office:value-type="float" office:value="7120" calcext:value-type="float">
            <text:p>7,120</text:p>
          </table:table-cell>
          <table:table-cell table:style-name="ce28" office:value-type="float" office:value="2636" calcext:value-type="float">
            <text:p>2,636</text:p>
          </table:table-cell>
          <table:table-cell table:style-name="ce33" table:formula="of:=[.$E76]/[.H76]" office:value-type="float" office:value="2.03023543990087" calcext:value-type="float">
            <text:p>2.03</text:p>
          </table:table-cell>
          <table:table-cell table:style-name="ce38" table:formula="of:=[.$E76]/[.I76]" office:value-type="float" office:value="1.77431232401993" calcext:value-type="float">
            <text:p>1.77</text:p>
          </table:table-cell>
          <table:table-cell table:style-name="ce38" table:formula="of:=[.$E76]/[.J76]" office:value-type="float" office:value="2.30112359550562" calcext:value-type="float">
            <text:p>2.30</text:p>
          </table:table-cell>
          <table:table-cell table:style-name="ce24" table:formula="of:=[.$E76]/[.K76]" office:value-type="float" office:value="6.2154779969651" calcext:value-type="float">
            <text:p>6.22</text:p>
          </table:table-cell>
          <table:table-cell table:style-name="ce33" table:formula="of:=[.L76]/[.$L76]" office:value-type="float" office:value="1" calcext:value-type="float">
            <text:p>1.00</text:p>
          </table:table-cell>
          <table:table-cell table:style-name="ce42" table:formula="of:=[.M76]/[.$L76]" office:value-type="float" office:value="0.873944119558155" calcext:value-type="float">
            <text:p>0.87</text:p>
          </table:table-cell>
          <table:table-cell table:style-name="ce42" table:formula="of:=[.N76]/[.$L76]" office:value-type="float" office:value="1.13342696629213" calcext:value-type="float">
            <text:p>1.13</text:p>
          </table:table-cell>
          <table:table-cell table:style-name="ce24" table:formula="of:=[.O76]/[.$L76]" office:value-type="float" office:value="3.06145675265554" calcext:value-type="float">
            <text:p>3.06</text:p>
          </table:table-cell>
          <table:table-cell table:style-name="ce44" table:formula="of:=[.L76]/[.$AJ$1]" office:value-type="percentage" office:value="0.00198265179677819" calcext:value-type="percentage">
            <text:p>0.20%</text:p>
          </table:table-cell>
          <table:table-cell table:style-name="ce47" table:formula="of:=[.M76]/[.$AJ$1]" office:value-type="percentage" office:value="0.00173272687892571" calcext:value-type="percentage">
            <text:p>0.17%</text:p>
          </table:table-cell>
          <table:table-cell table:style-name="ce47" table:formula="of:=[.N76]/[.$AJ$1]" office:value-type="percentage" office:value="0.00224719101123596" calcext:value-type="percentage">
            <text:p>0.22%</text:p>
          </table:table-cell>
          <table:table-cell table:style-name="ce50" table:formula="of:=[.O76]/[.$AJ$1]" office:value-type="percentage" office:value="0.00606980273141123" calcext:value-type="percentage">
            <text:p>0.61%</text:p>
          </table:table-cell>
          <table:table-cell table:style-name="ce44" table:formula="of:=[.L76]/IF([.$G76]&lt;[.$AJ$3]; [.$AJ$2]*[.$G76]; [.$AJ$1])" office:value-type="percentage" office:value="0.158736059479554" calcext:value-type="percentage">
            <text:p>15.87%</text:p>
          </table:table-cell>
          <table:table-cell table:style-name="ce47" table:formula="of:=[.M76]/IF([.$G76]&lt;[.$AJ$3]; [.$AJ$2]*[.$G76]; [.$AJ$1])" office:value-type="percentage" office:value="0.13872644574399" calcext:value-type="percentage">
            <text:p>13.87%</text:p>
          </table:table-cell>
          <table:table-cell table:style-name="ce47" table:formula="of:=[.N76]/IF([.$G76]&lt;[.$AJ$3]; [.$AJ$2]*[.$G76]; [.$AJ$1])" office:value-type="percentage" office:value="0.179915730337079" calcext:value-type="percentage">
            <text:p>17.99%</text:p>
          </table:table-cell>
          <table:table-cell table:style-name="ce50" table:formula="of:=[.O76]/IF([.$G76]&lt;[.$AJ$3]; [.$AJ$2]*[.$G76]; [.$AJ$1])" office:value-type="percentage" office:value="0.485963581183612" calcext:value-type="percentage">
            <text:p>48.60%</text:p>
          </table:table-cell>
          <table:table-cell table:number-columns-repeated="99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2048" calcext:value-type="float">
            <text:p>2,048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77]*[.B77]*[.C77]" office:value-type="float" office:value="32768" calcext:value-type="float">
            <text:p>32,768</text:p>
          </table:table-cell>
          <table:table-cell table:formula="of:=[.A77]*[.C77]+[.B77]*[.C77]+IF([.D77]=&quot;yes&quot;; 4*[.A77]*[.B77]; 0)" office:value-type="float" office:value="40976" calcext:value-type="float">
            <text:p>40,976</text:p>
          </table:table-cell>
          <table:table-cell table:formula="of:=[.E77]/[.F77]" office:value-type="float" office:value="0.799687622022647" calcext:value-type="float">
            <text:p>0.80</text:p>
          </table:table-cell>
          <table:table-cell office:value-type="float" office:value="14988" calcext:value-type="float">
            <text:p>14,988</text:p>
          </table:table-cell>
          <table:table-cell office:value-type="float" office:value="17051" calcext:value-type="float">
            <text:p>17,051</text:p>
          </table:table-cell>
          <table:table-cell office:value-type="float" office:value="14331" calcext:value-type="float">
            <text:p>14,331</text:p>
          </table:table-cell>
          <table:table-cell table:style-name="ce28" office:value-type="float" office:value="5208" calcext:value-type="float">
            <text:p>5,208</text:p>
          </table:table-cell>
          <table:table-cell table:style-name="ce33" table:formula="of:=[.$E77]/[.H77]" office:value-type="float" office:value="2.18628235922071" calcext:value-type="float">
            <text:p>2.19</text:p>
          </table:table-cell>
          <table:table-cell table:style-name="ce38" table:formula="of:=[.$E77]/[.I77]" office:value-type="float" office:value="1.92176411940649" calcext:value-type="float">
            <text:p>1.92</text:p>
          </table:table-cell>
          <table:table-cell table:style-name="ce38" table:formula="of:=[.$E77]/[.J77]" office:value-type="float" office:value="2.286511757728" calcext:value-type="float">
            <text:p>2.29</text:p>
          </table:table-cell>
          <table:table-cell table:style-name="ce24" table:formula="of:=[.$E77]/[.K77]" office:value-type="float" office:value="6.29185867895545" calcext:value-type="float">
            <text:p>6.29</text:p>
          </table:table-cell>
          <table:table-cell table:style-name="ce33" table:formula="of:=[.L77]/[.$L77]" office:value-type="float" office:value="1" calcext:value-type="float">
            <text:p>1.00</text:p>
          </table:table-cell>
          <table:table-cell table:style-name="ce42" table:formula="of:=[.M77]/[.$L77]" office:value-type="float" office:value="0.879010028737318" calcext:value-type="float">
            <text:p>0.88</text:p>
          </table:table-cell>
          <table:table-cell table:style-name="ce42" table:formula="of:=[.N77]/[.$L77]" office:value-type="float" office:value="1.04584467238853" calcext:value-type="float">
            <text:p>1.05</text:p>
          </table:table-cell>
          <table:table-cell table:style-name="ce24" table:formula="of:=[.O77]/[.$L77]" office:value-type="float" office:value="2.8778801843318" calcext:value-type="float">
            <text:p>2.88</text:p>
          </table:table-cell>
          <table:table-cell table:style-name="ce44" table:formula="of:=[.L77]/[.$AJ$1]" office:value-type="percentage" office:value="0.00213504136642647" calcext:value-type="percentage">
            <text:p>0.21%</text:p>
          </table:table-cell>
          <table:table-cell table:style-name="ce47" table:formula="of:=[.M77]/[.$AJ$1]" office:value-type="percentage" office:value="0.0018767227728579" calcext:value-type="percentage">
            <text:p>0.19%</text:p>
          </table:table-cell>
          <table:table-cell table:style-name="ce47" table:formula="of:=[.N77]/[.$AJ$1]" office:value-type="percentage" office:value="0.00223292163840625" calcext:value-type="percentage">
            <text:p>0.22%</text:p>
          </table:table-cell>
          <table:table-cell table:style-name="ce50" table:formula="of:=[.O77]/[.$AJ$1]" office:value-type="percentage" office:value="0.00614439324116743" calcext:value-type="percentage">
            <text:p>0.61%</text:p>
          </table:table-cell>
          <table:table-cell table:style-name="ce44" table:formula="of:=[.L77]/IF([.$G77]&lt;[.$AJ$3]; [.$AJ$2]*[.$G77]; [.$AJ$1])" office:value-type="percentage" office:value="0.170870029356819" calcext:value-type="percentage">
            <text:p>17.09%</text:p>
          </table:table-cell>
          <table:table-cell table:style-name="ce47" table:formula="of:=[.M77]/IF([.$G77]&lt;[.$AJ$3]; [.$AJ$2]*[.$G77]; [.$AJ$1])" office:value-type="percentage" office:value="0.150196469415284" calcext:value-type="percentage">
            <text:p>15.02%</text:p>
          </table:table-cell>
          <table:table-cell table:style-name="ce47" table:formula="of:=[.N77]/IF([.$G77]&lt;[.$AJ$3]; [.$AJ$2]*[.$G77]; [.$AJ$1])" office:value-type="percentage" office:value="0.1787035098737" calcext:value-type="percentage">
            <text:p>17.87%</text:p>
          </table:table-cell>
          <table:table-cell table:style-name="ce50" table:formula="of:=[.O77]/IF([.$G77]&lt;[.$AJ$3]; [.$AJ$2]*[.$G77]; [.$AJ$1])" office:value-type="percentage" office:value="0.491743471582181" calcext:value-type="percentage">
            <text:p>49.17%</text:p>
          </table:table-cell>
          <table:table-cell table:number-columns-repeated="99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4096" calcext:value-type="float">
            <text:p>4,096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78]*[.B78]*[.C78]" office:value-type="float" office:value="65536" calcext:value-type="float">
            <text:p>65,536</text:p>
          </table:table-cell>
          <table:table-cell table:formula="of:=[.A78]*[.C78]+[.B78]*[.C78]+IF([.D78]=&quot;yes&quot;; 4*[.A78]*[.B78]; 0)" office:value-type="float" office:value="81936" calcext:value-type="float">
            <text:p>81,936</text:p>
          </table:table-cell>
          <table:table-cell table:formula="of:=[.E78]/[.F78]" office:value-type="float" office:value="0.799843780511619" calcext:value-type="float">
            <text:p>0.80</text:p>
          </table:table-cell>
          <table:table-cell office:value-type="float" office:value="29239" calcext:value-type="float">
            <text:p>29,239</text:p>
          </table:table-cell>
          <table:table-cell office:value-type="float" office:value="35476" calcext:value-type="float">
            <text:p>35,476</text:p>
          </table:table-cell>
          <table:table-cell office:value-type="float" office:value="31311" calcext:value-type="float">
            <text:p>31,311</text:p>
          </table:table-cell>
          <table:table-cell table:style-name="ce28" office:value-type="float" office:value="10629" calcext:value-type="float">
            <text:p>10,629</text:p>
          </table:table-cell>
          <table:table-cell table:style-name="ce33" table:formula="of:=[.$E78]/[.H78]" office:value-type="float" office:value="2.24138992441602" calcext:value-type="float">
            <text:p>2.24</text:p>
          </table:table-cell>
          <table:table-cell table:style-name="ce38" table:formula="of:=[.$E78]/[.I78]" office:value-type="float" office:value="1.84733340850152" calcext:value-type="float">
            <text:p>1.85</text:p>
          </table:table-cell>
          <table:table-cell table:style-name="ce38" table:formula="of:=[.$E78]/[.J78]" office:value-type="float" office:value="2.09306633451503" calcext:value-type="float">
            <text:p>2.09</text:p>
          </table:table-cell>
          <table:table-cell table:style-name="ce24" table:formula="of:=[.$E78]/[.K78]" office:value-type="float" office:value="6.16577288550193" calcext:value-type="float">
            <text:p>6.17</text:p>
          </table:table-cell>
          <table:table-cell table:style-name="ce33" table:formula="of:=[.L78]/[.$L78]" office:value-type="float" office:value="1" calcext:value-type="float">
            <text:p>1.00</text:p>
          </table:table-cell>
          <table:table-cell table:style-name="ce42" table:formula="of:=[.M78]/[.$L78]" office:value-type="float" office:value="0.824191002367798" calcext:value-type="float">
            <text:p>0.82</text:p>
          </table:table-cell>
          <table:table-cell table:style-name="ce42" table:formula="of:=[.N78]/[.$L78]" office:value-type="float" office:value="0.933825173261793" calcext:value-type="float">
            <text:p>0.93</text:p>
          </table:table-cell>
          <table:table-cell table:style-name="ce24" table:formula="of:=[.O78]/[.$L78]" office:value-type="float" office:value="2.75087026060777" calcext:value-type="float">
            <text:p>2.75</text:p>
          </table:table-cell>
          <table:table-cell table:style-name="ce44" table:formula="of:=[.L78]/[.$AJ$1]" office:value-type="percentage" office:value="0.00218885734806252" calcext:value-type="percentage">
            <text:p>0.22%</text:p>
          </table:table-cell>
          <table:table-cell table:style-name="ce47" table:formula="of:=[.M78]/[.$AJ$1]" office:value-type="percentage" office:value="0.00180403653173977" calcext:value-type="percentage">
            <text:p>0.18%</text:p>
          </table:table-cell>
          <table:table-cell table:style-name="ce47" table:formula="of:=[.N78]/[.$AJ$1]" office:value-type="percentage" office:value="0.00204401009229983" calcext:value-type="percentage">
            <text:p>0.20%</text:p>
          </table:table-cell>
          <table:table-cell table:style-name="ce50" table:formula="of:=[.O78]/[.$AJ$1]" office:value-type="percentage" office:value="0.00602126258349798" calcext:value-type="percentage">
            <text:p>0.60%</text:p>
          </table:table-cell>
          <table:table-cell table:style-name="ce44" table:formula="of:=[.L78]/IF([.$G78]&lt;[.$AJ$3]; [.$AJ$2]*[.$G78]; [.$AJ$1])" office:value-type="percentage" office:value="0.175142788741065" calcext:value-type="percentage">
            <text:p>17.51%</text:p>
          </table:table-cell>
          <table:table-cell table:style-name="ce47" table:formula="of:=[.M78]/IF([.$G78]&lt;[.$AJ$3]; [.$AJ$2]*[.$G78]; [.$AJ$1])" office:value-type="percentage" office:value="0.14435111060999" calcext:value-type="percentage">
            <text:p>14.44%</text:p>
          </table:table-cell>
          <table:table-cell table:style-name="ce47" table:formula="of:=[.N78]/IF([.$G78]&lt;[.$AJ$3]; [.$AJ$2]*[.$G78]; [.$AJ$1])" office:value-type="percentage" office:value="0.163552745041679" calcext:value-type="percentage">
            <text:p>16.36%</text:p>
          </table:table-cell>
          <table:table-cell table:style-name="ce50" table:formula="of:=[.O78]/IF([.$G78]&lt;[.$AJ$3]; [.$AJ$2]*[.$G78]; [.$AJ$1])" office:value-type="percentage" office:value="0.481795088907705" calcext:value-type="percentage">
            <text:p>48.18%</text:p>
          </table:table-cell>
          <table:table-cell table:number-columns-repeated="99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8192" calcext:value-type="float">
            <text:p>8,19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79]*[.B79]*[.C79]" office:value-type="float" office:value="131072" calcext:value-type="float">
            <text:p>131,072</text:p>
          </table:table-cell>
          <table:table-cell table:formula="of:=[.A79]*[.C79]+[.B79]*[.C79]+IF([.D79]=&quot;yes&quot;; 4*[.A79]*[.B79]; 0)" office:value-type="float" office:value="163856" calcext:value-type="float">
            <text:p>163,856</text:p>
          </table:table-cell>
          <table:table-cell table:formula="of:=[.E79]/[.F79]" office:value-type="float" office:value="0.799921882628649" calcext:value-type="float">
            <text:p>0.80</text:p>
          </table:table-cell>
          <table:table-cell office:value-type="float" office:value="55821" calcext:value-type="float">
            <text:p>55,821</text:p>
          </table:table-cell>
          <table:table-cell office:value-type="float" office:value="68205" calcext:value-type="float">
            <text:p>68,205</text:p>
          </table:table-cell>
          <table:table-cell office:value-type="float" office:value="62638" calcext:value-type="float">
            <text:p>62,638</text:p>
          </table:table-cell>
          <table:table-cell table:style-name="ce28" office:value-type="float" office:value="21409" calcext:value-type="float">
            <text:p>21,409</text:p>
          </table:table-cell>
          <table:table-cell table:style-name="ce33" table:formula="of:=[.$E79]/[.H79]" office:value-type="float" office:value="2.34807688862614" calcext:value-type="float">
            <text:p>2.35</text:p>
          </table:table-cell>
          <table:table-cell table:style-name="ce38" table:formula="of:=[.$E79]/[.I79]" office:value-type="float" office:value="1.92173594311268" calcext:value-type="float">
            <text:p>1.92</text:p>
          </table:table-cell>
          <table:table-cell table:style-name="ce38" table:formula="of:=[.$E79]/[.J79]" office:value-type="float" office:value="2.09253169002842" calcext:value-type="float">
            <text:p>2.09</text:p>
          </table:table-cell>
          <table:table-cell table:style-name="ce24" table:formula="of:=[.$E79]/[.K79]" office:value-type="float" office:value="6.12228502031856" calcext:value-type="float">
            <text:p>6.12</text:p>
          </table:table-cell>
          <table:table-cell table:style-name="ce33" table:formula="of:=[.L79]/[.$L79]" office:value-type="float" office:value="1" calcext:value-type="float">
            <text:p>1.00</text:p>
          </table:table-cell>
          <table:table-cell table:style-name="ce42" table:formula="of:=[.M79]/[.$L79]" office:value-type="float" office:value="0.818429733890477" calcext:value-type="float">
            <text:p>0.82</text:p>
          </table:table-cell>
          <table:table-cell table:style-name="ce42" table:formula="of:=[.N79]/[.$L79]" office:value-type="float" office:value="0.891168300392733" calcext:value-type="float">
            <text:p>0.89</text:p>
          </table:table-cell>
          <table:table-cell table:style-name="ce24" table:formula="of:=[.O79]/[.$L79]" office:value-type="float" office:value="2.6073613900696" calcext:value-type="float">
            <text:p>2.61</text:p>
          </table:table-cell>
          <table:table-cell table:style-name="ce44" table:formula="of:=[.L79]/[.$AJ$1]" office:value-type="percentage" office:value="0.00229304383654897" calcext:value-type="percentage">
            <text:p>0.23%</text:p>
          </table:table-cell>
          <table:table-cell table:style-name="ce47" table:formula="of:=[.M79]/[.$AJ$1]" office:value-type="percentage" office:value="0.00187669525694597" calcext:value-type="percentage">
            <text:p>0.19%</text:p>
          </table:table-cell>
          <table:table-cell table:style-name="ce47" table:formula="of:=[.N79]/[.$AJ$1]" office:value-type="percentage" office:value="0.00204348797854338" calcext:value-type="percentage">
            <text:p>0.20%</text:p>
          </table:table-cell>
          <table:table-cell table:style-name="ce50" table:formula="of:=[.O79]/[.$AJ$1]" office:value-type="percentage" office:value="0.00597879396515484" calcext:value-type="percentage">
            <text:p>0.60%</text:p>
          </table:table-cell>
          <table:table-cell table:style-name="ce44" table:formula="of:=[.L79]/IF([.$G79]&lt;[.$AJ$3]; [.$AJ$2]*[.$G79]; [.$AJ$1])" office:value-type="percentage" office:value="0.183461421328891" calcext:value-type="percentage">
            <text:p>18.35%</text:p>
          </table:table-cell>
          <table:table-cell table:style-name="ce47" table:formula="of:=[.M79]/IF([.$G79]&lt;[.$AJ$3]; [.$AJ$2]*[.$G79]; [.$AJ$1])" office:value-type="percentage" office:value="0.150150282237373" calcext:value-type="percentage">
            <text:p>15.02%</text:p>
          </table:table-cell>
          <table:table-cell table:style-name="ce47" table:formula="of:=[.N79]/IF([.$G79]&lt;[.$AJ$3]; [.$AJ$2]*[.$G79]; [.$AJ$1])" office:value-type="percentage" office:value="0.163495003033302" calcext:value-type="percentage">
            <text:p>16.35%</text:p>
          </table:table-cell>
          <table:table-cell table:style-name="ce50" table:formula="of:=[.O79]/IF([.$G79]&lt;[.$AJ$3]; [.$AJ$2]*[.$G79]; [.$AJ$1])" office:value-type="percentage" office:value="0.47835022654024" calcext:value-type="percentage">
            <text:p>47.84%</text:p>
          </table:table-cell>
          <table:table-cell table:number-columns-repeated="99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16384" calcext:value-type="float">
            <text:p>16,384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80]*[.B80]*[.C80]" office:value-type="float" office:value="262144" calcext:value-type="float">
            <text:p>262,144</text:p>
          </table:table-cell>
          <table:table-cell table:formula="of:=[.A80]*[.C80]+[.B80]*[.C80]+IF([.D80]=&quot;yes&quot;; 4*[.A80]*[.B80]; 0)" office:value-type="float" office:value="327696" calcext:value-type="float">
            <text:p>327,696</text:p>
          </table:table-cell>
          <table:table-cell table:formula="of:=[.E80]/[.F80]" office:value-type="float" office:value="0.799960939407256" calcext:value-type="float">
            <text:p>0.80</text:p>
          </table:table-cell>
          <table:table-cell office:value-type="float" office:value="109484" calcext:value-type="float">
            <text:p>109,484</text:p>
          </table:table-cell>
          <table:table-cell office:value-type="float" office:value="139283" calcext:value-type="float">
            <text:p>139,283</text:p>
          </table:table-cell>
          <table:table-cell office:value-type="float" office:value="131193" calcext:value-type="float">
            <text:p>131,193</text:p>
          </table:table-cell>
          <table:table-cell table:style-name="ce28" office:value-type="float" office:value="46912" calcext:value-type="float">
            <text:p>46,912</text:p>
          </table:table-cell>
          <table:table-cell table:style-name="ce33" table:formula="of:=[.$E80]/[.H80]" office:value-type="float" office:value="2.39435899309488" calcext:value-type="float">
            <text:p>2.39</text:p>
          </table:table-cell>
          <table:table-cell table:style-name="ce38" table:formula="of:=[.$E80]/[.I80]" office:value-type="float" office:value="1.88209616392525" calcext:value-type="float">
            <text:p>1.88</text:p>
          </table:table-cell>
          <table:table-cell table:style-name="ce38" table:formula="of:=[.$E80]/[.J80]" office:value-type="float" office:value="1.99815538938815" calcext:value-type="float">
            <text:p>2.00</text:p>
          </table:table-cell>
          <table:table-cell table:style-name="ce24" table:formula="of:=[.$E80]/[.K80]" office:value-type="float" office:value="5.58799454297408" calcext:value-type="float">
            <text:p>5.59</text:p>
          </table:table-cell>
          <table:table-cell table:style-name="ce33" table:formula="of:=[.L80]/[.$L80]" office:value-type="float" office:value="1" calcext:value-type="float">
            <text:p>1.00</text:p>
          </table:table-cell>
          <table:table-cell table:style-name="ce42" table:formula="of:=[.M80]/[.$L80]" office:value-type="float" office:value="0.786054292340056" calcext:value-type="float">
            <text:p>0.79</text:p>
          </table:table-cell>
          <table:table-cell table:style-name="ce42" table:formula="of:=[.N80]/[.$L80]" office:value-type="float" office:value="0.834526232344714" calcext:value-type="float">
            <text:p>0.83</text:p>
          </table:table-cell>
          <table:table-cell table:style-name="ce24" table:formula="of:=[.O80]/[.$L80]" office:value-type="float" office:value="2.33381650750341" calcext:value-type="float">
            <text:p>2.33</text:p>
          </table:table-cell>
          <table:table-cell table:style-name="ce44" table:formula="of:=[.L80]/[.$AJ$1]" office:value-type="percentage" office:value="0.00233824120419422" calcext:value-type="percentage">
            <text:p>0.23%</text:p>
          </table:table-cell>
          <table:table-cell table:style-name="ce47" table:formula="of:=[.M80]/[.$AJ$1]" office:value-type="percentage" office:value="0.00183798453508325" calcext:value-type="percentage">
            <text:p>0.18%</text:p>
          </table:table-cell>
          <table:table-cell table:style-name="ce47" table:formula="of:=[.N80]/[.$AJ$1]" office:value-type="percentage" office:value="0.00195132362244937" calcext:value-type="percentage">
            <text:p>0.20%</text:p>
          </table:table-cell>
          <table:table-cell table:style-name="ce50" table:formula="of:=[.O80]/[.$AJ$1]" office:value-type="percentage" office:value="0.00545702592087312" calcext:value-type="percentage">
            <text:p>0.55%</text:p>
          </table:table-cell>
          <table:table-cell table:style-name="ce44" table:formula="of:=[.L80]/IF([.$G80]&lt;[.$AJ$3]; [.$AJ$2]*[.$G80]; [.$AJ$1])" office:value-type="percentage" office:value="0.187068430090241" calcext:value-type="percentage">
            <text:p>18.71%</text:p>
          </table:table-cell>
          <table:table-cell table:style-name="ce47" table:formula="of:=[.M80]/IF([.$G80]&lt;[.$AJ$3]; [.$AJ$2]*[.$G80]; [.$AJ$1])" office:value-type="percentage" office:value="0.14704594243375" calcext:value-type="percentage">
            <text:p>14.70%</text:p>
          </table:table-cell>
          <table:table-cell table:style-name="ce47" table:formula="of:=[.N80]/IF([.$G80]&lt;[.$AJ$3]; [.$AJ$2]*[.$G80]; [.$AJ$1])" office:value-type="percentage" office:value="0.15611351215385" calcext:value-type="percentage">
            <text:p>15.61%</text:p>
          </table:table-cell>
          <table:table-cell table:style-name="ce50" table:formula="of:=[.O80]/IF([.$G80]&lt;[.$AJ$3]; [.$AJ$2]*[.$G80]; [.$AJ$1])" office:value-type="percentage" office:value="0.436583390177353" calcext:value-type="percentage">
            <text:p>43.66%</text:p>
          </table:table-cell>
          <table:table-cell table:number-columns-repeated="99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32768" calcext:value-type="float">
            <text:p>32,768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81]*[.B81]*[.C81]" office:value-type="float" office:value="524288" calcext:value-type="float">
            <text:p>524,288</text:p>
          </table:table-cell>
          <table:table-cell table:formula="of:=[.A81]*[.C81]+[.B81]*[.C81]+IF([.D81]=&quot;yes&quot;; 4*[.A81]*[.B81]; 0)" office:value-type="float" office:value="655376" calcext:value-type="float">
            <text:p>655,376</text:p>
          </table:table-cell>
          <table:table-cell table:formula="of:=[.E81]/[.F81]" office:value-type="float" office:value="0.799980469226826" calcext:value-type="float">
            <text:p>0.80</text:p>
          </table:table-cell>
          <table:table-cell office:value-type="float" office:value="217521" calcext:value-type="float">
            <text:p>217,521</text:p>
          </table:table-cell>
          <table:table-cell office:value-type="float" office:value="300599" calcext:value-type="float">
            <text:p>300,599</text:p>
          </table:table-cell>
          <table:table-cell office:value-type="float" office:value="286808" calcext:value-type="float">
            <text:p>286,808</text:p>
          </table:table-cell>
          <table:table-cell table:style-name="ce28" office:value-type="float" office:value="119090" calcext:value-type="float">
            <text:p>119,090</text:p>
          </table:table-cell>
          <table:table-cell table:style-name="ce33" table:formula="of:=[.$E81]/[.H81]" office:value-type="float" office:value="2.41028682288147" calcext:value-type="float">
            <text:p>2.41</text:p>
          </table:table-cell>
          <table:table-cell table:style-name="ce38" table:formula="of:=[.$E81]/[.I81]" office:value-type="float" office:value="1.74414419209645" calcext:value-type="float">
            <text:p>1.74</text:p>
          </table:table-cell>
          <table:table-cell table:style-name="ce38" table:formula="of:=[.$E81]/[.J81]" office:value-type="float" office:value="1.8280103762796" calcext:value-type="float">
            <text:p>1.83</text:p>
          </table:table-cell>
          <table:table-cell table:style-name="ce24" table:formula="of:=[.$E81]/[.K81]" office:value-type="float" office:value="4.40245192711395" calcext:value-type="float">
            <text:p>4.40</text:p>
          </table:table-cell>
          <table:table-cell table:style-name="ce33" table:formula="of:=[.L81]/[.$L81]" office:value-type="float" office:value="1" calcext:value-type="float">
            <text:p>1.00</text:p>
          </table:table-cell>
          <table:table-cell table:style-name="ce42" table:formula="of:=[.M81]/[.$L81]" office:value-type="float" office:value="0.723625161760352" calcext:value-type="float">
            <text:p>0.72</text:p>
          </table:table-cell>
          <table:table-cell table:style-name="ce42" table:formula="of:=[.N81]/[.$L81]" office:value-type="float" office:value="0.758420267217093" calcext:value-type="float">
            <text:p>0.76</text:p>
          </table:table-cell>
          <table:table-cell table:style-name="ce24" table:formula="of:=[.O81]/[.$L81]" office:value-type="float" office:value="1.82652615668822" calcext:value-type="float">
            <text:p>1.83</text:p>
          </table:table-cell>
          <table:table-cell table:style-name="ce44" table:formula="of:=[.L81]/[.$AJ$1]" office:value-type="percentage" office:value="0.00235379572547018" calcext:value-type="percentage">
            <text:p>0.24%</text:p>
          </table:table-cell>
          <table:table-cell table:style-name="ce47" table:formula="of:=[.M81]/[.$AJ$1]" office:value-type="percentage" office:value="0.00170326581259419" calcext:value-type="percentage">
            <text:p>0.17%</text:p>
          </table:table-cell>
          <table:table-cell table:style-name="ce47" table:formula="of:=[.N81]/[.$AJ$1]" office:value-type="percentage" office:value="0.00178516638308555" calcext:value-type="percentage">
            <text:p>0.18%</text:p>
          </table:table-cell>
          <table:table-cell table:style-name="ce50" table:formula="of:=[.O81]/[.$AJ$1]" office:value-type="percentage" office:value="0.00429926946007221" calcext:value-type="percentage">
            <text:p>0.43%</text:p>
          </table:table-cell>
          <table:table-cell table:style-name="ce44" table:formula="of:=[.L81]/IF([.$G81]&lt;[.$AJ$3]; [.$AJ$2]*[.$G81]; [.$AJ$1])" office:value-type="percentage" office:value="0.188308255294891" calcext:value-type="percentage">
            <text:p>18.83%</text:p>
          </table:table-cell>
          <table:table-cell table:style-name="ce47" table:formula="of:=[.M81]/IF([.$G81]&lt;[.$AJ$3]; [.$AJ$2]*[.$G81]; [.$AJ$1])" office:value-type="percentage" office:value="0.136264591698575" calcext:value-type="percentage">
            <text:p>13.63%</text:p>
          </table:table-cell>
          <table:table-cell table:style-name="ce47" table:formula="of:=[.N81]/IF([.$G81]&lt;[.$AJ$3]; [.$AJ$2]*[.$G81]; [.$AJ$1])" office:value-type="percentage" office:value="0.142816797299936" calcext:value-type="percentage">
            <text:p>14.28%</text:p>
          </table:table-cell>
          <table:table-cell table:style-name="ce50" table:formula="of:=[.O81]/IF([.$G81]&lt;[.$AJ$3]; [.$AJ$2]*[.$G81]; [.$AJ$1])" office:value-type="percentage" office:value="0.343949953816441" calcext:value-type="percentage">
            <text:p>34.39%</text:p>
          </table:table-cell>
          <table:table-cell table:number-columns-repeated="99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65536" calcext:value-type="float">
            <text:p>65,536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yes</text:p>
          </table:table-cell>
          <table:table-cell table:formula="of:=[.A82]*[.B82]*[.C82]" office:value-type="float" office:value="1048576" calcext:value-type="float">
            <text:p>1,048,576</text:p>
          </table:table-cell>
          <table:table-cell table:formula="of:=[.A82]*[.C82]+[.B82]*[.C82]+IF([.D82]=&quot;yes&quot;; 4*[.A82]*[.B82]; 0)" office:value-type="float" office:value="1310736" calcext:value-type="float">
            <text:p>1,310,736</text:p>
          </table:table-cell>
          <table:table-cell table:formula="of:=[.E82]/[.F82]" office:value-type="float" office:value="0.799990234494208" calcext:value-type="float">
            <text:p>0.80</text:p>
          </table:table-cell>
          <table:table-cell office:value-type="float" office:value="422566" calcext:value-type="float">
            <text:p>422,566</text:p>
          </table:table-cell>
          <table:table-cell office:value-type="float" office:value="647510" calcext:value-type="float">
            <text:p>647,510</text:p>
          </table:table-cell>
          <table:table-cell office:value-type="float" office:value="629828" calcext:value-type="float">
            <text:p>629,828</text:p>
          </table:table-cell>
          <table:table-cell table:style-name="ce28" office:value-type="float" office:value="305645" calcext:value-type="float">
            <text:p>305,645</text:p>
          </table:table-cell>
          <table:table-cell table:style-name="ce33" table:formula="of:=[.$E82]/[.H82]" office:value-type="float" office:value="2.48144905174576" calcext:value-type="float">
            <text:p>2.48</text:p>
          </table:table-cell>
          <table:table-cell table:style-name="ce38" table:formula="of:=[.$E82]/[.I82]" office:value-type="float" office:value="1.61939738382419" calcext:value-type="float">
            <text:p>1.62</text:p>
          </table:table-cell>
          <table:table-cell table:style-name="ce38" table:formula="of:=[.$E82]/[.J82]" office:value-type="float" office:value="1.66486088265368" calcext:value-type="float">
            <text:p>1.66</text:p>
          </table:table-cell>
          <table:table-cell table:style-name="ce24" table:formula="of:=[.$E82]/[.K82]" office:value-type="float" office:value="3.43069901356148" calcext:value-type="float">
            <text:p>3.43</text:p>
          </table:table-cell>
          <table:table-cell table:style-name="ce33" table:formula="of:=[.L82]/[.$L82]" office:value-type="float" office:value="1" calcext:value-type="float">
            <text:p>1.00</text:p>
          </table:table-cell>
          <table:table-cell table:style-name="ce42" table:formula="of:=[.M82]/[.$L82]" office:value-type="float" office:value="0.652601504223873" calcext:value-type="float">
            <text:p>0.65</text:p>
          </table:table-cell>
          <table:table-cell table:style-name="ce42" table:formula="of:=[.N82]/[.$L82]" office:value-type="float" office:value="0.670922855128702" calcext:value-type="float">
            <text:p>0.67</text:p>
          </table:table-cell>
          <table:table-cell table:style-name="ce24" table:formula="of:=[.O82]/[.$L82]" office:value-type="float" office:value="1.38253856598341" calcext:value-type="float">
            <text:p>1.38</text:p>
          </table:table-cell>
          <table:table-cell table:style-name="ce44" table:formula="of:=[.L82]/[.$AJ$1]" office:value-type="percentage" office:value="0.00242329008959547" calcext:value-type="percentage">
            <text:p>0.24%</text:p>
          </table:table-cell>
          <table:table-cell table:style-name="ce47" table:formula="of:=[.M82]/[.$AJ$1]" office:value-type="percentage" office:value="0.00158144275764081" calcext:value-type="percentage">
            <text:p>0.16%</text:p>
          </table:table-cell>
          <table:table-cell table:style-name="ce47" table:formula="of:=[.N82]/[.$AJ$1]" office:value-type="percentage" office:value="0.00162584070571648" calcext:value-type="percentage">
            <text:p>0.16%</text:p>
          </table:table-cell>
          <table:table-cell table:style-name="ce50" table:formula="of:=[.O82]/[.$AJ$1]" office:value-type="percentage" office:value="0.00335029200543114" calcext:value-type="percentage">
            <text:p>0.34%</text:p>
          </table:table-cell>
          <table:table-cell table:style-name="ce44" table:formula="of:=[.L82]/IF([.$G82]&lt;[.$AJ$3]; [.$AJ$2]*[.$G82]; [.$AJ$1])" office:value-type="percentage" office:value="0.193865573661866" calcext:value-type="percentage">
            <text:p>19.39%</text:p>
          </table:table-cell>
          <table:table-cell table:style-name="ce47" table:formula="of:=[.M82]/IF([.$G82]&lt;[.$AJ$3]; [.$AJ$2]*[.$G82]; [.$AJ$1])" office:value-type="percentage" office:value="0.126516964988958" calcext:value-type="percentage">
            <text:p>12.65%</text:p>
          </table:table-cell>
          <table:table-cell table:style-name="ce47" table:formula="of:=[.N82]/IF([.$G82]&lt;[.$AJ$3]; [.$AJ$2]*[.$G82]; [.$AJ$1])" office:value-type="percentage" office:value="0.130068844192383" calcext:value-type="percentage">
            <text:p>13.01%</text:p>
          </table:table-cell>
          <table:table-cell table:style-name="ce50" table:formula="of:=[.O82]/IF([.$G82]&lt;[.$AJ$3]; [.$AJ$2]*[.$G82]; [.$AJ$1])" office:value-type="percentage" office:value="0.268026632204028" calcext:value-type="percentage">
            <text:p>26.80%</text:p>
          </table:table-cell>
          <table:table-cell table:number-columns-repeated="99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2" office:value-type="float" office:value="131072" calcext:value-type="float">
            <text:p>131,072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yes</text:p>
          </table:table-cell>
          <table:table-cell table:style-name="ce12" table:formula="of:=[.A83]*[.B83]*[.C83]" office:value-type="float" office:value="2097152" calcext:value-type="float">
            <text:p>2,097,152</text:p>
          </table:table-cell>
          <table:table-cell table:style-name="ce12" table:formula="of:=[.A83]*[.C83]+[.B83]*[.C83]+IF([.D83]=&quot;yes&quot;; 4*[.A83]*[.B83]; 0)" office:value-type="float" office:value="2621456" calcext:value-type="float">
            <text:p>2,621,456</text:p>
          </table:table-cell>
          <table:table-cell table:style-name="ce25" table:formula="of:=[.E83]/[.F83]" office:value-type="float" office:value="0.799995117217302" calcext:value-type="float">
            <text:p>0.80</text:p>
          </table:table-cell>
          <table:table-cell table:style-name="ce12" office:value-type="float" office:value="833191" calcext:value-type="float">
            <text:p>833,191</text:p>
          </table:table-cell>
          <table:table-cell table:style-name="ce12" office:value-type="float" office:value="1308374" calcext:value-type="float">
            <text:p>1,308,374</text:p>
          </table:table-cell>
          <table:table-cell table:style-name="ce12" office:value-type="float" office:value="1280813" calcext:value-type="float">
            <text:p>1,280,813</text:p>
          </table:table-cell>
          <table:table-cell table:style-name="ce29" office:value-type="float" office:value="630441" calcext:value-type="float">
            <text:p>630,441</text:p>
          </table:table-cell>
          <table:table-cell table:style-name="ce34" table:formula="of:=[.$E83]/[.H83]" office:value-type="float" office:value="2.51701230570181" calcext:value-type="float">
            <text:p>2.52</text:p>
          </table:table-cell>
          <table:table-cell table:style-name="ce39" table:formula="of:=[.$E83]/[.I83]" office:value-type="float" office:value="1.60286890445698" calcext:value-type="float">
            <text:p>1.60</text:p>
          </table:table-cell>
          <table:table-cell table:style-name="ce39" table:formula="of:=[.$E83]/[.J83]" office:value-type="float" office:value="1.63736002054945" calcext:value-type="float">
            <text:p>1.64</text:p>
          </table:table-cell>
          <table:table-cell table:style-name="ce25" table:formula="of:=[.$E83]/[.K83]" office:value-type="float" office:value="3.32648415950105" calcext:value-type="float">
            <text:p>3.33</text:p>
          </table:table-cell>
          <table:table-cell table:style-name="ce34" table:formula="of:=[.L83]/[.$L83]" office:value-type="float" office:value="1" calcext:value-type="float">
            <text:p>1.00</text:p>
          </table:table-cell>
          <table:table-cell table:style-name="ce39" table:formula="of:=[.M83]/[.$L83]" office:value-type="float" office:value="0.636814091383656" calcext:value-type="float">
            <text:p>0.64</text:p>
          </table:table-cell>
          <table:table-cell table:style-name="ce39" table:formula="of:=[.N83]/[.$L83]" office:value-type="float" office:value="0.650517288628395" calcext:value-type="float">
            <text:p>0.65</text:p>
          </table:table-cell>
          <table:table-cell table:style-name="ce25" table:formula="of:=[.O83]/[.$L83]" office:value-type="float" office:value="1.32160027663175" calcext:value-type="float">
            <text:p>1.32</text:p>
          </table:table-cell>
          <table:table-cell table:style-name="ce45" table:formula="of:=[.L83]/[.$AJ$1]" office:value-type="percentage" office:value="0.00245801982978693" calcext:value-type="percentage">
            <text:p>0.25%</text:p>
          </table:table-cell>
          <table:table-cell table:style-name="ce48" table:formula="of:=[.M83]/[.$AJ$1]" office:value-type="percentage" office:value="0.00156530166450877" calcext:value-type="percentage">
            <text:p>0.16%</text:p>
          </table:table-cell>
          <table:table-cell table:style-name="ce48" table:formula="of:=[.N83]/[.$AJ$1]" office:value-type="percentage" office:value="0.00159898439506782" calcext:value-type="percentage">
            <text:p>0.16%</text:p>
          </table:table-cell>
          <table:table-cell table:style-name="ce51" table:formula="of:=[.O83]/[.$AJ$1]" office:value-type="percentage" office:value="0.00324851968701274" calcext:value-type="percentage">
            <text:p>0.32%</text:p>
          </table:table-cell>
          <table:table-cell table:style-name="ce45" table:formula="of:=[.L83]/IF([.$G83]&lt;[.$AJ$3]; [.$AJ$2]*[.$G83]; [.$AJ$1])" office:value-type="percentage" office:value="0.196642786587949" calcext:value-type="percentage">
            <text:p>19.66%</text:p>
          </table:table-cell>
          <table:table-cell table:style-name="ce48" table:formula="of:=[.M83]/IF([.$G83]&lt;[.$AJ$3]; [.$AJ$2]*[.$G83]; [.$AJ$1])" office:value-type="percentage" office:value="0.125224897468155" calcext:value-type="percentage">
            <text:p>12.52%</text:p>
          </table:table-cell>
          <table:table-cell table:style-name="ce48" table:formula="of:=[.N83]/IF([.$G83]&lt;[.$AJ$3]; [.$AJ$2]*[.$G83]; [.$AJ$1])" office:value-type="percentage" office:value="0.127919532359525" calcext:value-type="percentage">
            <text:p>12.79%</text:p>
          </table:table-cell>
          <table:table-cell table:style-name="ce51" table:formula="of:=[.O83]/IF([.$G83]&lt;[.$AJ$3]; [.$AJ$2]*[.$G83]; [.$AJ$1])" office:value-type="percentage" office:value="0.259883161152273" calcext:value-type="percentage">
            <text:p>25.99%</text:p>
          </table:table-cell>
          <table:table-cell table:number-columns-repeated="997"/>
        </table:table-row>
        <table:table-row table:style-name="ro1" table:number-rows-repeated="3">
          <table:table-cell table:style-name="Default" table:number-columns-repeated="11"/>
          <table:table-cell table:number-columns-repeated="101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-chart" table:style-name="ta1">
        <table:shapes>
          <draw:frame draw:z-index="0" draw:style-name="gr1" draw:text-style-name="P1" svg:width="857.74pt" svg:height="1892.18pt" svg:x="351.21pt" svg:y="1.47pt">
            <draw:object draw:notify-on-update-of-ranges="'big-chart'.A2:'big-chart'.A2 'big-chart'.A3:'big-chart'.A82 'big-chart'.B2:'big-chart'.B2 'big-chart'.B3:'big-chart'.B82 'big-chart'.C2:'big-chart'.C2 'big-chart'.C3:'big-chart'.C82 'big-chart'.D2:'big-chart'.D2 'big-chart'.D3:'big-chart'.D82 'big-chart'.E2:'big-chart'.E2 'big-chart'.E3:'big-chart'.E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1024" table:default-cell-style-name="ce8"/>
        <table:table-row table:style-name="ro1">
          <table:table-cell table:style-name="ce52" office:value-type="string" calcext:value-type="string" table:number-columns-spanned="5" table:number-rows-spanned="1">
            <text:p>GEMV (DIM=32, FG_DIM=8) (op/cycle)</text:p>
          </table:table-cell>
          <table:covered-table-cell table:number-columns-repeated="3" table:style-name="ce56"/>
          <table:covered-table-cell table:style-name="ce15"/>
          <table:table-cell table:number-columns-repeated="1019"/>
        </table:table-row>
        <table:table-row table:style-name="ro1">
          <table:table-cell table:style-name="ce53" table:formula="of:=[$dumped.A2]&amp;&quot;,&quot;&amp;[$dumped.B2]&amp;&quot;,&quot;&amp;[$dumped.C2]" office:value-type="string" office:string-value="m,n,k" calcext:value-type="string">
            <text:p>m,n,k</text:p>
          </table:table-cell>
          <table:table-cell table:style-name="ce57" table:formula="of:=[$dumped.L3]" office:value-type="string" office:string-value="orig" calcext:value-type="string">
            <text:p>orig</text:p>
          </table:table-cell>
          <table:table-cell table:style-name="ce61" table:formula="of:=[$dumped.M3]" office:value-type="string" office:string-value="fsm" calcext:value-type="string">
            <text:p>fsm</text:p>
          </table:table-cell>
          <table:table-cell table:style-name="ce61" table:formula="of:=[$dumped.N3]" office:value-type="string" office:string-value="hw" calcext:value-type="string">
            <text:p>hw</text:p>
          </table:table-cell>
          <table:table-cell table:style-name="ce62" table:formula="of:=[$dumped.O3]" office:value-type="string" office:string-value="fg" calcext:value-type="string">
            <text:p>fg</text:p>
          </table:table-cell>
          <table:table-cell table:number-columns-repeated="1019"/>
        </table:table-row>
        <table:table-row table:style-name="ro1">
          <table:table-cell table:style-name="ce18" table:formula="of:=[$dumped.A4]&amp;&quot;,&quot;&amp;[$dumped.B4]&amp;&quot;,&quot;&amp;[$dumped.C4]" office:value-type="string" office:string-value="256,1,1" calcext:value-type="string">
            <text:p>256,1,1</text:p>
          </table:table-cell>
          <table:table-cell table:style-name="ce58" table:formula="of:=[$dumped.L4]" office:value-type="float" office:value="0.100589390962672" calcext:value-type="float">
            <text:p>0.10</text:p>
          </table:table-cell>
          <table:table-cell table:style-name="ce58" table:formula="of:=[$dumped.M4]" office:value-type="float" office:value="0.092452148790177" calcext:value-type="float">
            <text:p>0.09</text:p>
          </table:table-cell>
          <table:table-cell table:style-name="ce58" table:formula="of:=[$dumped.N4]" office:value-type="float" office:value="0.214585079631182" calcext:value-type="float">
            <text:p>0.21</text:p>
          </table:table-cell>
          <table:table-cell table:style-name="ce63" table:formula="of:=[$dumped.O4]" office:value-type="float" office:value="0.245681381957773" calcext:value-type="float">
            <text:p>0.25</text:p>
          </table:table-cell>
          <table:table-cell table:number-columns-repeated="1019"/>
        </table:table-row>
        <table:table-row table:style-name="ro1">
          <table:table-cell table:style-name="ce18" table:formula="of:=[$dumped.A5]&amp;&quot;,&quot;&amp;[$dumped.B5]&amp;&quot;,&quot;&amp;[$dumped.C5]" office:value-type="string" office:string-value="512,1,1" calcext:value-type="string">
            <text:p>512,1,1</text:p>
          </table:table-cell>
          <table:table-cell table:style-name="ce58" table:formula="of:=[$dumped.L5]" office:value-type="float" office:value="0.123403229693902" calcext:value-type="float">
            <text:p>0.12</text:p>
          </table:table-cell>
          <table:table-cell table:style-name="ce58" table:formula="of:=[$dumped.M5]" office:value-type="float" office:value="0.137893886345273" calcext:value-type="float">
            <text:p>0.14</text:p>
          </table:table-cell>
          <table:table-cell table:style-name="ce58" table:formula="of:=[$dumped.N5]" office:value-type="float" office:value="0.225849139832378" calcext:value-type="float">
            <text:p>0.23</text:p>
          </table:table-cell>
          <table:table-cell table:style-name="ce63" table:formula="of:=[$dumped.O5]" office:value-type="float" office:value="0.265010351966874" calcext:value-type="float">
            <text:p>0.27</text:p>
          </table:table-cell>
          <table:table-cell table:number-columns-repeated="1019"/>
        </table:table-row>
        <table:table-row table:style-name="ro1">
          <table:table-cell table:style-name="ce18" table:formula="of:=[$dumped.A6]&amp;&quot;,&quot;&amp;[$dumped.B6]&amp;&quot;,&quot;&amp;[$dumped.C6]" office:value-type="string" office:string-value="1024,1,1" calcext:value-type="string">
            <text:p>1024,1,1</text:p>
          </table:table-cell>
          <table:table-cell table:style-name="ce58" table:formula="of:=[$dumped.L6]" office:value-type="float" office:value="0.138490668109278" calcext:value-type="float">
            <text:p>0.14</text:p>
          </table:table-cell>
          <table:table-cell table:style-name="ce58" table:formula="of:=[$dumped.M6]" office:value-type="float" office:value="0.175042735042735" calcext:value-type="float">
            <text:p>0.18</text:p>
          </table:table-cell>
          <table:table-cell table:style-name="ce58" table:formula="of:=[$dumped.N6]" office:value-type="float" office:value="0.226799557032115" calcext:value-type="float">
            <text:p>0.23</text:p>
          </table:table-cell>
          <table:table-cell table:style-name="ce63" table:formula="of:=[$dumped.O6]" office:value-type="float" office:value="0.271474019088017" calcext:value-type="float">
            <text:p>0.27</text:p>
          </table:table-cell>
          <table:table-cell table:number-columns-repeated="1019"/>
        </table:table-row>
        <table:table-row table:style-name="ro1">
          <table:table-cell table:style-name="ce18" table:formula="of:=[$dumped.A7]&amp;&quot;,&quot;&amp;[$dumped.B7]&amp;&quot;,&quot;&amp;[$dumped.C7]" office:value-type="string" office:string-value="2048,1,1" calcext:value-type="string">
            <text:p>2048,1,1</text:p>
          </table:table-cell>
          <table:table-cell table:style-name="ce58" table:formula="of:=[$dumped.L7]" office:value-type="float" office:value="0.145001416029453" calcext:value-type="float">
            <text:p>0.15</text:p>
          </table:table-cell>
          <table:table-cell table:style-name="ce58" table:formula="of:=[$dumped.M7]" office:value-type="float" office:value="0.199824373109572" calcext:value-type="float">
            <text:p>0.20</text:p>
          </table:table-cell>
          <table:table-cell table:style-name="ce58" table:formula="of:=[$dumped.N7]" office:value-type="float" office:value="0.241965973534972" calcext:value-type="float">
            <text:p>0.24</text:p>
          </table:table-cell>
          <table:table-cell table:style-name="ce63" table:formula="of:=[$dumped.O7]" office:value-type="float" office:value="0.285873813512004" calcext:value-type="float">
            <text:p>0.29</text:p>
          </table:table-cell>
          <table:table-cell table:number-columns-repeated="1019"/>
        </table:table-row>
        <table:table-row table:style-name="ro1">
          <table:table-cell table:style-name="ce18" table:formula="of:=[$dumped.A8]&amp;&quot;,&quot;&amp;[$dumped.B8]&amp;&quot;,&quot;&amp;[$dumped.C8]" office:value-type="string" office:string-value="4096,1,1" calcext:value-type="string">
            <text:p>4096,1,1</text:p>
          </table:table-cell>
          <table:table-cell table:style-name="ce58" table:formula="of:=[$dumped.L8]" office:value-type="float" office:value="0.152205417858868" calcext:value-type="float">
            <text:p>0.15</text:p>
          </table:table-cell>
          <table:table-cell table:style-name="ce58" table:formula="of:=[$dumped.M8]" office:value-type="float" office:value="0.217710215796747" calcext:value-type="float">
            <text:p>0.22</text:p>
          </table:table-cell>
          <table:table-cell table:style-name="ce58" table:formula="of:=[$dumped.N8]" office:value-type="float" office:value="0.239518156832934" calcext:value-type="float">
            <text:p>0.24</text:p>
          </table:table-cell>
          <table:table-cell table:style-name="ce63" table:formula="of:=[$dumped.O8]" office:value-type="float" office:value="0.289388158824361" calcext:value-type="float">
            <text:p>0.29</text:p>
          </table:table-cell>
          <table:table-cell table:number-columns-repeated="1019"/>
        </table:table-row>
        <table:table-row table:style-name="ro1">
          <table:table-cell table:style-name="ce18" table:formula="of:=[$dumped.A9]&amp;&quot;,&quot;&amp;[$dumped.B9]&amp;&quot;,&quot;&amp;[$dumped.C9]" office:value-type="string" office:string-value="8192,1,1" calcext:value-type="string">
            <text:p>8192,1,1</text:p>
          </table:table-cell>
          <table:table-cell table:style-name="ce58" table:formula="of:=[$dumped.L9]" office:value-type="float" office:value="0.156154095423267" calcext:value-type="float">
            <text:p>0.16</text:p>
          </table:table-cell>
          <table:table-cell table:style-name="ce58" table:formula="of:=[$dumped.M9]" office:value-type="float" office:value="0.231687312630805" calcext:value-type="float">
            <text:p>0.23</text:p>
          </table:table-cell>
          <table:table-cell table:style-name="ce58" table:formula="of:=[$dumped.N9]" office:value-type="float" office:value="0.247844371161468" calcext:value-type="float">
            <text:p>0.25</text:p>
          </table:table-cell>
          <table:table-cell table:style-name="ce63" table:formula="of:=[$dumped.O9]" office:value-type="float" office:value="0.284869770838405" calcext:value-type="float">
            <text:p>0.28</text:p>
          </table:table-cell>
          <table:table-cell table:number-columns-repeated="1019"/>
        </table:table-row>
        <table:table-row table:style-name="ro1">
          <table:table-cell table:style-name="ce18" table:formula="of:=[$dumped.A10]&amp;&quot;,&quot;&amp;[$dumped.B10]&amp;&quot;,&quot;&amp;[$dumped.C10]" office:value-type="string" office:string-value="16384,1,1" calcext:value-type="string">
            <text:p>16384,1,1</text:p>
          </table:table-cell>
          <table:table-cell table:style-name="ce58" table:formula="of:=[$dumped.L10]" office:value-type="float" office:value="0.159434816033008" calcext:value-type="float">
            <text:p>0.16</text:p>
          </table:table-cell>
          <table:table-cell table:style-name="ce58" table:formula="of:=[$dumped.M10]" office:value-type="float" office:value="0.238191466162681" calcext:value-type="float">
            <text:p>0.24</text:p>
          </table:table-cell>
          <table:table-cell table:style-name="ce58" table:formula="of:=[$dumped.N10]" office:value-type="float" office:value="0.249672365974825" calcext:value-type="float">
            <text:p>0.25</text:p>
          </table:table-cell>
          <table:table-cell table:style-name="ce63" table:formula="of:=[$dumped.O10]" office:value-type="float" office:value="0.285893767013331" calcext:value-type="float">
            <text:p>0.29</text:p>
          </table:table-cell>
          <table:table-cell table:number-columns-repeated="1019"/>
        </table:table-row>
        <table:table-row table:style-name="ro1">
          <table:table-cell table:style-name="ce18" table:formula="of:=[$dumped.A11]&amp;&quot;,&quot;&amp;[$dumped.B11]&amp;&quot;,&quot;&amp;[$dumped.C11]" office:value-type="string" office:string-value="32768,1,1" calcext:value-type="string">
            <text:p>32768,1,1</text:p>
          </table:table-cell>
          <table:table-cell table:style-name="ce58" table:formula="of:=[$dumped.L11]" office:value-type="float" office:value="0.161751784462588" calcext:value-type="float">
            <text:p>0.16</text:p>
          </table:table-cell>
          <table:table-cell table:style-name="ce58" table:formula="of:=[$dumped.M11]" office:value-type="float" office:value="0.240252217904538" calcext:value-type="float">
            <text:p>0.24</text:p>
          </table:table-cell>
          <table:table-cell table:style-name="ce58" table:formula="of:=[$dumped.N11]" office:value-type="float" office:value="0.245484443711933" calcext:value-type="float">
            <text:p>0.25</text:p>
          </table:table-cell>
          <table:table-cell table:style-name="ce63" table:formula="of:=[$dumped.O11]" office:value-type="float" office:value="0.282914447044197" calcext:value-type="float">
            <text:p>0.28</text:p>
          </table:table-cell>
          <table:table-cell table:number-columns-repeated="1019"/>
        </table:table-row>
        <table:table-row table:style-name="ro1">
          <table:table-cell table:style-name="ce18" table:formula="of:=[$dumped.A12]&amp;&quot;,&quot;&amp;[$dumped.B12]&amp;&quot;,&quot;&amp;[$dumped.C12]" office:value-type="string" office:string-value="65536,1,1" calcext:value-type="string">
            <text:p>65536,1,1</text:p>
          </table:table-cell>
          <table:table-cell table:style-name="ce58" table:formula="of:=[$dumped.L12]" office:value-type="float" office:value="0.162948670770883" calcext:value-type="float">
            <text:p>0.16</text:p>
          </table:table-cell>
          <table:table-cell table:style-name="ce58" table:formula="of:=[$dumped.M12]" office:value-type="float" office:value="0.217493462186882" calcext:value-type="float">
            <text:p>0.22</text:p>
          </table:table-cell>
          <table:table-cell table:style-name="ce58" table:formula="of:=[$dumped.N12]" office:value-type="float" office:value="0.223115707909618" calcext:value-type="float">
            <text:p>0.22</text:p>
          </table:table-cell>
          <table:table-cell table:style-name="ce63" table:formula="of:=[$dumped.O12]" office:value-type="float" office:value="0.274625164475063" calcext:value-type="float">
            <text:p>0.27</text:p>
          </table:table-cell>
          <table:table-cell table:number-columns-repeated="1019"/>
        </table:table-row>
        <table:table-row table:style-name="ro1">
          <table:table-cell table:style-name="ce18" table:formula="of:=[$dumped.A13]&amp;&quot;,&quot;&amp;[$dumped.B13]&amp;&quot;,&quot;&amp;[$dumped.C13]" office:value-type="string" office:string-value="131072,1,1" calcext:value-type="string">
            <text:p>131072,1,1</text:p>
          </table:table-cell>
          <table:table-cell table:style-name="ce58" table:formula="of:=[$dumped.L13]" office:value-type="float" office:value="0.163613395447305" calcext:value-type="float">
            <text:p>0.16</text:p>
          </table:table-cell>
          <table:table-cell table:style-name="ce58" table:formula="of:=[$dumped.M13]" office:value-type="float" office:value="0.20283001349394" calcext:value-type="float">
            <text:p>0.20</text:p>
          </table:table-cell>
          <table:table-cell table:style-name="ce58" table:formula="of:=[$dumped.N13]" office:value-type="float" office:value="0.199285399340135" calcext:value-type="float">
            <text:p>0.20</text:p>
          </table:table-cell>
          <table:table-cell table:style-name="ce63" table:formula="of:=[$dumped.O13]" office:value-type="float" office:value="0.263307291614352" calcext:value-type="float">
            <text:p>0.26</text:p>
          </table:table-cell>
          <table:table-cell table:number-columns-repeated="1019"/>
        </table:table-row>
        <table:table-row table:style-name="ro1">
          <table:table-cell table:style-name="ce54" table:formula="of:=[$dumped.A14]&amp;&quot;,&quot;&amp;[$dumped.B14]&amp;&quot;,&quot;&amp;[$dumped.C14]" office:value-type="string" office:string-value="256,1,4" calcext:value-type="string">
            <text:p>256,1,4</text:p>
          </table:table-cell>
          <table:table-cell table:style-name="ce59" table:formula="of:=[$dumped.L14]" office:value-type="float" office:value="0.386560966402416" calcext:value-type="float">
            <text:p>0.39</text:p>
          </table:table-cell>
          <table:table-cell table:style-name="ce59" table:formula="of:=[$dumped.M14]" office:value-type="float" office:value="0.344549125168237" calcext:value-type="float">
            <text:p>0.34</text:p>
          </table:table-cell>
          <table:table-cell table:style-name="ce59" table:formula="of:=[$dumped.N14]" office:value-type="float" office:value="0.808846761453397" calcext:value-type="float">
            <text:p>0.81</text:p>
          </table:table-cell>
          <table:table-cell table:style-name="ce64" table:formula="of:=[$dumped.O14]" office:value-type="float" office:value="0.955223880597015" calcext:value-type="float">
            <text:p>0.96</text:p>
          </table:table-cell>
          <table:table-cell table:number-columns-repeated="1019"/>
        </table:table-row>
        <table:table-row table:style-name="ro1">
          <table:table-cell table:style-name="ce18" table:formula="of:=[$dumped.A15]&amp;&quot;,&quot;&amp;[$dumped.B15]&amp;&quot;,&quot;&amp;[$dumped.C15]" office:value-type="string" office:string-value="512,1,4" calcext:value-type="string">
            <text:p>512,1,4</text:p>
          </table:table-cell>
          <table:table-cell table:style-name="ce58" table:formula="of:=[$dumped.L15]" office:value-type="float" office:value="0.481882352941176" calcext:value-type="float">
            <text:p>0.48</text:p>
          </table:table-cell>
          <table:table-cell table:style-name="ce58" table:formula="of:=[$dumped.M15]" office:value-type="float" office:value="0.538380651945321" calcext:value-type="float">
            <text:p>0.54</text:p>
          </table:table-cell>
          <table:table-cell table:style-name="ce58" table:formula="of:=[$dumped.N15]" office:value-type="float" office:value="0.853333333333333" calcext:value-type="float">
            <text:p>0.85</text:p>
          </table:table-cell>
          <table:table-cell table:style-name="ce63" table:formula="of:=[$dumped.O15]" office:value-type="float" office:value="1.04543134252169" calcext:value-type="float">
            <text:p>1.05</text:p>
          </table:table-cell>
          <table:table-cell table:number-columns-repeated="1019"/>
        </table:table-row>
        <table:table-row table:style-name="ro1">
          <table:table-cell table:style-name="ce18" table:formula="of:=[$dumped.A16]&amp;&quot;,&quot;&amp;[$dumped.B16]&amp;&quot;,&quot;&amp;[$dumped.C16]" office:value-type="string" office:string-value="1024,1,4" calcext:value-type="string">
            <text:p>1024,1,4</text:p>
          </table:table-cell>
          <table:table-cell table:style-name="ce58" table:formula="of:=[$dumped.L16]" office:value-type="float" office:value="0.53619583715146" calcext:value-type="float">
            <text:p>0.54</text:p>
          </table:table-cell>
          <table:table-cell table:style-name="ce58" table:formula="of:=[$dumped.M16]" office:value-type="float" office:value="0.680172700099635" calcext:value-type="float">
            <text:p>0.68</text:p>
          </table:table-cell>
          <table:table-cell table:style-name="ce58" table:formula="of:=[$dumped.N16]" office:value-type="float" office:value="0.908405411399423" calcext:value-type="float">
            <text:p>0.91</text:p>
          </table:table-cell>
          <table:table-cell table:style-name="ce63" table:formula="of:=[$dumped.O16]" office:value-type="float" office:value="1.07281299109481" calcext:value-type="float">
            <text:p>1.07</text:p>
          </table:table-cell>
          <table:table-cell table:number-columns-repeated="1019"/>
        </table:table-row>
        <table:table-row table:style-name="ro1">
          <table:table-cell table:style-name="ce18" table:formula="of:=[$dumped.A17]&amp;&quot;,&quot;&amp;[$dumped.B17]&amp;&quot;,&quot;&amp;[$dumped.C17]" office:value-type="string" office:string-value="2048,1,4" calcext:value-type="string">
            <text:p>2048,1,4</text:p>
          </table:table-cell>
          <table:table-cell table:style-name="ce58" table:formula="of:=[$dumped.L17]" office:value-type="float" office:value="0.577592892899951" calcext:value-type="float">
            <text:p>0.58</text:p>
          </table:table-cell>
          <table:table-cell table:style-name="ce58" table:formula="of:=[$dumped.M17]" office:value-type="float" office:value="0.77833729216152" calcext:value-type="float">
            <text:p>0.78</text:p>
          </table:table-cell>
          <table:table-cell table:style-name="ce58" table:formula="of:=[$dumped.N17]" office:value-type="float" office:value="0.938158497480531" calcext:value-type="float">
            <text:p>0.94</text:p>
          </table:table-cell>
          <table:table-cell table:style-name="ce63" table:formula="of:=[$dumped.O17]" office:value-type="float" office:value="1.10837505073738" calcext:value-type="float">
            <text:p>1.11</text:p>
          </table:table-cell>
          <table:table-cell table:number-columns-repeated="1019"/>
        </table:table-row>
        <table:table-row table:style-name="ro1">
          <table:table-cell table:style-name="ce18" table:formula="of:=[$dumped.A18]&amp;&quot;,&quot;&amp;[$dumped.B18]&amp;&quot;,&quot;&amp;[$dumped.C18]" office:value-type="string" office:string-value="4096,1,4" calcext:value-type="string">
            <text:p>4096,1,4</text:p>
          </table:table-cell>
          <table:table-cell table:style-name="ce58" table:formula="of:=[$dumped.L18]" office:value-type="float" office:value="0.607737675729812" calcext:value-type="float">
            <text:p>0.61</text:p>
          </table:table-cell>
          <table:table-cell table:style-name="ce58" table:formula="of:=[$dumped.M18]" office:value-type="float" office:value="0.847287583389357" calcext:value-type="float">
            <text:p>0.85</text:p>
          </table:table-cell>
          <table:table-cell table:style-name="ce58" table:formula="of:=[$dumped.N18]" office:value-type="float" office:value="0.986690755796447" calcext:value-type="float">
            <text:p>0.99</text:p>
          </table:table-cell>
          <table:table-cell table:style-name="ce63" table:formula="of:=[$dumped.O18]" office:value-type="float" office:value="1.1581253976108" calcext:value-type="float">
            <text:p>1.16</text:p>
          </table:table-cell>
          <table:table-cell table:number-columns-repeated="1019"/>
        </table:table-row>
        <table:table-row table:style-name="ro1">
          <table:table-cell table:style-name="ce18" table:formula="of:=[$dumped.A19]&amp;&quot;,&quot;&amp;[$dumped.B19]&amp;&quot;,&quot;&amp;[$dumped.C19]" office:value-type="string" office:string-value="8192,1,4" calcext:value-type="string">
            <text:p>8192,1,4</text:p>
          </table:table-cell>
          <table:table-cell table:style-name="ce58" table:formula="of:=[$dumped.L19]" office:value-type="float" office:value="0.621583170514255" calcext:value-type="float">
            <text:p>0.62</text:p>
          </table:table-cell>
          <table:table-cell table:style-name="ce58" table:formula="of:=[$dumped.M19]" office:value-type="float" office:value="0.914030683403068" calcext:value-type="float">
            <text:p>0.91</text:p>
          </table:table-cell>
          <table:table-cell table:style-name="ce58" table:formula="of:=[$dumped.N19]" office:value-type="float" office:value="0.996381548940311" calcext:value-type="float">
            <text:p>1.00</text:p>
          </table:table-cell>
          <table:table-cell table:style-name="ce63" table:formula="of:=[$dumped.O19]" office:value-type="float" office:value="1.17506992756222" calcext:value-type="float">
            <text:p>1.18</text:p>
          </table:table-cell>
          <table:table-cell table:number-columns-repeated="1019"/>
        </table:table-row>
        <table:table-row table:style-name="ro1">
          <table:table-cell table:style-name="ce18" table:formula="of:=[$dumped.A20]&amp;&quot;,&quot;&amp;[$dumped.B20]&amp;&quot;,&quot;&amp;[$dumped.C20]" office:value-type="string" office:string-value="16384,1,4" calcext:value-type="string">
            <text:p>16384,1,4</text:p>
          </table:table-cell>
          <table:table-cell table:style-name="ce58" table:formula="of:=[$dumped.L20]" office:value-type="float" office:value="0.638596833130329" calcext:value-type="float">
            <text:p>0.64</text:p>
          </table:table-cell>
          <table:table-cell table:style-name="ce58" table:formula="of:=[$dumped.M20]" office:value-type="float" office:value="0.933880528955768" calcext:value-type="float">
            <text:p>0.93</text:p>
          </table:table-cell>
          <table:table-cell table:style-name="ce58" table:formula="of:=[$dumped.N20]" office:value-type="float" office:value="0.975063976670833" calcext:value-type="float">
            <text:p>0.98</text:p>
          </table:table-cell>
          <table:table-cell table:style-name="ce63" table:formula="of:=[$dumped.O20]" office:value-type="float" office:value="1.17764600179695" calcext:value-type="float">
            <text:p>1.18</text:p>
          </table:table-cell>
          <table:table-cell table:number-columns-repeated="1019"/>
        </table:table-row>
        <table:table-row table:style-name="ro1">
          <table:table-cell table:style-name="ce18" table:formula="of:=[$dumped.A21]&amp;&quot;,&quot;&amp;[$dumped.B21]&amp;&quot;,&quot;&amp;[$dumped.C21]" office:value-type="string" office:string-value="32768,1,4" calcext:value-type="string">
            <text:p>32768,1,4</text:p>
          </table:table-cell>
          <table:table-cell table:style-name="ce58" table:formula="of:=[$dumped.L21]" office:value-type="float" office:value="0.646493343789921" calcext:value-type="float">
            <text:p>0.65</text:p>
          </table:table-cell>
          <table:table-cell table:style-name="ce58" table:formula="of:=[$dumped.M21]" office:value-type="float" office:value="0.918559424779071" calcext:value-type="float">
            <text:p>0.92</text:p>
          </table:table-cell>
          <table:table-cell table:style-name="ce58" table:formula="of:=[$dumped.N21]" office:value-type="float" office:value="0.947209435093982" calcext:value-type="float">
            <text:p>0.95</text:p>
          </table:table-cell>
          <table:table-cell table:style-name="ce63" table:formula="of:=[$dumped.O21]" office:value-type="float" office:value="1.15360987158838" calcext:value-type="float">
            <text:p>1.15</text:p>
          </table:table-cell>
          <table:table-cell table:number-columns-repeated="1019"/>
        </table:table-row>
        <table:table-row table:style-name="ro1">
          <table:table-cell table:style-name="ce18" table:formula="of:=[$dumped.A22]&amp;&quot;,&quot;&amp;[$dumped.B22]&amp;&quot;,&quot;&amp;[$dumped.C22]" office:value-type="string" office:string-value="65536,1,4" calcext:value-type="string">
            <text:p>65536,1,4</text:p>
          </table:table-cell>
          <table:table-cell table:style-name="ce58" table:formula="of:=[$dumped.L22]" office:value-type="float" office:value="0.651299149800991" calcext:value-type="float">
            <text:p>0.65</text:p>
          </table:table-cell>
          <table:table-cell table:style-name="ce58" table:formula="of:=[$dumped.M22]" office:value-type="float" office:value="0.857287684403646" calcext:value-type="float">
            <text:p>0.86</text:p>
          </table:table-cell>
          <table:table-cell table:style-name="ce58" table:formula="of:=[$dumped.N22]" office:value-type="float" office:value="0.880097227537954" calcext:value-type="float">
            <text:p>0.88</text:p>
          </table:table-cell>
          <table:table-cell table:style-name="ce63" table:formula="of:=[$dumped.O22]" office:value-type="float" office:value="1.06543978085131" calcext:value-type="float">
            <text:p>1.07</text:p>
          </table:table-cell>
          <table:table-cell table:number-columns-repeated="1019"/>
        </table:table-row>
        <table:table-row table:style-name="ro1">
          <table:table-cell table:style-name="ce55" table:formula="of:=[$dumped.A23]&amp;&quot;,&quot;&amp;[$dumped.B23]&amp;&quot;,&quot;&amp;[$dumped.C23]" office:value-type="string" office:string-value="131072,1,4" calcext:value-type="string">
            <text:p>131072,1,4</text:p>
          </table:table-cell>
          <table:table-cell table:style-name="ce60" table:formula="of:=[$dumped.L23]" office:value-type="float" office:value="0.652968502858282" calcext:value-type="float">
            <text:p>0.65</text:p>
          </table:table-cell>
          <table:table-cell table:style-name="ce60" table:formula="of:=[$dumped.M23]" office:value-type="float" office:value="0.777633081680782" calcext:value-type="float">
            <text:p>0.78</text:p>
          </table:table-cell>
          <table:table-cell table:style-name="ce60" table:formula="of:=[$dumped.N23]" office:value-type="float" office:value="0.796089762959341" calcext:value-type="float">
            <text:p>0.80</text:p>
          </table:table-cell>
          <table:table-cell table:style-name="ce65" table:formula="of:=[$dumped.O23]" office:value-type="float" office:value="0.988381584726959" calcext:value-type="float">
            <text:p>0.99</text:p>
          </table:table-cell>
          <table:table-cell table:number-columns-repeated="1019"/>
        </table:table-row>
        <table:table-row table:style-name="ro1">
          <table:table-cell table:style-name="ce18" table:formula="of:=[$dumped.A24]&amp;&quot;,&quot;&amp;[$dumped.B24]&amp;&quot;,&quot;&amp;[$dumped.C24]" office:value-type="string" office:string-value="256,1,32" calcext:value-type="string">
            <text:p>256,1,32</text:p>
          </table:table-cell>
          <table:table-cell table:style-name="ce58" table:formula="of:=[$dumped.L24]" office:value-type="float" office:value="2.25674931129477" calcext:value-type="float">
            <text:p>2.26</text:p>
          </table:table-cell>
          <table:table-cell table:style-name="ce58" table:formula="of:=[$dumped.M24]" office:value-type="float" office:value="2.29725182277061" calcext:value-type="float">
            <text:p>2.30</text:p>
          </table:table-cell>
          <table:table-cell table:style-name="ce58" table:formula="of:=[$dumped.N24]" office:value-type="float" office:value="4.62824858757062" calcext:value-type="float">
            <text:p>4.63</text:p>
          </table:table-cell>
          <table:table-cell table:style-name="ce63" table:formula="of:=[$dumped.O24]" office:value-type="float" office:value="3.35462735462735" calcext:value-type="float">
            <text:p>3.35</text:p>
          </table:table-cell>
          <table:table-cell table:number-columns-repeated="1019"/>
        </table:table-row>
        <table:table-row table:style-name="ro1">
          <table:table-cell table:style-name="ce18" table:formula="of:=[$dumped.A25]&amp;&quot;,&quot;&amp;[$dumped.B25]&amp;&quot;,&quot;&amp;[$dumped.C25]" office:value-type="string" office:string-value="512,1,32" calcext:value-type="string">
            <text:p>512,1,32</text:p>
          </table:table-cell>
          <table:table-cell table:style-name="ce58" table:formula="of:=[$dumped.L25]" office:value-type="float" office:value="3.4104912572856" calcext:value-type="float">
            <text:p>3.41</text:p>
          </table:table-cell>
          <table:table-cell table:style-name="ce58" table:formula="of:=[$dumped.M25]" office:value-type="float" office:value="3.85869053226566" calcext:value-type="float">
            <text:p>3.86</text:p>
          </table:table-cell>
          <table:table-cell table:style-name="ce58" table:formula="of:=[$dumped.N25]" office:value-type="float" office:value="5.20292156240076" calcext:value-type="float">
            <text:p>5.20</text:p>
          </table:table-cell>
          <table:table-cell table:style-name="ce63" table:formula="of:=[$dumped.O25]" office:value-type="float" office:value="3.82714319084326" calcext:value-type="float">
            <text:p>3.83</text:p>
          </table:table-cell>
          <table:table-cell table:number-columns-repeated="1019"/>
        </table:table-row>
        <table:table-row table:style-name="ro1">
          <table:table-cell table:style-name="ce18" table:formula="of:=[$dumped.A26]&amp;&quot;,&quot;&amp;[$dumped.B26]&amp;&quot;,&quot;&amp;[$dumped.C26]" office:value-type="string" office:string-value="1024,1,32" calcext:value-type="string">
            <text:p>1024,1,32</text:p>
          </table:table-cell>
          <table:table-cell table:style-name="ce58" table:formula="of:=[$dumped.L26]" office:value-type="float" office:value="3.86825640420257" calcext:value-type="float">
            <text:p>3.87</text:p>
          </table:table-cell>
          <table:table-cell table:style-name="ce58" table:formula="of:=[$dumped.M26]" office:value-type="float" office:value="5.0226854690374" calcext:value-type="float">
            <text:p>5.02</text:p>
          </table:table-cell>
          <table:table-cell table:style-name="ce58" table:formula="of:=[$dumped.N26]" office:value-type="float" office:value="5.66626318519799" calcext:value-type="float">
            <text:p>5.67</text:p>
          </table:table-cell>
          <table:table-cell table:style-name="ce63" table:formula="of:=[$dumped.O26]" office:value-type="float" office:value="4.44432388444324" calcext:value-type="float">
            <text:p>4.44</text:p>
          </table:table-cell>
          <table:table-cell table:number-columns-repeated="1019"/>
        </table:table-row>
        <table:table-row table:style-name="ro1">
          <table:table-cell table:style-name="ce18" table:formula="of:=[$dumped.A27]&amp;&quot;,&quot;&amp;[$dumped.B27]&amp;&quot;,&quot;&amp;[$dumped.C27]" office:value-type="string" office:string-value="2048,1,32" calcext:value-type="string">
            <text:p>2048,1,32</text:p>
          </table:table-cell>
          <table:table-cell table:style-name="ce58" table:formula="of:=[$dumped.L27]" office:value-type="float" office:value="4.51567560118514" calcext:value-type="float">
            <text:p>4.52</text:p>
          </table:table-cell>
          <table:table-cell table:style-name="ce58" table:formula="of:=[$dumped.M27]" office:value-type="float" office:value="5.98885132047885" calcext:value-type="float">
            <text:p>5.99</text:p>
          </table:table-cell>
          <table:table-cell table:style-name="ce58" table:formula="of:=[$dumped.N27]" office:value-type="float" office:value="5.8217997690326" calcext:value-type="float">
            <text:p>5.82</text:p>
          </table:table-cell>
          <table:table-cell table:style-name="ce63" table:formula="of:=[$dumped.O27]" office:value-type="float" office:value="4.55712398303317" calcext:value-type="float">
            <text:p>4.56</text:p>
          </table:table-cell>
          <table:table-cell table:number-columns-repeated="1019"/>
        </table:table-row>
        <table:table-row table:style-name="ro1">
          <table:table-cell table:style-name="ce18" table:formula="of:=[$dumped.A28]&amp;&quot;,&quot;&amp;[$dumped.B28]&amp;&quot;,&quot;&amp;[$dumped.C28]" office:value-type="string" office:string-value="4096,1,32" calcext:value-type="string">
            <text:p>4096,1,32</text:p>
          </table:table-cell>
          <table:table-cell table:style-name="ce58" table:formula="of:=[$dumped.L28]" office:value-type="float" office:value="4.81263080594823" calcext:value-type="float">
            <text:p>4.81</text:p>
          </table:table-cell>
          <table:table-cell table:style-name="ce58" table:formula="of:=[$dumped.M28]" office:value-type="float" office:value="6.39750097618118" calcext:value-type="float">
            <text:p>6.40</text:p>
          </table:table-cell>
          <table:table-cell table:style-name="ce58" table:formula="of:=[$dumped.N28]" office:value-type="float" office:value="5.82386919043811" calcext:value-type="float">
            <text:p>5.82</text:p>
          </table:table-cell>
          <table:table-cell table:style-name="ce63" table:formula="of:=[$dumped.O28]" office:value-type="float" office:value="4.54984726464871" calcext:value-type="float">
            <text:p>4.55</text:p>
          </table:table-cell>
          <table:table-cell table:number-columns-repeated="1019"/>
        </table:table-row>
        <table:table-row table:style-name="ro1">
          <table:table-cell table:style-name="ce18" table:formula="of:=[$dumped.A29]&amp;&quot;,&quot;&amp;[$dumped.B29]&amp;&quot;,&quot;&amp;[$dumped.C29]" office:value-type="string" office:string-value="8192,1,32" calcext:value-type="string">
            <text:p>8192,1,32</text:p>
          </table:table-cell>
          <table:table-cell table:style-name="ce58" table:formula="of:=[$dumped.L29]" office:value-type="float" office:value="4.97842601033121" calcext:value-type="float">
            <text:p>4.98</text:p>
          </table:table-cell>
          <table:table-cell table:style-name="ce58" table:formula="of:=[$dumped.M29]" office:value-type="float" office:value="6.30168994446982" calcext:value-type="float">
            <text:p>6.30</text:p>
          </table:table-cell>
          <table:table-cell table:style-name="ce58" table:formula="of:=[$dumped.N29]" office:value-type="float" office:value="5.48223435179957" calcext:value-type="float">
            <text:p>5.48</text:p>
          </table:table-cell>
          <table:table-cell table:style-name="ce63" table:formula="of:=[$dumped.O29]" office:value-type="float" office:value="4.40075208165458" calcext:value-type="float">
            <text:p>4.40</text:p>
          </table:table-cell>
          <table:table-cell table:number-columns-repeated="1019"/>
        </table:table-row>
        <table:table-row table:style-name="ro1">
          <table:table-cell table:style-name="ce18" table:formula="of:=[$dumped.A30]&amp;&quot;,&quot;&amp;[$dumped.B30]&amp;&quot;,&quot;&amp;[$dumped.C30]" office:value-type="string" office:string-value="16384,1,32" calcext:value-type="string">
            <text:p>16384,1,32</text:p>
          </table:table-cell>
          <table:table-cell table:style-name="ce58" table:formula="of:=[$dumped.L30]" office:value-type="float" office:value="4.79208825760692" calcext:value-type="float">
            <text:p>4.79</text:p>
          </table:table-cell>
          <table:table-cell table:style-name="ce58" table:formula="of:=[$dumped.M30]" office:value-type="float" office:value="5.3406132219619" calcext:value-type="float">
            <text:p>5.34</text:p>
          </table:table-cell>
          <table:table-cell table:style-name="ce58" table:formula="of:=[$dumped.N30]" office:value-type="float" office:value="4.96437837326011" calcext:value-type="float">
            <text:p>4.96</text:p>
          </table:table-cell>
          <table:table-cell table:style-name="ce63" table:formula="of:=[$dumped.O30]" office:value-type="float" office:value="4.034350087722" calcext:value-type="float">
            <text:p>4.03</text:p>
          </table:table-cell>
          <table:table-cell table:number-columns-repeated="1019"/>
        </table:table-row>
        <table:table-row table:style-name="ro1">
          <table:table-cell table:style-name="ce18" table:formula="of:=[$dumped.A31]&amp;&quot;,&quot;&amp;[$dumped.B31]&amp;&quot;,&quot;&amp;[$dumped.C31]" office:value-type="string" office:string-value="32768,1,32" calcext:value-type="string">
            <text:p>32768,1,32</text:p>
          </table:table-cell>
          <table:table-cell table:style-name="ce58" table:formula="of:=[$dumped.L31]" office:value-type="float" office:value="4.06210679641739" calcext:value-type="float">
            <text:p>4.06</text:p>
          </table:table-cell>
          <table:table-cell table:style-name="ce58" table:formula="of:=[$dumped.M31]" office:value-type="float" office:value="4.36239583636689" calcext:value-type="float">
            <text:p>4.36</text:p>
          </table:table-cell>
          <table:table-cell table:style-name="ce58" table:formula="of:=[$dumped.N31]" office:value-type="float" office:value="4.24373502557793" calcext:value-type="float">
            <text:p>4.24</text:p>
          </table:table-cell>
          <table:table-cell table:style-name="ce63" table:formula="of:=[$dumped.O31]" office:value-type="float" office:value="3.53294990886088" calcext:value-type="float">
            <text:p>3.53</text:p>
          </table:table-cell>
          <table:table-cell table:number-columns-repeated="1019"/>
        </table:table-row>
        <table:table-row table:style-name="ro1">
          <table:table-cell table:style-name="ce18" table:formula="of:=[$dumped.A32]&amp;&quot;,&quot;&amp;[$dumped.B32]&amp;&quot;,&quot;&amp;[$dumped.C32]" office:value-type="string" office:string-value="65536,1,32" calcext:value-type="string">
            <text:p>65536,1,32</text:p>
          </table:table-cell>
          <table:table-cell table:style-name="ce58" table:formula="of:=[$dumped.L32]" office:value-type="float" office:value="3.93051900831403" calcext:value-type="float">
            <text:p>3.93</text:p>
          </table:table-cell>
          <table:table-cell table:style-name="ce58" table:formula="of:=[$dumped.M32]" office:value-type="float" office:value="4.16580158555166" calcext:value-type="float">
            <text:p>4.17</text:p>
          </table:table-cell>
          <table:table-cell table:style-name="ce58" table:formula="of:=[$dumped.N32]" office:value-type="float" office:value="4.06045515623003" calcext:value-type="float">
            <text:p>4.06</text:p>
          </table:table-cell>
          <table:table-cell table:style-name="ce63" table:formula="of:=[$dumped.O32]" office:value-type="float" office:value="3.35091812017052" calcext:value-type="float">
            <text:p>3.35</text:p>
          </table:table-cell>
          <table:table-cell table:number-columns-repeated="1019"/>
        </table:table-row>
        <table:table-row table:style-name="ro1">
          <table:table-cell table:style-name="ce18" table:formula="of:=[$dumped.A33]&amp;&quot;,&quot;&amp;[$dumped.B33]&amp;&quot;,&quot;&amp;[$dumped.C33]" office:value-type="string" office:string-value="131072,1,32" calcext:value-type="string">
            <text:p>131072,1,32</text:p>
          </table:table-cell>
          <table:table-cell table:style-name="ce58" table:formula="of:=[$dumped.L33]" office:value-type="float" office:value="3.9523788882502" calcext:value-type="float">
            <text:p>3.95</text:p>
          </table:table-cell>
          <table:table-cell table:style-name="ce58" table:formula="of:=[$dumped.M33]" office:value-type="float" office:value="4.1873780766612" calcext:value-type="float">
            <text:p>4.19</text:p>
          </table:table-cell>
          <table:table-cell table:style-name="ce58" table:formula="of:=[$dumped.N33]" office:value-type="float" office:value="4.08531594131753" calcext:value-type="float">
            <text:p>4.09</text:p>
          </table:table-cell>
          <table:table-cell table:style-name="ce63" table:formula="of:=[$dumped.O33]" office:value-type="float" office:value="3.34795182300085" calcext:value-type="float">
            <text:p>3.35</text:p>
          </table:table-cell>
          <table:table-cell table:number-columns-repeated="1019"/>
        </table:table-row>
        <table:table-row table:style-name="ro1">
          <table:table-cell table:style-name="ce54" table:formula="of:=[$dumped.A34]&amp;&quot;,&quot;&amp;[$dumped.B34]&amp;&quot;,&quot;&amp;[$dumped.C34]" office:value-type="string" office:string-value="256,4,4" calcext:value-type="string">
            <text:p>256,4,4</text:p>
          </table:table-cell>
          <table:table-cell table:style-name="ce59" table:formula="of:=[$dumped.L34]" office:value-type="float" office:value="1.23970944309927" calcext:value-type="float">
            <text:p>1.24</text:p>
          </table:table-cell>
          <table:table-cell table:style-name="ce59" table:formula="of:=[$dumped.M34]" office:value-type="float" office:value="1.1824480369515" calcext:value-type="float">
            <text:p>1.18</text:p>
          </table:table-cell>
          <table:table-cell table:style-name="ce59" table:formula="of:=[$dumped.N34]" office:value-type="float" office:value="2.95740072202166" calcext:value-type="float">
            <text:p>2.96</text:p>
          </table:table-cell>
          <table:table-cell table:style-name="ce64" table:formula="of:=[$dumped.O34]" office:value-type="float" office:value="3.55864465682016" calcext:value-type="float">
            <text:p>3.56</text:p>
          </table:table-cell>
          <table:table-cell table:number-columns-repeated="1019"/>
        </table:table-row>
        <table:table-row table:style-name="ro1">
          <table:table-cell table:style-name="ce18" table:formula="of:=[$dumped.A35]&amp;&quot;,&quot;&amp;[$dumped.B35]&amp;&quot;,&quot;&amp;[$dumped.C35]" office:value-type="string" office:string-value="512,4,4" calcext:value-type="string">
            <text:p>512,4,4</text:p>
          </table:table-cell>
          <table:table-cell table:style-name="ce58" table:formula="of:=[$dumped.L35]" office:value-type="float" office:value="1.64497991967872" calcext:value-type="float">
            <text:p>1.64</text:p>
          </table:table-cell>
          <table:table-cell table:style-name="ce58" table:formula="of:=[$dumped.M35]" office:value-type="float" office:value="1.95094070016671" calcext:value-type="float">
            <text:p>1.95</text:p>
          </table:table-cell>
          <table:table-cell table:style-name="ce58" table:formula="of:=[$dumped.N35]" office:value-type="float" office:value="3.27942353883106" calcext:value-type="float">
            <text:p>3.28</text:p>
          </table:table-cell>
          <table:table-cell table:style-name="ce63" table:formula="of:=[$dumped.O35]" office:value-type="float" office:value="3.98443579766537" calcext:value-type="float">
            <text:p>3.98</text:p>
          </table:table-cell>
          <table:table-cell table:number-columns-repeated="1019"/>
        </table:table-row>
        <table:table-row table:style-name="ro1">
          <table:table-cell table:style-name="ce18" table:formula="of:=[$dumped.A36]&amp;&quot;,&quot;&amp;[$dumped.B36]&amp;&quot;,&quot;&amp;[$dumped.C36]" office:value-type="string" office:string-value="1024,4,4" calcext:value-type="string">
            <text:p>1024,4,4</text:p>
          </table:table-cell>
          <table:table-cell table:style-name="ce58" table:formula="of:=[$dumped.L36]" office:value-type="float" office:value="1.93298725814063" calcext:value-type="float">
            <text:p>1.93</text:p>
          </table:table-cell>
          <table:table-cell table:style-name="ce58" table:formula="of:=[$dumped.M36]" office:value-type="float" office:value="2.46970153753392" calcext:value-type="float">
            <text:p>2.47</text:p>
          </table:table-cell>
          <table:table-cell table:style-name="ce58" table:formula="of:=[$dumped.N36]" office:value-type="float" office:value="3.45654008438819" calcext:value-type="float">
            <text:p>3.46</text:p>
          </table:table-cell>
          <table:table-cell table:style-name="ce63" table:formula="of:=[$dumped.O36]" office:value-type="float" office:value="4.23687613136799" calcext:value-type="float">
            <text:p>4.24</text:p>
          </table:table-cell>
          <table:table-cell table:number-columns-repeated="1019"/>
        </table:table-row>
        <table:table-row table:style-name="ro1">
          <table:table-cell table:style-name="ce18" table:formula="of:=[$dumped.A37]&amp;&quot;,&quot;&amp;[$dumped.B37]&amp;&quot;,&quot;&amp;[$dumped.C37]" office:value-type="string" office:string-value="2048,4,4" calcext:value-type="string">
            <text:p>2048,4,4</text:p>
          </table:table-cell>
          <table:table-cell table:style-name="ce58" table:formula="of:=[$dumped.L37]" office:value-type="float" office:value="2.15536407288035" calcext:value-type="float">
            <text:p>2.16</text:p>
          </table:table-cell>
          <table:table-cell table:style-name="ce58" table:formula="of:=[$dumped.M37]" office:value-type="float" office:value="2.90496453900709" calcext:value-type="float">
            <text:p>2.90</text:p>
          </table:table-cell>
          <table:table-cell table:style-name="ce58" table:formula="of:=[$dumped.N37]" office:value-type="float" office:value="3.54172070903588" calcext:value-type="float">
            <text:p>3.54</text:p>
          </table:table-cell>
          <table:table-cell table:style-name="ce63" table:formula="of:=[$dumped.O37]" office:value-type="float" office:value="4.47100559421476" calcext:value-type="float">
            <text:p>4.47</text:p>
          </table:table-cell>
          <table:table-cell table:number-columns-repeated="1019"/>
        </table:table-row>
        <table:table-row table:style-name="ro1">
          <table:table-cell table:style-name="ce18" table:formula="of:=[$dumped.A38]&amp;&quot;,&quot;&amp;[$dumped.B38]&amp;&quot;,&quot;&amp;[$dumped.C38]" office:value-type="string" office:string-value="4096,4,4" calcext:value-type="string">
            <text:p>4096,4,4</text:p>
          </table:table-cell>
          <table:table-cell table:style-name="ce58" table:formula="of:=[$dumped.L38]" office:value-type="float" office:value="2.33831662325615" calcext:value-type="float">
            <text:p>2.34</text:p>
          </table:table-cell>
          <table:table-cell table:style-name="ce58" table:formula="of:=[$dumped.M38]" office:value-type="float" office:value="3.16752054132431" calcext:value-type="float">
            <text:p>3.17</text:p>
          </table:table-cell>
          <table:table-cell table:style-name="ce58" table:formula="of:=[$dumped.N38]" office:value-type="float" office:value="3.58767175781464" calcext:value-type="float">
            <text:p>3.59</text:p>
          </table:table-cell>
          <table:table-cell table:style-name="ce63" table:formula="of:=[$dumped.O38]" office:value-type="float" office:value="4.51910081368087" calcext:value-type="float">
            <text:p>4.52</text:p>
          </table:table-cell>
          <table:table-cell table:number-columns-repeated="1019"/>
        </table:table-row>
        <table:table-row table:style-name="ro1">
          <table:table-cell table:style-name="ce18" table:formula="of:=[$dumped.A39]&amp;&quot;,&quot;&amp;[$dumped.B39]&amp;&quot;,&quot;&amp;[$dumped.C39]" office:value-type="string" office:string-value="8192,4,4" calcext:value-type="string">
            <text:p>8192,4,4</text:p>
          </table:table-cell>
          <table:table-cell table:style-name="ce58" table:formula="of:=[$dumped.L39]" office:value-type="float" office:value="2.4577536096006" calcext:value-type="float">
            <text:p>2.46</text:p>
          </table:table-cell>
          <table:table-cell table:style-name="ce58" table:formula="of:=[$dumped.M39]" office:value-type="float" office:value="3.22281780181952" calcext:value-type="float">
            <text:p>3.22</text:p>
          </table:table-cell>
          <table:table-cell table:style-name="ce58" table:formula="of:=[$dumped.N39]" office:value-type="float" office:value="3.52467260064001" calcext:value-type="float">
            <text:p>3.52</text:p>
          </table:table-cell>
          <table:table-cell table:style-name="ce63" table:formula="of:=[$dumped.O39]" office:value-type="float" office:value="4.43620117782441" calcext:value-type="float">
            <text:p>4.44</text:p>
          </table:table-cell>
          <table:table-cell table:number-columns-repeated="1019"/>
        </table:table-row>
        <table:table-row table:style-name="ro1">
          <table:table-cell table:style-name="ce18" table:formula="of:=[$dumped.A40]&amp;&quot;,&quot;&amp;[$dumped.B40]&amp;&quot;,&quot;&amp;[$dumped.C40]" office:value-type="string" office:string-value="16384,4,4" calcext:value-type="string">
            <text:p>16384,4,4</text:p>
          </table:table-cell>
          <table:table-cell table:style-name="ce58" table:formula="of:=[$dumped.L40]" office:value-type="float" office:value="2.53941683619103" calcext:value-type="float">
            <text:p>2.54</text:p>
          </table:table-cell>
          <table:table-cell table:style-name="ce58" table:formula="of:=[$dumped.M40]" office:value-type="float" office:value="3.09983799827356" calcext:value-type="float">
            <text:p>3.10</text:p>
          </table:table-cell>
          <table:table-cell table:style-name="ce58" table:formula="of:=[$dumped.N40]" office:value-type="float" office:value="3.27856222719712" calcext:value-type="float">
            <text:p>3.28</text:p>
          </table:table-cell>
          <table:table-cell table:style-name="ce63" table:formula="of:=[$dumped.O40]" office:value-type="float" office:value="4.07657258378042" calcext:value-type="float">
            <text:p>4.08</text:p>
          </table:table-cell>
          <table:table-cell table:number-columns-repeated="1019"/>
        </table:table-row>
        <table:table-row table:style-name="ro1">
          <table:table-cell table:style-name="ce18" table:formula="of:=[$dumped.A41]&amp;&quot;,&quot;&amp;[$dumped.B41]&amp;&quot;,&quot;&amp;[$dumped.C41]" office:value-type="string" office:string-value="32768,4,4" calcext:value-type="string">
            <text:p>32768,4,4</text:p>
          </table:table-cell>
          <table:table-cell table:style-name="ce58" table:formula="of:=[$dumped.L41]" office:value-type="float" office:value="2.57944660920219" calcext:value-type="float">
            <text:p>2.58</text:p>
          </table:table-cell>
          <table:table-cell table:style-name="ce58" table:formula="of:=[$dumped.M41]" office:value-type="float" office:value="2.75459723010319" calcext:value-type="float">
            <text:p>2.75</text:p>
          </table:table-cell>
          <table:table-cell table:style-name="ce58" table:formula="of:=[$dumped.N41]" office:value-type="float" office:value="2.897787505458" calcext:value-type="float">
            <text:p>2.90</text:p>
          </table:table-cell>
          <table:table-cell table:style-name="ce63" table:formula="of:=[$dumped.O41]" office:value-type="float" office:value="3.60667556374943" calcext:value-type="float">
            <text:p>3.61</text:p>
          </table:table-cell>
          <table:table-cell table:number-columns-repeated="1019"/>
        </table:table-row>
        <table:table-row table:style-name="ro1">
          <table:table-cell table:style-name="ce18" table:formula="of:=[$dumped.A42]&amp;&quot;,&quot;&amp;[$dumped.B42]&amp;&quot;,&quot;&amp;[$dumped.C42]" office:value-type="string" office:string-value="65536,4,4" calcext:value-type="string">
            <text:p>65536,4,4</text:p>
          </table:table-cell>
          <table:table-cell table:style-name="ce58" table:formula="of:=[$dumped.L42]" office:value-type="float" office:value="2.56468355297271" calcext:value-type="float">
            <text:p>2.56</text:p>
          </table:table-cell>
          <table:table-cell table:style-name="ce58" table:formula="of:=[$dumped.M42]" office:value-type="float" office:value="2.51108413018854" calcext:value-type="float">
            <text:p>2.51</text:p>
          </table:table-cell>
          <table:table-cell table:style-name="ce58" table:formula="of:=[$dumped.N42]" office:value-type="float" office:value="2.62019540718159" calcext:value-type="float">
            <text:p>2.62</text:p>
          </table:table-cell>
          <table:table-cell table:style-name="ce63" table:formula="of:=[$dumped.O42]" office:value-type="float" office:value="3.34487873500337" calcext:value-type="float">
            <text:p>3.34</text:p>
          </table:table-cell>
          <table:table-cell table:number-columns-repeated="1019"/>
        </table:table-row>
        <table:table-row table:style-name="ro1">
          <table:table-cell table:style-name="ce55" table:formula="of:=[$dumped.A43]&amp;&quot;,&quot;&amp;[$dumped.B43]&amp;&quot;,&quot;&amp;[$dumped.C43]" office:value-type="string" office:string-value="131072,4,4" calcext:value-type="string">
            <text:p>131072,4,4</text:p>
          </table:table-cell>
          <table:table-cell table:style-name="ce60" table:formula="of:=[$dumped.L43]" office:value-type="float" office:value="2.53331545524498" calcext:value-type="float">
            <text:p>2.53</text:p>
          </table:table-cell>
          <table:table-cell table:style-name="ce60" table:formula="of:=[$dumped.M43]" office:value-type="float" office:value="2.48247125892536" calcext:value-type="float">
            <text:p>2.48</text:p>
          </table:table-cell>
          <table:table-cell table:style-name="ce60" table:formula="of:=[$dumped.N43]" office:value-type="float" office:value="2.5899590477743" calcext:value-type="float">
            <text:p>2.59</text:p>
          </table:table-cell>
          <table:table-cell table:style-name="ce65" table:formula="of:=[$dumped.O43]" office:value-type="float" office:value="3.3225104761603" calcext:value-type="float">
            <text:p>3.32</text:p>
          </table:table-cell>
          <table:table-cell table:number-columns-repeated="1019"/>
        </table:table-row>
        <table:table-row table:style-name="ro1">
          <table:table-cell table:style-name="ce18" table:formula="of:=[$dumped.A44]&amp;&quot;,&quot;&amp;[$dumped.B44]&amp;&quot;,&quot;&amp;[$dumped.C44]" office:value-type="string" office:string-value="1,256,1" calcext:value-type="string">
            <text:p>1,256,1</text:p>
          </table:table-cell>
          <table:table-cell table:style-name="ce58" table:formula="of:=[$dumped.L44]" office:value-type="float" office:value="0.108658743633277" calcext:value-type="float">
            <text:p>0.11</text:p>
          </table:table-cell>
          <table:table-cell table:style-name="ce58" table:formula="of:=[$dumped.M44]" office:value-type="float" office:value="0.0994947532063739" calcext:value-type="float">
            <text:p>0.10</text:p>
          </table:table-cell>
          <table:table-cell table:style-name="ce58" table:formula="of:=[$dumped.N44]" office:value-type="float" office:value="0.222802436901654" calcext:value-type="float">
            <text:p>0.22</text:p>
          </table:table-cell>
          <table:table-cell table:style-name="ce63" table:formula="of:=[$dumped.O44]" office:value-type="float" office:value="0.587155963302752" calcext:value-type="float">
            <text:p>0.59</text:p>
          </table:table-cell>
          <table:table-cell table:number-columns-repeated="1019"/>
        </table:table-row>
        <table:table-row table:style-name="ro1">
          <table:table-cell table:style-name="ce18" table:formula="of:=[$dumped.A45]&amp;&quot;,&quot;&amp;[$dumped.B45]&amp;&quot;,&quot;&amp;[$dumped.C45]" office:value-type="string" office:string-value="1,512,1" calcext:value-type="string">
            <text:p>1,512,1</text:p>
          </table:table-cell>
          <table:table-cell table:style-name="ce58" table:formula="of:=[$dumped.L45]" office:value-type="float" office:value="0.132333936417679" calcext:value-type="float">
            <text:p>0.13</text:p>
          </table:table-cell>
          <table:table-cell table:style-name="ce58" table:formula="of:=[$dumped.M45]" office:value-type="float" office:value="0.139661756683033" calcext:value-type="float">
            <text:p>0.14</text:p>
          </table:table-cell>
          <table:table-cell table:style-name="ce58" table:formula="of:=[$dumped.N45]" office:value-type="float" office:value="0.218430034129693" calcext:value-type="float">
            <text:p>0.22</text:p>
          </table:table-cell>
          <table:table-cell table:style-name="ce63" table:formula="of:=[$dumped.O45]" office:value-type="float" office:value="0.66235446313066" calcext:value-type="float">
            <text:p>0.66</text:p>
          </table:table-cell>
          <table:table-cell table:number-columns-repeated="1019"/>
        </table:table-row>
        <table:table-row table:style-name="ro1">
          <table:table-cell table:style-name="ce18" table:formula="of:=[$dumped.A46]&amp;&quot;,&quot;&amp;[$dumped.B46]&amp;&quot;,&quot;&amp;[$dumped.C46]" office:value-type="string" office:string-value="1,1024,1" calcext:value-type="string">
            <text:p>1,1024,1</text:p>
          </table:table-cell>
          <table:table-cell table:style-name="ce58" table:formula="of:=[$dumped.L46]" office:value-type="float" office:value="0.143296949342289" calcext:value-type="float">
            <text:p>0.14</text:p>
          </table:table-cell>
          <table:table-cell table:style-name="ce58" table:formula="of:=[$dumped.M46]" office:value-type="float" office:value="0.171409440910613" calcext:value-type="float">
            <text:p>0.17</text:p>
          </table:table-cell>
          <table:table-cell table:style-name="ce58" table:formula="of:=[$dumped.N46]" office:value-type="float" office:value="0.225749559082892" calcext:value-type="float">
            <text:p>0.23</text:p>
          </table:table-cell>
          <table:table-cell table:style-name="ce63" table:formula="of:=[$dumped.O46]" office:value-type="float" office:value="0.711605281445448" calcext:value-type="float">
            <text:p>0.71</text:p>
          </table:table-cell>
          <table:table-cell table:number-columns-repeated="1019"/>
        </table:table-row>
        <table:table-row table:style-name="ro1">
          <table:table-cell table:style-name="ce18" table:formula="of:=[$dumped.A47]&amp;&quot;,&quot;&amp;[$dumped.B47]&amp;&quot;,&quot;&amp;[$dumped.C47]" office:value-type="string" office:string-value="1,2048,1" calcext:value-type="string">
            <text:p>1,2048,1</text:p>
          </table:table-cell>
          <table:table-cell table:style-name="ce58" table:formula="of:=[$dumped.L47]" office:value-type="float" office:value="0.154193645535311" calcext:value-type="float">
            <text:p>0.15</text:p>
          </table:table-cell>
          <table:table-cell table:style-name="ce58" table:formula="of:=[$dumped.M47]" office:value-type="float" office:value="0.18833915762369" calcext:value-type="float">
            <text:p>0.19</text:p>
          </table:table-cell>
          <table:table-cell table:style-name="ce58" table:formula="of:=[$dumped.N47]" office:value-type="float" office:value="0.239700374531835" calcext:value-type="float">
            <text:p>0.24</text:p>
          </table:table-cell>
          <table:table-cell table:style-name="ce63" table:formula="of:=[$dumped.O47]" office:value-type="float" office:value="0.8487360132615" calcext:value-type="float">
            <text:p>0.85</text:p>
          </table:table-cell>
          <table:table-cell table:number-columns-repeated="1019"/>
        </table:table-row>
        <table:table-row table:style-name="ro1">
          <table:table-cell table:style-name="ce18" table:formula="of:=[$dumped.A48]&amp;&quot;,&quot;&amp;[$dumped.B48]&amp;&quot;,&quot;&amp;[$dumped.C48]" office:value-type="string" office:string-value="1,4096,1" calcext:value-type="string">
            <text:p>1,4096,1</text:p>
          </table:table-cell>
          <table:table-cell table:style-name="ce58" table:formula="of:=[$dumped.L48]" office:value-type="float" office:value="0.161903632554646" calcext:value-type="float">
            <text:p>0.16</text:p>
          </table:table-cell>
          <table:table-cell table:style-name="ce58" table:formula="of:=[$dumped.M48]" office:value-type="float" office:value="0.200430612644353" calcext:value-type="float">
            <text:p>0.20</text:p>
          </table:table-cell>
          <table:table-cell table:style-name="ce58" table:formula="of:=[$dumped.N48]" office:value-type="float" office:value="0.236407710954635" calcext:value-type="float">
            <text:p>0.24</text:p>
          </table:table-cell>
          <table:table-cell table:style-name="ce63" table:formula="of:=[$dumped.O48]" office:value-type="float" office:value="0.952336665891653" calcext:value-type="float">
            <text:p>0.95</text:p>
          </table:table-cell>
          <table:table-cell table:number-columns-repeated="1019"/>
        </table:table-row>
        <table:table-row table:style-name="ro1">
          <table:table-cell table:style-name="ce18" table:formula="of:=[$dumped.A49]&amp;&quot;,&quot;&amp;[$dumped.B49]&amp;&quot;,&quot;&amp;[$dumped.C49]" office:value-type="string" office:string-value="1,8192,1" calcext:value-type="string">
            <text:p>1,8192,1</text:p>
          </table:table-cell>
          <table:table-cell table:style-name="ce58" table:formula="of:=[$dumped.L49]" office:value-type="float" office:value="0.167491310570435" calcext:value-type="float">
            <text:p>0.17</text:p>
          </table:table-cell>
          <table:table-cell table:style-name="ce58" table:formula="of:=[$dumped.M49]" office:value-type="float" office:value="0.213322222800896" calcext:value-type="float">
            <text:p>0.21</text:p>
          </table:table-cell>
          <table:table-cell table:style-name="ce58" table:formula="of:=[$dumped.N49]" office:value-type="float" office:value="0.23508479926536" calcext:value-type="float">
            <text:p>0.24</text:p>
          </table:table-cell>
          <table:table-cell table:style-name="ce63" table:formula="of:=[$dumped.O49]" office:value-type="float" office:value="1.03591299949418" calcext:value-type="float">
            <text:p>1.04</text:p>
          </table:table-cell>
          <table:table-cell table:number-columns-repeated="1019"/>
        </table:table-row>
        <table:table-row table:style-name="ro1">
          <table:table-cell table:style-name="ce18" table:formula="of:=[$dumped.A50]&amp;&quot;,&quot;&amp;[$dumped.B50]&amp;&quot;,&quot;&amp;[$dumped.C50]" office:value-type="string" office:string-value="1,16384,1" calcext:value-type="string">
            <text:p>1,16384,1</text:p>
          </table:table-cell>
          <table:table-cell table:style-name="ce58" table:formula="of:=[$dumped.L50]" office:value-type="float" office:value="0.170709344002667" calcext:value-type="float">
            <text:p>0.17</text:p>
          </table:table-cell>
          <table:table-cell table:style-name="ce58" table:formula="of:=[$dumped.M50]" office:value-type="float" office:value="0.222270457998698" calcext:value-type="float">
            <text:p>0.22</text:p>
          </table:table-cell>
          <table:table-cell table:style-name="ce58" table:formula="of:=[$dumped.N50]" office:value-type="float" office:value="0.234244538487933" calcext:value-type="float">
            <text:p>0.23</text:p>
          </table:table-cell>
          <table:table-cell table:style-name="ce63" table:formula="of:=[$dumped.O50]" office:value-type="float" office:value="1.06638896120802" calcext:value-type="float">
            <text:p>1.07</text:p>
          </table:table-cell>
          <table:table-cell table:number-columns-repeated="1019"/>
        </table:table-row>
        <table:table-row table:style-name="ro1">
          <table:table-cell table:style-name="ce18" table:formula="of:=[$dumped.A51]&amp;&quot;,&quot;&amp;[$dumped.B51]&amp;&quot;,&quot;&amp;[$dumped.C51]" office:value-type="string" office:string-value="1,32768,1" calcext:value-type="string">
            <text:p>1,32768,1</text:p>
          </table:table-cell>
          <table:table-cell table:style-name="ce58" table:formula="of:=[$dumped.L51]" office:value-type="float" office:value="0.172455896593828" calcext:value-type="float">
            <text:p>0.17</text:p>
          </table:table-cell>
          <table:table-cell table:style-name="ce58" table:formula="of:=[$dumped.M51]" office:value-type="float" office:value="0.225155460885698" calcext:value-type="float">
            <text:p>0.23</text:p>
          </table:table-cell>
          <table:table-cell table:style-name="ce58" table:formula="of:=[$dumped.N51]" office:value-type="float" office:value="0.231063223659159" calcext:value-type="float">
            <text:p>0.23</text:p>
          </table:table-cell>
          <table:table-cell table:style-name="ce63" table:formula="of:=[$dumped.O51]" office:value-type="float" office:value="1.0564188535689" calcext:value-type="float">
            <text:p>1.06</text:p>
          </table:table-cell>
          <table:table-cell table:number-columns-repeated="1019"/>
        </table:table-row>
        <table:table-row table:style-name="ro1">
          <table:table-cell table:style-name="ce18" table:formula="of:=[$dumped.A52]&amp;&quot;,&quot;&amp;[$dumped.B52]&amp;&quot;,&quot;&amp;[$dumped.C52]" office:value-type="string" office:string-value="1,65536,1" calcext:value-type="string">
            <text:p>1,65536,1</text:p>
          </table:table-cell>
          <table:table-cell table:style-name="ce58" table:formula="of:=[$dumped.L52]" office:value-type="float" office:value="0.173421998999733" calcext:value-type="float">
            <text:p>0.17</text:p>
          </table:table-cell>
          <table:table-cell table:style-name="ce58" table:formula="of:=[$dumped.M52]" office:value-type="float" office:value="0.219219138858412" calcext:value-type="float">
            <text:p>0.22</text:p>
          </table:table-cell>
          <table:table-cell table:style-name="ce58" table:formula="of:=[$dumped.N52]" office:value-type="float" office:value="0.222263673577361" calcext:value-type="float">
            <text:p>0.22</text:p>
          </table:table-cell>
          <table:table-cell table:style-name="ce63" table:formula="of:=[$dumped.O52]" office:value-type="float" office:value="0.960023438072219" calcext:value-type="float">
            <text:p>0.96</text:p>
          </table:table-cell>
          <table:table-cell table:number-columns-repeated="1019"/>
        </table:table-row>
        <table:table-row table:style-name="ro1">
          <table:table-cell table:style-name="ce18" table:formula="of:=[$dumped.A53]&amp;&quot;,&quot;&amp;[$dumped.B53]&amp;&quot;,&quot;&amp;[$dumped.C53]" office:value-type="string" office:string-value="1,131072,1" calcext:value-type="string">
            <text:p>1,131072,1</text:p>
          </table:table-cell>
          <table:table-cell table:style-name="ce58" table:formula="of:=[$dumped.L53]" office:value-type="float" office:value="0.173842460575354" calcext:value-type="float">
            <text:p>0.17</text:p>
          </table:table-cell>
          <table:table-cell table:style-name="ce58" table:formula="of:=[$dumped.M53]" office:value-type="float" office:value="0.208946610786881" calcext:value-type="float">
            <text:p>0.21</text:p>
          </table:table-cell>
          <table:table-cell table:style-name="ce58" table:formula="of:=[$dumped.N53]" office:value-type="float" office:value="0.209703121100225" calcext:value-type="float">
            <text:p>0.21</text:p>
          </table:table-cell>
          <table:table-cell table:style-name="ce63" table:formula="of:=[$dumped.O53]" office:value-type="float" office:value="0.788469404942371" calcext:value-type="float">
            <text:p>0.79</text:p>
          </table:table-cell>
          <table:table-cell table:number-columns-repeated="1019"/>
        </table:table-row>
        <table:table-row table:style-name="ro1">
          <table:table-cell table:style-name="ce54" table:formula="of:=[$dumped.A54]&amp;&quot;,&quot;&amp;[$dumped.B54]&amp;&quot;,&quot;&amp;[$dumped.C54]" office:value-type="string" office:string-value="1,256,4" calcext:value-type="string">
            <text:p>1,256,4</text:p>
          </table:table-cell>
          <table:table-cell table:style-name="ce59" table:formula="of:=[$dumped.L54]" office:value-type="float" office:value="0.401096748922836" calcext:value-type="float">
            <text:p>0.40</text:p>
          </table:table-cell>
          <table:table-cell table:style-name="ce59" table:formula="of:=[$dumped.M54]" office:value-type="float" office:value="0.354080221300138" calcext:value-type="float">
            <text:p>0.35</text:p>
          </table:table-cell>
          <table:table-cell table:style-name="ce59" table:formula="of:=[$dumped.N54]" office:value-type="float" office:value="0.811410459587956" calcext:value-type="float">
            <text:p>0.81</text:p>
          </table:table-cell>
          <table:table-cell table:style-name="ce64" table:formula="of:=[$dumped.O54]" office:value-type="float" office:value="1.84172661870504" calcext:value-type="float">
            <text:p>1.84</text:p>
          </table:table-cell>
          <table:table-cell table:number-columns-repeated="1019"/>
        </table:table-row>
        <table:table-row table:style-name="ro1">
          <table:table-cell table:style-name="ce18" table:formula="of:=[$dumped.A55]&amp;&quot;,&quot;&amp;[$dumped.B55]&amp;&quot;,&quot;&amp;[$dumped.C55]" office:value-type="string" office:string-value="1,512,4" calcext:value-type="string">
            <text:p>1,512,4</text:p>
          </table:table-cell>
          <table:table-cell table:style-name="ce58" table:formula="of:=[$dumped.L55]" office:value-type="float" office:value="0.493256262042389" calcext:value-type="float">
            <text:p>0.49</text:p>
          </table:table-cell>
          <table:table-cell table:style-name="ce58" table:formula="of:=[$dumped.M55]" office:value-type="float" office:value="0.528516129032258" calcext:value-type="float">
            <text:p>0.53</text:p>
          </table:table-cell>
          <table:table-cell table:style-name="ce58" table:formula="of:=[$dumped.N55]" office:value-type="float" office:value="0.817891373801917" calcext:value-type="float">
            <text:p>0.82</text:p>
          </table:table-cell>
          <table:table-cell table:style-name="ce63" table:formula="of:=[$dumped.O55]" office:value-type="float" office:value="2.19742489270386" calcext:value-type="float">
            <text:p>2.20</text:p>
          </table:table-cell>
          <table:table-cell table:number-columns-repeated="1019"/>
        </table:table-row>
        <table:table-row table:style-name="ro1">
          <table:table-cell table:style-name="ce18" table:formula="of:=[$dumped.A56]&amp;&quot;,&quot;&amp;[$dumped.B56]&amp;&quot;,&quot;&amp;[$dumped.C56]" office:value-type="string" office:string-value="1,1024,4" calcext:value-type="string">
            <text:p>1,1024,4</text:p>
          </table:table-cell>
          <table:table-cell table:style-name="ce58" table:formula="of:=[$dumped.L56]" office:value-type="float" office:value="0.561480466072652" calcext:value-type="float">
            <text:p>0.56</text:p>
          </table:table-cell>
          <table:table-cell table:style-name="ce58" table:formula="of:=[$dumped.M56]" office:value-type="float" office:value="0.628413623810985" calcext:value-type="float">
            <text:p>0.63</text:p>
          </table:table-cell>
          <table:table-cell table:style-name="ce58" table:formula="of:=[$dumped.N56]" office:value-type="float" office:value="0.84436198721913" calcext:value-type="float">
            <text:p>0.84</text:p>
          </table:table-cell>
          <table:table-cell table:style-name="ce63" table:formula="of:=[$dumped.O56]" office:value-type="float" office:value="2.52372150338879" calcext:value-type="float">
            <text:p>2.52</text:p>
          </table:table-cell>
          <table:table-cell table:number-columns-repeated="1019"/>
        </table:table-row>
        <table:table-row table:style-name="ro1">
          <table:table-cell table:style-name="ce18" table:formula="of:=[$dumped.A57]&amp;&quot;,&quot;&amp;[$dumped.B57]&amp;&quot;,&quot;&amp;[$dumped.C57]" office:value-type="string" office:string-value="1,2048,4" calcext:value-type="string">
            <text:p>1,2048,4</text:p>
          </table:table-cell>
          <table:table-cell table:style-name="ce58" table:formula="of:=[$dumped.L57]" office:value-type="float" office:value="0.611708482676225" calcext:value-type="float">
            <text:p>0.61</text:p>
          </table:table-cell>
          <table:table-cell table:style-name="ce58" table:formula="of:=[$dumped.M57]" office:value-type="float" office:value="0.682211858760826" calcext:value-type="float">
            <text:p>0.68</text:p>
          </table:table-cell>
          <table:table-cell table:style-name="ce58" table:formula="of:=[$dumped.N57]" office:value-type="float" office:value="0.796654672760867" calcext:value-type="float">
            <text:p>0.80</text:p>
          </table:table-cell>
          <table:table-cell table:style-name="ce63" table:formula="of:=[$dumped.O57]" office:value-type="float" office:value="2.83264177040111" calcext:value-type="float">
            <text:p>2.83</text:p>
          </table:table-cell>
          <table:table-cell table:number-columns-repeated="1019"/>
        </table:table-row>
        <table:table-row table:style-name="ro1">
          <table:table-cell table:style-name="ce18" table:formula="of:=[$dumped.A58]&amp;&quot;,&quot;&amp;[$dumped.B58]&amp;&quot;,&quot;&amp;[$dumped.C58]" office:value-type="string" office:string-value="1,4096,4" calcext:value-type="string">
            <text:p>1,4096,4</text:p>
          </table:table-cell>
          <table:table-cell table:style-name="ce58" table:formula="of:=[$dumped.L58]" office:value-type="float" office:value="0.642686227591888" calcext:value-type="float">
            <text:p>0.64</text:p>
          </table:table-cell>
          <table:table-cell table:style-name="ce58" table:formula="of:=[$dumped.M58]" office:value-type="float" office:value="0.665475223395613" calcext:value-type="float">
            <text:p>0.67</text:p>
          </table:table-cell>
          <table:table-cell table:style-name="ce58" table:formula="of:=[$dumped.N58]" office:value-type="float" office:value="0.726048036869627" calcext:value-type="float">
            <text:p>0.73</text:p>
          </table:table-cell>
          <table:table-cell table:style-name="ce63" table:formula="of:=[$dumped.O58]" office:value-type="float" office:value="3.54172070903588" calcext:value-type="float">
            <text:p>3.54</text:p>
          </table:table-cell>
          <table:table-cell table:number-columns-repeated="1019"/>
        </table:table-row>
        <table:table-row table:style-name="ro1">
          <table:table-cell table:style-name="ce18" table:formula="of:=[$dumped.A59]&amp;&quot;,&quot;&amp;[$dumped.B59]&amp;&quot;,&quot;&amp;[$dumped.C59]" office:value-type="string" office:string-value="1,8192,4" calcext:value-type="string">
            <text:p>1,8192,4</text:p>
          </table:table-cell>
          <table:table-cell table:style-name="ce58" table:formula="of:=[$dumped.L59]" office:value-type="float" office:value="0.669445125439242" calcext:value-type="float">
            <text:p>0.67</text:p>
          </table:table-cell>
          <table:table-cell table:style-name="ce58" table:formula="of:=[$dumped.M59]" office:value-type="float" office:value="0.709310128363314" calcext:value-type="float">
            <text:p>0.71</text:p>
          </table:table-cell>
          <table:table-cell table:style-name="ce58" table:formula="of:=[$dumped.N59]" office:value-type="float" office:value="0.741860991623274" calcext:value-type="float">
            <text:p>0.74</text:p>
          </table:table-cell>
          <table:table-cell table:style-name="ce63" table:formula="of:=[$dumped.O59]" office:value-type="float" office:value="3.4452738933866" calcext:value-type="float">
            <text:p>3.45</text:p>
          </table:table-cell>
          <table:table-cell table:number-columns-repeated="1019"/>
        </table:table-row>
        <table:table-row table:style-name="ro1">
          <table:table-cell table:style-name="ce18" table:formula="of:=[$dumped.A60]&amp;&quot;,&quot;&amp;[$dumped.B60]&amp;&quot;,&quot;&amp;[$dumped.C60]" office:value-type="string" office:string-value="1,16384,4" calcext:value-type="string">
            <text:p>1,16384,4</text:p>
          </table:table-cell>
          <table:table-cell table:style-name="ce58" table:formula="of:=[$dumped.L60]" office:value-type="float" office:value="0.686032513686943" calcext:value-type="float">
            <text:p>0.69</text:p>
          </table:table-cell>
          <table:table-cell table:style-name="ce58" table:formula="of:=[$dumped.M60]" office:value-type="float" office:value="0.731395919825008" calcext:value-type="float">
            <text:p>0.73</text:p>
          </table:table-cell>
          <table:table-cell table:style-name="ce58" table:formula="of:=[$dumped.N60]" office:value-type="float" office:value="0.748734705069177" calcext:value-type="float">
            <text:p>0.75</text:p>
          </table:table-cell>
          <table:table-cell table:style-name="ce63" table:formula="of:=[$dumped.O60]" office:value-type="float" office:value="3.42385455305365" calcext:value-type="float">
            <text:p>3.42</text:p>
          </table:table-cell>
          <table:table-cell table:number-columns-repeated="1019"/>
        </table:table-row>
        <table:table-row table:style-name="ro1">
          <table:table-cell table:style-name="ce18" table:formula="of:=[$dumped.A61]&amp;&quot;,&quot;&amp;[$dumped.B61]&amp;&quot;,&quot;&amp;[$dumped.C61]" office:value-type="string" office:string-value="1,32768,4" calcext:value-type="string">
            <text:p>1,32768,4</text:p>
          </table:table-cell>
          <table:table-cell table:style-name="ce58" table:formula="of:=[$dumped.L61]" office:value-type="float" office:value="0.692765894472017" calcext:value-type="float">
            <text:p>0.69</text:p>
          </table:table-cell>
          <table:table-cell table:style-name="ce58" table:formula="of:=[$dumped.M61]" office:value-type="float" office:value="0.7293650219524" calcext:value-type="float">
            <text:p>0.73</text:p>
          </table:table-cell>
          <table:table-cell table:style-name="ce58" table:formula="of:=[$dumped.N61]" office:value-type="float" office:value="0.738712640827805" calcext:value-type="float">
            <text:p>0.74</text:p>
          </table:table-cell>
          <table:table-cell table:style-name="ce63" table:formula="of:=[$dumped.O61]" office:value-type="float" office:value="3.29973314536025" calcext:value-type="float">
            <text:p>3.30</text:p>
          </table:table-cell>
          <table:table-cell table:number-columns-repeated="1019"/>
        </table:table-row>
        <table:table-row table:style-name="ro1">
          <table:table-cell table:style-name="ce18" table:formula="of:=[$dumped.A62]&amp;&quot;,&quot;&amp;[$dumped.B62]&amp;&quot;,&quot;&amp;[$dumped.C62]" office:value-type="string" office:string-value="1,65536,4" calcext:value-type="string">
            <text:p>1,65536,4</text:p>
          </table:table-cell>
          <table:table-cell table:style-name="ce58" table:formula="of:=[$dumped.L62]" office:value-type="float" office:value="0.696117690796112" calcext:value-type="float">
            <text:p>0.70</text:p>
          </table:table-cell>
          <table:table-cell table:style-name="ce58" table:formula="of:=[$dumped.M62]" office:value-type="float" office:value="0.702708498638245" calcext:value-type="float">
            <text:p>0.70</text:p>
          </table:table-cell>
          <table:table-cell table:style-name="ce58" table:formula="of:=[$dumped.N62]" office:value-type="float" office:value="0.706995409751177" calcext:value-type="float">
            <text:p>0.71</text:p>
          </table:table-cell>
          <table:table-cell table:style-name="ce63" table:formula="of:=[$dumped.O62]" office:value-type="float" office:value="2.78331776097851" calcext:value-type="float">
            <text:p>2.78</text:p>
          </table:table-cell>
          <table:table-cell table:number-columns-repeated="1019"/>
        </table:table-row>
        <table:table-row table:style-name="ro1">
          <table:table-cell table:style-name="ce55" table:formula="of:=[$dumped.A63]&amp;&quot;,&quot;&amp;[$dumped.B63]&amp;&quot;,&quot;&amp;[$dumped.C63]" office:value-type="string" office:string-value="1,131072,4" calcext:value-type="string">
            <text:p>1,131072,4</text:p>
          </table:table-cell>
          <table:table-cell table:style-name="ce60" table:formula="of:=[$dumped.L63]" office:value-type="float" office:value="0.696840289269105" calcext:value-type="float">
            <text:p>0.70</text:p>
          </table:table-cell>
          <table:table-cell table:style-name="ce60" table:formula="of:=[$dumped.M63]" office:value-type="float" office:value="0.674725464230238" calcext:value-type="float">
            <text:p>0.67</text:p>
          </table:table-cell>
          <table:table-cell table:style-name="ce60" table:formula="of:=[$dumped.N63]" office:value-type="float" office:value="0.671100666123937" calcext:value-type="float">
            <text:p>0.67</text:p>
          </table:table-cell>
          <table:table-cell table:style-name="ce65" table:formula="of:=[$dumped.O63]" office:value-type="float" office:value="2.0706313536228" calcext:value-type="float">
            <text:p>2.07</text:p>
          </table:table-cell>
          <table:table-cell table:number-columns-repeated="1019"/>
        </table:table-row>
        <table:table-row table:style-name="ro1">
          <table:table-cell table:style-name="ce18" table:formula="of:=[$dumped.A64]&amp;&quot;,&quot;&amp;[$dumped.B64]&amp;&quot;,&quot;&amp;[$dumped.C64]" office:value-type="string" office:string-value="1,256,32" calcext:value-type="string">
            <text:p>1,256,32</text:p>
          </table:table-cell>
          <table:table-cell table:style-name="ce58" table:formula="of:=[$dumped.L64]" office:value-type="float" office:value="2.47716964015724" calcext:value-type="float">
            <text:p>2.48</text:p>
          </table:table-cell>
          <table:table-cell table:style-name="ce58" table:formula="of:=[$dumped.M64]" office:value-type="float" office:value="2.18162450066578" calcext:value-type="float">
            <text:p>2.18</text:p>
          </table:table-cell>
          <table:table-cell table:style-name="ce58" table:formula="of:=[$dumped.N64]" office:value-type="float" office:value="3.69009009009009" calcext:value-type="float">
            <text:p>3.69</text:p>
          </table:table-cell>
          <table:table-cell table:style-name="ce63" table:formula="of:=[$dumped.O64]" office:value-type="float" office:value="5.54637779282329" calcext:value-type="float">
            <text:p>5.55</text:p>
          </table:table-cell>
          <table:table-cell table:number-columns-repeated="1019"/>
        </table:table-row>
        <table:table-row table:style-name="ro1">
          <table:table-cell table:style-name="ce18" table:formula="of:=[$dumped.A65]&amp;&quot;,&quot;&amp;[$dumped.B65]&amp;&quot;,&quot;&amp;[$dumped.C65]" office:value-type="string" office:string-value="1,512,32" calcext:value-type="string">
            <text:p>1,512,32</text:p>
          </table:table-cell>
          <table:table-cell table:style-name="ce58" table:formula="of:=[$dumped.L65]" office:value-type="float" office:value="3.37814432989691" calcext:value-type="float">
            <text:p>3.38</text:p>
          </table:table-cell>
          <table:table-cell table:style-name="ce58" table:formula="of:=[$dumped.M65]" office:value-type="float" office:value="2.858837899145" calcext:value-type="float">
            <text:p>2.86</text:p>
          </table:table-cell>
          <table:table-cell table:style-name="ce58" table:formula="of:=[$dumped.N65]" office:value-type="float" office:value="3.57417102966841" calcext:value-type="float">
            <text:p>3.57</text:p>
          </table:table-cell>
          <table:table-cell table:style-name="ce63" table:formula="of:=[$dumped.O65]" office:value-type="float" office:value="7.10186389250108" calcext:value-type="float">
            <text:p>7.10</text:p>
          </table:table-cell>
          <table:table-cell table:number-columns-repeated="1019"/>
        </table:table-row>
        <table:table-row table:style-name="ro1">
          <table:table-cell table:style-name="ce18" table:formula="of:=[$dumped.A66]&amp;&quot;,&quot;&amp;[$dumped.B66]&amp;&quot;,&quot;&amp;[$dumped.C66]" office:value-type="string" office:string-value="1,1024,32" calcext:value-type="string">
            <text:p>1,1024,32</text:p>
          </table:table-cell>
          <table:table-cell table:style-name="ce58" table:formula="of:=[$dumped.L66]" office:value-type="float" office:value="3.88937685459941" calcext:value-type="float">
            <text:p>3.89</text:p>
          </table:table-cell>
          <table:table-cell table:style-name="ce58" table:formula="of:=[$dumped.M66]" office:value-type="float" office:value="3.0521609538003" calcext:value-type="float">
            <text:p>3.05</text:p>
          </table:table-cell>
          <table:table-cell table:style-name="ce58" table:formula="of:=[$dumped.N66]" office:value-type="float" office:value="3.54670418876502" calcext:value-type="float">
            <text:p>3.55</text:p>
          </table:table-cell>
          <table:table-cell table:style-name="ce63" table:formula="of:=[$dumped.O66]" office:value-type="float" office:value="9.37299771167048" calcext:value-type="float">
            <text:p>9.37</text:p>
          </table:table-cell>
          <table:table-cell table:number-columns-repeated="1019"/>
        </table:table-row>
        <table:table-row table:style-name="ro1">
          <table:table-cell table:style-name="ce18" table:formula="of:=[$dumped.A67]&amp;&quot;,&quot;&amp;[$dumped.B67]&amp;&quot;,&quot;&amp;[$dumped.C67]" office:value-type="string" office:string-value="1,2048,32" calcext:value-type="string">
            <text:p>1,2048,32</text:p>
          </table:table-cell>
          <table:table-cell table:style-name="ce58" table:formula="of:=[$dumped.L67]" office:value-type="float" office:value="4.37752989112284" calcext:value-type="float">
            <text:p>4.38</text:p>
          </table:table-cell>
          <table:table-cell table:style-name="ce58" table:formula="of:=[$dumped.M67]" office:value-type="float" office:value="2.77448033529486" calcext:value-type="float">
            <text:p>2.77</text:p>
          </table:table-cell>
          <table:table-cell table:style-name="ce58" table:formula="of:=[$dumped.N67]" office:value-type="float" office:value="2.86220902301612" calcext:value-type="float">
            <text:p>2.86</text:p>
          </table:table-cell>
          <table:table-cell table:style-name="ce63" table:formula="of:=[$dumped.O67]" office:value-type="float" office:value="9.36228571428572" calcext:value-type="float">
            <text:p>9.36</text:p>
          </table:table-cell>
          <table:table-cell table:number-columns-repeated="1019"/>
        </table:table-row>
        <table:table-row table:style-name="ro1">
          <table:table-cell table:style-name="ce18" table:formula="of:=[$dumped.A68]&amp;&quot;,&quot;&amp;[$dumped.B68]&amp;&quot;,&quot;&amp;[$dumped.C68]" office:value-type="string" office:string-value="1,4096,32" calcext:value-type="string">
            <text:p>1,4096,32</text:p>
          </table:table-cell>
          <table:table-cell table:style-name="ce58" table:formula="of:=[$dumped.L68]" office:value-type="float" office:value="3.58472814790504" calcext:value-type="float">
            <text:p>3.58</text:p>
          </table:table-cell>
          <table:table-cell table:style-name="ce58" table:formula="of:=[$dumped.M68]" office:value-type="float" office:value="2.02355919904899" calcext:value-type="float">
            <text:p>2.02</text:p>
          </table:table-cell>
          <table:table-cell table:style-name="ce58" table:formula="of:=[$dumped.N68]" office:value-type="float" office:value="2.04509213462109" calcext:value-type="float">
            <text:p>2.05</text:p>
          </table:table-cell>
          <table:table-cell table:style-name="ce63" table:formula="of:=[$dumped.O68]" office:value-type="float" office:value="7.99707138499085" calcext:value-type="float">
            <text:p>8.00</text:p>
          </table:table-cell>
          <table:table-cell table:number-columns-repeated="1019"/>
        </table:table-row>
        <table:table-row table:style-name="ro1">
          <table:table-cell table:style-name="ce18" table:formula="of:=[$dumped.A69]&amp;&quot;,&quot;&amp;[$dumped.B69]&amp;&quot;,&quot;&amp;[$dumped.C69]" office:value-type="string" office:string-value="1,8192,32" calcext:value-type="string">
            <text:p>1,8192,32</text:p>
          </table:table-cell>
          <table:table-cell table:style-name="ce58" table:formula="of:=[$dumped.L69]" office:value-type="float" office:value="3.6089099369476" calcext:value-type="float">
            <text:p>3.61</text:p>
          </table:table-cell>
          <table:table-cell table:style-name="ce58" table:formula="of:=[$dumped.M69]" office:value-type="float" office:value="2.05780673522254" calcext:value-type="float">
            <text:p>2.06</text:p>
          </table:table-cell>
          <table:table-cell table:style-name="ce58" table:formula="of:=[$dumped.N69]" office:value-type="float" office:value="2.04961727613195" calcext:value-type="float">
            <text:p>2.05</text:p>
          </table:table-cell>
          <table:table-cell table:style-name="ce63" table:formula="of:=[$dumped.O69]" office:value-type="float" office:value="8.04098033802644" calcext:value-type="float">
            <text:p>8.04</text:p>
          </table:table-cell>
          <table:table-cell table:number-columns-repeated="1019"/>
        </table:table-row>
        <table:table-row table:style-name="ro1">
          <table:table-cell table:style-name="ce18" table:formula="of:=[$dumped.A70]&amp;&quot;,&quot;&amp;[$dumped.B70]&amp;&quot;,&quot;&amp;[$dumped.C70]" office:value-type="string" office:string-value="1,16384,32" calcext:value-type="string">
            <text:p>1,16384,32</text:p>
          </table:table-cell>
          <table:table-cell table:style-name="ce58" table:formula="of:=[$dumped.L70]" office:value-type="float" office:value="3.60419616955165" calcext:value-type="float">
            <text:p>3.60</text:p>
          </table:table-cell>
          <table:table-cell table:style-name="ce58" table:formula="of:=[$dumped.M70]" office:value-type="float" office:value="2.04312363850342" calcext:value-type="float">
            <text:p>2.04</text:p>
          </table:table-cell>
          <table:table-cell table:style-name="ce58" table:formula="of:=[$dumped.N70]" office:value-type="float" office:value="2.01273005075129" calcext:value-type="float">
            <text:p>2.01</text:p>
          </table:table-cell>
          <table:table-cell table:style-name="ce63" table:formula="of:=[$dumped.O70]" office:value-type="float" office:value="6.28070343571805" calcext:value-type="float">
            <text:p>6.28</text:p>
          </table:table-cell>
          <table:table-cell table:number-columns-repeated="1019"/>
        </table:table-row>
        <table:table-row table:style-name="ro1">
          <table:table-cell table:style-name="ce18" table:formula="of:=[$dumped.A71]&amp;&quot;,&quot;&amp;[$dumped.B71]&amp;&quot;,&quot;&amp;[$dumped.C71]" office:value-type="string" office:string-value="1,32768,32" calcext:value-type="string">
            <text:p>1,32768,32</text:p>
          </table:table-cell>
          <table:table-cell table:style-name="ce58" table:formula="of:=[$dumped.L71]" office:value-type="float" office:value="2.89553895646651" calcext:value-type="float">
            <text:p>2.90</text:p>
          </table:table-cell>
          <table:table-cell table:style-name="ce58" table:formula="of:=[$dumped.M71]" office:value-type="float" office:value="2.02149940622156" calcext:value-type="float">
            <text:p>2.02</text:p>
          </table:table-cell>
          <table:table-cell table:style-name="ce58" table:formula="of:=[$dumped.N71]" office:value-type="float" office:value="1.84910232015984" calcext:value-type="float">
            <text:p>1.85</text:p>
          </table:table-cell>
          <table:table-cell table:style-name="ce63" table:formula="of:=[$dumped.O71]" office:value-type="float" office:value="4.03259686568599" calcext:value-type="float">
            <text:p>4.03</text:p>
          </table:table-cell>
          <table:table-cell table:number-columns-repeated="1019"/>
        </table:table-row>
        <table:table-row table:style-name="ro1">
          <table:table-cell table:style-name="ce18" table:formula="of:=[$dumped.A72]&amp;&quot;,&quot;&amp;[$dumped.B72]&amp;&quot;,&quot;&amp;[$dumped.C72]" office:value-type="string" office:string-value="1,65536,32" calcext:value-type="string">
            <text:p>1,65536,32</text:p>
          </table:table-cell>
          <table:table-cell table:style-name="ce58" table:formula="of:=[$dumped.L72]" office:value-type="float" office:value="2.38273466303848" calcext:value-type="float">
            <text:p>2.38</text:p>
          </table:table-cell>
          <table:table-cell table:style-name="ce58" table:formula="of:=[$dumped.M72]" office:value-type="float" office:value="1.9109717548411" calcext:value-type="float">
            <text:p>1.91</text:p>
          </table:table-cell>
          <table:table-cell table:style-name="ce58" table:formula="of:=[$dumped.N72]" office:value-type="float" office:value="1.60163130019055" calcext:value-type="float">
            <text:p>1.60</text:p>
          </table:table-cell>
          <table:table-cell table:style-name="ce63" table:formula="of:=[$dumped.O72]" office:value-type="float" office:value="3.34151043807739" calcext:value-type="float">
            <text:p>3.34</text:p>
          </table:table-cell>
          <table:table-cell table:number-columns-repeated="1019"/>
        </table:table-row>
        <table:table-row table:style-name="ro1">
          <table:table-cell table:style-name="ce18" table:formula="of:=[$dumped.A73]&amp;&quot;,&quot;&amp;[$dumped.B73]&amp;&quot;,&quot;&amp;[$dumped.C73]" office:value-type="string" office:string-value="1,131072,32" calcext:value-type="string">
            <text:p>1,131072,32</text:p>
          </table:table-cell>
          <table:table-cell table:style-name="ce58" table:formula="of:=[$dumped.L73]" office:value-type="float" office:value="2.36855794979292" calcext:value-type="float">
            <text:p>2.37</text:p>
          </table:table-cell>
          <table:table-cell table:style-name="ce58" table:formula="of:=[$dumped.M73]" office:value-type="float" office:value="1.89399798782944" calcext:value-type="float">
            <text:p>1.89</text:p>
          </table:table-cell>
          <table:table-cell table:style-name="ce58" table:formula="of:=[$dumped.N73]" office:value-type="float" office:value="1.59054087363435" calcext:value-type="float">
            <text:p>1.59</text:p>
          </table:table-cell>
          <table:table-cell table:style-name="ce63" table:formula="of:=[$dumped.O73]" office:value-type="float" office:value="3.30747423960812" calcext:value-type="float">
            <text:p>3.31</text:p>
          </table:table-cell>
          <table:table-cell table:number-columns-repeated="1019"/>
        </table:table-row>
        <table:table-row table:style-name="ro1">
          <table:table-cell table:style-name="ce54" table:formula="of:=[$dumped.A74]&amp;&quot;,&quot;&amp;[$dumped.B74]&amp;&quot;,&quot;&amp;[$dumped.C74]" office:value-type="string" office:string-value="4,256,4" calcext:value-type="string">
            <text:p>4,256,4</text:p>
          </table:table-cell>
          <table:table-cell table:style-name="ce59" table:formula="of:=[$dumped.L74]" office:value-type="float" office:value="1.32814526588846" calcext:value-type="float">
            <text:p>1.33</text:p>
          </table:table-cell>
          <table:table-cell table:style-name="ce59" table:formula="of:=[$dumped.M74]" office:value-type="float" office:value="1.18966018007552" calcext:value-type="float">
            <text:p>1.19</text:p>
          </table:table-cell>
          <table:table-cell table:style-name="ce59" table:formula="of:=[$dumped.N74]" office:value-type="float" office:value="2.46153846153846" calcext:value-type="float">
            <text:p>2.46</text:p>
          </table:table-cell>
          <table:table-cell table:style-name="ce64" table:formula="of:=[$dumped.O74]" office:value-type="float" office:value="3.94225216554379" calcext:value-type="float">
            <text:p>3.94</text:p>
          </table:table-cell>
          <table:table-cell table:number-columns-repeated="1019"/>
        </table:table-row>
        <table:table-row table:style-name="ro1">
          <table:table-cell table:style-name="ce18" table:formula="of:=[$dumped.A75]&amp;&quot;,&quot;&amp;[$dumped.B75]&amp;&quot;,&quot;&amp;[$dumped.C75]" office:value-type="string" office:string-value="4,512,4" calcext:value-type="string">
            <text:p>4,512,4</text:p>
          </table:table-cell>
          <table:table-cell table:style-name="ce58" table:formula="of:=[$dumped.L75]" office:value-type="float" office:value="1.71956339210747" calcext:value-type="float">
            <text:p>1.72</text:p>
          </table:table-cell>
          <table:table-cell table:style-name="ce58" table:formula="of:=[$dumped.M75]" office:value-type="float" office:value="1.64696421391234" calcext:value-type="float">
            <text:p>1.65</text:p>
          </table:table-cell>
          <table:table-cell table:style-name="ce58" table:formula="of:=[$dumped.N75]" office:value-type="float" office:value="2.34057142857143" calcext:value-type="float">
            <text:p>2.34</text:p>
          </table:table-cell>
          <table:table-cell table:style-name="ce63" table:formula="of:=[$dumped.O75]" office:value-type="float" office:value="4.84447072738025" calcext:value-type="float">
            <text:p>4.84</text:p>
          </table:table-cell>
          <table:table-cell table:number-columns-repeated="1019"/>
        </table:table-row>
        <table:table-row table:style-name="ro1">
          <table:table-cell table:style-name="ce18" table:formula="of:=[$dumped.A76]&amp;&quot;,&quot;&amp;[$dumped.B76]&amp;&quot;,&quot;&amp;[$dumped.C76]" office:value-type="string" office:string-value="4,1024,4" calcext:value-type="string">
            <text:p>4,1024,4</text:p>
          </table:table-cell>
          <table:table-cell table:style-name="ce58" table:formula="of:=[$dumped.L76]" office:value-type="float" office:value="2.03023543990087" calcext:value-type="float">
            <text:p>2.03</text:p>
          </table:table-cell>
          <table:table-cell table:style-name="ce58" table:formula="of:=[$dumped.M76]" office:value-type="float" office:value="1.77431232401993" calcext:value-type="float">
            <text:p>1.77</text:p>
          </table:table-cell>
          <table:table-cell table:style-name="ce58" table:formula="of:=[$dumped.N76]" office:value-type="float" office:value="2.30112359550562" calcext:value-type="float">
            <text:p>2.30</text:p>
          </table:table-cell>
          <table:table-cell table:style-name="ce63" table:formula="of:=[$dumped.O76]" office:value-type="float" office:value="6.2154779969651" calcext:value-type="float">
            <text:p>6.22</text:p>
          </table:table-cell>
          <table:table-cell table:number-columns-repeated="1019"/>
        </table:table-row>
        <table:table-row table:style-name="ro1">
          <table:table-cell table:style-name="ce18" table:formula="of:=[$dumped.A77]&amp;&quot;,&quot;&amp;[$dumped.B77]&amp;&quot;,&quot;&amp;[$dumped.C77]" office:value-type="string" office:string-value="4,2048,4" calcext:value-type="string">
            <text:p>4,2048,4</text:p>
          </table:table-cell>
          <table:table-cell table:style-name="ce58" table:formula="of:=[$dumped.L77]" office:value-type="float" office:value="2.18628235922071" calcext:value-type="float">
            <text:p>2.19</text:p>
          </table:table-cell>
          <table:table-cell table:style-name="ce58" table:formula="of:=[$dumped.M77]" office:value-type="float" office:value="1.92176411940649" calcext:value-type="float">
            <text:p>1.92</text:p>
          </table:table-cell>
          <table:table-cell table:style-name="ce58" table:formula="of:=[$dumped.N77]" office:value-type="float" office:value="2.286511757728" calcext:value-type="float">
            <text:p>2.29</text:p>
          </table:table-cell>
          <table:table-cell table:style-name="ce63" table:formula="of:=[$dumped.O77]" office:value-type="float" office:value="6.29185867895545" calcext:value-type="float">
            <text:p>6.29</text:p>
          </table:table-cell>
          <table:table-cell table:number-columns-repeated="1019"/>
        </table:table-row>
        <table:table-row table:style-name="ro1">
          <table:table-cell table:style-name="ce18" table:formula="of:=[$dumped.A78]&amp;&quot;,&quot;&amp;[$dumped.B78]&amp;&quot;,&quot;&amp;[$dumped.C78]" office:value-type="string" office:string-value="4,4096,4" calcext:value-type="string">
            <text:p>4,4096,4</text:p>
          </table:table-cell>
          <table:table-cell table:style-name="ce58" table:formula="of:=[$dumped.L78]" office:value-type="float" office:value="2.24138992441602" calcext:value-type="float">
            <text:p>2.24</text:p>
          </table:table-cell>
          <table:table-cell table:style-name="ce58" table:formula="of:=[$dumped.M78]" office:value-type="float" office:value="1.84733340850152" calcext:value-type="float">
            <text:p>1.85</text:p>
          </table:table-cell>
          <table:table-cell table:style-name="ce58" table:formula="of:=[$dumped.N78]" office:value-type="float" office:value="2.09306633451503" calcext:value-type="float">
            <text:p>2.09</text:p>
          </table:table-cell>
          <table:table-cell table:style-name="ce63" table:formula="of:=[$dumped.O78]" office:value-type="float" office:value="6.16577288550193" calcext:value-type="float">
            <text:p>6.17</text:p>
          </table:table-cell>
          <table:table-cell table:number-columns-repeated="1019"/>
        </table:table-row>
        <table:table-row table:style-name="ro1">
          <table:table-cell table:style-name="ce18" table:formula="of:=[$dumped.A79]&amp;&quot;,&quot;&amp;[$dumped.B79]&amp;&quot;,&quot;&amp;[$dumped.C79]" office:value-type="string" office:string-value="4,8192,4" calcext:value-type="string">
            <text:p>4,8192,4</text:p>
          </table:table-cell>
          <table:table-cell table:style-name="ce58" table:formula="of:=[$dumped.L79]" office:value-type="float" office:value="2.34807688862614" calcext:value-type="float">
            <text:p>2.35</text:p>
          </table:table-cell>
          <table:table-cell table:style-name="ce58" table:formula="of:=[$dumped.M79]" office:value-type="float" office:value="1.92173594311268" calcext:value-type="float">
            <text:p>1.92</text:p>
          </table:table-cell>
          <table:table-cell table:style-name="ce58" table:formula="of:=[$dumped.N79]" office:value-type="float" office:value="2.09253169002842" calcext:value-type="float">
            <text:p>2.09</text:p>
          </table:table-cell>
          <table:table-cell table:style-name="ce63" table:formula="of:=[$dumped.O79]" office:value-type="float" office:value="6.12228502031856" calcext:value-type="float">
            <text:p>6.12</text:p>
          </table:table-cell>
          <table:table-cell table:number-columns-repeated="1019"/>
        </table:table-row>
        <table:table-row table:style-name="ro1">
          <table:table-cell table:style-name="ce18" table:formula="of:=[$dumped.A80]&amp;&quot;,&quot;&amp;[$dumped.B80]&amp;&quot;,&quot;&amp;[$dumped.C80]" office:value-type="string" office:string-value="4,16384,4" calcext:value-type="string">
            <text:p>4,16384,4</text:p>
          </table:table-cell>
          <table:table-cell table:style-name="ce58" table:formula="of:=[$dumped.L80]" office:value-type="float" office:value="2.39435899309488" calcext:value-type="float">
            <text:p>2.39</text:p>
          </table:table-cell>
          <table:table-cell table:style-name="ce58" table:formula="of:=[$dumped.M80]" office:value-type="float" office:value="1.88209616392525" calcext:value-type="float">
            <text:p>1.88</text:p>
          </table:table-cell>
          <table:table-cell table:style-name="ce58" table:formula="of:=[$dumped.N80]" office:value-type="float" office:value="1.99815538938815" calcext:value-type="float">
            <text:p>2.00</text:p>
          </table:table-cell>
          <table:table-cell table:style-name="ce63" table:formula="of:=[$dumped.O80]" office:value-type="float" office:value="5.58799454297408" calcext:value-type="float">
            <text:p>5.59</text:p>
          </table:table-cell>
          <table:table-cell table:number-columns-repeated="1019"/>
        </table:table-row>
        <table:table-row table:style-name="ro1">
          <table:table-cell table:style-name="ce18" table:formula="of:=[$dumped.A81]&amp;&quot;,&quot;&amp;[$dumped.B81]&amp;&quot;,&quot;&amp;[$dumped.C81]" office:value-type="string" office:string-value="4,32768,4" calcext:value-type="string">
            <text:p>4,32768,4</text:p>
          </table:table-cell>
          <table:table-cell table:style-name="ce58" table:formula="of:=[$dumped.L81]" office:value-type="float" office:value="2.41028682288147" calcext:value-type="float">
            <text:p>2.41</text:p>
          </table:table-cell>
          <table:table-cell table:style-name="ce58" table:formula="of:=[$dumped.M81]" office:value-type="float" office:value="1.74414419209645" calcext:value-type="float">
            <text:p>1.74</text:p>
          </table:table-cell>
          <table:table-cell table:style-name="ce58" table:formula="of:=[$dumped.N81]" office:value-type="float" office:value="1.8280103762796" calcext:value-type="float">
            <text:p>1.83</text:p>
          </table:table-cell>
          <table:table-cell table:style-name="ce63" table:formula="of:=[$dumped.O81]" office:value-type="float" office:value="4.40245192711395" calcext:value-type="float">
            <text:p>4.40</text:p>
          </table:table-cell>
          <table:table-cell table:number-columns-repeated="1019"/>
        </table:table-row>
        <table:table-row table:style-name="ro1">
          <table:table-cell table:style-name="ce18" table:formula="of:=[$dumped.A82]&amp;&quot;,&quot;&amp;[$dumped.B82]&amp;&quot;,&quot;&amp;[$dumped.C82]" office:value-type="string" office:string-value="4,65536,4" calcext:value-type="string">
            <text:p>4,65536,4</text:p>
          </table:table-cell>
          <table:table-cell table:style-name="ce58" table:formula="of:=[$dumped.L82]" office:value-type="float" office:value="2.48144905174576" calcext:value-type="float">
            <text:p>2.48</text:p>
          </table:table-cell>
          <table:table-cell table:style-name="ce58" table:formula="of:=[$dumped.M82]" office:value-type="float" office:value="1.61939738382419" calcext:value-type="float">
            <text:p>1.62</text:p>
          </table:table-cell>
          <table:table-cell table:style-name="ce58" table:formula="of:=[$dumped.N82]" office:value-type="float" office:value="1.66486088265368" calcext:value-type="float">
            <text:p>1.66</text:p>
          </table:table-cell>
          <table:table-cell table:style-name="ce63" table:formula="of:=[$dumped.O82]" office:value-type="float" office:value="3.43069901356148" calcext:value-type="float">
            <text:p>3.43</text:p>
          </table:table-cell>
          <table:table-cell table:number-columns-repeated="1019"/>
        </table:table-row>
        <table:table-row table:style-name="ro1">
          <table:table-cell table:style-name="ce55" table:formula="of:=[$dumped.A83]&amp;&quot;,&quot;&amp;[$dumped.B83]&amp;&quot;,&quot;&amp;[$dumped.C83]" office:value-type="string" office:string-value="4,131072,4" calcext:value-type="string">
            <text:p>4,131072,4</text:p>
          </table:table-cell>
          <table:table-cell table:style-name="ce60" table:formula="of:=[$dumped.L83]" office:value-type="float" office:value="2.51701230570181" calcext:value-type="float">
            <text:p>2.52</text:p>
          </table:table-cell>
          <table:table-cell table:style-name="ce60" table:formula="of:=[$dumped.M83]" office:value-type="float" office:value="1.60286890445698" calcext:value-type="float">
            <text:p>1.60</text:p>
          </table:table-cell>
          <table:table-cell table:style-name="ce60" table:formula="of:=[$dumped.N83]" office:value-type="float" office:value="1.63736002054945" calcext:value-type="float">
            <text:p>1.64</text:p>
          </table:table-cell>
          <table:table-cell table:style-name="ce65" table:formula="of:=[$dumped.O83]" office:value-type="float" office:value="3.32648415950105" calcext:value-type="float">
            <text:p>3.33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all-charts" table:style-name="ta1">
        <table:table-column table:style-name="co8" table:default-cell-style-name="ce8"/>
        <table:table-column table:style-name="co10" table:number-columns-repeated="4" table:default-cell-style-name="ce8"/>
        <table:table-column table:style-name="co8" table:default-cell-style-name="Default"/>
        <table:table-column table:style-name="co8" table:number-columns-repeated="5" table:default-cell-style-name="ce8"/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66" office:value-type="string" calcext:value-type="string" table:number-columns-spanned="5" table:number-rows-spanned="1">
            <text:p>GEMV (DIM=32, FG_DIM=8) (op/cycle)</text:p>
          </table:table-cell>
          <table:covered-table-cell table:style-name="ce35" office:value-type="string" calcext:value-type="string">
            <text:p>(DIM=32,</text:p>
          </table:covered-table-cell>
          <table:covered-table-cell table:style-name="ce35" office:value-type="string" calcext:value-type="string">
            <text:p>FG_DIM=8)</text:p>
          </table:covered-table-cell>
          <table:covered-table-cell table:style-name="ce35" office:value-type="string" calcext:value-type="string">
            <text:p>(op/cycle)</text:p>
          </table:covered-table-cell>
          <table:covered-table-cell table:style-name="ce40"/>
          <table:table-cell/>
          <table:table-cell table:style-name="Default" table:number-columns-repeated="5"/>
        </table:table-row>
        <table:table-row table:style-name="ro1">
          <table:table-cell table:style-name="ce67" office:value-type="string" calcext:value-type="string">
            <text:p>m,n,k</text:p>
          </table:table-cell>
          <table:table-cell table:style-name="ce76" office:value-type="string" calcext:value-type="string">
            <text:p>orig</text:p>
          </table:table-cell>
          <table:table-cell table:style-name="ce86" office:value-type="string" calcext:value-type="string">
            <text:p>fsm</text:p>
          </table:table-cell>
          <table:table-cell table:style-name="ce86" office:value-type="string" calcext:value-type="string">
            <text:p>hw</text:p>
          </table:table-cell>
          <table:table-cell table:style-name="ce87" office:value-type="string" calcext:value-type="string">
            <text:p>fg</text:p>
          </table:table-cell>
          <table:table-cell/>
          <table:table-cell table:style-name="Default" table:number-columns-repeated="5"/>
        </table:table-row>
        <table:table-row table:style-name="ro1">
          <table:table-cell table:style-name="ce68" office:value-type="string" calcext:value-type="string">
            <text:p>131072,1,1</text:p>
          </table:table-cell>
          <table:table-cell table:style-name="ce59" office:value-type="float" office:value="0.16" calcext:value-type="float">
            <text:p>0.16</text:p>
          </table:table-cell>
          <table:table-cell table:number-columns-repeated="2" table:style-name="ce59" office:value-type="float" office:value="0.2" calcext:value-type="float">
            <text:p>0.20</text:p>
          </table:table-cell>
          <table:table-cell table:style-name="ce64" office:value-type="float" office:value="0.26" calcext:value-type="float">
            <text:p>0.26</text:p>
          </table:table-cell>
          <table:table-cell/>
          <table:table-cell table:style-name="Default" table:number-columns-repeated="5"/>
        </table:table-row>
        <table:table-row table:style-name="ro1">
          <table:table-cell table:style-name="ce69" office:value-type="string" calcext:value-type="string">
            <text:p>131072,1,4</text:p>
          </table:table-cell>
          <table:table-cell table:style-name="ce77" office:value-type="float" office:value="0.65" calcext:value-type="float">
            <text:p>0.65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0.8" calcext:value-type="float">
            <text:p>0.80</text:p>
          </table:table-cell>
          <table:table-cell table:style-name="ce63" office:value-type="float" office:value="0.99" calcext:value-type="float">
            <text:p>0.99</text:p>
          </table:table-cell>
          <table:table-cell/>
          <table:table-cell table:style-name="Default" table:number-columns-repeated="5"/>
        </table:table-row>
        <table:table-row table:style-name="ro1">
          <table:table-cell table:style-name="ce69" office:value-type="string" calcext:value-type="string">
            <text:p>131072,1,32</text:p>
          </table:table-cell>
          <table:table-cell table:style-name="ce58" office:value-type="float" office:value="3.95" calcext:value-type="float">
            <text:p>3.95</text:p>
          </table:table-cell>
          <table:table-cell table:style-name="ce58" office:value-type="float" office:value="4.19" calcext:value-type="float">
            <text:p>4.19</text:p>
          </table:table-cell>
          <table:table-cell table:style-name="ce58" office:value-type="float" office:value="4.09" calcext:value-type="float">
            <text:p>4.09</text:p>
          </table:table-cell>
          <table:table-cell table:style-name="ce63" office:value-type="float" office:value="3.35" calcext:value-type="float">
            <text:p>3.35</text:p>
          </table:table-cell>
          <table:table-cell/>
          <table:table-cell table:style-name="Default" table:number-columns-repeated="5"/>
        </table:table-row>
        <table:table-row table:style-name="ro1">
          <table:table-cell table:style-name="ce69" office:value-type="string" calcext:value-type="string">
            <text:p>131072,4,4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2.48" calcext:value-type="float">
            <text:p>2.48</text:p>
          </table:table-cell>
          <table:table-cell table:style-name="ce77" office:value-type="float" office:value="2.59" calcext:value-type="float">
            <text:p>2.59</text:p>
          </table:table-cell>
          <table:table-cell table:style-name="ce63" office:value-type="float" office:value="3.32" calcext:value-type="float">
            <text:p>3.32</text:p>
          </table:table-cell>
          <table:table-cell/>
          <table:table-cell table:style-name="Default" table:number-columns-repeated="5"/>
        </table:table-row>
        <table:table-row table:style-name="ro1">
          <table:table-cell table:style-name="ce69" office:value-type="string" calcext:value-type="string">
            <text:p>1,131072,1</text:p>
          </table:table-cell>
          <table:table-cell table:style-name="ce58" office:value-type="float" office:value="0.17" calcext:value-type="float">
            <text:p>0.17</text:p>
          </table:table-cell>
          <table:table-cell table:number-columns-repeated="2" table:style-name="ce58" office:value-type="float" office:value="0.21" calcext:value-type="float">
            <text:p>0.21</text:p>
          </table:table-cell>
          <table:table-cell table:style-name="ce63" office:value-type="float" office:value="0.79" calcext:value-type="float">
            <text:p>0.79</text:p>
          </table:table-cell>
          <table:table-cell/>
          <table:table-cell table:style-name="Default" table:number-columns-repeated="5"/>
        </table:table-row>
        <table:table-row table:style-name="ro1">
          <table:table-cell table:style-name="ce69" office:value-type="string" calcext:value-type="string">
            <text:p>1,131072,4</text:p>
          </table:table-cell>
          <table:table-cell table:style-name="ce77" office:value-type="float" office:value="0.7" calcext:value-type="float">
            <text:p>0.70</text:p>
          </table:table-cell>
          <table:table-cell table:number-columns-repeated="2" table:style-name="ce77" office:value-type="float" office:value="0.67" calcext:value-type="float">
            <text:p>0.67</text:p>
          </table:table-cell>
          <table:table-cell table:style-name="ce63" office:value-type="float" office:value="2.07" calcext:value-type="float">
            <text:p>2.07</text:p>
          </table:table-cell>
          <table:table-cell/>
          <table:table-cell table:style-name="Default" table:number-columns-repeated="5"/>
        </table:table-row>
        <table:table-row table:style-name="ro1">
          <table:table-cell table:style-name="ce69" office:value-type="string" calcext:value-type="string">
            <text:p>1,131072,32</text:p>
          </table:table-cell>
          <table:table-cell table:style-name="ce58" office:value-type="float" office:value="2.37" calcext:value-type="float">
            <text:p>2.37</text:p>
          </table:table-cell>
          <table:table-cell table:style-name="ce58" office:value-type="float" office:value="1.89" calcext:value-type="float">
            <text:p>1.89</text:p>
          </table:table-cell>
          <table:table-cell table:style-name="ce58" office:value-type="float" office:value="1.59" calcext:value-type="float">
            <text:p>1.59</text:p>
          </table:table-cell>
          <table:table-cell table:style-name="ce63" office:value-type="float" office:value="3.31" calcext:value-type="float">
            <text:p>3.31</text:p>
          </table:table-cell>
          <table:table-cell/>
          <table:table-cell table:style-name="Default" table:number-columns-repeated="5"/>
        </table:table-row>
        <table:table-row table:style-name="ro1">
          <table:table-cell table:style-name="ce70" office:value-type="string" calcext:value-type="string">
            <text:p>4,131072,4</text:p>
          </table:table-cell>
          <table:table-cell table:style-name="ce60" office:value-type="float" office:value="2.52" calcext:value-type="float">
            <text:p>2.52</text:p>
          </table:table-cell>
          <table:table-cell table:style-name="ce60" office:value-type="float" office:value="1.6" calcext:value-type="float">
            <text:p>1.60</text:p>
          </table:table-cell>
          <table:table-cell table:style-name="ce60" office:value-type="float" office:value="1.64" calcext:value-type="float">
            <text:p>1.64</text:p>
          </table:table-cell>
          <table:table-cell table:style-name="ce65" office:value-type="float" office:value="3.33" calcext:value-type="float">
            <text:p>3.3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8" office:value-type="string" calcext:value-type="string">
            <text:p>4096,1,1</text:p>
          </table:table-cell>
          <table:table-cell table:style-name="ce59" office:value-type="float" office:value="0.15" calcext:value-type="float">
            <text:p>0.15</text:p>
          </table:table-cell>
          <table:table-cell table:style-name="ce59" office:value-type="float" office:value="0.22" calcext:value-type="float">
            <text:p>0.22</text:p>
          </table:table-cell>
          <table:table-cell table:style-name="ce59" office:value-type="float" office:value="0.24" calcext:value-type="float">
            <text:p>0.24</text:p>
          </table:table-cell>
          <table:table-cell table:style-name="ce64" office:value-type="float" office:value="0.29" calcext:value-type="float">
            <text:p>0.29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9" office:value-type="string" calcext:value-type="string">
            <text:p>4096,1,4</text:p>
          </table:table-cell>
          <table:table-cell table:style-name="ce58" office:value-type="float" office:value="0.61" calcext:value-type="float">
            <text:p>0.61</text:p>
          </table:table-cell>
          <table:table-cell table:style-name="ce58" office:value-type="float" office:value="0.85" calcext:value-type="float">
            <text:p>0.85</text:p>
          </table:table-cell>
          <table:table-cell table:style-name="ce58" office:value-type="float" office:value="0.99" calcext:value-type="float">
            <text:p>0.99</text:p>
          </table:table-cell>
          <table:table-cell table:style-name="ce63" office:value-type="float" office:value="1.16" calcext:value-type="float">
            <text:p>1.16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9" office:value-type="string" calcext:value-type="string">
            <text:p>4096,1,32</text:p>
          </table:table-cell>
          <table:table-cell table:style-name="ce58" office:value-type="float" office:value="4.81" calcext:value-type="float">
            <text:p>4.81</text:p>
          </table:table-cell>
          <table:table-cell table:style-name="ce58" office:value-type="float" office:value="6.4" calcext:value-type="float">
            <text:p>6.40</text:p>
          </table:table-cell>
          <table:table-cell table:style-name="ce58" office:value-type="float" office:value="5.82" calcext:value-type="float">
            <text:p>5.82</text:p>
          </table:table-cell>
          <table:table-cell table:style-name="ce63" office:value-type="float" office:value="4.55" calcext:value-type="float">
            <text:p>4.55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9" office:value-type="string" calcext:value-type="string">
            <text:p>4096,4,4</text:p>
          </table:table-cell>
          <table:table-cell table:style-name="ce58" office:value-type="float" office:value="2.34" calcext:value-type="float">
            <text:p>2.34</text:p>
          </table:table-cell>
          <table:table-cell table:style-name="ce58" office:value-type="float" office:value="3.17" calcext:value-type="float">
            <text:p>3.17</text:p>
          </table:table-cell>
          <table:table-cell table:style-name="ce58" office:value-type="float" office:value="3.59" calcext:value-type="float">
            <text:p>3.59</text:p>
          </table:table-cell>
          <table:table-cell table:style-name="ce63" office:value-type="float" office:value="4.52" calcext:value-type="float">
            <text:p>4.52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9" office:value-type="string" calcext:value-type="string">
            <text:p>1,4096,1</text:p>
          </table:table-cell>
          <table:table-cell table:style-name="ce58" office:value-type="float" office:value="0.16" calcext:value-type="float">
            <text:p>0.16</text:p>
          </table:table-cell>
          <table:table-cell table:style-name="ce58" office:value-type="float" office:value="0.2" calcext:value-type="float">
            <text:p>0.20</text:p>
          </table:table-cell>
          <table:table-cell table:style-name="ce58" office:value-type="float" office:value="0.24" calcext:value-type="float">
            <text:p>0.24</text:p>
          </table:table-cell>
          <table:table-cell table:style-name="ce63" office:value-type="float" office:value="0.95" calcext:value-type="float">
            <text:p>0.95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9" office:value-type="string" calcext:value-type="string">
            <text:p>1,4096,4</text:p>
          </table:table-cell>
          <table:table-cell table:style-name="ce58" office:value-type="float" office:value="0.64" calcext:value-type="float">
            <text:p>0.64</text:p>
          </table:table-cell>
          <table:table-cell table:style-name="ce58" office:value-type="float" office:value="0.67" calcext:value-type="float">
            <text:p>0.67</text:p>
          </table:table-cell>
          <table:table-cell table:style-name="ce58" office:value-type="float" office:value="0.73" calcext:value-type="float">
            <text:p>0.73</text:p>
          </table:table-cell>
          <table:table-cell table:style-name="ce63" office:value-type="float" office:value="3.54" calcext:value-type="float">
            <text:p>3.54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9" office:value-type="string" calcext:value-type="string">
            <text:p>1,4096,32</text:p>
          </table:table-cell>
          <table:table-cell table:style-name="ce58" office:value-type="float" office:value="3.58" calcext:value-type="float">
            <text:p>3.58</text:p>
          </table:table-cell>
          <table:table-cell table:style-name="ce58" office:value-type="float" office:value="2.02" calcext:value-type="float">
            <text:p>2.02</text:p>
          </table:table-cell>
          <table:table-cell table:style-name="ce58" office:value-type="float" office:value="2.05" calcext:value-type="float">
            <text:p>2.05</text:p>
          </table:table-cell>
          <table:table-cell table:style-name="ce63" office:value-type="float" office:value="8" calcext:value-type="float">
            <text:p>8.0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70" office:value-type="string" calcext:value-type="string">
            <text:p>4,4096,4</text:p>
          </table:table-cell>
          <table:table-cell table:style-name="ce60" office:value-type="float" office:value="2.24" calcext:value-type="float">
            <text:p>2.24</text:p>
          </table:table-cell>
          <table:table-cell table:style-name="ce60" office:value-type="float" office:value="1.85" calcext:value-type="float">
            <text:p>1.85</text:p>
          </table:table-cell>
          <table:table-cell table:style-name="ce60" office:value-type="float" office:value="2.09" calcext:value-type="float">
            <text:p>2.09</text:p>
          </table:table-cell>
          <table:table-cell table:style-name="ce65" office:value-type="float" office:value="6.17" calcext:value-type="float">
            <text:p>6.17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8" office:value-type="string" calcext:value-type="string">
            <text:p>256,1,1</text:p>
          </table:table-cell>
          <table:table-cell table:style-name="ce59" office:value-type="float" office:value="0.1" calcext:value-type="float">
            <text:p>0.10</text:p>
          </table:table-cell>
          <table:table-cell table:style-name="ce59" office:value-type="float" office:value="0.09" calcext:value-type="float">
            <text:p>0.09</text:p>
          </table:table-cell>
          <table:table-cell table:style-name="ce59" office:value-type="float" office:value="0.21" calcext:value-type="float">
            <text:p>0.21</text:p>
          </table:table-cell>
          <table:table-cell table:style-name="ce64"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256,1,4</text:p>
          </table:table-cell>
          <table:table-cell table:style-name="ce77" office:value-type="float" office:value="0.39" calcext:value-type="float">
            <text:p>0.39</text:p>
          </table:table-cell>
          <table:table-cell table:style-name="ce77" office:value-type="float" office:value="0.34" calcext:value-type="float">
            <text:p>0.34</text:p>
          </table:table-cell>
          <table:table-cell table:style-name="ce77" office:value-type="float" office:value="0.81" calcext:value-type="float">
            <text:p>0.81</text:p>
          </table:table-cell>
          <table:table-cell table:style-name="ce63"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256,1,32</text:p>
          </table:table-cell>
          <table:table-cell table:style-name="ce58" office:value-type="float" office:value="2.26" calcext:value-type="float">
            <text:p>2.26</text:p>
          </table:table-cell>
          <table:table-cell table:style-name="ce58" office:value-type="float" office:value="2.3" calcext:value-type="float">
            <text:p>2.30</text:p>
          </table:table-cell>
          <table:table-cell table:style-name="ce58" office:value-type="float" office:value="4.63" calcext:value-type="float">
            <text:p>4.63</text:p>
          </table:table-cell>
          <table:table-cell table:style-name="ce63" office:value-type="float" office:value="3.35" calcext:value-type="float">
            <text:p>3.35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256,4,4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1.18" calcext:value-type="float">
            <text:p>1.18</text:p>
          </table:table-cell>
          <table:table-cell table:style-name="ce77" office:value-type="float" office:value="2.96" calcext:value-type="float">
            <text:p>2.96</text:p>
          </table:table-cell>
          <table:table-cell table:style-name="ce63" office:value-type="float" office:value="3.56" calcext:value-type="float">
            <text:p>3.56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1,256,1</text:p>
          </table:table-cell>
          <table:table-cell table:style-name="ce58" office:value-type="float" office:value="0.11" calcext:value-type="float">
            <text:p>0.11</text:p>
          </table:table-cell>
          <table:table-cell table:style-name="ce58" office:value-type="float" office:value="0.1" calcext:value-type="float">
            <text:p>0.10</text:p>
          </table:table-cell>
          <table:table-cell table:style-name="ce58" office:value-type="float" office:value="0.22" calcext:value-type="float">
            <text:p>0.22</text:p>
          </table:table-cell>
          <table:table-cell table:style-name="ce63" office:value-type="float" office:value="0.59" calcext:value-type="float">
            <text:p>0.59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1,256,4</text:p>
          </table:table-cell>
          <table:table-cell table:style-name="ce77" office:value-type="float" office:value="0.4" calcext:value-type="float">
            <text:p>0.40</text:p>
          </table:table-cell>
          <table:table-cell table:style-name="ce77" office:value-type="float" office:value="0.35" calcext:value-type="float">
            <text:p>0.35</text:p>
          </table:table-cell>
          <table:table-cell table:style-name="ce77" office:value-type="float" office:value="0.81" calcext:value-type="float">
            <text:p>0.81</text:p>
          </table:table-cell>
          <table:table-cell table:style-name="ce63" office:value-type="float" office:value="1.84" calcext:value-type="float">
            <text:p>1.84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1,256,32</text:p>
          </table:table-cell>
          <table:table-cell table:style-name="ce58" office:value-type="float" office:value="2.48" calcext:value-type="float">
            <text:p>2.48</text:p>
          </table:table-cell>
          <table:table-cell table:style-name="ce58" office:value-type="float" office:value="2.18" calcext:value-type="float">
            <text:p>2.18</text:p>
          </table:table-cell>
          <table:table-cell table:style-name="ce58" office:value-type="float" office:value="3.69" calcext:value-type="float">
            <text:p>3.69</text:p>
          </table:table-cell>
          <table:table-cell table:style-name="ce63" office:value-type="float" office:value="5.55" calcext:value-type="float">
            <text:p>5.55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>
            <text:p>4,256,4</text:p>
          </table:table-cell>
          <table:table-cell table:style-name="ce60" office:value-type="float" office:value="1.33" calcext:value-type="float">
            <text:p>1.33</text:p>
          </table:table-cell>
          <table:table-cell table:style-name="ce60" office:value-type="float" office:value="1.19" calcext:value-type="float">
            <text:p>1.19</text:p>
          </table:table-cell>
          <table:table-cell table:style-name="ce60" office:value-type="float" office:value="2.46" calcext:value-type="float">
            <text:p>2.46</text:p>
          </table:table-cell>
          <table:table-cell table:style-name="ce65" office:value-type="float" office:value="3.94" calcext:value-type="float">
            <text:p>3.94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71" office:value-type="string" calcext:value-type="string" table:number-columns-spanned="5" table:number-rows-spanned="1">
            <text:p>speedups</text:p>
          </table:table-cell>
          <table:covered-table-cell table:style-name="ce71"/>
          <table:covered-table-cell table:number-columns-repeated="3" table:style-name="ce82"/>
          <table:table-cell table:number-columns-repeated="6"/>
        </table:table-row>
        <table:table-row table:style-name="ro1">
          <table:table-cell table:style-name="ce67" office:value-type="string" calcext:value-type="string">
            <text:p>m,n,k</text:p>
          </table:table-cell>
          <table:table-cell table:style-name="ce76" office:value-type="string" calcext:value-type="string">
            <text:p>orig</text:p>
          </table:table-cell>
          <table:table-cell table:style-name="ce86" office:value-type="string" calcext:value-type="string">
            <text:p>fsm</text:p>
          </table:table-cell>
          <table:table-cell table:style-name="ce86" office:value-type="string" calcext:value-type="string">
            <text:p>hw</text:p>
          </table:table-cell>
          <table:table-cell table:style-name="ce87" office:value-type="string" calcext:value-type="string">
            <text:p>fg</text:p>
          </table:table-cell>
          <table:table-cell table:number-columns-repeated="6"/>
        </table:table-row>
        <table:table-row table:style-name="ro1">
          <table:table-cell table:style-name="ce68" office:value-type="string" calcext:value-type="string">
            <text:p>131072,1,1</text:p>
          </table:table-cell>
          <table:table-cell table:style-name="ce78" table:formula="of:=[.B4]/[.$B4]" office:value-type="float" office:value="1" calcext:value-type="float">
            <text:p>1.0</text:p>
          </table:table-cell>
          <table:table-cell table:style-name="ce78" table:formula="of:=[.C4]/[.$B4]" office:value-type="float" office:value="1.25" calcext:value-type="float">
            <text:p>1.3</text:p>
          </table:table-cell>
          <table:table-cell table:style-name="ce78" table:formula="of:=[.D4]/[.$B4]" office:value-type="float" office:value="1.25" calcext:value-type="float">
            <text:p>1.3</text:p>
          </table:table-cell>
          <table:table-cell table:style-name="ce88" table:formula="of:=[.E4]/[.$B4]" office:value-type="float" office:value="1.625" calcext:value-type="float">
            <text:p>1.6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131072,1,4</text:p>
          </table:table-cell>
          <table:table-cell table:style-name="ce79" table:formula="of:=[.B5]/[.$B5]" office:value-type="float" office:value="1" calcext:value-type="float">
            <text:p>1.0</text:p>
          </table:table-cell>
          <table:table-cell table:style-name="ce79" table:formula="of:=[.C5]/[.$B5]" office:value-type="float" office:value="1.2" calcext:value-type="float">
            <text:p>1.2</text:p>
          </table:table-cell>
          <table:table-cell table:style-name="ce79" table:formula="of:=[.D5]/[.$B5]" office:value-type="float" office:value="1.23076923076923" calcext:value-type="float">
            <text:p>1.2</text:p>
          </table:table-cell>
          <table:table-cell table:style-name="ce89" table:formula="of:=[.E5]/[.$B5]" office:value-type="float" office:value="1.52307692307692" calcext:value-type="float">
            <text:p>1.5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131072,1,32</text:p>
          </table:table-cell>
          <table:table-cell table:style-name="ce80" table:formula="of:=[.B6]/[.$B6]" office:value-type="float" office:value="1" calcext:value-type="float">
            <text:p>1.0</text:p>
          </table:table-cell>
          <table:table-cell table:style-name="ce80" table:formula="of:=[.C6]/[.$B6]" office:value-type="float" office:value="1.06075949367089" calcext:value-type="float">
            <text:p>1.1</text:p>
          </table:table-cell>
          <table:table-cell table:style-name="ce80" table:formula="of:=[.D6]/[.$B6]" office:value-type="float" office:value="1.03544303797468" calcext:value-type="float">
            <text:p>1.0</text:p>
          </table:table-cell>
          <table:table-cell table:style-name="ce89" table:formula="of:=[.E6]/[.$B6]" office:value-type="float" office:value="0.848101265822785" calcext:value-type="float">
            <text:p>0.8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131072,4,4</text:p>
          </table:table-cell>
          <table:table-cell table:style-name="ce79" table:formula="of:=[.B7]/[.$B7]" office:value-type="float" office:value="1" calcext:value-type="float">
            <text:p>1.0</text:p>
          </table:table-cell>
          <table:table-cell table:style-name="ce79" table:formula="of:=[.C7]/[.$B7]" office:value-type="float" office:value="0.980237154150198" calcext:value-type="float">
            <text:p>1.0</text:p>
          </table:table-cell>
          <table:table-cell table:style-name="ce79" table:formula="of:=[.D7]/[.$B7]" office:value-type="float" office:value="1.02371541501976" calcext:value-type="float">
            <text:p>1.0</text:p>
          </table:table-cell>
          <table:table-cell table:style-name="ce89" table:formula="of:=[.E7]/[.$B7]" office:value-type="float" office:value="1.31225296442688" calcext:value-type="float">
            <text:p>1.3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1,131072,1</text:p>
          </table:table-cell>
          <table:table-cell table:style-name="ce80" table:formula="of:=[.B8]/[.$B8]" office:value-type="float" office:value="1" calcext:value-type="float">
            <text:p>1.0</text:p>
          </table:table-cell>
          <table:table-cell table:style-name="ce80" table:formula="of:=[.C8]/[.$B8]" office:value-type="float" office:value="1.23529411764706" calcext:value-type="float">
            <text:p>1.2</text:p>
          </table:table-cell>
          <table:table-cell table:style-name="ce80" table:formula="of:=[.D8]/[.$B8]" office:value-type="float" office:value="1.23529411764706" calcext:value-type="float">
            <text:p>1.2</text:p>
          </table:table-cell>
          <table:table-cell table:style-name="ce89" table:formula="of:=[.E8]/[.$B8]" office:value-type="float" office:value="4.64705882352941" calcext:value-type="float">
            <text:p>4.6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1,131072,4</text:p>
          </table:table-cell>
          <table:table-cell table:style-name="ce79" table:formula="of:=[.B9]/[.$B9]" office:value-type="float" office:value="1" calcext:value-type="float">
            <text:p>1.0</text:p>
          </table:table-cell>
          <table:table-cell table:style-name="ce79" table:formula="of:=[.C9]/[.$B9]" office:value-type="float" office:value="0.957142857142857" calcext:value-type="float">
            <text:p>1.0</text:p>
          </table:table-cell>
          <table:table-cell table:style-name="ce79" table:formula="of:=[.D9]/[.$B9]" office:value-type="float" office:value="0.957142857142857" calcext:value-type="float">
            <text:p>1.0</text:p>
          </table:table-cell>
          <table:table-cell table:style-name="ce89" table:formula="of:=[.E9]/[.$B9]" office:value-type="float" office:value="2.95714285714286" calcext:value-type="float">
            <text:p>3.0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1,131072,32</text:p>
          </table:table-cell>
          <table:table-cell table:style-name="ce80" table:formula="of:=[.B10]/[.$B10]" office:value-type="float" office:value="1" calcext:value-type="float">
            <text:p>1.0</text:p>
          </table:table-cell>
          <table:table-cell table:style-name="ce80" table:formula="of:=[.C10]/[.$B10]" office:value-type="float" office:value="0.79746835443038" calcext:value-type="float">
            <text:p>0.8</text:p>
          </table:table-cell>
          <table:table-cell table:style-name="ce80" table:formula="of:=[.D10]/[.$B10]" office:value-type="float" office:value="0.670886075949367" calcext:value-type="float">
            <text:p>0.7</text:p>
          </table:table-cell>
          <table:table-cell table:style-name="ce89" table:formula="of:=[.E10]/[.$B10]" office:value-type="float" office:value="1.39662447257384" calcext:value-type="float">
            <text:p>1.4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>
            <text:p>4,131072,4</text:p>
          </table:table-cell>
          <table:table-cell table:style-name="ce81" table:formula="of:=[.B11]/[.$B11]" office:value-type="float" office:value="1" calcext:value-type="float">
            <text:p>1.0</text:p>
          </table:table-cell>
          <table:table-cell table:style-name="ce81" table:formula="of:=[.C11]/[.$B11]" office:value-type="float" office:value="0.634920634920635" calcext:value-type="float">
            <text:p>0.6</text:p>
          </table:table-cell>
          <table:table-cell table:style-name="ce81" table:formula="of:=[.D11]/[.$B11]" office:value-type="float" office:value="0.650793650793651" calcext:value-type="float">
            <text:p>0.7</text:p>
          </table:table-cell>
          <table:table-cell table:style-name="ce90" table:formula="of:=[.E11]/[.$B11]" office:value-type="float" office:value="1.32142857142857" calcext:value-type="float">
            <text:p>1.3</text:p>
          </table:table-cell>
          <table:table-cell table:number-columns-repeated="6"/>
        </table:table-row>
        <table:table-row table:style-name="ro1">
          <table:table-cell table:style-name="ce68" office:value-type="string" calcext:value-type="string">
            <text:p>4096,1,1</text:p>
          </table:table-cell>
          <table:table-cell table:style-name="ce78" table:formula="of:=[.B12]/[.$B12]" office:value-type="float" office:value="1" calcext:value-type="float">
            <text:p>1.0</text:p>
          </table:table-cell>
          <table:table-cell table:style-name="ce78" table:formula="of:=[.C12]/[.$B12]" office:value-type="float" office:value="1.46666666666667" calcext:value-type="float">
            <text:p>1.5</text:p>
          </table:table-cell>
          <table:table-cell table:style-name="ce78" table:formula="of:=[.D12]/[.$B12]" office:value-type="float" office:value="1.6" calcext:value-type="float">
            <text:p>1.6</text:p>
          </table:table-cell>
          <table:table-cell table:style-name="ce88" table:formula="of:=[.E12]/[.$B12]" office:value-type="float" office:value="1.93333333333333" calcext:value-type="float">
            <text:p>1.9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4096,1,4</text:p>
          </table:table-cell>
          <table:table-cell table:style-name="ce80" table:formula="of:=[.B13]/[.$B13]" office:value-type="float" office:value="1" calcext:value-type="float">
            <text:p>1.0</text:p>
          </table:table-cell>
          <table:table-cell table:style-name="ce80" table:formula="of:=[.C13]/[.$B13]" office:value-type="float" office:value="1.39344262295082" calcext:value-type="float">
            <text:p>1.4</text:p>
          </table:table-cell>
          <table:table-cell table:style-name="ce80" table:formula="of:=[.D13]/[.$B13]" office:value-type="float" office:value="1.62295081967213" calcext:value-type="float">
            <text:p>1.6</text:p>
          </table:table-cell>
          <table:table-cell table:style-name="ce89" table:formula="of:=[.E13]/[.$B13]" office:value-type="float" office:value="1.9016393442623" calcext:value-type="float">
            <text:p>1.9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4096,1,32</text:p>
          </table:table-cell>
          <table:table-cell table:style-name="ce80" table:formula="of:=[.B14]/[.$B14]" office:value-type="float" office:value="1" calcext:value-type="float">
            <text:p>1.0</text:p>
          </table:table-cell>
          <table:table-cell table:style-name="ce80" table:formula="of:=[.C14]/[.$B14]" office:value-type="float" office:value="1.33056133056133" calcext:value-type="float">
            <text:p>1.3</text:p>
          </table:table-cell>
          <table:table-cell table:style-name="ce80" table:formula="of:=[.D14]/[.$B14]" office:value-type="float" office:value="1.20997920997921" calcext:value-type="float">
            <text:p>1.2</text:p>
          </table:table-cell>
          <table:table-cell table:style-name="ce89" table:formula="of:=[.E14]/[.$B14]" office:value-type="float" office:value="0.945945945945946" calcext:value-type="float">
            <text:p>0.9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4096,4,4</text:p>
          </table:table-cell>
          <table:table-cell table:style-name="ce80" table:formula="of:=[.B15]/[.$B15]" office:value-type="float" office:value="1" calcext:value-type="float">
            <text:p>1.0</text:p>
          </table:table-cell>
          <table:table-cell table:style-name="ce80" table:formula="of:=[.C15]/[.$B15]" office:value-type="float" office:value="1.35470085470085" calcext:value-type="float">
            <text:p>1.4</text:p>
          </table:table-cell>
          <table:table-cell table:style-name="ce80" table:formula="of:=[.D15]/[.$B15]" office:value-type="float" office:value="1.53418803418803" calcext:value-type="float">
            <text:p>1.5</text:p>
          </table:table-cell>
          <table:table-cell table:style-name="ce89" table:formula="of:=[.E15]/[.$B15]" office:value-type="float" office:value="1.93162393162393" calcext:value-type="float">
            <text:p>1.9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1,4096,1</text:p>
          </table:table-cell>
          <table:table-cell table:style-name="ce80" table:formula="of:=[.B16]/[.$B16]" office:value-type="float" office:value="1" calcext:value-type="float">
            <text:p>1.0</text:p>
          </table:table-cell>
          <table:table-cell table:style-name="ce80" table:formula="of:=[.C16]/[.$B16]" office:value-type="float" office:value="1.25" calcext:value-type="float">
            <text:p>1.3</text:p>
          </table:table-cell>
          <table:table-cell table:style-name="ce80" table:formula="of:=[.D16]/[.$B16]" office:value-type="float" office:value="1.5" calcext:value-type="float">
            <text:p>1.5</text:p>
          </table:table-cell>
          <table:table-cell table:style-name="ce89" table:formula="of:=[.E16]/[.$B16]" office:value-type="float" office:value="5.9375" calcext:value-type="float">
            <text:p>5.9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1,4096,4</text:p>
          </table:table-cell>
          <table:table-cell table:style-name="ce80" table:formula="of:=[.B17]/[.$B17]" office:value-type="float" office:value="1" calcext:value-type="float">
            <text:p>1.0</text:p>
          </table:table-cell>
          <table:table-cell table:style-name="ce80" table:formula="of:=[.C17]/[.$B17]" office:value-type="float" office:value="1.046875" calcext:value-type="float">
            <text:p>1.0</text:p>
          </table:table-cell>
          <table:table-cell table:style-name="ce80" table:formula="of:=[.D17]/[.$B17]" office:value-type="float" office:value="1.140625" calcext:value-type="float">
            <text:p>1.1</text:p>
          </table:table-cell>
          <table:table-cell table:style-name="ce89" table:formula="of:=[.E17]/[.$B17]" office:value-type="float" office:value="5.53125" calcext:value-type="float">
            <text:p>5.5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1,4096,32</text:p>
          </table:table-cell>
          <table:table-cell table:style-name="ce80" table:formula="of:=[.B18]/[.$B18]" office:value-type="float" office:value="1" calcext:value-type="float">
            <text:p>1.0</text:p>
          </table:table-cell>
          <table:table-cell table:style-name="ce80" table:formula="of:=[.C18]/[.$B18]" office:value-type="float" office:value="0.564245810055866" calcext:value-type="float">
            <text:p>0.6</text:p>
          </table:table-cell>
          <table:table-cell table:style-name="ce80" table:formula="of:=[.D18]/[.$B18]" office:value-type="float" office:value="0.572625698324022" calcext:value-type="float">
            <text:p>0.6</text:p>
          </table:table-cell>
          <table:table-cell table:style-name="ce89" table:formula="of:=[.E18]/[.$B18]" office:value-type="float" office:value="2.23463687150838" calcext:value-type="float">
            <text:p>2.2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>
            <text:p>4,4096,4</text:p>
          </table:table-cell>
          <table:table-cell table:style-name="ce81" table:formula="of:=[.B19]/[.$B19]" office:value-type="float" office:value="1" calcext:value-type="float">
            <text:p>1.0</text:p>
          </table:table-cell>
          <table:table-cell table:style-name="ce81" table:formula="of:=[.C19]/[.$B19]" office:value-type="float" office:value="0.825892857142857" calcext:value-type="float">
            <text:p>0.8</text:p>
          </table:table-cell>
          <table:table-cell table:style-name="ce81" table:formula="of:=[.D19]/[.$B19]" office:value-type="float" office:value="0.933035714285714" calcext:value-type="float">
            <text:p>0.9</text:p>
          </table:table-cell>
          <table:table-cell table:style-name="ce90" table:formula="of:=[.E19]/[.$B19]" office:value-type="float" office:value="2.75446428571429" calcext:value-type="float">
            <text:p>2.8</text:p>
          </table:table-cell>
          <table:table-cell table:number-columns-repeated="6"/>
        </table:table-row>
        <table:table-row table:style-name="ro1">
          <table:table-cell table:style-name="ce68" office:value-type="string" calcext:value-type="string">
            <text:p>256,1,1</text:p>
          </table:table-cell>
          <table:table-cell table:style-name="ce78" table:formula="of:=[.B20]/[.$B20]" office:value-type="float" office:value="1" calcext:value-type="float">
            <text:p>1.0</text:p>
          </table:table-cell>
          <table:table-cell table:style-name="ce78" table:formula="of:=[.C20]/[.$B20]" office:value-type="float" office:value="0.9" calcext:value-type="float">
            <text:p>0.9</text:p>
          </table:table-cell>
          <table:table-cell table:style-name="ce78" table:formula="of:=[.D20]/[.$B20]" office:value-type="float" office:value="2.1" calcext:value-type="float">
            <text:p>2.1</text:p>
          </table:table-cell>
          <table:table-cell table:style-name="ce88" table:formula="of:=[.E20]/[.$B20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256,1,4</text:p>
          </table:table-cell>
          <table:table-cell table:style-name="ce80" table:formula="of:=[.B21]/[.$B21]" office:value-type="float" office:value="1" calcext:value-type="float">
            <text:p>1.0</text:p>
          </table:table-cell>
          <table:table-cell table:style-name="ce80" table:formula="of:=[.C21]/[.$B21]" office:value-type="float" office:value="0.871794871794872" calcext:value-type="float">
            <text:p>0.9</text:p>
          </table:table-cell>
          <table:table-cell table:style-name="ce80" table:formula="of:=[.D21]/[.$B21]" office:value-type="float" office:value="2.07692307692308" calcext:value-type="float">
            <text:p>2.1</text:p>
          </table:table-cell>
          <table:table-cell table:style-name="ce89" table:formula="of:=[.E21]/[.$B21]" office:value-type="float" office:value="2.46153846153846" calcext:value-type="float">
            <text:p>2.5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256,1,32</text:p>
          </table:table-cell>
          <table:table-cell table:style-name="ce80" table:formula="of:=[.B22]/[.$B22]" office:value-type="float" office:value="1" calcext:value-type="float">
            <text:p>1.0</text:p>
          </table:table-cell>
          <table:table-cell table:style-name="ce80" table:formula="of:=[.C22]/[.$B22]" office:value-type="float" office:value="1.01769911504425" calcext:value-type="float">
            <text:p>1.0</text:p>
          </table:table-cell>
          <table:table-cell table:style-name="ce80" table:formula="of:=[.D22]/[.$B22]" office:value-type="float" office:value="2.04867256637168" calcext:value-type="float">
            <text:p>2.0</text:p>
          </table:table-cell>
          <table:table-cell table:style-name="ce89" table:formula="of:=[.E22]/[.$B22]" office:value-type="float" office:value="1.48230088495575" calcext:value-type="float">
            <text:p>1.5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256,4,4</text:p>
          </table:table-cell>
          <table:table-cell table:style-name="ce80" table:formula="of:=[.B23]/[.$B23]" office:value-type="float" office:value="1" calcext:value-type="float">
            <text:p>1.0</text:p>
          </table:table-cell>
          <table:table-cell table:style-name="ce80" table:formula="of:=[.C23]/[.$B23]" office:value-type="float" office:value="0.951612903225806" calcext:value-type="float">
            <text:p>1.0</text:p>
          </table:table-cell>
          <table:table-cell table:style-name="ce80" table:formula="of:=[.D23]/[.$B23]" office:value-type="float" office:value="2.38709677419355" calcext:value-type="float">
            <text:p>2.4</text:p>
          </table:table-cell>
          <table:table-cell table:style-name="ce89" table:formula="of:=[.E23]/[.$B23]" office:value-type="float" office:value="2.87096774193548" calcext:value-type="float">
            <text:p>2.9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1,256,1</text:p>
          </table:table-cell>
          <table:table-cell table:style-name="ce80" table:formula="of:=[.B24]/[.$B24]" office:value-type="float" office:value="1" calcext:value-type="float">
            <text:p>1.0</text:p>
          </table:table-cell>
          <table:table-cell table:style-name="ce80" table:formula="of:=[.C24]/[.$B24]" office:value-type="float" office:value="0.909090909090909" calcext:value-type="float">
            <text:p>0.9</text:p>
          </table:table-cell>
          <table:table-cell table:style-name="ce80" table:formula="of:=[.D24]/[.$B24]" office:value-type="float" office:value="2" calcext:value-type="float">
            <text:p>2.0</text:p>
          </table:table-cell>
          <table:table-cell table:style-name="ce89" table:formula="of:=[.E24]/[.$B24]" office:value-type="float" office:value="5.36363636363636" calcext:value-type="float">
            <text:p>5.4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1,256,4</text:p>
          </table:table-cell>
          <table:table-cell table:style-name="ce80" table:formula="of:=[.B25]/[.$B25]" office:value-type="float" office:value="1" calcext:value-type="float">
            <text:p>1.0</text:p>
          </table:table-cell>
          <table:table-cell table:style-name="ce80" table:formula="of:=[.C25]/[.$B25]" office:value-type="float" office:value="0.875" calcext:value-type="float">
            <text:p>0.9</text:p>
          </table:table-cell>
          <table:table-cell table:style-name="ce80" table:formula="of:=[.D25]/[.$B25]" office:value-type="float" office:value="2.025" calcext:value-type="float">
            <text:p>2.0</text:p>
          </table:table-cell>
          <table:table-cell table:style-name="ce89" table:formula="of:=[.E25]/[.$B25]" office:value-type="float" office:value="4.6" calcext:value-type="float">
            <text:p>4.6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1,256,32</text:p>
          </table:table-cell>
          <table:table-cell table:style-name="ce80" table:formula="of:=[.B26]/[.$B26]" office:value-type="float" office:value="1" calcext:value-type="float">
            <text:p>1.0</text:p>
          </table:table-cell>
          <table:table-cell table:style-name="ce80" table:formula="of:=[.C26]/[.$B26]" office:value-type="float" office:value="0.879032258064516" calcext:value-type="float">
            <text:p>0.9</text:p>
          </table:table-cell>
          <table:table-cell table:style-name="ce80" table:formula="of:=[.D26]/[.$B26]" office:value-type="float" office:value="1.48790322580645" calcext:value-type="float">
            <text:p>1.5</text:p>
          </table:table-cell>
          <table:table-cell table:style-name="ce89" table:formula="of:=[.E26]/[.$B26]" office:value-type="float" office:value="2.23790322580645" calcext:value-type="float">
            <text:p>2.2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>
            <text:p>4,256,4</text:p>
          </table:table-cell>
          <table:table-cell table:style-name="ce81" table:formula="of:=[.B27]/[.$B27]" office:value-type="float" office:value="1" calcext:value-type="float">
            <text:p>1.0</text:p>
          </table:table-cell>
          <table:table-cell table:style-name="ce81" table:formula="of:=[.C27]/[.$B27]" office:value-type="float" office:value="0.894736842105263" calcext:value-type="float">
            <text:p>0.9</text:p>
          </table:table-cell>
          <table:table-cell table:style-name="ce81" table:formula="of:=[.D27]/[.$B27]" office:value-type="float" office:value="1.84962406015038" calcext:value-type="float">
            <text:p>1.8</text:p>
          </table:table-cell>
          <table:table-cell table:style-name="ce90" table:formula="of:=[.E27]/[.$B27]" office:value-type="float" office:value="2.96240601503759" calcext:value-type="float">
            <text:p>3.0</text:p>
          </table:table-cell>
          <table:table-cell table:number-columns-repeated="6"/>
        </table:table-row>
        <table:table-row table:style-name="ro1" table:number-rows-repeated="4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71" office:value-type="string" calcext:value-type="string" table:number-columns-spanned="5" table:number-rows-spanned="1">
            <text:p>geometric mean speedups</text:p>
          </table:table-cell>
          <table:covered-table-cell table:number-columns-repeated="4" table:style-name="ce82"/>
          <table:table-cell table:number-columns-repeated="6"/>
        </table:table-row>
        <table:table-row table:style-name="ro1">
          <table:table-cell table:style-name="ce72"/>
          <table:table-cell table:style-name="ce76" office:value-type="string" calcext:value-type="string">
            <text:p>orig</text:p>
          </table:table-cell>
          <table:table-cell table:style-name="ce86" office:value-type="string" calcext:value-type="string">
            <text:p>fsm</text:p>
          </table:table-cell>
          <table:table-cell table:style-name="ce86" office:value-type="string" calcext:value-type="string">
            <text:p>hw</text:p>
          </table:table-cell>
          <table:table-cell table:style-name="ce87" office:value-type="string" calcext:value-type="string">
            <text:p>fg</text:p>
          </table:table-cell>
          <table:table-cell table:number-columns-repeated="6"/>
        </table:table-row>
        <table:table-row table:style-name="ro1">
          <table:table-cell table:style-name="ce73" office:value-type="float" office:value="131072" calcext:value-type="float">
            <text:p>131,072</text:p>
          </table:table-cell>
          <table:table-cell table:style-name="ce83" table:formula="of:=GEOMEAN([.B32:.B39])" office:value-type="float" office:value="1" calcext:value-type="float">
            <text:p>1.0</text:p>
          </table:table-cell>
          <table:table-cell table:style-name="ce78" table:formula="of:=GEOMEAN([.C32:.C39])" office:value-type="float" office:value="0.991465080158534" calcext:value-type="float">
            <text:p>1.0</text:p>
          </table:table-cell>
          <table:table-cell table:style-name="ce78" table:formula="of:=GEOMEAN([.D32:.D39])" office:value-type="float" office:value="0.978709750471584" calcext:value-type="float">
            <text:p>1.0</text:p>
          </table:table-cell>
          <table:table-cell table:style-name="ce88" table:formula="of:=GEOMEAN([.E32:.E39])" office:value-type="float" office:value="1.70030482265719" calcext:value-type="float">
            <text:p>1.7</text:p>
          </table:table-cell>
          <table:table-cell table:number-columns-repeated="6"/>
        </table:table-row>
        <table:table-row table:style-name="ro1">
          <table:table-cell table:style-name="ce74" office:value-type="float" office:value="4196" calcext:value-type="float">
            <text:p>4,196</text:p>
          </table:table-cell>
          <table:table-cell table:style-name="ce84" table:formula="of:=GEOMEAN([.B40:.B47])" office:value-type="float" office:value="1" calcext:value-type="float">
            <text:p>1.0</text:p>
          </table:table-cell>
          <table:table-cell table:style-name="ce79" table:formula="of:=GEOMEAN([.C40:.C47])" office:value-type="float" office:value="1.10646317308929" calcext:value-type="float">
            <text:p>1.1</text:p>
          </table:table-cell>
          <table:table-cell table:style-name="ce79" table:formula="of:=GEOMEAN([.D40:.D47])" office:value-type="float" office:value="1.20367886825086" calcext:value-type="float">
            <text:p>1.2</text:p>
          </table:table-cell>
          <table:table-cell table:style-name="ce89" table:formula="of:=GEOMEAN([.E40:.E47])" office:value-type="float" office:value="2.46383630843306" calcext:value-type="float">
            <text:p>2.5</text:p>
          </table:table-cell>
          <table:table-cell table:number-columns-repeated="6"/>
        </table:table-row>
        <table:table-row table:style-name="ro1">
          <table:table-cell table:style-name="ce75" office:value-type="float" office:value="256" calcext:value-type="float">
            <text:p>256</text:p>
          </table:table-cell>
          <table:table-cell table:style-name="ce85" table:formula="of:=GEOMEAN([.B48:.B55])" office:value-type="float" office:value="1" calcext:value-type="float">
            <text:p>1.0</text:p>
          </table:table-cell>
          <table:table-cell table:style-name="ce81" table:formula="of:=GEOMEAN([.C48:.C55])" office:value-type="float" office:value="0.911237334362221" calcext:value-type="float">
            <text:p>0.9</text:p>
          </table:table-cell>
          <table:table-cell table:style-name="ce81" table:formula="of:=GEOMEAN([.D48:.D55])" office:value-type="float" office:value="1.98158146964113" calcext:value-type="float">
            <text:p>2.0</text:p>
          </table:table-cell>
          <table:table-cell table:style-name="ce90" table:formula="of:=GEOMEAN([.E48:.E55])" office:value-type="float" office:value="2.84430912502432" calcext:value-type="float">
            <text:p>2.8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 table:number-rows-repeated="104851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1T14:42:29.471967067</dc:date>
    <meta:editing-duration>PT40M</meta:editing-duration>
    <meta:editing-cycles>15</meta:editing-cycles>
    <meta:generator>LibreOffice/6.0.7.3$Linux_X86_64 LibreOffice_project/00m0$Build-3</meta:generator>
    <meta:document-statistic meta:table-count="3" meta:cell-count="28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26cm" svg:height="66.753cm" xlink:href=".." xlink:type="simple" chart:class="chart:bar" chart:style-name="ch1">
        <chart:title svg:x="11.209cm" svg:y="0.639cm" chart:style-name="ch2">
          <text:p>GEMM op/cycle (DIM=32, FG_DIM=8)</text:p>
        </chart:title>
        <chart:legend svg:x="13.114cm" svg:y="1.802cm" style:legend-expansion="custom" chartooo:width="4.032cm" chartooo:height="1.113cm" style:legend-expansion-aspect-ratio="3.62264150943396" chart:style-name="ch3"/>
        <chart:plot-area chart:style-name="ch4" table:cell-range-address="'big-chart'.A2:'big-chart'.E82" chart:data-source-has-labels="both" svg:x="1.429cm" svg:y="3.213cm" svg:width="28.223cm" svg:height="61.663cm">
          <chartooo:coordinate-region svg:x="3.559cm" svg:y="3.213cm" svg:width="25.668cm" svg:height="61.016cm"/>
          <chart:axis chart:dimension="x" chart:name="primary-x" chart:style-name="ch5" chartooo:axis-type="auto">
            <chartooo:date-scale/>
            <chart:title svg:x="0.264cm" svg:y="34.538cm" chart:style-name="ch6">
              <text:p>M,N,K</text:p>
            </chart:title>
            <chart:categories table:cell-range-address="'big-chart'.A3:'big-chart'.A82"/>
          </chart:axis>
          <chart:axis chart:dimension="y" chart:name="primary-y" chart:style-name="ch7">
            <chart:title svg:x="14.887cm" svg:y="66.193cm" chart:style-name="ch8">
              <text:p>op/cycle</text:p>
            </chart:title>
            <chart:grid chart:style-name="ch9" chart:class="major"/>
          </chart:axis>
          <chart:series chart:style-name="ch10" chart:values-cell-range-address="'big-chart'.B3:'big-chart'.B82" chart:label-cell-address="'big-chart'.B2:'big-chart'.B2" chart:class="chart:bar">
            <chart:data-point chart:repeated="80"/>
          </chart:series>
          <chart:series chart:style-name="ch11" chart:values-cell-range-address="'big-chart'.C3:'big-chart'.C82" chart:label-cell-address="'big-chart'.C2:'big-chart'.C2" chart:class="chart:bar">
            <chart:data-point chart:repeated="80"/>
          </chart:series>
          <chart:series chart:style-name="ch12" chart:values-cell-range-address="'big-chart'.D3:'big-chart'.D82" chart:label-cell-address="'big-chart'.D2:'big-chart'.D2" chart:class="chart:bar">
            <chart:data-point chart:repeated="80"/>
          </chart:series>
          <chart:series chart:style-name="ch13" chart:values-cell-range-address="'big-chart'.E3:'big-chart'.E82" chart:label-cell-address="'big-chart'.E2:'big-chart'.E2" chart:class="chart:bar">
            <chart:data-point chart:repeated="8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</text:p>
                <draw:g>
                  <svg:desc>'big-chart'.B2:'big-chart'.B2</svg:desc>
                </draw:g>
              </table:table-cell>
              <table:table-cell office:value-type="string">
                <text:p>fsm</text:p>
                <draw:g>
                  <svg:desc>'big-chart'.C2:'big-chart'.C2</svg:desc>
                </draw:g>
              </table:table-cell>
              <table:table-cell office:value-type="string">
                <text:p>hw</text:p>
                <draw:g>
                  <svg:desc>'big-chart'.D2:'big-chart'.D2</svg:desc>
                </draw:g>
              </table:table-cell>
              <table:table-cell office:value-type="string">
                <text:p>fg</text:p>
                <draw:g>
                  <svg:desc>'big-chart'.E2:'big-chart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6,1,1</text:p>
                <draw:g>
                  <svg:desc>'big-chart'.A3:'big-chart'.A82</svg:desc>
                </draw:g>
              </table:table-cell>
              <table:table-cell office:value-type="float" office:value="0.100589390962672">
                <text:p>0.100589390962672</text:p>
                <draw:g>
                  <svg:desc>'big-chart'.B3:'big-chart'.B82</svg:desc>
                </draw:g>
              </table:table-cell>
              <table:table-cell office:value-type="float" office:value="0.092452148790177">
                <text:p>0.092452148790177</text:p>
                <draw:g>
                  <svg:desc>'big-chart'.C3:'big-chart'.C82</svg:desc>
                </draw:g>
              </table:table-cell>
              <table:table-cell office:value-type="float" office:value="0.214585079631182">
                <text:p>0.214585079631182</text:p>
                <draw:g>
                  <svg:desc>'big-chart'.D3:'big-chart'.D82</svg:desc>
                </draw:g>
              </table:table-cell>
              <table:table-cell office:value-type="float" office:value="0.245681381957773">
                <text:p>0.245681381957773</text:p>
                <draw:g>
                  <svg:desc>'big-chart'.E3:'big-chart'.E82</svg:desc>
                </draw:g>
              </table:table-cell>
            </table:table-row>
            <table:table-row>
              <table:table-cell office:value-type="string">
                <text:p>512,1,1</text:p>
              </table:table-cell>
              <table:table-cell office:value-type="float" office:value="0.123403229693902">
                <text:p>0.123403229693902</text:p>
              </table:table-cell>
              <table:table-cell office:value-type="float" office:value="0.137893886345273">
                <text:p>0.137893886345273</text:p>
              </table:table-cell>
              <table:table-cell office:value-type="float" office:value="0.225849139832378">
                <text:p>0.225849139832378</text:p>
              </table:table-cell>
              <table:table-cell office:value-type="float" office:value="0.265010351966874">
                <text:p>0.265010351966874</text:p>
              </table:table-cell>
            </table:table-row>
            <table:table-row>
              <table:table-cell office:value-type="string">
                <text:p>1024,1,1</text:p>
              </table:table-cell>
              <table:table-cell office:value-type="float" office:value="0.138490668109278">
                <text:p>0.138490668109278</text:p>
              </table:table-cell>
              <table:table-cell office:value-type="float" office:value="0.175042735042735">
                <text:p>0.175042735042735</text:p>
              </table:table-cell>
              <table:table-cell office:value-type="float" office:value="0.226799557032115">
                <text:p>0.226799557032115</text:p>
              </table:table-cell>
              <table:table-cell office:value-type="float" office:value="0.271474019088017">
                <text:p>0.271474019088017</text:p>
              </table:table-cell>
            </table:table-row>
            <table:table-row>
              <table:table-cell office:value-type="string">
                <text:p>2048,1,1</text:p>
              </table:table-cell>
              <table:table-cell office:value-type="float" office:value="0.145001416029453">
                <text:p>0.145001416029453</text:p>
              </table:table-cell>
              <table:table-cell office:value-type="float" office:value="0.199824373109572">
                <text:p>0.199824373109572</text:p>
              </table:table-cell>
              <table:table-cell office:value-type="float" office:value="0.241965973534972">
                <text:p>0.241965973534972</text:p>
              </table:table-cell>
              <table:table-cell office:value-type="float" office:value="0.285873813512004">
                <text:p>0.285873813512004</text:p>
              </table:table-cell>
            </table:table-row>
            <table:table-row>
              <table:table-cell office:value-type="string">
                <text:p>4096,1,1</text:p>
              </table:table-cell>
              <table:table-cell office:value-type="float" office:value="0.152205417858868">
                <text:p>0.152205417858868</text:p>
              </table:table-cell>
              <table:table-cell office:value-type="float" office:value="0.217710215796747">
                <text:p>0.217710215796747</text:p>
              </table:table-cell>
              <table:table-cell office:value-type="float" office:value="0.239518156832934">
                <text:p>0.239518156832934</text:p>
              </table:table-cell>
              <table:table-cell office:value-type="float" office:value="0.289388158824361">
                <text:p>0.289388158824361</text:p>
              </table:table-cell>
            </table:table-row>
            <table:table-row>
              <table:table-cell office:value-type="string">
                <text:p>8192,1,1</text:p>
              </table:table-cell>
              <table:table-cell office:value-type="float" office:value="0.156154095423267">
                <text:p>0.156154095423267</text:p>
              </table:table-cell>
              <table:table-cell office:value-type="float" office:value="0.231687312630805">
                <text:p>0.231687312630805</text:p>
              </table:table-cell>
              <table:table-cell office:value-type="float" office:value="0.247844371161468">
                <text:p>0.247844371161468</text:p>
              </table:table-cell>
              <table:table-cell office:value-type="float" office:value="0.284869770838405">
                <text:p>0.284869770838405</text:p>
              </table:table-cell>
            </table:table-row>
            <table:table-row>
              <table:table-cell office:value-type="string">
                <text:p>16384,1,1</text:p>
              </table:table-cell>
              <table:table-cell office:value-type="float" office:value="0.159434816033008">
                <text:p>0.159434816033008</text:p>
              </table:table-cell>
              <table:table-cell office:value-type="float" office:value="0.238191466162681">
                <text:p>0.238191466162681</text:p>
              </table:table-cell>
              <table:table-cell office:value-type="float" office:value="0.249672365974825">
                <text:p>0.249672365974825</text:p>
              </table:table-cell>
              <table:table-cell office:value-type="float" office:value="0.285893767013331">
                <text:p>0.285893767013331</text:p>
              </table:table-cell>
            </table:table-row>
            <table:table-row>
              <table:table-cell office:value-type="string">
                <text:p>32768,1,1</text:p>
              </table:table-cell>
              <table:table-cell office:value-type="float" office:value="0.161751784462588">
                <text:p>0.161751784462588</text:p>
              </table:table-cell>
              <table:table-cell office:value-type="float" office:value="0.240252217904538">
                <text:p>0.240252217904538</text:p>
              </table:table-cell>
              <table:table-cell office:value-type="float" office:value="0.245484443711933">
                <text:p>0.245484443711933</text:p>
              </table:table-cell>
              <table:table-cell office:value-type="float" office:value="0.282914447044197">
                <text:p>0.282914447044197</text:p>
              </table:table-cell>
            </table:table-row>
            <table:table-row>
              <table:table-cell office:value-type="string">
                <text:p>65536,1,1</text:p>
              </table:table-cell>
              <table:table-cell office:value-type="float" office:value="0.162948670770883">
                <text:p>0.162948670770883</text:p>
              </table:table-cell>
              <table:table-cell office:value-type="float" office:value="0.217493462186882">
                <text:p>0.217493462186882</text:p>
              </table:table-cell>
              <table:table-cell office:value-type="float" office:value="0.223115707909618">
                <text:p>0.223115707909618</text:p>
              </table:table-cell>
              <table:table-cell office:value-type="float" office:value="0.274625164475063">
                <text:p>0.274625164475063</text:p>
              </table:table-cell>
            </table:table-row>
            <table:table-row>
              <table:table-cell office:value-type="string">
                <text:p>131072,1,1</text:p>
              </table:table-cell>
              <table:table-cell office:value-type="float" office:value="0.163613395447305">
                <text:p>0.163613395447305</text:p>
              </table:table-cell>
              <table:table-cell office:value-type="float" office:value="0.20283001349394">
                <text:p>0.20283001349394</text:p>
              </table:table-cell>
              <table:table-cell office:value-type="float" office:value="0.199285399340135">
                <text:p>0.199285399340135</text:p>
              </table:table-cell>
              <table:table-cell office:value-type="float" office:value="0.263307291614352">
                <text:p>0.263307291614352</text:p>
              </table:table-cell>
            </table:table-row>
            <table:table-row>
              <table:table-cell office:value-type="string">
                <text:p>256,1,4</text:p>
              </table:table-cell>
              <table:table-cell office:value-type="float" office:value="0.386560966402416">
                <text:p>0.386560966402416</text:p>
              </table:table-cell>
              <table:table-cell office:value-type="float" office:value="0.344549125168237">
                <text:p>0.344549125168237</text:p>
              </table:table-cell>
              <table:table-cell office:value-type="float" office:value="0.808846761453397">
                <text:p>0.808846761453397</text:p>
              </table:table-cell>
              <table:table-cell office:value-type="float" office:value="0.955223880597015">
                <text:p>0.955223880597015</text:p>
              </table:table-cell>
            </table:table-row>
            <table:table-row>
              <table:table-cell office:value-type="string">
                <text:p>512,1,4</text:p>
              </table:table-cell>
              <table:table-cell office:value-type="float" office:value="0.481882352941176">
                <text:p>0.481882352941176</text:p>
              </table:table-cell>
              <table:table-cell office:value-type="float" office:value="0.538380651945321">
                <text:p>0.538380651945321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1.04543134252169">
                <text:p>1.04543134252169</text:p>
              </table:table-cell>
            </table:table-row>
            <table:table-row>
              <table:table-cell office:value-type="string">
                <text:p>1024,1,4</text:p>
              </table:table-cell>
              <table:table-cell office:value-type="float" office:value="0.53619583715146">
                <text:p>0.53619583715146</text:p>
              </table:table-cell>
              <table:table-cell office:value-type="float" office:value="0.680172700099635">
                <text:p>0.680172700099635</text:p>
              </table:table-cell>
              <table:table-cell office:value-type="float" office:value="0.908405411399423">
                <text:p>0.908405411399423</text:p>
              </table:table-cell>
              <table:table-cell office:value-type="float" office:value="1.07281299109481">
                <text:p>1.07281299109481</text:p>
              </table:table-cell>
            </table:table-row>
            <table:table-row>
              <table:table-cell office:value-type="string">
                <text:p>2048,1,4</text:p>
              </table:table-cell>
              <table:table-cell office:value-type="float" office:value="0.577592892899951">
                <text:p>0.577592892899951</text:p>
              </table:table-cell>
              <table:table-cell office:value-type="float" office:value="0.77833729216152">
                <text:p>0.77833729216152</text:p>
              </table:table-cell>
              <table:table-cell office:value-type="float" office:value="0.938158497480531">
                <text:p>0.938158497480531</text:p>
              </table:table-cell>
              <table:table-cell office:value-type="float" office:value="1.10837505073738">
                <text:p>1.10837505073738</text:p>
              </table:table-cell>
            </table:table-row>
            <table:table-row>
              <table:table-cell office:value-type="string">
                <text:p>4096,1,4</text:p>
              </table:table-cell>
              <table:table-cell office:value-type="float" office:value="0.607737675729812">
                <text:p>0.607737675729812</text:p>
              </table:table-cell>
              <table:table-cell office:value-type="float" office:value="0.847287583389357">
                <text:p>0.847287583389357</text:p>
              </table:table-cell>
              <table:table-cell office:value-type="float" office:value="0.986690755796447">
                <text:p>0.986690755796447</text:p>
              </table:table-cell>
              <table:table-cell office:value-type="float" office:value="1.1581253976108">
                <text:p>1.1581253976108</text:p>
              </table:table-cell>
            </table:table-row>
            <table:table-row>
              <table:table-cell office:value-type="string">
                <text:p>8192,1,4</text:p>
              </table:table-cell>
              <table:table-cell office:value-type="float" office:value="0.621583170514255">
                <text:p>0.621583170514255</text:p>
              </table:table-cell>
              <table:table-cell office:value-type="float" office:value="0.914030683403068">
                <text:p>0.914030683403068</text:p>
              </table:table-cell>
              <table:table-cell office:value-type="float" office:value="0.996381548940311">
                <text:p>0.996381548940311</text:p>
              </table:table-cell>
              <table:table-cell office:value-type="float" office:value="1.17506992756222">
                <text:p>1.17506992756222</text:p>
              </table:table-cell>
            </table:table-row>
            <table:table-row>
              <table:table-cell office:value-type="string">
                <text:p>16384,1,4</text:p>
              </table:table-cell>
              <table:table-cell office:value-type="float" office:value="0.638596833130329">
                <text:p>0.638596833130329</text:p>
              </table:table-cell>
              <table:table-cell office:value-type="float" office:value="0.933880528955768">
                <text:p>0.933880528955768</text:p>
              </table:table-cell>
              <table:table-cell office:value-type="float" office:value="0.975063976670833">
                <text:p>0.975063976670833</text:p>
              </table:table-cell>
              <table:table-cell office:value-type="float" office:value="1.17764600179695">
                <text:p>1.17764600179695</text:p>
              </table:table-cell>
            </table:table-row>
            <table:table-row>
              <table:table-cell office:value-type="string">
                <text:p>32768,1,4</text:p>
              </table:table-cell>
              <table:table-cell office:value-type="float" office:value="0.646493343789921">
                <text:p>0.646493343789921</text:p>
              </table:table-cell>
              <table:table-cell office:value-type="float" office:value="0.918559424779071">
                <text:p>0.918559424779071</text:p>
              </table:table-cell>
              <table:table-cell office:value-type="float" office:value="0.947209435093982">
                <text:p>0.947209435093982</text:p>
              </table:table-cell>
              <table:table-cell office:value-type="float" office:value="1.15360987158838">
                <text:p>1.15360987158838</text:p>
              </table:table-cell>
            </table:table-row>
            <table:table-row>
              <table:table-cell office:value-type="string">
                <text:p>65536,1,4</text:p>
              </table:table-cell>
              <table:table-cell office:value-type="float" office:value="0.651299149800991">
                <text:p>0.651299149800991</text:p>
              </table:table-cell>
              <table:table-cell office:value-type="float" office:value="0.857287684403646">
                <text:p>0.857287684403646</text:p>
              </table:table-cell>
              <table:table-cell office:value-type="float" office:value="0.880097227537954">
                <text:p>0.880097227537954</text:p>
              </table:table-cell>
              <table:table-cell office:value-type="float" office:value="1.06543978085131">
                <text:p>1.06543978085131</text:p>
              </table:table-cell>
            </table:table-row>
            <table:table-row>
              <table:table-cell office:value-type="string">
                <text:p>131072,1,4</text:p>
              </table:table-cell>
              <table:table-cell office:value-type="float" office:value="0.652968502858282">
                <text:p>0.652968502858282</text:p>
              </table:table-cell>
              <table:table-cell office:value-type="float" office:value="0.777633081680782">
                <text:p>0.777633081680782</text:p>
              </table:table-cell>
              <table:table-cell office:value-type="float" office:value="0.796089762959341">
                <text:p>0.796089762959341</text:p>
              </table:table-cell>
              <table:table-cell office:value-type="float" office:value="0.988381584726959">
                <text:p>0.988381584726959</text:p>
              </table:table-cell>
            </table:table-row>
            <table:table-row>
              <table:table-cell office:value-type="string">
                <text:p>256,1,32</text:p>
              </table:table-cell>
              <table:table-cell office:value-type="float" office:value="2.25674931129477">
                <text:p>2.25674931129477</text:p>
              </table:table-cell>
              <table:table-cell office:value-type="float" office:value="2.29725182277061">
                <text:p>2.29725182277061</text:p>
              </table:table-cell>
              <table:table-cell office:value-type="float" office:value="4.62824858757062">
                <text:p>4.62824858757062</text:p>
              </table:table-cell>
              <table:table-cell office:value-type="float" office:value="3.35462735462735">
                <text:p>3.35462735462735</text:p>
              </table:table-cell>
            </table:table-row>
            <table:table-row>
              <table:table-cell office:value-type="string">
                <text:p>512,1,32</text:p>
              </table:table-cell>
              <table:table-cell office:value-type="float" office:value="3.4104912572856">
                <text:p>3.4104912572856</text:p>
              </table:table-cell>
              <table:table-cell office:value-type="float" office:value="3.85869053226566">
                <text:p>3.85869053226566</text:p>
              </table:table-cell>
              <table:table-cell office:value-type="float" office:value="5.20292156240076">
                <text:p>5.20292156240076</text:p>
              </table:table-cell>
              <table:table-cell office:value-type="float" office:value="3.82714319084326">
                <text:p>3.82714319084326</text:p>
              </table:table-cell>
            </table:table-row>
            <table:table-row>
              <table:table-cell office:value-type="string">
                <text:p>1024,1,32</text:p>
              </table:table-cell>
              <table:table-cell office:value-type="float" office:value="3.86825640420257">
                <text:p>3.86825640420257</text:p>
              </table:table-cell>
              <table:table-cell office:value-type="float" office:value="5.0226854690374">
                <text:p>5.0226854690374</text:p>
              </table:table-cell>
              <table:table-cell office:value-type="float" office:value="5.66626318519799">
                <text:p>5.66626318519799</text:p>
              </table:table-cell>
              <table:table-cell office:value-type="float" office:value="4.44432388444324">
                <text:p>4.44432388444324</text:p>
              </table:table-cell>
            </table:table-row>
            <table:table-row>
              <table:table-cell office:value-type="string">
                <text:p>2048,1,32</text:p>
              </table:table-cell>
              <table:table-cell office:value-type="float" office:value="4.51567560118514">
                <text:p>4.51567560118514</text:p>
              </table:table-cell>
              <table:table-cell office:value-type="float" office:value="5.98885132047885">
                <text:p>5.98885132047885</text:p>
              </table:table-cell>
              <table:table-cell office:value-type="float" office:value="5.8217997690326">
                <text:p>5.8217997690326</text:p>
              </table:table-cell>
              <table:table-cell office:value-type="float" office:value="4.55712398303317">
                <text:p>4.55712398303317</text:p>
              </table:table-cell>
            </table:table-row>
            <table:table-row>
              <table:table-cell office:value-type="string">
                <text:p>4096,1,32</text:p>
              </table:table-cell>
              <table:table-cell office:value-type="float" office:value="4.81263080594823">
                <text:p>4.81263080594823</text:p>
              </table:table-cell>
              <table:table-cell office:value-type="float" office:value="6.39750097618118">
                <text:p>6.39750097618118</text:p>
              </table:table-cell>
              <table:table-cell office:value-type="float" office:value="5.82386919043811">
                <text:p>5.82386919043811</text:p>
              </table:table-cell>
              <table:table-cell office:value-type="float" office:value="4.54984726464871">
                <text:p>4.54984726464871</text:p>
              </table:table-cell>
            </table:table-row>
            <table:table-row>
              <table:table-cell office:value-type="string">
                <text:p>8192,1,32</text:p>
              </table:table-cell>
              <table:table-cell office:value-type="float" office:value="4.97842601033121">
                <text:p>4.97842601033121</text:p>
              </table:table-cell>
              <table:table-cell office:value-type="float" office:value="6.30168994446982">
                <text:p>6.30168994446982</text:p>
              </table:table-cell>
              <table:table-cell office:value-type="float" office:value="5.48223435179957">
                <text:p>5.48223435179957</text:p>
              </table:table-cell>
              <table:table-cell office:value-type="float" office:value="4.40075208165458">
                <text:p>4.40075208165458</text:p>
              </table:table-cell>
            </table:table-row>
            <table:table-row>
              <table:table-cell office:value-type="string">
                <text:p>16384,1,32</text:p>
              </table:table-cell>
              <table:table-cell office:value-type="float" office:value="4.79208825760692">
                <text:p>4.79208825760692</text:p>
              </table:table-cell>
              <table:table-cell office:value-type="float" office:value="5.3406132219619">
                <text:p>5.3406132219619</text:p>
              </table:table-cell>
              <table:table-cell office:value-type="float" office:value="4.96437837326011">
                <text:p>4.96437837326011</text:p>
              </table:table-cell>
              <table:table-cell office:value-type="float" office:value="4.034350087722">
                <text:p>4.034350087722</text:p>
              </table:table-cell>
            </table:table-row>
            <table:table-row>
              <table:table-cell office:value-type="string">
                <text:p>32768,1,32</text:p>
              </table:table-cell>
              <table:table-cell office:value-type="float" office:value="4.06210679641739">
                <text:p>4.06210679641739</text:p>
              </table:table-cell>
              <table:table-cell office:value-type="float" office:value="4.36239583636689">
                <text:p>4.36239583636689</text:p>
              </table:table-cell>
              <table:table-cell office:value-type="float" office:value="4.24373502557793">
                <text:p>4.24373502557793</text:p>
              </table:table-cell>
              <table:table-cell office:value-type="float" office:value="3.53294990886088">
                <text:p>3.53294990886088</text:p>
              </table:table-cell>
            </table:table-row>
            <table:table-row>
              <table:table-cell office:value-type="string">
                <text:p>65536,1,32</text:p>
              </table:table-cell>
              <table:table-cell office:value-type="float" office:value="3.93051900831403">
                <text:p>3.93051900831403</text:p>
              </table:table-cell>
              <table:table-cell office:value-type="float" office:value="4.16580158555166">
                <text:p>4.16580158555166</text:p>
              </table:table-cell>
              <table:table-cell office:value-type="float" office:value="4.06045515623003">
                <text:p>4.06045515623003</text:p>
              </table:table-cell>
              <table:table-cell office:value-type="float" office:value="3.35091812017052">
                <text:p>3.35091812017052</text:p>
              </table:table-cell>
            </table:table-row>
            <table:table-row>
              <table:table-cell office:value-type="string">
                <text:p>131072,1,32</text:p>
              </table:table-cell>
              <table:table-cell office:value-type="float" office:value="3.9523788882502">
                <text:p>3.9523788882502</text:p>
              </table:table-cell>
              <table:table-cell office:value-type="float" office:value="4.1873780766612">
                <text:p>4.1873780766612</text:p>
              </table:table-cell>
              <table:table-cell office:value-type="float" office:value="4.08531594131753">
                <text:p>4.08531594131753</text:p>
              </table:table-cell>
              <table:table-cell office:value-type="float" office:value="3.34795182300085">
                <text:p>3.34795182300085</text:p>
              </table:table-cell>
            </table:table-row>
            <table:table-row>
              <table:table-cell office:value-type="string">
                <text:p>256,4,4</text:p>
              </table:table-cell>
              <table:table-cell office:value-type="float" office:value="1.23970944309927">
                <text:p>1.23970944309927</text:p>
              </table:table-cell>
              <table:table-cell office:value-type="float" office:value="1.1824480369515">
                <text:p>1.1824480369515</text:p>
              </table:table-cell>
              <table:table-cell office:value-type="float" office:value="2.95740072202166">
                <text:p>2.95740072202166</text:p>
              </table:table-cell>
              <table:table-cell office:value-type="float" office:value="3.55864465682016">
                <text:p>3.55864465682016</text:p>
              </table:table-cell>
            </table:table-row>
            <table:table-row>
              <table:table-cell office:value-type="string">
                <text:p>512,4,4</text:p>
              </table:table-cell>
              <table:table-cell office:value-type="float" office:value="1.64497991967872">
                <text:p>1.64497991967872</text:p>
              </table:table-cell>
              <table:table-cell office:value-type="float" office:value="1.95094070016671">
                <text:p>1.95094070016671</text:p>
              </table:table-cell>
              <table:table-cell office:value-type="float" office:value="3.27942353883106">
                <text:p>3.27942353883106</text:p>
              </table:table-cell>
              <table:table-cell office:value-type="float" office:value="3.98443579766537">
                <text:p>3.98443579766537</text:p>
              </table:table-cell>
            </table:table-row>
            <table:table-row>
              <table:table-cell office:value-type="string">
                <text:p>1024,4,4</text:p>
              </table:table-cell>
              <table:table-cell office:value-type="float" office:value="1.93298725814063">
                <text:p>1.93298725814063</text:p>
              </table:table-cell>
              <table:table-cell office:value-type="float" office:value="2.46970153753392">
                <text:p>2.46970153753392</text:p>
              </table:table-cell>
              <table:table-cell office:value-type="float" office:value="3.45654008438819">
                <text:p>3.45654008438819</text:p>
              </table:table-cell>
              <table:table-cell office:value-type="float" office:value="4.23687613136799">
                <text:p>4.23687613136799</text:p>
              </table:table-cell>
            </table:table-row>
            <table:table-row>
              <table:table-cell office:value-type="string">
                <text:p>2048,4,4</text:p>
              </table:table-cell>
              <table:table-cell office:value-type="float" office:value="2.15536407288035">
                <text:p>2.15536407288035</text:p>
              </table:table-cell>
              <table:table-cell office:value-type="float" office:value="2.90496453900709">
                <text:p>2.90496453900709</text:p>
              </table:table-cell>
              <table:table-cell office:value-type="float" office:value="3.54172070903588">
                <text:p>3.54172070903588</text:p>
              </table:table-cell>
              <table:table-cell office:value-type="float" office:value="4.47100559421476">
                <text:p>4.47100559421476</text:p>
              </table:table-cell>
            </table:table-row>
            <table:table-row>
              <table:table-cell office:value-type="string">
                <text:p>4096,4,4</text:p>
              </table:table-cell>
              <table:table-cell office:value-type="float" office:value="2.33831662325615">
                <text:p>2.33831662325615</text:p>
              </table:table-cell>
              <table:table-cell office:value-type="float" office:value="3.16752054132431">
                <text:p>3.16752054132431</text:p>
              </table:table-cell>
              <table:table-cell office:value-type="float" office:value="3.58767175781464">
                <text:p>3.58767175781464</text:p>
              </table:table-cell>
              <table:table-cell office:value-type="float" office:value="4.51910081368087">
                <text:p>4.51910081368087</text:p>
              </table:table-cell>
            </table:table-row>
            <table:table-row>
              <table:table-cell office:value-type="string">
                <text:p>8192,4,4</text:p>
              </table:table-cell>
              <table:table-cell office:value-type="float" office:value="2.4577536096006">
                <text:p>2.4577536096006</text:p>
              </table:table-cell>
              <table:table-cell office:value-type="float" office:value="3.22281780181952">
                <text:p>3.22281780181952</text:p>
              </table:table-cell>
              <table:table-cell office:value-type="float" office:value="3.52467260064001">
                <text:p>3.52467260064001</text:p>
              </table:table-cell>
              <table:table-cell office:value-type="float" office:value="4.43620117782441">
                <text:p>4.43620117782441</text:p>
              </table:table-cell>
            </table:table-row>
            <table:table-row>
              <table:table-cell office:value-type="string">
                <text:p>16384,4,4</text:p>
              </table:table-cell>
              <table:table-cell office:value-type="float" office:value="2.53941683619103">
                <text:p>2.53941683619103</text:p>
              </table:table-cell>
              <table:table-cell office:value-type="float" office:value="3.09983799827356">
                <text:p>3.09983799827356</text:p>
              </table:table-cell>
              <table:table-cell office:value-type="float" office:value="3.27856222719712">
                <text:p>3.27856222719712</text:p>
              </table:table-cell>
              <table:table-cell office:value-type="float" office:value="4.07657258378042">
                <text:p>4.07657258378042</text:p>
              </table:table-cell>
            </table:table-row>
            <table:table-row>
              <table:table-cell office:value-type="string">
                <text:p>32768,4,4</text:p>
              </table:table-cell>
              <table:table-cell office:value-type="float" office:value="2.57944660920219">
                <text:p>2.57944660920219</text:p>
              </table:table-cell>
              <table:table-cell office:value-type="float" office:value="2.75459723010319">
                <text:p>2.75459723010319</text:p>
              </table:table-cell>
              <table:table-cell office:value-type="float" office:value="2.897787505458">
                <text:p>2.897787505458</text:p>
              </table:table-cell>
              <table:table-cell office:value-type="float" office:value="3.60667556374943">
                <text:p>3.60667556374943</text:p>
              </table:table-cell>
            </table:table-row>
            <table:table-row>
              <table:table-cell office:value-type="string">
                <text:p>65536,4,4</text:p>
              </table:table-cell>
              <table:table-cell office:value-type="float" office:value="2.56468355297271">
                <text:p>2.56468355297271</text:p>
              </table:table-cell>
              <table:table-cell office:value-type="float" office:value="2.51108413018854">
                <text:p>2.51108413018854</text:p>
              </table:table-cell>
              <table:table-cell office:value-type="float" office:value="2.62019540718159">
                <text:p>2.62019540718159</text:p>
              </table:table-cell>
              <table:table-cell office:value-type="float" office:value="3.34487873500337">
                <text:p>3.34487873500337</text:p>
              </table:table-cell>
            </table:table-row>
            <table:table-row>
              <table:table-cell office:value-type="string">
                <text:p>131072,4,4</text:p>
              </table:table-cell>
              <table:table-cell office:value-type="float" office:value="2.53331545524498">
                <text:p>2.53331545524498</text:p>
              </table:table-cell>
              <table:table-cell office:value-type="float" office:value="2.48247125892536">
                <text:p>2.48247125892536</text:p>
              </table:table-cell>
              <table:table-cell office:value-type="float" office:value="2.5899590477743">
                <text:p>2.5899590477743</text:p>
              </table:table-cell>
              <table:table-cell office:value-type="float" office:value="3.3225104761603">
                <text:p>3.3225104761603</text:p>
              </table:table-cell>
            </table:table-row>
            <table:table-row>
              <table:table-cell office:value-type="string">
                <text:p>1,256,1</text:p>
              </table:table-cell>
              <table:table-cell office:value-type="float" office:value="0.108658743633277">
                <text:p>0.108658743633277</text:p>
              </table:table-cell>
              <table:table-cell office:value-type="float" office:value="0.0994947532063739">
                <text:p>0.0994947532063739</text:p>
              </table:table-cell>
              <table:table-cell office:value-type="float" office:value="0.222802436901654">
                <text:p>0.222802436901654</text:p>
              </table:table-cell>
              <table:table-cell office:value-type="float" office:value="0.587155963302752">
                <text:p>0.587155963302752</text:p>
              </table:table-cell>
            </table:table-row>
            <table:table-row>
              <table:table-cell office:value-type="string">
                <text:p>1,512,1</text:p>
              </table:table-cell>
              <table:table-cell office:value-type="float" office:value="0.132333936417679">
                <text:p>0.132333936417679</text:p>
              </table:table-cell>
              <table:table-cell office:value-type="float" office:value="0.139661756683033">
                <text:p>0.139661756683033</text:p>
              </table:table-cell>
              <table:table-cell office:value-type="float" office:value="0.218430034129693">
                <text:p>0.218430034129693</text:p>
              </table:table-cell>
              <table:table-cell office:value-type="float" office:value="0.66235446313066">
                <text:p>0.66235446313066</text:p>
              </table:table-cell>
            </table:table-row>
            <table:table-row>
              <table:table-cell office:value-type="string">
                <text:p>1,1024,1</text:p>
              </table:table-cell>
              <table:table-cell office:value-type="float" office:value="0.143296949342289">
                <text:p>0.143296949342289</text:p>
              </table:table-cell>
              <table:table-cell office:value-type="float" office:value="0.171409440910613">
                <text:p>0.171409440910613</text:p>
              </table:table-cell>
              <table:table-cell office:value-type="float" office:value="0.225749559082892">
                <text:p>0.225749559082892</text:p>
              </table:table-cell>
              <table:table-cell office:value-type="float" office:value="0.711605281445448">
                <text:p>0.711605281445448</text:p>
              </table:table-cell>
            </table:table-row>
            <table:table-row>
              <table:table-cell office:value-type="string">
                <text:p>1,2048,1</text:p>
              </table:table-cell>
              <table:table-cell office:value-type="float" office:value="0.154193645535311">
                <text:p>0.154193645535311</text:p>
              </table:table-cell>
              <table:table-cell office:value-type="float" office:value="0.18833915762369">
                <text:p>0.18833915762369</text:p>
              </table:table-cell>
              <table:table-cell office:value-type="float" office:value="0.239700374531835">
                <text:p>0.239700374531835</text:p>
              </table:table-cell>
              <table:table-cell office:value-type="float" office:value="0.8487360132615">
                <text:p>0.8487360132615</text:p>
              </table:table-cell>
            </table:table-row>
            <table:table-row>
              <table:table-cell office:value-type="string">
                <text:p>1,4096,1</text:p>
              </table:table-cell>
              <table:table-cell office:value-type="float" office:value="0.161903632554646">
                <text:p>0.161903632554646</text:p>
              </table:table-cell>
              <table:table-cell office:value-type="float" office:value="0.200430612644353">
                <text:p>0.200430612644353</text:p>
              </table:table-cell>
              <table:table-cell office:value-type="float" office:value="0.236407710954635">
                <text:p>0.236407710954635</text:p>
              </table:table-cell>
              <table:table-cell office:value-type="float" office:value="0.952336665891653">
                <text:p>0.952336665891653</text:p>
              </table:table-cell>
            </table:table-row>
            <table:table-row>
              <table:table-cell office:value-type="string">
                <text:p>1,8192,1</text:p>
              </table:table-cell>
              <table:table-cell office:value-type="float" office:value="0.167491310570435">
                <text:p>0.167491310570435</text:p>
              </table:table-cell>
              <table:table-cell office:value-type="float" office:value="0.213322222800896">
                <text:p>0.213322222800896</text:p>
              </table:table-cell>
              <table:table-cell office:value-type="float" office:value="0.23508479926536">
                <text:p>0.23508479926536</text:p>
              </table:table-cell>
              <table:table-cell office:value-type="float" office:value="1.03591299949418">
                <text:p>1.03591299949418</text:p>
              </table:table-cell>
            </table:table-row>
            <table:table-row>
              <table:table-cell office:value-type="string">
                <text:p>1,16384,1</text:p>
              </table:table-cell>
              <table:table-cell office:value-type="float" office:value="0.170709344002667">
                <text:p>0.170709344002667</text:p>
              </table:table-cell>
              <table:table-cell office:value-type="float" office:value="0.222270457998698">
                <text:p>0.222270457998698</text:p>
              </table:table-cell>
              <table:table-cell office:value-type="float" office:value="0.234244538487933">
                <text:p>0.234244538487933</text:p>
              </table:table-cell>
              <table:table-cell office:value-type="float" office:value="1.06638896120802">
                <text:p>1.06638896120802</text:p>
              </table:table-cell>
            </table:table-row>
            <table:table-row>
              <table:table-cell office:value-type="string">
                <text:p>1,32768,1</text:p>
              </table:table-cell>
              <table:table-cell office:value-type="float" office:value="0.172455896593828">
                <text:p>0.172455896593828</text:p>
              </table:table-cell>
              <table:table-cell office:value-type="float" office:value="0.225155460885698">
                <text:p>0.225155460885698</text:p>
              </table:table-cell>
              <table:table-cell office:value-type="float" office:value="0.231063223659159">
                <text:p>0.231063223659159</text:p>
              </table:table-cell>
              <table:table-cell office:value-type="float" office:value="1.0564188535689">
                <text:p>1.0564188535689</text:p>
              </table:table-cell>
            </table:table-row>
            <table:table-row>
              <table:table-cell office:value-type="string">
                <text:p>1,65536,1</text:p>
              </table:table-cell>
              <table:table-cell office:value-type="float" office:value="0.173421998999733">
                <text:p>0.173421998999733</text:p>
              </table:table-cell>
              <table:table-cell office:value-type="float" office:value="0.219219138858412">
                <text:p>0.219219138858412</text:p>
              </table:table-cell>
              <table:table-cell office:value-type="float" office:value="0.222263673577361">
                <text:p>0.222263673577361</text:p>
              </table:table-cell>
              <table:table-cell office:value-type="float" office:value="0.960023438072219">
                <text:p>0.960023438072219</text:p>
              </table:table-cell>
            </table:table-row>
            <table:table-row>
              <table:table-cell office:value-type="string">
                <text:p>1,131072,1</text:p>
              </table:table-cell>
              <table:table-cell office:value-type="float" office:value="0.173842460575354">
                <text:p>0.173842460575354</text:p>
              </table:table-cell>
              <table:table-cell office:value-type="float" office:value="0.208946610786881">
                <text:p>0.208946610786881</text:p>
              </table:table-cell>
              <table:table-cell office:value-type="float" office:value="0.209703121100225">
                <text:p>0.209703121100225</text:p>
              </table:table-cell>
              <table:table-cell office:value-type="float" office:value="0.788469404942371">
                <text:p>0.788469404942371</text:p>
              </table:table-cell>
            </table:table-row>
            <table:table-row>
              <table:table-cell office:value-type="string">
                <text:p>1,256,4</text:p>
              </table:table-cell>
              <table:table-cell office:value-type="float" office:value="0.401096748922836">
                <text:p>0.401096748922836</text:p>
              </table:table-cell>
              <table:table-cell office:value-type="float" office:value="0.354080221300138">
                <text:p>0.354080221300138</text:p>
              </table:table-cell>
              <table:table-cell office:value-type="float" office:value="0.811410459587956">
                <text:p>0.811410459587956</text:p>
              </table:table-cell>
              <table:table-cell office:value-type="float" office:value="1.84172661870504">
                <text:p>1.84172661870504</text:p>
              </table:table-cell>
            </table:table-row>
            <table:table-row>
              <table:table-cell office:value-type="string">
                <text:p>1,512,4</text:p>
              </table:table-cell>
              <table:table-cell office:value-type="float" office:value="0.493256262042389">
                <text:p>0.493256262042389</text:p>
              </table:table-cell>
              <table:table-cell office:value-type="float" office:value="0.528516129032258">
                <text:p>0.528516129032258</text:p>
              </table:table-cell>
              <table:table-cell office:value-type="float" office:value="0.817891373801917">
                <text:p>0.817891373801917</text:p>
              </table:table-cell>
              <table:table-cell office:value-type="float" office:value="2.19742489270386">
                <text:p>2.19742489270386</text:p>
              </table:table-cell>
            </table:table-row>
            <table:table-row>
              <table:table-cell office:value-type="string">
                <text:p>1,1024,4</text:p>
              </table:table-cell>
              <table:table-cell office:value-type="float" office:value="0.561480466072652">
                <text:p>0.561480466072652</text:p>
              </table:table-cell>
              <table:table-cell office:value-type="float" office:value="0.628413623810985">
                <text:p>0.628413623810985</text:p>
              </table:table-cell>
              <table:table-cell office:value-type="float" office:value="0.84436198721913">
                <text:p>0.84436198721913</text:p>
              </table:table-cell>
              <table:table-cell office:value-type="float" office:value="2.52372150338879">
                <text:p>2.52372150338879</text:p>
              </table:table-cell>
            </table:table-row>
            <table:table-row>
              <table:table-cell office:value-type="string">
                <text:p>1,2048,4</text:p>
              </table:table-cell>
              <table:table-cell office:value-type="float" office:value="0.611708482676225">
                <text:p>0.611708482676225</text:p>
              </table:table-cell>
              <table:table-cell office:value-type="float" office:value="0.682211858760826">
                <text:p>0.682211858760826</text:p>
              </table:table-cell>
              <table:table-cell office:value-type="float" office:value="0.796654672760867">
                <text:p>0.796654672760867</text:p>
              </table:table-cell>
              <table:table-cell office:value-type="float" office:value="2.83264177040111">
                <text:p>2.83264177040111</text:p>
              </table:table-cell>
            </table:table-row>
            <table:table-row>
              <table:table-cell office:value-type="string">
                <text:p>1,4096,4</text:p>
              </table:table-cell>
              <table:table-cell office:value-type="float" office:value="0.642686227591888">
                <text:p>0.642686227591888</text:p>
              </table:table-cell>
              <table:table-cell office:value-type="float" office:value="0.665475223395613">
                <text:p>0.665475223395613</text:p>
              </table:table-cell>
              <table:table-cell office:value-type="float" office:value="0.726048036869627">
                <text:p>0.726048036869627</text:p>
              </table:table-cell>
              <table:table-cell office:value-type="float" office:value="3.54172070903588">
                <text:p>3.54172070903588</text:p>
              </table:table-cell>
            </table:table-row>
            <table:table-row>
              <table:table-cell office:value-type="string">
                <text:p>1,8192,4</text:p>
              </table:table-cell>
              <table:table-cell office:value-type="float" office:value="0.669445125439242">
                <text:p>0.669445125439242</text:p>
              </table:table-cell>
              <table:table-cell office:value-type="float" office:value="0.709310128363314">
                <text:p>0.709310128363314</text:p>
              </table:table-cell>
              <table:table-cell office:value-type="float" office:value="0.741860991623274">
                <text:p>0.741860991623274</text:p>
              </table:table-cell>
              <table:table-cell office:value-type="float" office:value="3.4452738933866">
                <text:p>3.4452738933866</text:p>
              </table:table-cell>
            </table:table-row>
            <table:table-row>
              <table:table-cell office:value-type="string">
                <text:p>1,16384,4</text:p>
              </table:table-cell>
              <table:table-cell office:value-type="float" office:value="0.686032513686943">
                <text:p>0.686032513686943</text:p>
              </table:table-cell>
              <table:table-cell office:value-type="float" office:value="0.731395919825008">
                <text:p>0.731395919825008</text:p>
              </table:table-cell>
              <table:table-cell office:value-type="float" office:value="0.748734705069177">
                <text:p>0.748734705069177</text:p>
              </table:table-cell>
              <table:table-cell office:value-type="float" office:value="3.42385455305365">
                <text:p>3.42385455305365</text:p>
              </table:table-cell>
            </table:table-row>
            <table:table-row>
              <table:table-cell office:value-type="string">
                <text:p>1,32768,4</text:p>
              </table:table-cell>
              <table:table-cell office:value-type="float" office:value="0.692765894472017">
                <text:p>0.692765894472017</text:p>
              </table:table-cell>
              <table:table-cell office:value-type="float" office:value="0.7293650219524">
                <text:p>0.7293650219524</text:p>
              </table:table-cell>
              <table:table-cell office:value-type="float" office:value="0.738712640827805">
                <text:p>0.738712640827805</text:p>
              </table:table-cell>
              <table:table-cell office:value-type="float" office:value="3.29973314536025">
                <text:p>3.29973314536025</text:p>
              </table:table-cell>
            </table:table-row>
            <table:table-row>
              <table:table-cell office:value-type="string">
                <text:p>1,65536,4</text:p>
              </table:table-cell>
              <table:table-cell office:value-type="float" office:value="0.696117690796112">
                <text:p>0.696117690796112</text:p>
              </table:table-cell>
              <table:table-cell office:value-type="float" office:value="0.702708498638245">
                <text:p>0.702708498638245</text:p>
              </table:table-cell>
              <table:table-cell office:value-type="float" office:value="0.706995409751177">
                <text:p>0.706995409751177</text:p>
              </table:table-cell>
              <table:table-cell office:value-type="float" office:value="2.78331776097851">
                <text:p>2.78331776097851</text:p>
              </table:table-cell>
            </table:table-row>
            <table:table-row>
              <table:table-cell office:value-type="string">
                <text:p>1,131072,4</text:p>
              </table:table-cell>
              <table:table-cell office:value-type="float" office:value="0.696840289269105">
                <text:p>0.696840289269105</text:p>
              </table:table-cell>
              <table:table-cell office:value-type="float" office:value="0.674725464230238">
                <text:p>0.674725464230238</text:p>
              </table:table-cell>
              <table:table-cell office:value-type="float" office:value="0.671100666123937">
                <text:p>0.671100666123937</text:p>
              </table:table-cell>
              <table:table-cell office:value-type="float" office:value="2.0706313536228">
                <text:p>2.0706313536228</text:p>
              </table:table-cell>
            </table:table-row>
            <table:table-row>
              <table:table-cell office:value-type="string">
                <text:p>1,256,32</text:p>
              </table:table-cell>
              <table:table-cell office:value-type="float" office:value="2.47716964015724">
                <text:p>2.47716964015724</text:p>
              </table:table-cell>
              <table:table-cell office:value-type="float" office:value="2.18162450066578">
                <text:p>2.18162450066578</text:p>
              </table:table-cell>
              <table:table-cell office:value-type="float" office:value="3.69009009009009">
                <text:p>3.69009009009009</text:p>
              </table:table-cell>
              <table:table-cell office:value-type="float" office:value="5.54637779282329">
                <text:p>5.54637779282329</text:p>
              </table:table-cell>
            </table:table-row>
            <table:table-row>
              <table:table-cell office:value-type="string">
                <text:p>1,512,32</text:p>
              </table:table-cell>
              <table:table-cell office:value-type="float" office:value="3.37814432989691">
                <text:p>3.37814432989691</text:p>
              </table:table-cell>
              <table:table-cell office:value-type="float" office:value="2.858837899145">
                <text:p>2.858837899145</text:p>
              </table:table-cell>
              <table:table-cell office:value-type="float" office:value="3.57417102966841">
                <text:p>3.57417102966841</text:p>
              </table:table-cell>
              <table:table-cell office:value-type="float" office:value="7.10186389250108">
                <text:p>7.10186389250108</text:p>
              </table:table-cell>
            </table:table-row>
            <table:table-row>
              <table:table-cell office:value-type="string">
                <text:p>1,1024,32</text:p>
              </table:table-cell>
              <table:table-cell office:value-type="float" office:value="3.88937685459941">
                <text:p>3.88937685459941</text:p>
              </table:table-cell>
              <table:table-cell office:value-type="float" office:value="3.0521609538003">
                <text:p>3.0521609538003</text:p>
              </table:table-cell>
              <table:table-cell office:value-type="float" office:value="3.54670418876502">
                <text:p>3.54670418876502</text:p>
              </table:table-cell>
              <table:table-cell office:value-type="float" office:value="9.37299771167048">
                <text:p>9.37299771167048</text:p>
              </table:table-cell>
            </table:table-row>
            <table:table-row>
              <table:table-cell office:value-type="string">
                <text:p>1,2048,32</text:p>
              </table:table-cell>
              <table:table-cell office:value-type="float" office:value="4.37752989112284">
                <text:p>4.37752989112284</text:p>
              </table:table-cell>
              <table:table-cell office:value-type="float" office:value="2.77448033529486">
                <text:p>2.77448033529486</text:p>
              </table:table-cell>
              <table:table-cell office:value-type="float" office:value="2.86220902301612">
                <text:p>2.86220902301612</text:p>
              </table:table-cell>
              <table:table-cell office:value-type="float" office:value="9.36228571428572">
                <text:p>9.36228571428572</text:p>
              </table:table-cell>
            </table:table-row>
            <table:table-row>
              <table:table-cell office:value-type="string">
                <text:p>1,4096,32</text:p>
              </table:table-cell>
              <table:table-cell office:value-type="float" office:value="3.58472814790504">
                <text:p>3.58472814790504</text:p>
              </table:table-cell>
              <table:table-cell office:value-type="float" office:value="2.02355919904899">
                <text:p>2.02355919904899</text:p>
              </table:table-cell>
              <table:table-cell office:value-type="float" office:value="2.04509213462109">
                <text:p>2.04509213462109</text:p>
              </table:table-cell>
              <table:table-cell office:value-type="float" office:value="7.99707138499085">
                <text:p>7.99707138499085</text:p>
              </table:table-cell>
            </table:table-row>
            <table:table-row>
              <table:table-cell office:value-type="string">
                <text:p>1,8192,32</text:p>
              </table:table-cell>
              <table:table-cell office:value-type="float" office:value="3.6089099369476">
                <text:p>3.6089099369476</text:p>
              </table:table-cell>
              <table:table-cell office:value-type="float" office:value="2.05780673522254">
                <text:p>2.05780673522254</text:p>
              </table:table-cell>
              <table:table-cell office:value-type="float" office:value="2.04961727613195">
                <text:p>2.04961727613195</text:p>
              </table:table-cell>
              <table:table-cell office:value-type="float" office:value="8.04098033802644">
                <text:p>8.04098033802644</text:p>
              </table:table-cell>
            </table:table-row>
            <table:table-row>
              <table:table-cell office:value-type="string">
                <text:p>1,16384,32</text:p>
              </table:table-cell>
              <table:table-cell office:value-type="float" office:value="3.60419616955165">
                <text:p>3.60419616955165</text:p>
              </table:table-cell>
              <table:table-cell office:value-type="float" office:value="2.04312363850342">
                <text:p>2.04312363850342</text:p>
              </table:table-cell>
              <table:table-cell office:value-type="float" office:value="2.01273005075129">
                <text:p>2.01273005075129</text:p>
              </table:table-cell>
              <table:table-cell office:value-type="float" office:value="6.28070343571805">
                <text:p>6.28070343571805</text:p>
              </table:table-cell>
            </table:table-row>
            <table:table-row>
              <table:table-cell office:value-type="string">
                <text:p>1,32768,32</text:p>
              </table:table-cell>
              <table:table-cell office:value-type="float" office:value="2.89553895646651">
                <text:p>2.89553895646651</text:p>
              </table:table-cell>
              <table:table-cell office:value-type="float" office:value="2.02149940622156">
                <text:p>2.02149940622156</text:p>
              </table:table-cell>
              <table:table-cell office:value-type="float" office:value="1.84910232015984">
                <text:p>1.84910232015984</text:p>
              </table:table-cell>
              <table:table-cell office:value-type="float" office:value="4.03259686568599">
                <text:p>4.03259686568599</text:p>
              </table:table-cell>
            </table:table-row>
            <table:table-row>
              <table:table-cell office:value-type="string">
                <text:p>1,65536,32</text:p>
              </table:table-cell>
              <table:table-cell office:value-type="float" office:value="2.38273466303848">
                <text:p>2.38273466303848</text:p>
              </table:table-cell>
              <table:table-cell office:value-type="float" office:value="1.9109717548411">
                <text:p>1.9109717548411</text:p>
              </table:table-cell>
              <table:table-cell office:value-type="float" office:value="1.60163130019055">
                <text:p>1.60163130019055</text:p>
              </table:table-cell>
              <table:table-cell office:value-type="float" office:value="3.34151043807739">
                <text:p>3.34151043807739</text:p>
              </table:table-cell>
            </table:table-row>
            <table:table-row>
              <table:table-cell office:value-type="string">
                <text:p>1,131072,32</text:p>
              </table:table-cell>
              <table:table-cell office:value-type="float" office:value="2.36855794979292">
                <text:p>2.36855794979292</text:p>
              </table:table-cell>
              <table:table-cell office:value-type="float" office:value="1.89399798782944">
                <text:p>1.89399798782944</text:p>
              </table:table-cell>
              <table:table-cell office:value-type="float" office:value="1.59054087363435">
                <text:p>1.59054087363435</text:p>
              </table:table-cell>
              <table:table-cell office:value-type="float" office:value="3.30747423960812">
                <text:p>3.30747423960812</text:p>
              </table:table-cell>
            </table:table-row>
            <table:table-row>
              <table:table-cell office:value-type="string">
                <text:p>4,256,4</text:p>
              </table:table-cell>
              <table:table-cell office:value-type="float" office:value="1.32814526588846">
                <text:p>1.32814526588846</text:p>
              </table:table-cell>
              <table:table-cell office:value-type="float" office:value="1.18966018007552">
                <text:p>1.18966018007552</text:p>
              </table:table-cell>
              <table:table-cell office:value-type="float" office:value="2.46153846153846">
                <text:p>2.46153846153846</text:p>
              </table:table-cell>
              <table:table-cell office:value-type="float" office:value="3.94225216554379">
                <text:p>3.94225216554379</text:p>
              </table:table-cell>
            </table:table-row>
            <table:table-row>
              <table:table-cell office:value-type="string">
                <text:p>4,512,4</text:p>
              </table:table-cell>
              <table:table-cell office:value-type="float" office:value="1.71956339210747">
                <text:p>1.71956339210747</text:p>
              </table:table-cell>
              <table:table-cell office:value-type="float" office:value="1.64696421391234">
                <text:p>1.64696421391234</text:p>
              </table:table-cell>
              <table:table-cell office:value-type="float" office:value="2.34057142857143">
                <text:p>2.34057142857143</text:p>
              </table:table-cell>
              <table:table-cell office:value-type="float" office:value="4.84447072738025">
                <text:p>4.84447072738025</text:p>
              </table:table-cell>
            </table:table-row>
            <table:table-row>
              <table:table-cell office:value-type="string">
                <text:p>4,1024,4</text:p>
              </table:table-cell>
              <table:table-cell office:value-type="float" office:value="2.03023543990087">
                <text:p>2.03023543990087</text:p>
              </table:table-cell>
              <table:table-cell office:value-type="float" office:value="1.77431232401993">
                <text:p>1.77431232401993</text:p>
              </table:table-cell>
              <table:table-cell office:value-type="float" office:value="2.30112359550562">
                <text:p>2.30112359550562</text:p>
              </table:table-cell>
              <table:table-cell office:value-type="float" office:value="6.2154779969651">
                <text:p>6.2154779969651</text:p>
              </table:table-cell>
            </table:table-row>
            <table:table-row>
              <table:table-cell office:value-type="string">
                <text:p>4,2048,4</text:p>
              </table:table-cell>
              <table:table-cell office:value-type="float" office:value="2.18628235922071">
                <text:p>2.18628235922071</text:p>
              </table:table-cell>
              <table:table-cell office:value-type="float" office:value="1.92176411940649">
                <text:p>1.92176411940649</text:p>
              </table:table-cell>
              <table:table-cell office:value-type="float" office:value="2.286511757728">
                <text:p>2.286511757728</text:p>
              </table:table-cell>
              <table:table-cell office:value-type="float" office:value="6.29185867895545">
                <text:p>6.29185867895545</text:p>
              </table:table-cell>
            </table:table-row>
            <table:table-row>
              <table:table-cell office:value-type="string">
                <text:p>4,4096,4</text:p>
              </table:table-cell>
              <table:table-cell office:value-type="float" office:value="2.24138992441602">
                <text:p>2.24138992441602</text:p>
              </table:table-cell>
              <table:table-cell office:value-type="float" office:value="1.84733340850152">
                <text:p>1.84733340850152</text:p>
              </table:table-cell>
              <table:table-cell office:value-type="float" office:value="2.09306633451503">
                <text:p>2.09306633451503</text:p>
              </table:table-cell>
              <table:table-cell office:value-type="float" office:value="6.16577288550193">
                <text:p>6.16577288550193</text:p>
              </table:table-cell>
            </table:table-row>
            <table:table-row>
              <table:table-cell office:value-type="string">
                <text:p>4,8192,4</text:p>
              </table:table-cell>
              <table:table-cell office:value-type="float" office:value="2.34807688862614">
                <text:p>2.34807688862614</text:p>
              </table:table-cell>
              <table:table-cell office:value-type="float" office:value="1.92173594311268">
                <text:p>1.92173594311268</text:p>
              </table:table-cell>
              <table:table-cell office:value-type="float" office:value="2.09253169002842">
                <text:p>2.09253169002842</text:p>
              </table:table-cell>
              <table:table-cell office:value-type="float" office:value="6.12228502031856">
                <text:p>6.12228502031856</text:p>
              </table:table-cell>
            </table:table-row>
            <table:table-row>
              <table:table-cell office:value-type="string">
                <text:p>4,16384,4</text:p>
              </table:table-cell>
              <table:table-cell office:value-type="float" office:value="2.39435899309488">
                <text:p>2.39435899309488</text:p>
              </table:table-cell>
              <table:table-cell office:value-type="float" office:value="1.88209616392525">
                <text:p>1.88209616392525</text:p>
              </table:table-cell>
              <table:table-cell office:value-type="float" office:value="1.99815538938815">
                <text:p>1.99815538938815</text:p>
              </table:table-cell>
              <table:table-cell office:value-type="float" office:value="5.58799454297408">
                <text:p>5.58799454297408</text:p>
              </table:table-cell>
            </table:table-row>
            <table:table-row>
              <table:table-cell office:value-type="string">
                <text:p>4,32768,4</text:p>
              </table:table-cell>
              <table:table-cell office:value-type="float" office:value="2.41028682288147">
                <text:p>2.41028682288147</text:p>
              </table:table-cell>
              <table:table-cell office:value-type="float" office:value="1.74414419209645">
                <text:p>1.74414419209645</text:p>
              </table:table-cell>
              <table:table-cell office:value-type="float" office:value="1.8280103762796">
                <text:p>1.8280103762796</text:p>
              </table:table-cell>
              <table:table-cell office:value-type="float" office:value="4.40245192711395">
                <text:p>4.40245192711395</text:p>
              </table:table-cell>
            </table:table-row>
            <table:table-row>
              <table:table-cell office:value-type="string">
                <text:p>4,65536,4</text:p>
              </table:table-cell>
              <table:table-cell office:value-type="float" office:value="2.48144905174576">
                <text:p>2.48144905174576</text:p>
              </table:table-cell>
              <table:table-cell office:value-type="float" office:value="1.61939738382419">
                <text:p>1.61939738382419</text:p>
              </table:table-cell>
              <table:table-cell office:value-type="float" office:value="1.66486088265368">
                <text:p>1.66486088265368</text:p>
              </table:table-cell>
              <table:table-cell office:value-type="float" office:value="3.43069901356148">
                <text:p>3.43069901356148</text:p>
              </table:table-cell>
            </table:table-row>
            <table:table-row>
              <table:table-cell office:value-type="string">
                <text:p>4,131072,4</text:p>
              </table:table-cell>
              <table:table-cell office:value-type="float" office:value="2.51701230570181">
                <text:p>2.51701230570181</text:p>
              </table:table-cell>
              <table:table-cell office:value-type="float" office:value="1.60286890445698">
                <text:p>1.60286890445698</text:p>
              </table:table-cell>
              <table:table-cell office:value-type="float" office:value="1.63736002054945">
                <text:p>1.63736002054945</text:p>
              </table:table-cell>
              <table:table-cell office:value-type="float" office:value="3.32648415950105">
                <text:p>3.32648415950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